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9299in"/>
    </style:style>
    <style:style style:name="co4" style:family="table-column">
      <style:table-column-properties fo:break-before="auto" style:column-width="0.6728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5382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5.945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134in"/>
    </style:style>
    <style:style style:name="co12" style:family="table-column">
      <style:table-column-properties fo:break-before="auto" style:column-width="1.252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T1" style:family="text">
      <style:text-properties style:font-weight-asian="normal" style:font-weight-complex="normal"/>
    </style:style>
  </office:automatic-styles>
  <office:body>
    <office:spreadsheet>
      <table:table table:name="Approximation" table:style-name="ta1"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default-cell-style-name="ce5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row table:style-name="ro2"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upport ratio</text:p>
          </table:table-cell>
          <table:table-cell table:style-name="ce3" office:value-type="string" calcext:value-type="string">
            <text:p>Head coverag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PCA Confidence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Body size</text:p>
          </table:table-cell>
          <table:table-cell table:style-name="ce3" office:value-type="string" calcext:value-type="string">
            <text:p>PCA <text:span text:style-name="T1">body size</text:span></text:p>
          </table:table-cell>
          <table:table-cell table:style-name="ce3" office:value-type="string" calcext:value-type="string">
            <text:p>Functional variable</text:p>
          </table:table-cell>
          <table:table-cell table:style-name="ce3" office:value-type="string" calcext:value-type="string">
            <text:p>PCA estimation</text:p>
          </table:table-cell>
          <table:table-cell table:style-name="ce3" office:value-type="string" calcext:value-type="string">
            <text:p>Applicable</text:p>
          </table:table-cell>
          <table:table-cell table:style-name="ce6" office:value-type="string" calcext:value-type="string">
            <text:p>H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legiance_P945&gt; <text:s/>?f <text:s/>?b <text:s/>&lt;country_P17&gt; <text:s/>?f <text:s text:c="2"/>=&gt; ?a <text:s/>&lt;allegiance_P945&gt; <text:s/>?b</text:p>
          </table:table-cell>
          <table:table-cell office:value-type="float" office:value="0.000002917" calcext:value-type="float">
            <text:p>0.000002917</text:p>
          </table:table-cell>
          <table:table-cell office:value-type="float" office:value="0.282258065" calcext:value-type="float">
            <text:p>0.282258065</text:p>
          </table:table-cell>
          <table:table-cell table:number-columns-repeated="2" office:value-type="float" office:value="0.000006992" calcext:value-type="float">
            <text:p>0.00000699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05831" calcext:value-type="float">
            <text:p>5005831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2]&lt;&gt;0; 1; 0)" office:value-type="float" office:value="0" calcext:value-type="float">
            <text:p>0</text:p>
          </table:table-cell>
          <table:table-cell table:formula="of:=IF(AND([.K2]=1; [.J2]&gt;=[.E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f <text:s/>?b <text:s/>&lt;country_of_citizenship_P27&gt; <text:s/>?f <text:s text:c="2"/>=&gt; ?a <text:s/>&lt;chief_executive_officer_P169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8601" calcext:value-type="float">
            <text:p>0.000008601</text:p>
          </table:table-cell>
          <table:table-cell office:value-type="float" office:value="14" calcext:value-type="float">
            <text:p>14</text:p>
          </table:table-cell>
          <table:table-cell office:value-type="float" office:value="18319650406" calcext:value-type="float">
            <text:p>18319650406</text:p>
          </table:table-cell>
          <table:table-cell office:value-type="float" office:value="1627782" calcext:value-type="float">
            <text:p>1627782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3]&lt;&gt;0; 1; 0)" office:value-type="float" office:value="0" calcext:value-type="float">
            <text:p>0</text:p>
          </table:table-cell>
          <table:table-cell table:formula="of:=IF(AND([.K3]=1; [.J3]&gt;=[.E3]); 1; 0)" office:value-type="float" office:value="0" calcext:value-type="float">
            <text:p>0</text:p>
          </table:table-cell>
          <table:table-cell/>
          <table:table-cell office:value-type="string" calcext:value-type="string">
            <text:p>Applicable &lt; 10%</text:p>
          </table:table-cell>
          <table:table-cell table:formula="of:=COUNTIF([.K2:.K269]; &quot;=1&quot;)"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?a <text:s/>&lt;belongs_to_jurisdiction_P1001&gt; <text:s/>?f <text:s/>?b <text:s/>&lt;country_P17&gt; <text:s/>?f <text:s text:c="2"/>=&gt; ?a <text:s/>&lt;legislated_by_P467&gt; <text:s/>?b</text:p>
          </table:table-cell>
          <table:table-cell office:value-type="float" office:value="0.000003167" calcext:value-type="float">
            <text:p>0.000003167</text:p>
          </table:table-cell>
          <table:table-cell office:value-type="float" office:value="0.294573643" calcext:value-type="float">
            <text:p>0.294573643</text:p>
          </table:table-cell>
          <table:table-cell office:value-type="float" office:value="0.000002138" calcext:value-type="float">
            <text:p>0.000002138</text:p>
          </table:table-cell>
          <table:table-cell office:value-type="float" office:value="0.000009694" calcext:value-type="float">
            <text:p>0.000009694</text:p>
          </table:table-cell>
          <table:table-cell office:value-type="float" office:value="38" calcext:value-type="float">
            <text:p>38</text:p>
          </table:table-cell>
          <table:table-cell office:value-type="float" office:value="17776937" calcext:value-type="float">
            <text:p>17776937</text:p>
          </table:table-cell>
          <table:table-cell office:value-type="float" office:value="3919871" calcext:value-type="float">
            <text:p>3919871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4]&lt;&gt;0; 1; 0)" office:value-type="float" office:value="0" calcext:value-type="float">
            <text:p>0</text:p>
          </table:table-cell>
          <table:table-cell table:formula="of:=IF(AND([.K4]=1; [.J4]&gt;=[.E4]); 1; 0)" office:value-type="float" office:value="0" calcext:value-type="float">
            <text:p>0</text:p>
          </table:table-cell>
          <table:table-cell/>
          <table:table-cell office:value-type="string" calcext:value-type="string">
            <text:p>Hits &lt; 10%</text:p>
          </table:table-cell>
          <table:table-cell table:formula="of:=COUNTIF([.L2:.L269]; &quot;=1&quot;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?a <text:s/>&lt;country_P17&gt; <text:s/>?f <text:s/>?b <text:s/>&lt;country_of_citizenship_P27&gt; <text:s/>?f <text:s text:c="2"/>=&gt; ?a <text:s/>&lt;allegiance_P945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56451613" calcext:value-type="float">
            <text:p>0.056451613</text:p>
          </table:table-cell>
          <table:table-cell office:value-type="float" office:value="0" calcext:value-type="float">
            <text:p>0</text:p>
          </table:table-cell>
          <table:table-cell office:value-type="float" office:value="0.000010492" calcext:value-type="float">
            <text:p>0.000010492</text:p>
          </table:table-cell>
          <table:table-cell office:value-type="float" office:value="7" calcext:value-type="float">
            <text:p>7</text:p>
          </table:table-cell>
          <table:table-cell office:value-type="float" office:value="18319650406" calcext:value-type="float">
            <text:p>18319650406</text:p>
          </table:table-cell>
          <table:table-cell office:value-type="float" office:value="667174" calcext:value-type="float">
            <text:p>667174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5]&lt;&gt;0; 1; 0)" office:value-type="float" office:value="0" calcext:value-type="float">
            <text:p>0</text:p>
          </table:table-cell>
          <table:table-cell table:formula="of:=IF(AND([.K5]=1; [.J5]&gt;=[.E5]); 1; 0)" office:value-type="float" office:value="0" calcext:value-type="float">
            <text:p>0</text:p>
          </table:table-cell>
          <table:table-cell/>
          <table:table-cell office:value-type="string" calcext:value-type="string">
            <text:p>Pruning Precision</text:p>
          </table:table-cell>
          <table:table-cell table:style-name="ce7" table:formula="of:=[.O4]/[.O3]" office:value-type="percentage" office:value="0.391304347826087" calcext:value-type="percentage">
            <text:p>39.13%</text:p>
          </table:table-cell>
        </table:table-row>
        <table:table-row table:style-name="ro2">
          <table:table-cell office:value-type="string" calcext:value-type="string">
            <text:p>?a <text:s/>&lt;language_P407&gt; <text:s/>?f <text:s/>?b <text:s/>&lt;original_language_P364&gt; <text:s/>?f <text:s text:c="2"/>=&gt; ?a <text:s/>&lt;edition_or_translation_of_P629&gt; <text:s/>?b</text:p>
          </table:table-cell>
          <table:table-cell office:value-type="float" office:value="0.000002583" calcext:value-type="float">
            <text:p>0.000002583</text:p>
          </table:table-cell>
          <table:table-cell office:value-type="float" office:value="0.110320285" calcext:value-type="float">
            <text:p>0.110320285</text:p>
          </table:table-cell>
          <table:table-cell office:value-type="float" office:value="0.00000207" calcext:value-type="float">
            <text:p>0.00000207</text:p>
          </table:table-cell>
          <table:table-cell office:value-type="float" office:value="0.000013337" calcext:value-type="float">
            <text:p>0.000013337</text:p>
          </table:table-cell>
          <table:table-cell office:value-type="float" office:value="31" calcext:value-type="float">
            <text:p>31</text:p>
          </table:table-cell>
          <table:table-cell office:value-type="float" office:value="14977844" calcext:value-type="float">
            <text:p>14977844</text:p>
          </table:table-cell>
          <table:table-cell office:value-type="float" office:value="2324407" calcext:value-type="float">
            <text:p>232440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]&lt;&gt;0; 1; 0)" office:value-type="float" office:value="0" calcext:value-type="float">
            <text:p>0</text:p>
          </table:table-cell>
          <table:table-cell table:formula="of:=IF(AND([.K6]=1; [.J6]&gt;=[.E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a <text:s/>&lt;country_of_origin_P495&gt; <text:s/>?f <text:s text:c="2"/>=&gt; ?a <text:s/>&lt;moveable_object_location_P276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32828283" calcext:value-type="float">
            <text:p>0.032828283</text:p>
          </table:table-cell>
          <table:table-cell office:value-type="float" office:value="0.000000009" calcext:value-type="float">
            <text:p>0.000000009</text:p>
          </table:table-cell>
          <table:table-cell office:value-type="float" office:value="0.00001338" calcext:value-type="float">
            <text:p>0.00001338</text:p>
          </table:table-cell>
          <table:table-cell office:value-type="float" office:value="13" calcext:value-type="float">
            <text:p>13</text:p>
          </table:table-cell>
          <table:table-cell office:value-type="float" office:value="1408745778" calcext:value-type="float">
            <text:p>1408745778</text:p>
          </table:table-cell>
          <table:table-cell office:value-type="float" office:value="971571" calcext:value-type="float">
            <text:p>971571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7]&lt;&gt;0; 1; 0)" office:value-type="float" office:value="0" calcext:value-type="float">
            <text:p>0</text:p>
          </table:table-cell>
          <table:table-cell table:formula="of:=IF(AND([.K7]=1; [.J7]&gt;=[.E7]); 1; 0)" office:value-type="float" office:value="0" calcext:value-type="float">
            <text:p>0</text:p>
          </table:table-cell>
          <table:table-cell/>
          <table:table-cell office:value-type="string" calcext:value-type="string">
            <text:p>Applicable total</text:p>
          </table:table-cell>
          <table:table-cell table:formula="of:=COUNTIF([.K2:.K631]; &quot;=1&quot;)"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?a <text:s/>&lt;country_of_citizenship_P27&gt; <text:s/>?f <text:s/>?b <text:s/>&lt;country_of_citizenship_P27&gt; <text:s/>?f <text:s text:c="2"/>=&gt; ?a <text:s/>&lt;influenced_P738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13592233" calcext:value-type="float">
            <text:p>0.13592233</text:p>
          </table:table-cell>
          <table:table-cell office:value-type="float" office:value="0.000000002" calcext:value-type="float">
            <text:p>0.000000002</text:p>
          </table:table-cell>
          <table:table-cell office:value-type="float" office:value="0.000014405" calcext:value-type="float">
            <text:p>0.000014405</text:p>
          </table:table-cell>
          <table:table-cell office:value-type="float" office:value="14" calcext:value-type="float">
            <text:p>14</text:p>
          </table:table-cell>
          <table:table-cell office:value-type="float" office:value="6064575328" calcext:value-type="float">
            <text:p>6064575328</text:p>
          </table:table-cell>
          <table:table-cell office:value-type="float" office:value="971867" calcext:value-type="float">
            <text:p>971867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0587973423601253" calcext:value-type="float">
            <text:p>5.88E-005</text:p>
          </table:table-cell>
          <table:table-cell table:formula="of:=IF([.J8]&lt;&gt;0; 1; 0)" office:value-type="float" office:value="1" calcext:value-type="float">
            <text:p>1</text:p>
          </table:table-cell>
          <table:table-cell table:formula="of:=IF(AND([.K8]=1; [.J8]&gt;=[.E8]); 1; 0)" office:value-type="float" office:value="1" calcext:value-type="float">
            <text:p>1</text:p>
          </table:table-cell>
          <table:table-cell/>
          <table:table-cell office:value-type="string" calcext:value-type="string">
            <text:p>Hits total</text:p>
          </table:table-cell>
          <table:table-cell table:formula="of:=COUNTIF([.L2:.L631]; &quot;=1&quot;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?b <text:s/>&lt;country_P17&gt; <text:s/>?f <text:s/>?a <text:s/>&lt;country_of_origin_P495&gt; <text:s/>?f <text:s text:c="2"/>=&gt; ?a <text:s/>&lt;place_made_P1071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62992126" calcext:value-type="float">
            <text:p>0.062992126</text:p>
          </table:table-cell>
          <table:table-cell office:value-type="float" office:value="0.000000006" calcext:value-type="float">
            <text:p>0.000000006</text:p>
          </table:table-cell>
          <table:table-cell office:value-type="float" office:value="0.000014886" calcext:value-type="float">
            <text:p>0.000014886</text:p>
          </table:table-cell>
          <table:table-cell office:value-type="float" office:value="8" calcext:value-type="float">
            <text:p>8</text:p>
          </table:table-cell>
          <table:table-cell office:value-type="float" office:value="1408745778" calcext:value-type="float">
            <text:p>1408745778</text:p>
          </table:table-cell>
          <table:table-cell office:value-type="float" office:value="537432" calcext:value-type="float">
            <text:p>537432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9]&lt;&gt;0; 1; 0)" office:value-type="float" office:value="0" calcext:value-type="float">
            <text:p>0</text:p>
          </table:table-cell>
          <table:table-cell table:formula="of:=IF(AND([.K9]=1; [.J9]&gt;=[.E9]); 1; 0)" office:value-type="float" office:value="0" calcext:value-type="float">
            <text:p>0</text:p>
          </table:table-cell>
          <table:table-cell/>
          <table:table-cell office:value-type="string" calcext:value-type="string">
            <text:p>Pruning Precision</text:p>
          </table:table-cell>
          <table:table-cell table:style-name="ce7" table:formula="of:=[.O8]/[.O7]" office:value-type="percentage" office:value="0.355263157894737" calcext:value-type="percentage">
            <text:p>35.53%</text:p>
          </table:table-cell>
        </table:table-row>
        <table:table-row table:style-name="ro2">
          <table:table-cell office:value-type="string" calcext:value-type="string">
            <text:p>?b <text:s/>&lt;country_P17&gt; <text:s/>?a <text:s text:c="2"/>=&gt; ?a <text:s/>&lt;flag_P163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17021277" calcext:value-type="float">
            <text:p>0.017021277</text:p>
          </table:table-cell>
          <table:table-cell office:value-type="float" office:value="0.000014315" calcext:value-type="float">
            <text:p>0.000014315</text:p>
          </table:table-cell>
          <table:table-cell office:value-type="float" office:value="0.000015023" calcext:value-type="float">
            <text:p>0.000015023</text:p>
          </table:table-cell>
          <table:table-cell office:value-type="float" office:value="12" calcext:value-type="float">
            <text:p>12</text:p>
          </table:table-cell>
          <table:table-cell office:value-type="float" office:value="838275" calcext:value-type="float">
            <text:p>838275</text:p>
          </table:table-cell>
          <table:table-cell office:value-type="float" office:value="798798" calcext:value-type="float">
            <text:p>7987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]&lt;&gt;0; 1; 0)" office:value-type="float" office:value="0" calcext:value-type="float">
            <text:p>0</text:p>
          </table:table-cell>
          <table:table-cell table:formula="of:=IF(AND([.K10]=1; [.J10]&gt;=[.E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of_citizenship_P27&gt; <text:s/>?f <text:s/>?b <text:s/>&lt;country_of_citizenship_P27&gt; <text:s/>?f <text:s text:c="2"/>=&gt; ?a <text:s/>&lt;killed_by_P157&gt; <text:s/>?b</text:p>
          </table:table-cell>
          <table:table-cell office:value-type="float" office:value="0.000002167" calcext:value-type="float">
            <text:p>0.000002167</text:p>
          </table:table-cell>
          <table:table-cell office:value-type="float" office:value="0.189781022" calcext:value-type="float">
            <text:p>0.189781022</text:p>
          </table:table-cell>
          <table:table-cell office:value-type="float" office:value="0.000000004" calcext:value-type="float">
            <text:p>0.000000004</text:p>
          </table:table-cell>
          <table:table-cell office:value-type="float" office:value="0.000015418" calcext:value-type="float">
            <text:p>0.000015418</text:p>
          </table:table-cell>
          <table:table-cell office:value-type="float" office:value="26" calcext:value-type="float">
            <text:p>26</text:p>
          </table:table-cell>
          <table:table-cell office:value-type="float" office:value="6064575328" calcext:value-type="float">
            <text:p>6064575328</text:p>
          </table:table-cell>
          <table:table-cell office:value-type="float" office:value="1686331" calcext:value-type="float">
            <text:p>1686331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10919506438309" calcext:value-type="float">
            <text:p>1.09E-004</text:p>
          </table:table-cell>
          <table:table-cell table:formula="of:=IF([.J11]&lt;&gt;0; 1; 0)" office:value-type="float" office:value="1" calcext:value-type="float">
            <text:p>1</text:p>
          </table:table-cell>
          <table:table-cell table:formula="of:=IF(AND([.K11]=1; [.J11]&gt;=[.E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f <text:s/>?b <text:s/>&lt;shares_border_with_P47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000672" calcext:value-type="float">
            <text:p>0.000000672</text:p>
          </table:table-cell>
          <table:table-cell office:value-type="float" office:value="0.000017711" calcext:value-type="float">
            <text:p>0.000017711</text:p>
          </table:table-cell>
          <table:table-cell office:value-type="float" office:value="2" calcext:value-type="float">
            <text:p>2</text:p>
          </table:table-cell>
          <table:table-cell office:value-type="float" office:value="2977370" calcext:value-type="float">
            <text:p>2977370</text:p>
          </table:table-cell>
          <table:table-cell office:value-type="float" office:value="112924" calcext:value-type="float">
            <text:p>11292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]&lt;&gt;0; 1; 0)" office:value-type="float" office:value="0" calcext:value-type="float">
            <text:p>0</text:p>
          </table:table-cell>
          <table:table-cell table:formula="of:=IF(AND([.K12]=1; [.J12]&gt;=[.E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time_zone_P421&gt; <text:s/>?f <text:s/>?b <text:s/>&lt;time_zone_P421&gt; <text:s/>?f <text:s text:c="2"/>=&gt; ?a <text:s/>&lt;enclave_within_P501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18" calcext:value-type="float">
            <text:p>0.000000018</text:p>
          </table:table-cell>
          <table:table-cell office:value-type="float" office:value="0.000018601" calcext:value-type="float">
            <text:p>0.000018601</text:p>
          </table:table-cell>
          <table:table-cell office:value-type="float" office:value="12" calcext:value-type="float">
            <text:p>12</text:p>
          </table:table-cell>
          <table:table-cell office:value-type="float" office:value="655703045" calcext:value-type="float">
            <text:p>655703045</text:p>
          </table:table-cell>
          <table:table-cell office:value-type="float" office:value="645113" calcext:value-type="float">
            <text:p>645113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417696404330119" calcext:value-type="float">
            <text:p>4.18E-004</text:p>
          </table:table-cell>
          <table:table-cell table:formula="of:=IF([.J13]&lt;&gt;0; 1; 0)" office:value-type="float" office:value="1" calcext:value-type="float">
            <text:p>1</text:p>
          </table:table-cell>
          <table:table-cell table:formula="of:=IF(AND([.K13]=1; [.J13]&gt;=[.E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a <text:s/>&lt;owned_by_P127&gt; <text:s/>?f <text:s text:c="2"/>=&gt; ?a <text:s/>&lt;moveable_object_location_P276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12626263" calcext:value-type="float">
            <text:p>0.012626263</text:p>
          </table:table-cell>
          <table:table-cell office:value-type="float" office:value="0.000000496" calcext:value-type="float">
            <text:p>0.000000496</text:p>
          </table:table-cell>
          <table:table-cell office:value-type="float" office:value="0.000018625" calcext:value-type="float">
            <text:p>0.000018625</text:p>
          </table:table-cell>
          <table:table-cell office:value-type="float" office:value="5" calcext:value-type="float">
            <text:p>5</text:p>
          </table:table-cell>
          <table:table-cell office:value-type="float" office:value="10075921" calcext:value-type="float">
            <text:p>10075921</text:p>
          </table:table-cell>
          <table:table-cell office:value-type="float" office:value="268450" calcext:value-type="float">
            <text:p>2684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]&lt;&gt;0; 1; 0)" office:value-type="float" office:value="0" calcext:value-type="float">
            <text:p>0</text:p>
          </table:table-cell>
          <table:table-cell table:formula="of:=IF(AND([.K14]=1; [.J14]&gt;=[.E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a <text:s/>?b <text:s/>&lt;country_P17&gt; <text:s/>?f <text:s text:c="2"/>=&gt; ?a <text:s/>&lt;legislative_body_P194&gt; <text:s/>?b</text:p>
          </table:table-cell>
          <table:table-cell office:value-type="float" office:value="0.000004834" calcext:value-type="float">
            <text:p>0.000004834</text:p>
          </table:table-cell>
          <table:table-cell office:value-type="float" office:value="0.123667377" calcext:value-type="float">
            <text:p>0.123667377</text:p>
          </table:table-cell>
          <table:table-cell office:value-type="float" office:value="0.000003418" calcext:value-type="float">
            <text:p>0.000003418</text:p>
          </table:table-cell>
          <table:table-cell office:value-type="float" office:value="0.00001874" calcext:value-type="float">
            <text:p>0.00001874</text:p>
          </table:table-cell>
          <table:table-cell office:value-type="float" office:value="58" calcext:value-type="float">
            <text:p>58</text:p>
          </table:table-cell>
          <table:table-cell office:value-type="float" office:value="16971237" calcext:value-type="float">
            <text:p>16971237</text:p>
          </table:table-cell>
          <table:table-cell office:value-type="float" office:value="3095016" calcext:value-type="float">
            <text:p>30950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]&lt;&gt;0; 1; 0)" office:value-type="float" office:value="0" calcext:value-type="float">
            <text:p>0</text:p>
          </table:table-cell>
          <table:table-cell table:formula="of:=IF(AND([.K15]=1; [.J15]&gt;=[.E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of_citizenship_P27&gt; <text:s/>?f <text:s/>?b <text:s/>&lt;country_of_citizenship_P27&gt; <text:s/>?f <text:s text:c="2"/>=&gt; ?a <text:s/>&lt;doctoral_student_P185&gt; <text:s/>?b</text:p>
          </table:table-cell>
          <table:table-cell office:value-type="float" office:value="0.000007417" calcext:value-type="float">
            <text:p>0.000007417</text:p>
          </table:table-cell>
          <table:table-cell office:value-type="float" office:value="0.473404255" calcext:value-type="float">
            <text:p>0.47340425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000019637" calcext:value-type="float">
            <text:p>0.000019637</text:p>
          </table:table-cell>
          <table:table-cell office:value-type="float" office:value="89" calcext:value-type="float">
            <text:p>89</text:p>
          </table:table-cell>
          <table:table-cell office:value-type="float" office:value="6064575328" calcext:value-type="float">
            <text:p>6064575328</text:p>
          </table:table-cell>
          <table:table-cell office:value-type="float" office:value="4532284" calcext:value-type="float">
            <text:p>4532284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373783105003654" calcext:value-type="float">
            <text:p>3.74E-004</text:p>
          </table:table-cell>
          <table:table-cell table:formula="of:=IF([.J16]&lt;&gt;0; 1; 0)" office:value-type="float" office:value="1" calcext:value-type="float">
            <text:p>1</text:p>
          </table:table-cell>
          <table:table-cell table:formula="of:=IF(AND([.K16]=1; [.J16]&gt;=[.E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f <text:s/>&lt;currency_P38&gt; <text:s/>?a <text:s text:c="2"/>=&gt; ?a <text:s/>&lt;central_bank_issuer_P562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5511811" calcext:value-type="float">
            <text:p>0.05511811</text:p>
          </table:table-cell>
          <table:table-cell office:value-type="float" office:value="0.000019646" calcext:value-type="float">
            <text:p>0.000019646</text:p>
          </table:table-cell>
          <table:table-cell office:value-type="float" office:value="0.000019864" calcext:value-type="float">
            <text:p>0.000019864</text:p>
          </table:table-cell>
          <table:table-cell office:value-type="float" office:value="14" calcext:value-type="float">
            <text:p>14</text:p>
          </table:table-cell>
          <table:table-cell office:value-type="float" office:value="712598" calcext:value-type="float">
            <text:p>712598</text:p>
          </table:table-cell>
          <table:table-cell office:value-type="float" office:value="704782" calcext:value-type="float">
            <text:p>704782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17]&lt;&gt;0; 1; 0)" office:value-type="float" office:value="0" calcext:value-type="float">
            <text:p>0</text:p>
          </table:table-cell>
          <table:table-cell table:formula="of:=IF(AND([.K17]=1; [.J17]&gt;=[.E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coat_of_arms_P237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27484144" calcext:value-type="float">
            <text:p>0.027484144</text:p>
          </table:table-cell>
          <table:table-cell office:value-type="float" office:value="0.000015508" calcext:value-type="float">
            <text:p>0.000015508</text:p>
          </table:table-cell>
          <table:table-cell office:value-type="float" office:value="0.000021181" calcext:value-type="float">
            <text:p>0.000021181</text:p>
          </table:table-cell>
          <table:table-cell office:value-type="float" office:value="13" calcext:value-type="float">
            <text:p>13</text:p>
          </table:table-cell>
          <table:table-cell office:value-type="float" office:value="838275" calcext:value-type="float">
            <text:p>838275</text:p>
          </table:table-cell>
          <table:table-cell office:value-type="float" office:value="613764" calcext:value-type="float">
            <text:p>6137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]&lt;&gt;0; 1; 0)" office:value-type="float" office:value="0" calcext:value-type="float">
            <text:p>0</text:p>
          </table:table-cell>
          <table:table-cell table:formula="of:=IF(AND([.K18]=1; [.J18]&gt;=[.E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of_citizenship_P27&gt; <text:s/>?f <text:s/>?b <text:s/>&lt;country_of_origin_P495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00005" calcext:value-type="float">
            <text:p>0.000000005</text:p>
          </table:table-cell>
          <table:table-cell office:value-type="float" office:value="0.000021312" calcext:value-type="float">
            <text:p>0.000021312</text:p>
          </table:table-cell>
          <table:table-cell office:value-type="float" office:value="2" calcext:value-type="float">
            <text:p>2</text:p>
          </table:table-cell>
          <table:table-cell office:value-type="float" office:value="397359359" calcext:value-type="float">
            <text:p>397359359</text:p>
          </table:table-cell>
          <table:table-cell office:value-type="float" office:value="93845" calcext:value-type="float">
            <text:p>938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]&lt;&gt;0; 1; 0)" office:value-type="float" office:value="0" calcext:value-type="float">
            <text:p>0</text:p>
          </table:table-cell>
          <table:table-cell table:formula="of:=IF(AND([.K19]=1; [.J19]&gt;=[.E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a <text:s/>&lt;is_in_the_administrative_territorial_entity_P131&gt; <text:s/>?f <text:s text:c="2"/>=&gt; ?a <text:s/>&lt;legislative_body_P194&gt; <text:s/>?b</text:p>
          </table:table-cell>
          <table:table-cell office:value-type="float" office:value="0.000004834" calcext:value-type="float">
            <text:p>0.000004834</text:p>
          </table:table-cell>
          <table:table-cell office:value-type="float" office:value="0.123667377" calcext:value-type="float">
            <text:p>0.123667377</text:p>
          </table:table-cell>
          <table:table-cell office:value-type="float" office:value="0.000001637" calcext:value-type="float">
            <text:p>0.000001637</text:p>
          </table:table-cell>
          <table:table-cell office:value-type="float" office:value="0.000021655" calcext:value-type="float">
            <text:p>0.000021655</text:p>
          </table:table-cell>
          <table:table-cell office:value-type="float" office:value="58" calcext:value-type="float">
            <text:p>58</text:p>
          </table:table-cell>
          <table:table-cell office:value-type="float" office:value="35430503" calcext:value-type="float">
            <text:p>35430503</text:p>
          </table:table-cell>
          <table:table-cell office:value-type="float" office:value="2678306" calcext:value-type="float">
            <text:p>267830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0]&lt;&gt;0; 1; 0)" office:value-type="float" office:value="0" calcext:value-type="float">
            <text:p>0</text:p>
          </table:table-cell>
          <table:table-cell table:formula="of:=IF(AND([.K20]=1; [.J20]&gt;=[.E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a <text:s/>?b <text:s/>&lt;country_P17&gt; <text:s/>?f <text:s text:c="2"/>=&gt; ?a <text:s/>&lt;coat_of_arms_P237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23255814" calcext:value-type="float">
            <text:p>0.023255814</text:p>
          </table:table-cell>
          <table:table-cell office:value-type="float" office:value="0.000015232" calcext:value-type="float">
            <text:p>0.000015232</text:p>
          </table:table-cell>
          <table:table-cell office:value-type="float" office:value="0.000022153" calcext:value-type="float">
            <text:p>0.000022153</text:p>
          </table:table-cell>
          <table:table-cell office:value-type="float" office:value="11" calcext:value-type="float">
            <text:p>11</text:p>
          </table:table-cell>
          <table:table-cell office:value-type="float" office:value="722150" calcext:value-type="float">
            <text:p>722150</text:p>
          </table:table-cell>
          <table:table-cell office:value-type="float" office:value="496552" calcext:value-type="float">
            <text:p>496552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21]&lt;&gt;0; 1; 0)" office:value-type="float" office:value="0" calcext:value-type="float">
            <text:p>0</text:p>
          </table:table-cell>
          <table:table-cell table:formula="of:=IF(AND([.K21]=1; [.J21]&gt;=[.E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head_of_state_P35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22058824" calcext:value-type="float">
            <text:p>0.022058824</text:p>
          </table:table-cell>
          <table:table-cell office:value-type="float" office:value="0.000010736" calcext:value-type="float">
            <text:p>0.000010736</text:p>
          </table:table-cell>
          <table:table-cell office:value-type="float" office:value="0.000030725" calcext:value-type="float">
            <text:p>0.000030725</text:p>
          </table:table-cell>
          <table:table-cell office:value-type="float" office:value="9" calcext:value-type="float">
            <text:p>9</text:p>
          </table:table-cell>
          <table:table-cell office:value-type="float" office:value="838275" calcext:value-type="float">
            <text:p>838275</text:p>
          </table:table-cell>
          <table:table-cell office:value-type="float" office:value="292925" calcext:value-type="float">
            <text:p>2929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]&lt;&gt;0; 1; 0)" office:value-type="float" office:value="0" calcext:value-type="float">
            <text:p>0</text:p>
          </table:table-cell>
          <table:table-cell table:formula="of:=IF(AND([.K22]=1; [.J22]&gt;=[.E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irth_P19&gt; <text:s/>?f <text:s/>?b <text:s/>&lt;place_of_death_P20&gt; <text:s/>?f <text:s text:c="2"/>=&gt; ?a <text:s/>&lt;doctoral_student_P18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0638298" calcext:value-type="float">
            <text:p>0.010638298</text:p>
          </table:table-cell>
          <table:table-cell office:value-type="float" office:value="0.000000014" calcext:value-type="float">
            <text:p>0.000000014</text:p>
          </table:table-cell>
          <table:table-cell office:value-type="float" office:value="0.000032697" calcext:value-type="float">
            <text:p>0.000032697</text:p>
          </table:table-cell>
          <table:table-cell office:value-type="float" office:value="2" calcext:value-type="float">
            <text:p>2</text:p>
          </table:table-cell>
          <table:table-cell office:value-type="float" office:value="147671649" calcext:value-type="float">
            <text:p>147671649</text:p>
          </table:table-cell>
          <table:table-cell office:value-type="float" office:value="61167" calcext:value-type="float">
            <text:p>6116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3]&lt;&gt;0; 1; 0)" office:value-type="float" office:value="0" calcext:value-type="float">
            <text:p>0</text:p>
          </table:table-cell>
          <table:table-cell table:formula="of:=IF(AND([.K23]=1; [.J23]&gt;=[.E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irth_P19&gt; <text:s/>?f <text:s/>?b <text:s/>&lt;place_of_birth_P19&gt; <text:s/>?f <text:s text:c="2"/>=&gt; ?a <text:s/>&lt;doctoral_student_P185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1276596" calcext:value-type="float">
            <text:p>0.021276596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000035163" calcext:value-type="float">
            <text:p>0.000035163</text:p>
          </table:table-cell>
          <table:table-cell office:value-type="float" office:value="4" calcext:value-type="float">
            <text:p>4</text:p>
          </table:table-cell>
          <table:table-cell office:value-type="float" office:value="195230239" calcext:value-type="float">
            <text:p>195230239</text:p>
          </table:table-cell>
          <table:table-cell office:value-type="float" office:value="113757" calcext:value-type="float">
            <text:p>113757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0132239710923992" calcext:value-type="float">
            <text:p>1.32E-005</text:p>
          </table:table-cell>
          <table:table-cell table:formula="of:=IF([.J24]&lt;&gt;0; 1; 0)" office:value-type="float" office:value="1" calcext:value-type="float">
            <text:p>1</text:p>
          </table:table-cell>
          <table:table-cell table:formula="of:=IF(AND([.K24]=1; [.J24]&gt;=[.E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eadquarters_location_P159&gt; <text:s/>?f <text:s/>?b <text:s/>&lt;place_of_birth_P19&gt; <text:s/>?f <text:s text:c="2"/>=&gt; ?a <text:s/>&lt;chief_executive_officer_P169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05442" calcext:value-type="float">
            <text:p>0.013605442</text:p>
          </table:table-cell>
          <table:table-cell office:value-type="float" office:value="0.000000369" calcext:value-type="float">
            <text:p>0.000000369</text:p>
          </table:table-cell>
          <table:table-cell office:value-type="float" office:value="0.00003699" calcext:value-type="float">
            <text:p>0.00003699</text:p>
          </table:table-cell>
          <table:table-cell office:value-type="float" office:value="2" calcext:value-type="float">
            <text:p>2</text:p>
          </table:table-cell>
          <table:table-cell office:value-type="float" office:value="5419002" calcext:value-type="float">
            <text:p>5419002</text:p>
          </table:table-cell>
          <table:table-cell office:value-type="float" office:value="54069" calcext:value-type="float">
            <text:p>540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5]&lt;&gt;0; 1; 0)" office:value-type="float" office:value="0" calcext:value-type="float">
            <text:p>0</text:p>
          </table:table-cell>
          <table:table-cell table:formula="of:=IF(AND([.K25]=1; [.J25]&gt;=[.E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currency_P38&gt; <text:s/>?b</text:p>
          </table:table-cell>
          <table:table-cell office:value-type="float" office:value="0.00000225" calcext:value-type="float">
            <text:p>0.00000225</text:p>
          </table:table-cell>
          <table:table-cell office:value-type="float" office:value="0.03465982" calcext:value-type="float">
            <text:p>0.03465982</text:p>
          </table:table-cell>
          <table:table-cell office:value-type="float" office:value="0.000032209" calcext:value-type="float">
            <text:p>0.000032209</text:p>
          </table:table-cell>
          <table:table-cell office:value-type="float" office:value="0.000037942" calcext:value-type="float">
            <text:p>0.000037942</text:p>
          </table:table-cell>
          <table:table-cell office:value-type="float" office:value="27" calcext:value-type="float">
            <text:p>27</text:p>
          </table:table-cell>
          <table:table-cell office:value-type="float" office:value="838275" calcext:value-type="float">
            <text:p>838275</text:p>
          </table:table-cell>
          <table:table-cell office:value-type="float" office:value="711613" calcext:value-type="float">
            <text:p>7116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]&lt;&gt;0; 1; 0)" office:value-type="float" office:value="0" calcext:value-type="float">
            <text:p>0</text:p>
          </table:table-cell>
          <table:table-cell table:formula="of:=IF(AND([.K26]=1; [.J26]&gt;=[.E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of_citizenship_P27&gt; <text:s/>?f <text:s/>?a <text:s/>&lt;country_of_origin_P495&gt; <text:s/>?f <text:s text:c="2"/>=&gt; ?a <text:s/>&lt;presenter_P371&gt; <text:s/>?b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36072144" calcext:value-type="float">
            <text:p>0.036072144</text:p>
          </table:table-cell>
          <table:table-cell office:value-type="float" office:value="0.000000045" calcext:value-type="float">
            <text:p>0.000000045</text:p>
          </table:table-cell>
          <table:table-cell office:value-type="float" office:value="0.000040812" calcext:value-type="float">
            <text:p>0.000040812</text:p>
          </table:table-cell>
          <table:table-cell office:value-type="float" office:value="18" calcext:value-type="float">
            <text:p>18</text:p>
          </table:table-cell>
          <table:table-cell office:value-type="float" office:value="397359359" calcext:value-type="float">
            <text:p>397359359</text:p>
          </table:table-cell>
          <table:table-cell office:value-type="float" office:value="441048" calcext:value-type="float">
            <text:p>44104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7]&lt;&gt;0; 1; 0)" office:value-type="float" office:value="0" calcext:value-type="float">
            <text:p>0</text:p>
          </table:table-cell>
          <table:table-cell table:formula="of:=IF(AND([.K27]=1; [.J27]&gt;=[.E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b <text:s text:c="2"/>=&gt; ?a <text:s/>&lt;basin_country_P205&gt; <text:s/>?b</text:p>
          </table:table-cell>
          <table:table-cell office:value-type="float" office:value="0.000003417" calcext:value-type="float">
            <text:p>0.000003417</text:p>
          </table:table-cell>
          <table:table-cell office:value-type="float" office:value="0.325396825" calcext:value-type="float">
            <text:p>0.325396825</text:p>
          </table:table-cell>
          <table:table-cell office:value-type="float" office:value="0.00004891" calcext:value-type="float">
            <text:p>0.00004891</text:p>
          </table:table-cell>
          <table:table-cell office:value-type="float" office:value="0.000059718" calcext:value-type="float">
            <text:p>0.000059718</text:p>
          </table:table-cell>
          <table:table-cell office:value-type="float" office:value="41" calcext:value-type="float">
            <text:p>41</text:p>
          </table:table-cell>
          <table:table-cell office:value-type="float" office:value="838275" calcext:value-type="float">
            <text:p>838275</text:p>
          </table:table-cell>
          <table:table-cell office:value-type="float" office:value="686563" calcext:value-type="float">
            <text:p>68656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8]&lt;&gt;0; 1; 0)" office:value-type="float" office:value="0" calcext:value-type="float">
            <text:p>0</text:p>
          </table:table-cell>
          <table:table-cell table:formula="of:=IF(AND([.K28]=1; [.J28]&gt;=[.E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death_P20&gt; <text:s/>?f <text:s/>?b <text:s/>&lt;place_of_death_P20&gt; <text:s/>?f <text:s text:c="2"/>=&gt; ?a <text:s/>&lt;influenced_P7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9417476" calcext:value-type="float">
            <text:p>0.019417476</text:p>
          </table:table-cell>
          <table:table-cell office:value-type="float" office:value="0.000000014" calcext:value-type="float">
            <text:p>0.000000014</text:p>
          </table:table-cell>
          <table:table-cell office:value-type="float" office:value="0.000062145" calcext:value-type="float">
            <text:p>0.000062145</text:p>
          </table:table-cell>
          <table:table-cell office:value-type="float" office:value="2" calcext:value-type="float">
            <text:p>2</text:p>
          </table:table-cell>
          <table:table-cell office:value-type="float" office:value="139639967" calcext:value-type="float">
            <text:p>139639967</text:p>
          </table:table-cell>
          <table:table-cell office:value-type="float" office:value="32183" calcext:value-type="float">
            <text:p>32183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0137869231034364" calcext:value-type="float">
            <text:p>1.38E-005</text:p>
          </table:table-cell>
          <table:table-cell table:formula="of:=IF([.J29]&lt;&gt;0; 1; 0)" office:value-type="float" office:value="1" calcext:value-type="float">
            <text:p>1</text:p>
          </table:table-cell>
          <table:table-cell table:formula="of:=IF(AND([.K29]=1; [.J29]&gt;=[.E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lace_of_birth_P19&gt; <text:s/>?f <text:s/>?a <text:s/>&lt;place_of_death_P20&gt; <text:s/>?f <text:s text:c="2"/>=&gt; ?a <text:s/>&lt;doctoral_student_P18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6595745" calcext:value-type="float">
            <text:p>0.026595745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65295" calcext:value-type="float">
            <text:p>0.000065295</text:p>
          </table:table-cell>
          <table:table-cell office:value-type="float" office:value="5" calcext:value-type="float">
            <text:p>5</text:p>
          </table:table-cell>
          <table:table-cell office:value-type="float" office:value="147671649" calcext:value-type="float">
            <text:p>147671649</text:p>
          </table:table-cell>
          <table:table-cell office:value-type="float" office:value="76575" calcext:value-type="float">
            <text:p>7657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0]&lt;&gt;0; 1; 0)" office:value-type="float" office:value="0" calcext:value-type="float">
            <text:p>0</text:p>
          </table:table-cell>
          <table:table-cell table:formula="of:=IF(AND([.K30]=1; [.J30]&gt;=[.E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lace_of_birth_P19&gt; <text:s/>?f <text:s/>?a <text:s/>&lt;place_of_death_P20&gt; <text:s/>?f <text:s text:c="2"/>=&gt; ?a <text:s/>&lt;influenced_P738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48543689" calcext:value-type="float">
            <text:p>0.048543689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67105" calcext:value-type="float">
            <text:p>0.000067105</text:p>
          </table:table-cell>
          <table:table-cell office:value-type="float" office:value="5" calcext:value-type="float">
            <text:p>5</text:p>
          </table:table-cell>
          <table:table-cell office:value-type="float" office:value="147671649" calcext:value-type="float">
            <text:p>147671649</text:p>
          </table:table-cell>
          <table:table-cell office:value-type="float" office:value="74510" calcext:value-type="float">
            <text:p>7451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1]&lt;&gt;0; 1; 0)" office:value-type="float" office:value="0" calcext:value-type="float">
            <text:p>0</text:p>
          </table:table-cell>
          <table:table-cell table:formula="of:=IF(AND([.K31]=1; [.J31]&gt;=[.E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ward_received_P166&gt; <text:s/>?f <text:s/>?b <text:s/>&lt;award_received_P166&gt; <text:s/>?f <text:s text:c="2"/>=&gt; ?a <text:s/>&lt;doctoral_student_P185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69148936" calcext:value-type="float">
            <text:p>0.069148936</text:p>
          </table:table-cell>
          <table:table-cell office:value-type="float" office:value="0.000000117" calcext:value-type="float">
            <text:p>0.000000117</text:p>
          </table:table-cell>
          <table:table-cell office:value-type="float" office:value="0.000068259" calcext:value-type="float">
            <text:p>0.000068259</text:p>
          </table:table-cell>
          <table:table-cell office:value-type="float" office:value="13" calcext:value-type="float">
            <text:p>13</text:p>
          </table:table-cell>
          <table:table-cell office:value-type="float" office:value="110963796" calcext:value-type="float">
            <text:p>110963796</text:p>
          </table:table-cell>
          <table:table-cell office:value-type="float" office:value="190452" calcext:value-type="float">
            <text:p>190452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253926087975623" calcext:value-type="float">
            <text:p>2.54E-004</text:p>
          </table:table-cell>
          <table:table-cell table:formula="of:=IF([.J32]&lt;&gt;0; 1; 0)" office:value-type="float" office:value="1" calcext:value-type="float">
            <text:p>1</text:p>
          </table:table-cell>
          <table:table-cell table:formula="of:=IF(AND([.K32]=1; [.J32]&gt;=[.E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a <text:s/>?b <text:s/>&lt;country_P17&gt; <text:s/>?f <text:s text:c="2"/>=&gt; ?a <text:s/>&lt;legislative_body_P194&gt; <text:s/>?b</text:p>
          </table:table-cell>
          <table:table-cell office:value-type="float" office:value="0.000002834" calcext:value-type="float">
            <text:p>0.000002834</text:p>
          </table:table-cell>
          <table:table-cell office:value-type="float" office:value="0.07249467" calcext:value-type="float">
            <text:p>0.07249467</text:p>
          </table:table-cell>
          <table:table-cell office:value-type="float" office:value="0.000047082" calcext:value-type="float">
            <text:p>0.000047082</text:p>
          </table:table-cell>
          <table:table-cell office:value-type="float" office:value="0.000069579" calcext:value-type="float">
            <text:p>0.000069579</text:p>
          </table:table-cell>
          <table:table-cell office:value-type="float" office:value="34" calcext:value-type="float">
            <text:p>34</text:p>
          </table:table-cell>
          <table:table-cell office:value-type="float" office:value="722150" calcext:value-type="float">
            <text:p>722150</text:p>
          </table:table-cell>
          <table:table-cell office:value-type="float" office:value="488651" calcext:value-type="float">
            <text:p>488651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33]&lt;&gt;0; 1; 0)" office:value-type="float" office:value="0" calcext:value-type="float">
            <text:p>0</text:p>
          </table:table-cell>
          <table:table-cell table:formula="of:=IF(AND([.K33]=1; [.J33]&gt;=[.E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legislative_body_P194&gt; <text:s/>?b</text:p>
          </table:table-cell>
          <table:table-cell office:value-type="float" office:value="0.000003584" calcext:value-type="float">
            <text:p>0.000003584</text:p>
          </table:table-cell>
          <table:table-cell office:value-type="float" office:value="0.091684435" calcext:value-type="float">
            <text:p>0.091684435</text:p>
          </table:table-cell>
          <table:table-cell office:value-type="float" office:value="0.000051296" calcext:value-type="float">
            <text:p>0.000051296</text:p>
          </table:table-cell>
          <table:table-cell office:value-type="float" office:value="0.000072816" calcext:value-type="float">
            <text:p>0.000072816</text:p>
          </table:table-cell>
          <table:table-cell office:value-type="float" office:value="43" calcext:value-type="float">
            <text:p>43</text:p>
          </table:table-cell>
          <table:table-cell office:value-type="float" office:value="838275" calcext:value-type="float">
            <text:p>838275</text:p>
          </table:table-cell>
          <table:table-cell office:value-type="float" office:value="590526" calcext:value-type="float">
            <text:p>5905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]&lt;&gt;0; 1; 0)" office:value-type="float" office:value="0" calcext:value-type="float">
            <text:p>0</text:p>
          </table:table-cell>
          <table:table-cell table:formula="of:=IF(AND([.K34]=1; [.J34]&gt;=[.E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ward_received_P166&gt; <text:s/>?f <text:s/>?b <text:s/>&lt;award_received_P166&gt; <text:s/>?f <text:s text:c="2"/>=&gt; ?a <text:s/>&lt;influenced_P7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9417476" calcext:value-type="float">
            <text:p>0.019417476</text:p>
          </table:table-cell>
          <table:table-cell office:value-type="float" office:value="0.000000018" calcext:value-type="float">
            <text:p>0.000000018</text:p>
          </table:table-cell>
          <table:table-cell office:value-type="float" office:value="0.000080583" calcext:value-type="float">
            <text:p>0.000080583</text:p>
          </table:table-cell>
          <table:table-cell office:value-type="float" office:value="2" calcext:value-type="float">
            <text:p>2</text:p>
          </table:table-cell>
          <table:table-cell office:value-type="float" office:value="110963796" calcext:value-type="float">
            <text:p>110963796</text:p>
          </table:table-cell>
          <table:table-cell office:value-type="float" office:value="24819" calcext:value-type="float">
            <text:p>24819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0390655519962497" calcext:value-type="float">
            <text:p>3.91E-005</text:p>
          </table:table-cell>
          <table:table-cell table:formula="of:=IF([.J35]&lt;&gt;0; 1; 0)" office:value-type="float" office:value="1" calcext:value-type="float">
            <text:p>1</text:p>
          </table:table-cell>
          <table:table-cell table:formula="of:=IF(AND([.K35]=1; [.J35]&gt;=[.E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riginal_language_P364&gt; <text:s/>?f <text:s/>?b <text:s/>&lt;original_language_P364&gt; <text:s/>?f <text:s text:c="2"/>=&gt; ?a <text:s/>&lt;edition_or_translation_of_P629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49822064" calcext:value-type="float">
            <text:p>0.049822064</text:p>
          </table:table-cell>
          <table:table-cell office:value-type="float" office:value="0.000000006" calcext:value-type="float">
            <text:p>0.000000006</text:p>
          </table:table-cell>
          <table:table-cell office:value-type="float" office:value="0.000086923" calcext:value-type="float">
            <text:p>0.000086923</text:p>
          </table:table-cell>
          <table:table-cell office:value-type="float" office:value="14" calcext:value-type="float">
            <text:p>14</text:p>
          </table:table-cell>
          <table:table-cell office:value-type="float" office:value="2287870279" calcext:value-type="float">
            <text:p>2287870279</text:p>
          </table:table-cell>
          <table:table-cell office:value-type="float" office:value="161062" calcext:value-type="float">
            <text:p>161062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186733890867379" calcext:value-type="float">
            <text:p>1.87E-004</text:p>
          </table:table-cell>
          <table:table-cell table:formula="of:=IF([.J36]&lt;&gt;0; 1; 0)" office:value-type="float" office:value="1" calcext:value-type="float">
            <text:p>1</text:p>
          </table:table-cell>
          <table:table-cell table:formula="of:=IF(AND([.K36]=1; [.J36]&gt;=[.E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f <text:s/>?b <text:s/>&lt;type_of_administrative_entity_P132&gt; <text:s/>?f <text:s text:c="2"/>=&gt; ?a <text:s/>&lt;enclave_within_P501&gt; <text:s/>?b</text:p>
          </table:table-cell>
          <table:table-cell office:value-type="float" office:value="0.000001917" calcext:value-type="float">
            <text:p>0.000001917</text:p>
          </table:table-cell>
          <table:table-cell office:value-type="float" office:value="0.153333333" calcext:value-type="float">
            <text:p>0.153333333</text:p>
          </table:table-cell>
          <table:table-cell office:value-type="float" office:value="0.000000013" calcext:value-type="float">
            <text:p>0.000000013</text:p>
          </table:table-cell>
          <table:table-cell office:value-type="float" office:value="0.00010064" calcext:value-type="float">
            <text:p>0.00010064</text:p>
          </table:table-cell>
          <table:table-cell office:value-type="float" office:value="23" calcext:value-type="float">
            <text:p>23</text:p>
          </table:table-cell>
          <table:table-cell office:value-type="float" office:value="1715429340" calcext:value-type="float">
            <text:p>1715429340</text:p>
          </table:table-cell>
          <table:table-cell office:value-type="float" office:value="228537" calcext:value-type="float">
            <text:p>228537</text:p>
          </table:table-cell>
          <table:table-cell office:value-type="string" calcext:value-type="string">
            <text:p>?b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37]&lt;&gt;0; 1; 0)" office:value-type="float" office:value="0" calcext:value-type="float">
            <text:p>0</text:p>
          </table:table-cell>
          <table:table-cell table:formula="of:=IF(AND([.K37]=1; [.J37]&gt;=[.E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warded_by_P1027&gt; <text:s/>?f <text:s/>?b <text:s/>&lt;country_P17&gt; <text:s/>?f <text:s text:c="2"/>=&gt; ?a <text:s/>&lt;awarded_by_P102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754386" calcext:value-type="float">
            <text:p>0.01754386</text:p>
          </table:table-cell>
          <table:table-cell table:number-columns-repeated="2" office:value-type="float" office:value="0.000107997" calcext:value-type="float">
            <text:p>0.000107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519" calcext:value-type="float">
            <text:p>18519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38]&lt;&gt;0; 1; 0)" office:value-type="float" office:value="0" calcext:value-type="float">
            <text:p>0</text:p>
          </table:table-cell>
          <table:table-cell table:formula="of:=IF(AND([.K38]=1; [.J38]&gt;=[.E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ntinent_P30&gt; <text:s/>?f <text:s/>?b <text:s/>&lt;continent_P30&gt; <text:s/>?f <text:s text:c="2"/>=&gt; ?a <text:s/>&lt;enclave_within_P50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6666667" calcext:value-type="float">
            <text:p>0.026666667</text:p>
          </table:table-cell>
          <table:table-cell office:value-type="float" office:value="0.000000021" calcext:value-type="float">
            <text:p>0.000000021</text:p>
          </table:table-cell>
          <table:table-cell office:value-type="float" office:value="0.000109019" calcext:value-type="float">
            <text:p>0.000109019</text:p>
          </table:table-cell>
          <table:table-cell office:value-type="float" office:value="4" calcext:value-type="float">
            <text:p>4</text:p>
          </table:table-cell>
          <table:table-cell office:value-type="float" office:value="192917284" calcext:value-type="float">
            <text:p>192917284</text:p>
          </table:table-cell>
          <table:table-cell office:value-type="float" office:value="36691" calcext:value-type="float">
            <text:p>36691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230760355370947" calcext:value-type="float">
            <text:p>2.31E-004</text:p>
          </table:table-cell>
          <table:table-cell table:formula="of:=IF([.J39]&lt;&gt;0; 1; 0)" office:value-type="float" office:value="1" calcext:value-type="float">
            <text:p>1</text:p>
          </table:table-cell>
          <table:table-cell table:formula="of:=IF(AND([.K39]=1; [.J39]&gt;=[.E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ubclass_of_P279&gt; <text:s/>?f <text:s/>?a <text:s/>&lt;use_P366&gt; <text:s/>?f <text:s text:c="2"/>=&gt; ?a <text:s/>&lt;engine_configuration_P1002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1538462" calcext:value-type="float">
            <text:p>0.011538462</text:p>
          </table:table-cell>
          <table:table-cell office:value-type="float" office:value="0.000058162" calcext:value-type="float">
            <text:p>0.000058162</text:p>
          </table:table-cell>
          <table:table-cell office:value-type="float" office:value="0.000119871" calcext:value-type="float">
            <text:p>0.000119871</text:p>
          </table:table-cell>
          <table:table-cell office:value-type="float" office:value="3" calcext:value-type="float">
            <text:p>3</text:p>
          </table:table-cell>
          <table:table-cell office:value-type="float" office:value="51580" calcext:value-type="float">
            <text:p>51580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]&lt;&gt;0; 1; 0)" office:value-type="float" office:value="0" calcext:value-type="float">
            <text:p>0</text:p>
          </table:table-cell>
          <table:table-cell table:formula="of:=IF(AND([.K40]=1; [.J40]&gt;=[.E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lace_of_birth_P19&gt; <text:s/>?f <text:s/>?a <text:s/>&lt;place_of_death_P20&gt; <text:s/>?f <text:s text:c="2"/>=&gt; ?a <text:s/>&lt;killed_by_P157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58394161" calcext:value-type="float">
            <text:p>0.058394161</text:p>
          </table:table-cell>
          <table:table-cell office:value-type="float" office:value="0.000000054" calcext:value-type="float">
            <text:p>0.000000054</text:p>
          </table:table-cell>
          <table:table-cell office:value-type="float" office:value="0.000121053" calcext:value-type="float">
            <text:p>0.000121053</text:p>
          </table:table-cell>
          <table:table-cell office:value-type="float" office:value="8" calcext:value-type="float">
            <text:p>8</text:p>
          </table:table-cell>
          <table:table-cell office:value-type="float" office:value="147671649" calcext:value-type="float">
            <text:p>147671649</text:p>
          </table:table-cell>
          <table:table-cell office:value-type="float" office:value="66087" calcext:value-type="float">
            <text:p>660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]&lt;&gt;0; 1; 0)" office:value-type="float" office:value="0" calcext:value-type="float">
            <text:p>0</text:p>
          </table:table-cell>
          <table:table-cell table:formula="of:=IF(AND([.K41]=1; [.J41]&gt;=[.E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stance_of_P31&gt; <text:s/>?f <text:s/>?a <text:s/>&lt;type_of_administrative_entity_P132&gt; <text:s/>?f <text:s text:c="2"/>=&gt; ?a <text:s/>&lt;enclave_within_P501&gt; <text:s/>?b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017" calcext:value-type="float">
            <text:p>0.000000017</text:p>
          </table:table-cell>
          <table:table-cell office:value-type="float" office:value="0.000130653" calcext:value-type="float">
            <text:p>0.000130653</text:p>
          </table:table-cell>
          <table:table-cell office:value-type="float" office:value="30" calcext:value-type="float">
            <text:p>30</text:p>
          </table:table-cell>
          <table:table-cell office:value-type="float" office:value="1715429340" calcext:value-type="float">
            <text:p>1715429340</text:p>
          </table:table-cell>
          <table:table-cell office:value-type="float" office:value="229616" calcext:value-type="float">
            <text:p>22961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]&lt;&gt;0; 1; 0)" office:value-type="float" office:value="0" calcext:value-type="float">
            <text:p>0</text:p>
          </table:table-cell>
          <table:table-cell table:formula="of:=IF(AND([.K42]=1; [.J42]&gt;=[.E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death_P20&gt; <text:s/>?f <text:s/>?b <text:s/>&lt;place_of_death_P20&gt; <text:s/>?f <text:s text:c="2"/>=&gt; ?a <text:s/>&lt;doctoral_student_P185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42553191" calcext:value-type="float">
            <text:p>0.042553191</text:p>
          </table:table-cell>
          <table:table-cell office:value-type="float" office:value="0.000000057" calcext:value-type="float">
            <text:p>0.000000057</text:p>
          </table:table-cell>
          <table:table-cell office:value-type="float" office:value="0.000134089" calcext:value-type="float">
            <text:p>0.000134089</text:p>
          </table:table-cell>
          <table:table-cell office:value-type="float" office:value="8" calcext:value-type="float">
            <text:p>8</text:p>
          </table:table-cell>
          <table:table-cell office:value-type="float" office:value="139639967" calcext:value-type="float">
            <text:p>139639967</text:p>
          </table:table-cell>
          <table:table-cell office:value-type="float" office:value="59662" calcext:value-type="float">
            <text:p>59662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0551476924137456" calcext:value-type="float">
            <text:p>5.51E-005</text:p>
          </table:table-cell>
          <table:table-cell table:formula="of:=IF([.J43]&lt;&gt;0; 1; 0)" office:value-type="float" office:value="1" calcext:value-type="float">
            <text:p>1</text:p>
          </table:table-cell>
          <table:table-cell table:formula="of:=IF(AND([.K43]=1; [.J43]&gt;=[.E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f <text:s/>?b <text:s/>&lt;is_in_the_administrative_territorial_entity_P131&gt; <text:s/>?f <text:s text:c="2"/>=&gt; ?a <text:s/>&lt;enclave_within_P501&gt; <text:s/>?b</text:p>
          </table:table-cell>
          <table:table-cell office:value-type="float" office:value="0.000003584" calcext:value-type="float">
            <text:p>0.000003584</text:p>
          </table:table-cell>
          <table:table-cell office:value-type="float" office:value="0.286666667" calcext:value-type="float">
            <text:p>0.286666667</text:p>
          </table:table-cell>
          <table:table-cell office:value-type="float" office:value="0.000001214" calcext:value-type="float">
            <text:p>0.000001214</text:p>
          </table:table-cell>
          <table:table-cell office:value-type="float" office:value="0.000143336" calcext:value-type="float">
            <text:p>0.000143336</text:p>
          </table:table-cell>
          <table:table-cell office:value-type="float" office:value="43" calcext:value-type="float">
            <text:p>43</text:p>
          </table:table-cell>
          <table:table-cell office:value-type="float" office:value="35430503" calcext:value-type="float">
            <text:p>35430503</text:p>
          </table:table-cell>
          <table:table-cell office:value-type="float" office:value="299995" calcext:value-type="float">
            <text:p>29999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4]&lt;&gt;0; 1; 0)" office:value-type="float" office:value="0" calcext:value-type="float">
            <text:p>0</text:p>
          </table:table-cell>
          <table:table-cell table:formula="of:=IF(AND([.K44]=1; [.J44]&gt;=[.E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b <text:s/>?a <text:s/>&lt;country_P17&gt; <text:s/>?f <text:s text:c="2"/>=&gt; ?a <text:s/>&lt;enclave_within_P501&gt; <text:s/>?b</text:p>
          </table:table-cell>
          <table:table-cell office:value-type="float" office:value="0.000003667" calcext:value-type="float">
            <text:p>0.000003667</text:p>
          </table:table-cell>
          <table:table-cell office:value-type="float" office:value="0.293333333" calcext:value-type="float">
            <text:p>0.293333333</text:p>
          </table:table-cell>
          <table:table-cell office:value-type="float" office:value="0.000002593" calcext:value-type="float">
            <text:p>0.000002593</text:p>
          </table:table-cell>
          <table:table-cell office:value-type="float" office:value="0.000144386" calcext:value-type="float">
            <text:p>0.000144386</text:p>
          </table:table-cell>
          <table:table-cell office:value-type="float" office:value="44" calcext:value-type="float">
            <text:p>44</text:p>
          </table:table-cell>
          <table:table-cell office:value-type="float" office:value="16971237" calcext:value-type="float">
            <text:p>16971237</text:p>
          </table:table-cell>
          <table:table-cell office:value-type="float" office:value="304738" calcext:value-type="float">
            <text:p>30473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5]&lt;&gt;0; 1; 0)" office:value-type="float" office:value="0" calcext:value-type="float">
            <text:p>0</text:p>
          </table:table-cell>
          <table:table-cell table:formula="of:=IF(AND([.K45]=1; [.J45]&gt;=[.E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a <text:s text:c="2"/>=&gt; ?a <text:s/>&lt;legislative_body_P194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19189765" calcext:value-type="float">
            <text:p>0.019189765</text:p>
          </table:table-cell>
          <table:table-cell office:value-type="float" office:value="0.000013599" calcext:value-type="float">
            <text:p>0.000013599</text:p>
          </table:table-cell>
          <table:table-cell office:value-type="float" office:value="0.000151477" calcext:value-type="float">
            <text:p>0.000151477</text:p>
          </table:table-cell>
          <table:table-cell office:value-type="float" office:value="9" calcext:value-type="float">
            <text:p>9</text:p>
          </table:table-cell>
          <table:table-cell office:value-type="float" office:value="661809" calcext:value-type="float">
            <text:p>661809</text:p>
          </table:table-cell>
          <table:table-cell office:value-type="float" office:value="59415" calcext:value-type="float">
            <text:p>594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]&lt;&gt;0; 1; 0)" office:value-type="float" office:value="0" calcext:value-type="float">
            <text:p>0</text:p>
          </table:table-cell>
          <table:table-cell table:formula="of:=IF(AND([.K46]=1; [.J46]&gt;=[.E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type_of_administrative_entity_P132&gt; <text:s/>?f <text:s/>?b <text:s/>&lt;type_of_administrative_entity_P132&gt; <text:s/>?f <text:s text:c="2"/>=&gt; ?a <text:s/>&lt;enclave_within_P501&gt; <text:s/>?b</text:p>
          </table:table-cell>
          <table:table-cell office:value-type="float" office:value="0.000002917" calcext:value-type="float">
            <text:p>0.000002917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000152462" calcext:value-type="float">
            <text:p>0.000152462</text:p>
          </table:table-cell>
          <table:table-cell office:value-type="float" office:value="35" calcext:value-type="float">
            <text:p>35</text:p>
          </table:table-cell>
          <table:table-cell office:value-type="float" office:value="1741028621" calcext:value-type="float">
            <text:p>1741028621</text:p>
          </table:table-cell>
          <table:table-cell office:value-type="float" office:value="229565" calcext:value-type="float">
            <text:p>229565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258270180125003" calcext:value-type="float">
            <text:p>2.58E-004</text:p>
          </table:table-cell>
          <table:table-cell table:formula="of:=IF([.J47]&lt;&gt;0; 1; 0)" office:value-type="float" office:value="1" calcext:value-type="float">
            <text:p>1</text:p>
          </table:table-cell>
          <table:table-cell table:formula="of:=IF(AND([.K47]=1; [.J47]&gt;=[.E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untry_P17&gt; <text:s/>?b <text:s/>?e <text:s/>&lt;shares_border_with_P47&gt; <text:s/>?a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096656" calcext:value-type="float">
            <text:p>0.000096656</text:p>
          </table:table-cell>
          <table:table-cell office:value-type="float" office:value="0.000152929" calcext:value-type="float">
            <text:p>0.000152929</text:p>
          </table:table-cell>
          <table:table-cell office:value-type="float" office:value="2" calcext:value-type="float">
            <text:p>2</text:p>
          </table:table-cell>
          <table:table-cell office:value-type="float" office:value="20692" calcext:value-type="float">
            <text:p>20692</text:p>
          </table:table-cell>
          <table:table-cell office:value-type="float" office:value="13078" calcext:value-type="float">
            <text:p>1307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8]&lt;&gt;0; 1; 0)" office:value-type="float" office:value="0" calcext:value-type="float">
            <text:p>0</text:p>
          </table:table-cell>
          <table:table-cell table:formula="of:=IF(AND([.K48]=1; [.J48]&gt;=[.E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ause_of_death_P509&gt; <text:s/>?f <text:s/>?b <text:s/>&lt;cause_of_death_P509&gt; <text:s/>?f <text:s text:c="2"/>=&gt; ?a <text:s/>&lt;killed_by_P157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3649635" calcext:value-type="float">
            <text:p>0.03649635</text:p>
          </table:table-cell>
          <table:table-cell office:value-type="float" office:value="0.000000551" calcext:value-type="float">
            <text:p>0.000000551</text:p>
          </table:table-cell>
          <table:table-cell office:value-type="float" office:value="0.00017258" calcext:value-type="float">
            <text:p>0.00017258</text:p>
          </table:table-cell>
          <table:table-cell office:value-type="float" office:value="5" calcext:value-type="float">
            <text:p>5</text:p>
          </table:table-cell>
          <table:table-cell office:value-type="float" office:value="9082352" calcext:value-type="float">
            <text:p>9082352</text:p>
          </table:table-cell>
          <table:table-cell office:value-type="float" office:value="28972" calcext:value-type="float">
            <text:p>28972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602990834539315" calcext:value-type="float">
            <text:p>6.03E-004</text:p>
          </table:table-cell>
          <table:table-cell table:formula="of:=IF([.J49]&lt;&gt;0; 1; 0)" office:value-type="float" office:value="1" calcext:value-type="float">
            <text:p>1</text:p>
          </table:table-cell>
          <table:table-cell table:formula="of:=IF(AND([.K49]=1; [.J49]&gt;=[.E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anthem_P85&gt; <text:s/>?b</text:p>
          </table:table-cell>
          <table:table-cell office:value-type="float" office:value="0.000008751" calcext:value-type="float">
            <text:p>0.000008751</text:p>
          </table:table-cell>
          <table:table-cell office:value-type="float" office:value="0.208333333" calcext:value-type="float">
            <text:p>0.208333333</text:p>
          </table:table-cell>
          <table:table-cell office:value-type="float" office:value="0.000125257" calcext:value-type="float">
            <text:p>0.000125257</text:p>
          </table:table-cell>
          <table:table-cell office:value-type="float" office:value="0.000183149" calcext:value-type="float">
            <text:p>0.000183149</text:p>
          </table:table-cell>
          <table:table-cell office:value-type="float" office:value="105" calcext:value-type="float">
            <text:p>105</text:p>
          </table:table-cell>
          <table:table-cell office:value-type="float" office:value="838275" calcext:value-type="float">
            <text:p>838275</text:p>
          </table:table-cell>
          <table:table-cell office:value-type="float" office:value="573304" calcext:value-type="float">
            <text:p>5733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]&lt;&gt;0; 1; 0)" office:value-type="float" office:value="0" calcext:value-type="float">
            <text:p>0</text:p>
          </table:table-cell>
          <table:table-cell table:formula="of:=IF(AND([.K50]=1; [.J50]&gt;=[.E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perator_P137&gt; <text:s/>?f <text:s/>?b <text:s/>&lt;operator_P137&gt; <text:s/>?f <text:s text:c="2"/>=&gt; ?a <text:s/>&lt;ship_class_P289&gt; <text:s/>?b</text:p>
          </table:table-cell>
          <table:table-cell office:value-type="float" office:value="0.000023251" calcext:value-type="float">
            <text:p>0.000023251</text:p>
          </table:table-cell>
          <table:table-cell office:value-type="float" office:value="0.323665893" calcext:value-type="float">
            <text:p>0.323665893</text:p>
          </table:table-cell>
          <table:table-cell office:value-type="float" office:value="0.000029283" calcext:value-type="float">
            <text:p>0.000029283</text:p>
          </table:table-cell>
          <table:table-cell office:value-type="float" office:value="0.000193798" calcext:value-type="float">
            <text:p>0.000193798</text:p>
          </table:table-cell>
          <table:table-cell office:value-type="float" office:value="279" calcext:value-type="float">
            <text:p>279</text:p>
          </table:table-cell>
          <table:table-cell office:value-type="float" office:value="9527786" calcext:value-type="float">
            <text:p>9527786</text:p>
          </table:table-cell>
          <table:table-cell office:value-type="float" office:value="1439645" calcext:value-type="float">
            <text:p>1439645</text:p>
          </table:table-cell>
          <table:table-cell office:value-type="string" calcext:value-type="string">
            <text:p>?a</text:p>
          </table:table-cell>
          <table:table-cell office:value-type="float" office:value="0.0485217391304348" calcext:value-type="float">
            <text:p>0.0485217391</text:p>
          </table:table-cell>
          <table:table-cell table:formula="of:=IF([.J51]&lt;&gt;0; 1; 0)" office:value-type="float" office:value="1" calcext:value-type="float">
            <text:p>1</text:p>
          </table:table-cell>
          <table:table-cell table:formula="of:=IF(AND([.K51]=1; [.J51]&gt;=[.E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death_P20&gt; <text:s/>?f <text:s/>?b <text:s/>&lt;place_of_death_P20&gt; <text:s/>?f <text:s text:c="2"/>=&gt; ?a <text:s/>&lt;killed_by_P157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94890511" calcext:value-type="float">
            <text:p>0.094890511</text:p>
          </table:table-cell>
          <table:table-cell office:value-type="float" office:value="0.000000093" calcext:value-type="float">
            <text:p>0.000000093</text:p>
          </table:table-cell>
          <table:table-cell office:value-type="float" office:value="0.000197131" calcext:value-type="float">
            <text:p>0.000197131</text:p>
          </table:table-cell>
          <table:table-cell office:value-type="float" office:value="13" calcext:value-type="float">
            <text:p>13</text:p>
          </table:table-cell>
          <table:table-cell office:value-type="float" office:value="139639967" calcext:value-type="float">
            <text:p>139639967</text:p>
          </table:table-cell>
          <table:table-cell office:value-type="float" office:value="65946" calcext:value-type="float">
            <text:p>65946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0896150001723365" calcext:value-type="float">
            <text:p>8.96E-005</text:p>
          </table:table-cell>
          <table:table-cell table:formula="of:=IF([.J52]&lt;&gt;0; 1; 0)" office:value-type="float" office:value="1" calcext:value-type="float">
            <text:p>1</text:p>
          </table:table-cell>
          <table:table-cell table:formula="of:=IF(AND([.K52]=1; [.J52]&gt;=[.E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irth_P19&gt; <text:s/>?f <text:s/>?b <text:s/>&lt;place_of_death_P20&gt; <text:s/>?f <text:s text:c="2"/>=&gt; ?a <text:s/>&lt;killed_by_P15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189781" calcext:value-type="float">
            <text:p>0.02189781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00020247" calcext:value-type="float">
            <text:p>0.00020247</text:p>
          </table:table-cell>
          <table:table-cell office:value-type="float" office:value="3" calcext:value-type="float">
            <text:p>3</text:p>
          </table:table-cell>
          <table:table-cell office:value-type="float" office:value="147671649" calcext:value-type="float">
            <text:p>147671649</text:p>
          </table:table-cell>
          <table:table-cell office:value-type="float" office:value="14817" calcext:value-type="float">
            <text:p>148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3]&lt;&gt;0; 1; 0)" office:value-type="float" office:value="0" calcext:value-type="float">
            <text:p>0</text:p>
          </table:table-cell>
          <table:table-cell table:formula="of:=IF(AND([.K53]=1; [.J53]&gt;=[.E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ember_of_P463&gt; <text:s/>?f <text:s/>?b <text:s/>&lt;member_of_P463&gt; <text:s/>?f <text:s text:c="2"/>=&gt; ?a <text:s/>&lt;doctoral_student_P185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58510638" calcext:value-type="float">
            <text:p>0.058510638</text:p>
          </table:table-cell>
          <table:table-cell office:value-type="float" office:value="0.000001055" calcext:value-type="float">
            <text:p>0.000001055</text:p>
          </table:table-cell>
          <table:table-cell office:value-type="float" office:value="0.000230927" calcext:value-type="float">
            <text:p>0.000230927</text:p>
          </table:table-cell>
          <table:table-cell office:value-type="float" office:value="11" calcext:value-type="float">
            <text:p>11</text:p>
          </table:table-cell>
          <table:table-cell office:value-type="float" office:value="10421700" calcext:value-type="float">
            <text:p>10421700</text:p>
          </table:table-cell>
          <table:table-cell office:value-type="float" office:value="47634" calcext:value-type="float">
            <text:p>47634</text:p>
          </table:table-cell>
          <table:table-cell office:value-type="string" calcext:value-type="string">
            <text:p>?b</text:p>
          </table:table-cell>
          <table:table-cell office:value-type="float" office:value="0.00111358574610245" calcext:value-type="float">
            <text:p>0.0011135857</text:p>
          </table:table-cell>
          <table:table-cell table:formula="of:=IF([.J54]&lt;&gt;0; 1; 0)" office:value-type="float" office:value="1" calcext:value-type="float">
            <text:p>1</text:p>
          </table:table-cell>
          <table:table-cell table:formula="of:=IF(AND([.K54]=1; [.J54]&gt;=[.E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fficial_language_P37&gt; <text:s/>?f <text:s/>?b <text:s/>&lt;official_language_P37&gt; <text:s/>?f <text:s text:c="2"/>=&gt; ?a <text:s/>&lt;enclave_within_P50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6666667" calcext:value-type="float">
            <text:p>0.026666667</text:p>
          </table:table-cell>
          <table:table-cell office:value-type="float" office:value="0.000001907" calcext:value-type="float">
            <text:p>0.000001907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4" calcext:value-type="float">
            <text:p>4</text:p>
          </table:table-cell>
          <table:table-cell office:value-type="float" office:value="2097694" calcext:value-type="float">
            <text:p>2097694</text:p>
          </table:table-cell>
          <table:table-cell office:value-type="float" office:value="17313" calcext:value-type="float">
            <text:p>17313</text:p>
          </table:table-cell>
          <table:table-cell office:value-type="string" calcext:value-type="string">
            <text:p>?b</text:p>
          </table:table-cell>
          <table:table-cell office:value-type="float" office:value="0.00165152766308836" calcext:value-type="float">
            <text:p>0.0016515277</text:p>
          </table:table-cell>
          <table:table-cell table:formula="of:=IF([.J55]&lt;&gt;0; 1; 0)" office:value-type="float" office:value="1" calcext:value-type="float">
            <text:p>1</text:p>
          </table:table-cell>
          <table:table-cell table:formula="of:=IF(AND([.K55]=1; [.J55]&gt;=[.E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ma_mater_P69&gt; <text:s/>?f <text:s/>?b <text:s/>&lt;alma_mater_P69&gt; <text:s/>?f <text:s text:c="2"/>=&gt; ?a <text:s/>&lt;doctoral_student_P185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4787234" calcext:value-type="float">
            <text:p>0.04787234</text:p>
          </table:table-cell>
          <table:table-cell office:value-type="float" office:value="0.000000255" calcext:value-type="float">
            <text:p>0.000000255</text:p>
          </table:table-cell>
          <table:table-cell office:value-type="float" office:value="0.000250969" calcext:value-type="float">
            <text:p>0.000250969</text:p>
          </table:table-cell>
          <table:table-cell office:value-type="float" office:value="9" calcext:value-type="float">
            <text:p>9</text:p>
          </table:table-cell>
          <table:table-cell office:value-type="float" office:value="35325915" calcext:value-type="float">
            <text:p>35325915</text:p>
          </table:table-cell>
          <table:table-cell office:value-type="float" office:value="35861" calcext:value-type="float">
            <text:p>35861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13332740767077" calcext:value-type="float">
            <text:p>1.33E-004</text:p>
          </table:table-cell>
          <table:table-cell table:formula="of:=IF([.J56]&lt;&gt;0; 1; 0)" office:value-type="float" office:value="1" calcext:value-type="float">
            <text:p>1</text:p>
          </table:table-cell>
          <table:table-cell table:formula="of:=IF(AND([.K56]=1; [.J56]&gt;=[.E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top_level_domain_P78&gt; <text:s/>?b</text:p>
          </table:table-cell>
          <table:table-cell office:value-type="float" office:value="0.000017834" calcext:value-type="float">
            <text:p>0.000017834</text:p>
          </table:table-cell>
          <table:table-cell office:value-type="float" office:value="0.737931034" calcext:value-type="float">
            <text:p>0.737931034</text:p>
          </table:table-cell>
          <table:table-cell office:value-type="float" office:value="0.000255286" calcext:value-type="float">
            <text:p>0.000255286</text:p>
          </table:table-cell>
          <table:table-cell office:value-type="float" office:value="0.000255634" calcext:value-type="float">
            <text:p>0.000255634</text:p>
          </table:table-cell>
          <table:table-cell office:value-type="float" office:value="214" calcext:value-type="float">
            <text:p>214</text:p>
          </table:table-cell>
          <table:table-cell office:value-type="float" office:value="838275" calcext:value-type="float">
            <text:p>838275</text:p>
          </table:table-cell>
          <table:table-cell office:value-type="float" office:value="837135" calcext:value-type="float">
            <text:p>8371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]&lt;&gt;0; 1; 0)" office:value-type="float" office:value="0" calcext:value-type="float">
            <text:p>0</text:p>
          </table:table-cell>
          <table:table-cell table:formula="of:=IF(AND([.K57]=1; [.J57]&gt;=[.E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f <text:s/>?f <text:s/>&lt;shares_border_with_P47&gt; <text:s/>?b <text:s text:c="2"/>=&gt; ?a <text:s/>&lt;enclave_within_P501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7904" calcext:value-type="float">
            <text:p>0.000007904</text:p>
          </table:table-cell>
          <table:table-cell office:value-type="float" office:value="0.000263673" calcext:value-type="float">
            <text:p>0.000263673</text:p>
          </table:table-cell>
          <table:table-cell office:value-type="float" office:value="12" calcext:value-type="float">
            <text:p>12</text:p>
          </table:table-cell>
          <table:table-cell office:value-type="float" office:value="1518221" calcext:value-type="float">
            <text:p>1518221</text:p>
          </table:table-cell>
          <table:table-cell office:value-type="float" office:value="45511" calcext:value-type="float">
            <text:p>455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8]&lt;&gt;0; 1; 0)" office:value-type="float" office:value="0" calcext:value-type="float">
            <text:p>0</text:p>
          </table:table-cell>
          <table:table-cell table:formula="of:=IF(AND([.K58]=1; [.J58]&gt;=[.E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capital_P36&gt; <text:s/>?b</text:p>
          </table:table-cell>
          <table:table-cell office:value-type="float" office:value="0.000016751" calcext:value-type="float">
            <text:p>0.000016751</text:p>
          </table:table-cell>
          <table:table-cell office:value-type="float" office:value="0.017960861" calcext:value-type="float">
            <text:p>0.017960861</text:p>
          </table:table-cell>
          <table:table-cell office:value-type="float" office:value="0.000239778" calcext:value-type="float">
            <text:p>0.000239778</text:p>
          </table:table-cell>
          <table:table-cell office:value-type="float" office:value="0.00026452" calcext:value-type="float">
            <text:p>0.00026452</text:p>
          </table:table-cell>
          <table:table-cell office:value-type="float" office:value="201" calcext:value-type="float">
            <text:p>201</text:p>
          </table:table-cell>
          <table:table-cell office:value-type="float" office:value="838275" calcext:value-type="float">
            <text:p>838275</text:p>
          </table:table-cell>
          <table:table-cell office:value-type="float" office:value="759868" calcext:value-type="float">
            <text:p>75986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]&lt;&gt;0; 1; 0)" office:value-type="float" office:value="0" calcext:value-type="float">
            <text:p>0</text:p>
          </table:table-cell>
          <table:table-cell table:formula="of:=IF(AND([.K59]=1; [.J59]&gt;=[.E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ma_mater_P69&gt; <text:s/>?f <text:s/>?b <text:s/>&lt;employer_P108&gt; <text:s/>?f <text:s text:c="2"/>=&gt; ?a <text:s/>&lt;doctoral_student_P18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0638298" calcext:value-type="float">
            <text:p>0.010638298</text:p>
          </table:table-cell>
          <table:table-cell office:value-type="float" office:value="0.000002211" calcext:value-type="float">
            <text:p>0.000002211</text:p>
          </table:table-cell>
          <table:table-cell office:value-type="float" office:value="0.000275862" calcext:value-type="float">
            <text:p>0.000275862</text:p>
          </table:table-cell>
          <table:table-cell office:value-type="float" office:value="2" calcext:value-type="float">
            <text:p>2</text:p>
          </table:table-cell>
          <table:table-cell office:value-type="float" office:value="904463" calcext:value-type="float">
            <text:p>904463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0]&lt;&gt;0; 1; 0)" office:value-type="float" office:value="0" calcext:value-type="float">
            <text:p>0</text:p>
          </table:table-cell>
          <table:table-cell table:formula="of:=IF(AND([.K60]=1; [.J60]&gt;=[.E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irth_P19&gt; <text:s/>?f <text:s/>?b <text:s/>&lt;place_of_birth_P19&gt; <text:s/>?f <text:s text:c="2"/>=&gt; ?a <text:s/>&lt;killed_by_P157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379562" calcext:value-type="float">
            <text:p>0.04379562</text:p>
          </table:table-cell>
          <table:table-cell office:value-type="float" office:value="0.000000031" calcext:value-type="float">
            <text:p>0.000000031</text:p>
          </table:table-cell>
          <table:table-cell office:value-type="float" office:value="0.000284603" calcext:value-type="float">
            <text:p>0.000284603</text:p>
          </table:table-cell>
          <table:table-cell office:value-type="float" office:value="6" calcext:value-type="float">
            <text:p>6</text:p>
          </table:table-cell>
          <table:table-cell office:value-type="float" office:value="195230239" calcext:value-type="float">
            <text:p>195230239</text:p>
          </table:table-cell>
          <table:table-cell office:value-type="float" office:value="21082" calcext:value-type="float">
            <text:p>21082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0198359566385988" calcext:value-type="float">
            <text:p>1.98E-005</text:p>
          </table:table-cell>
          <table:table-cell table:formula="of:=IF([.J61]&lt;&gt;0; 1; 0)" office:value-type="float" office:value="1" calcext:value-type="float">
            <text:p>1</text:p>
          </table:table-cell>
          <table:table-cell table:formula="of:=IF(AND([.K61]=1; [.J61]&gt;=[.E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ma_mater_P69&gt; <text:s/>?f <text:s/>?b <text:s/>&lt;alma_mater_P69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00057" calcext:value-type="float">
            <text:p>0.000000057</text:p>
          </table:table-cell>
          <table:table-cell office:value-type="float" office:value="0.000286246" calcext:value-type="float">
            <text:p>0.000286246</text:p>
          </table:table-cell>
          <table:table-cell office:value-type="float" office:value="2" calcext:value-type="float">
            <text:p>2</text:p>
          </table:table-cell>
          <table:table-cell office:value-type="float" office:value="35325915" calcext:value-type="float">
            <text:p>35325915</text:p>
          </table:table-cell>
          <table:table-cell office:value-type="float" office:value="6987" calcext:value-type="float">
            <text:p>6987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0296283128157267" calcext:value-type="float">
            <text:p>2.96E-005</text:p>
          </table:table-cell>
          <table:table-cell table:formula="of:=IF([.J62]&lt;&gt;0; 1; 0)" office:value-type="float" office:value="1" calcext:value-type="float">
            <text:p>1</text:p>
          </table:table-cell>
          <table:table-cell table:formula="of:=IF(AND([.K62]=1; [.J62]&gt;=[.E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f <text:s/>?b <text:s/>&lt;shares_border_with_P47&gt; <text:s/>?f <text:s text:c="2"/>=&gt; ?a <text:s/>&lt;enclave_within_P501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73333333" calcext:value-type="float">
            <text:p>0.073333333</text:p>
          </table:table-cell>
          <table:table-cell office:value-type="float" office:value="0.000007425" calcext:value-type="float">
            <text:p>0.000007425</text:p>
          </table:table-cell>
          <table:table-cell office:value-type="float" office:value="0.000289261" calcext:value-type="float">
            <text:p>0.000289261</text:p>
          </table:table-cell>
          <table:table-cell office:value-type="float" office:value="11" calcext:value-type="float">
            <text:p>11</text:p>
          </table:table-cell>
          <table:table-cell office:value-type="float" office:value="1481546" calcext:value-type="float">
            <text:p>1481546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3]&lt;&gt;0; 1; 0)" office:value-type="float" office:value="0" calcext:value-type="float">
            <text:p>0</text:p>
          </table:table-cell>
          <table:table-cell table:formula="of:=IF(AND([.K63]=1; [.J63]&gt;=[.E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ember_of_P463&gt; <text:s/>?f <text:s/>?b <text:s/>&lt;member_of_P463&gt; <text:s/>?f <text:s text:c="2"/>=&gt; ?a <text:s/>&lt;influenced_P7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9417476" calcext:value-type="float">
            <text:p>0.019417476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314317" calcext:value-type="float">
            <text:p>0.000314317</text:p>
          </table:table-cell>
          <table:table-cell office:value-type="float" office:value="2" calcext:value-type="float">
            <text:p>2</text:p>
          </table:table-cell>
          <table:table-cell office:value-type="float" office:value="10421700" calcext:value-type="float">
            <text:p>10421700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202470135654991" calcext:value-type="float">
            <text:p>2.02E-004</text:p>
          </table:table-cell>
          <table:table-cell table:formula="of:=IF([.J64]&lt;&gt;0; 1; 0)" office:value-type="float" office:value="1" calcext:value-type="float">
            <text:p>1</text:p>
          </table:table-cell>
          <table:table-cell table:formula="of:=IF(AND([.K64]=1; [.J64]&gt;=[.E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apital_P36&gt; <text:s/>?f <text:s/>?a <text:s/>&lt;is_in_the_administrative_territorial_entity_P131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025375" calcext:value-type="float">
            <text:p>0.000025375</text:p>
          </table:table-cell>
          <table:table-cell office:value-type="float" office:value="0.000391619" calcext:value-type="float">
            <text:p>0.000391619</text:p>
          </table:table-cell>
          <table:table-cell office:value-type="float" office:value="2" calcext:value-type="float">
            <text:p>2</text:p>
          </table:table-cell>
          <table:table-cell office:value-type="float" office:value="78818" calcext:value-type="float">
            <text:p>78818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5]&lt;&gt;0; 1; 0)" office:value-type="float" office:value="0" calcext:value-type="float">
            <text:p>0</text:p>
          </table:table-cell>
          <table:table-cell table:formula="of:=IF(AND([.K65]=1; [.J65]&gt;=[.E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a <text:s/>&lt;is_in_the_administrative_territorial_entity_P131&gt; <text:s/>?f <text:s text:c="2"/>=&gt; ?a <text:s/>&lt;lake_inflows_P200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4354067" calcext:value-type="float">
            <text:p>0.014354067</text:p>
          </table:table-cell>
          <table:table-cell office:value-type="float" office:value="0.000000085" calcext:value-type="float">
            <text:p>0.000000085</text:p>
          </table:table-cell>
          <table:table-cell office:value-type="float" office:value="0.000404258" calcext:value-type="float">
            <text:p>0.000404258</text:p>
          </table:table-cell>
          <table:table-cell office:value-type="float" office:value="3" calcext:value-type="float">
            <text:p>3</text:p>
          </table:table-cell>
          <table:table-cell office:value-type="float" office:value="35430503" calcext:value-type="float">
            <text:p>35430503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6]&lt;&gt;0; 1; 0)" office:value-type="float" office:value="0" calcext:value-type="float">
            <text:p>0</text:p>
          </table:table-cell>
          <table:table-cell table:formula="of:=IF(AND([.K66]=1; [.J66]&gt;=[.E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a <text:s/>&lt;is_in_the_administrative_territorial_entity_P131&gt; <text:s/>?f <text:s text:c="2"/>=&gt; ?a <text:s/>&lt;located_in_place_P1134&gt; <text:s/>?b</text:p>
          </table:table-cell>
          <table:table-cell office:value-type="float" office:value="0.000006417" calcext:value-type="float">
            <text:p>0.000006417</text:p>
          </table:table-cell>
          <table:table-cell office:value-type="float" office:value="0.036389414" calcext:value-type="float">
            <text:p>0.036389414</text:p>
          </table:table-cell>
          <table:table-cell office:value-type="float" office:value="0.000002173" calcext:value-type="float">
            <text:p>0.000002173</text:p>
          </table:table-cell>
          <table:table-cell office:value-type="float" office:value="0.000444406" calcext:value-type="float">
            <text:p>0.000444406</text:p>
          </table:table-cell>
          <table:table-cell office:value-type="float" office:value="77" calcext:value-type="float">
            <text:p>77</text:p>
          </table:table-cell>
          <table:table-cell office:value-type="float" office:value="35430503" calcext:value-type="float">
            <text:p>35430503</text:p>
          </table:table-cell>
          <table:table-cell office:value-type="float" office:value="173265" calcext:value-type="float">
            <text:p>1732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7]&lt;&gt;0; 1; 0)" office:value-type="float" office:value="0" calcext:value-type="float">
            <text:p>0</text:p>
          </table:table-cell>
          <table:table-cell table:formula="of:=IF(AND([.K67]=1; [.J67]&gt;=[.E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b <text:s text:c="2"/>=&gt; ?a <text:s/>&lt;enclave_within_P501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09066" calcext:value-type="float">
            <text:p>0.000009066</text:p>
          </table:table-cell>
          <table:table-cell office:value-type="float" office:value="0.000482121" calcext:value-type="float">
            <text:p>0.000482121</text:p>
          </table:table-cell>
          <table:table-cell office:value-type="float" office:value="6" calcext:value-type="float">
            <text:p>6</text:p>
          </table:table-cell>
          <table:table-cell office:value-type="float" office:value="661809" calcext:value-type="float">
            <text:p>661809</text:p>
          </table:table-cell>
          <table:table-cell office:value-type="float" office:value="12445" calcext:value-type="float">
            <text:p>1244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8]&lt;&gt;0; 1; 0)" office:value-type="float" office:value="0" calcext:value-type="float">
            <text:p>0</text:p>
          </table:table-cell>
          <table:table-cell table:formula="of:=IF(AND([.K68]=1; [.J68]&gt;=[.E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shares_border_with_P47&gt; <text:s/>?f <text:s text:c="2"/>=&gt; ?a <text:s/>&lt;enclave_within_P501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46666667" calcext:value-type="float">
            <text:p>0.046666667</text:p>
          </table:table-cell>
          <table:table-cell office:value-type="float" office:value="0.000410028" calcext:value-type="float">
            <text:p>0.000410028</text:p>
          </table:table-cell>
          <table:table-cell office:value-type="float" office:value="0.000581106" calcext:value-type="float">
            <text:p>0.000581106</text:p>
          </table:table-cell>
          <table:table-cell office:value-type="float" office:value="7" calcext:value-type="float">
            <text:p>7</text:p>
          </table:table-cell>
          <table:table-cell office:value-type="float" office:value="17072" calcext:value-type="float">
            <text:p>17072</text:p>
          </table:table-cell>
          <table:table-cell office:value-type="float" office:value="12046" calcext:value-type="float">
            <text:p>120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9]&lt;&gt;0; 1; 0)" office:value-type="float" office:value="0" calcext:value-type="float">
            <text:p>0</text:p>
          </table:table-cell>
          <table:table-cell table:formula="of:=IF(AND([.K69]=1; [.J69]&gt;=[.E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f <text:s/>?b <text:s/>&lt;is_in_the_administrative_territorial_entity_P131&gt; <text:s/>?f <text:s text:c="2"/>=&gt; ?a <text:s/>&lt;lake_inflows_P200&gt; <text:s/>?b</text:p>
          </table:table-cell>
          <table:table-cell office:value-type="float" office:value="0.000008667" calcext:value-type="float">
            <text:p>0.000008667</text:p>
          </table:table-cell>
          <table:table-cell office:value-type="float" office:value="0.497607656" calcext:value-type="float">
            <text:p>0.497607656</text:p>
          </table:table-cell>
          <table:table-cell office:value-type="float" office:value="0.000000115" calcext:value-type="float">
            <text:p>0.000000115</text:p>
          </table:table-cell>
          <table:table-cell office:value-type="float" office:value="0.000599434" calcext:value-type="float">
            <text:p>0.000599434</text:p>
          </table:table-cell>
          <table:table-cell office:value-type="float" office:value="104" calcext:value-type="float">
            <text:p>104</text:p>
          </table:table-cell>
          <table:table-cell office:value-type="float" office:value="906288664" calcext:value-type="float">
            <text:p>906288664</text:p>
          </table:table-cell>
          <table:table-cell office:value-type="float" office:value="173497" calcext:value-type="float">
            <text:p>173497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16886461279669" calcext:value-type="float">
            <text:p>1.69E-004</text:p>
          </table:table-cell>
          <table:table-cell table:formula="of:=IF([.J70]&lt;&gt;0; 1; 0)" office:value-type="float" office:value="1" calcext:value-type="float">
            <text:p>1</text:p>
          </table:table-cell>
          <table:table-cell table:formula="of:=IF(AND([.K70]=1; [.J70]&gt;=[.E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of_origin_P495&gt; <text:s/>?f <text:s/>?b <text:s/>&lt;country_of_origin_P495&gt; <text:s/>?f <text:s text:c="2"/>=&gt; ?a <text:s/>&lt;ship_class_P289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17401392" calcext:value-type="float">
            <text:p>0.017401392</text:p>
          </table:table-cell>
          <table:table-cell office:value-type="float" office:value="0.00000027" calcext:value-type="float">
            <text:p>0.00000027</text:p>
          </table:table-cell>
          <table:table-cell office:value-type="float" office:value="0.000748989" calcext:value-type="float">
            <text:p>0.000748989</text:p>
          </table:table-cell>
          <table:table-cell office:value-type="float" office:value="15" calcext:value-type="float">
            <text:p>15</text:p>
          </table:table-cell>
          <table:table-cell office:value-type="float" office:value="55583533" calcext:value-type="float">
            <text:p>55583533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840571588680303" calcext:value-type="float">
            <text:p>8.41E-004</text:p>
          </table:table-cell>
          <table:table-cell table:formula="of:=IF([.J71]&lt;&gt;0; 1; 0)" office:value-type="float" office:value="1" calcext:value-type="float">
            <text:p>1</text:p>
          </table:table-cell>
          <table:table-cell table:formula="of:=IF(AND([.K71]=1; [.J71]&gt;=[.E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anguage_P407&gt; <text:s/>?f <text:s/>?b <text:s/>&lt;language_P407&gt; <text:s/>?f <text:s text:c="2"/>=&gt; ?a <text:s/>&lt;edition_or_translation_of_P629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49822064" calcext:value-type="float">
            <text:p>0.049822064</text:p>
          </table:table-cell>
          <table:table-cell office:value-type="float" office:value="0.000011401" calcext:value-type="float">
            <text:p>0.000011401</text:p>
          </table:table-cell>
          <table:table-cell office:value-type="float" office:value="0.000858948" calcext:value-type="float">
            <text:p>0.000858948</text:p>
          </table:table-cell>
          <table:table-cell office:value-type="float" office:value="14" calcext:value-type="float">
            <text:p>14</text:p>
          </table:table-cell>
          <table:table-cell office:value-type="float" office:value="1228016" calcext:value-type="float">
            <text:p>1228016</text:p>
          </table:table-cell>
          <table:table-cell office:value-type="float" office:value="16299" calcext:value-type="float">
            <text:p>16299</text:p>
          </table:table-cell>
          <table:table-cell office:value-type="string" calcext:value-type="string">
            <text:p>?a</text:p>
          </table:table-cell>
          <table:table-cell office:value-type="float" office:value="0.00624442462087422" calcext:value-type="float">
            <text:p>0.0062444246</text:p>
          </table:table-cell>
          <table:table-cell table:formula="of:=IF([.J72]&lt;&gt;0; 1; 0)" office:value-type="float" office:value="1" calcext:value-type="float">
            <text:p>1</text:p>
          </table:table-cell>
          <table:table-cell table:formula="of:=IF(AND([.K72]=1; [.J72]&gt;=[.E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f <text:s/>?b <text:s/>&lt;is_in_the_administrative_territorial_entity_P131&gt; <text:s/>?f <text:s text:c="2"/>=&gt; ?a <text:s/>&lt;located_in_place_P1134&gt; <text:s/>?b</text:p>
          </table:table-cell>
          <table:table-cell office:value-type="float" office:value="0.000132925" calcext:value-type="float">
            <text:p>0.000132925</text:p>
          </table:table-cell>
          <table:table-cell office:value-type="float" office:value="0.753780718" calcext:value-type="float">
            <text:p>0.753780718</text:p>
          </table:table-cell>
          <table:table-cell office:value-type="float" office:value="0.00000176" calcext:value-type="float">
            <text:p>0.00000176</text:p>
          </table:table-cell>
          <table:table-cell office:value-type="float" office:value="0.000991571" calcext:value-type="float">
            <text:p>0.000991571</text:p>
          </table:table-cell>
          <table:table-cell office:value-type="float" office:value="1595" calcext:value-type="float">
            <text:p>1595</text:p>
          </table:table-cell>
          <table:table-cell office:value-type="float" office:value="906288664" calcext:value-type="float">
            <text:p>906288664</text:p>
          </table:table-cell>
          <table:table-cell office:value-type="float" office:value="1608559" calcext:value-type="float">
            <text:p>1608559</text:p>
          </table:table-cell>
          <table:table-cell office:value-type="string" calcext:value-type="string">
            <text:p>?a</text:p>
          </table:table-cell>
          <table:table-cell office:value-type="float" office:value="0.00258979862894924" calcext:value-type="float">
            <text:p>0.0025897986</text:p>
          </table:table-cell>
          <table:table-cell table:formula="of:=IF([.J73]&lt;&gt;0; 1; 0)" office:value-type="float" office:value="1" calcext:value-type="float">
            <text:p>1</text:p>
          </table:table-cell>
          <table:table-cell table:formula="of:=IF(AND([.K73]=1; [.J73]&gt;=[.E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enclave_within_P501&gt; <text:s/>?b <text:s/>?a <text:s/>&lt;is_in_the_administrative_territorial_entity_P131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table:number-columns-repeated="2" office:value-type="float" office:value="0.001033058" calcext:value-type="float">
            <text:p>0.0010330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4]&lt;&gt;0; 1; 0)" office:value-type="float" office:value="0" calcext:value-type="float">
            <text:p>0</text:p>
          </table:table-cell>
          <table:table-cell table:formula="of:=IF(AND([.K74]=1; [.J74]&gt;=[.E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apital_P36&gt; <text:s/>?b <text:s/>?a <text:s/>&lt;is_in_the_administrative_territorial_entity_P131&gt; <text:s/>?f <text:s text:c="2"/>=&gt; ?a <text:s/>&lt;enclave_within_P501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8052" calcext:value-type="float">
            <text:p>0.000018052</text:p>
          </table:table-cell>
          <table:table-cell office:value-type="float" office:value="0.001064396" calcext:value-type="float">
            <text:p>0.001064396</text:p>
          </table:table-cell>
          <table:table-cell office:value-type="float" office:value="6" calcext:value-type="float">
            <text:p>6</text:p>
          </table:table-cell>
          <table:table-cell office:value-type="float" office:value="332377" calcext:value-type="float">
            <text:p>332377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5]&lt;&gt;0; 1; 0)" office:value-type="float" office:value="0" calcext:value-type="float">
            <text:p>0</text:p>
          </table:table-cell>
          <table:table-cell table:formula="of:=IF(AND([.K75]=1; [.J75]&gt;=[.E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ublisher_P123&gt; <text:s/>?f <text:s/>?b <text:s/>&lt;publisher_P123&gt; <text:s/>?f <text:s text:c="2"/>=&gt; ?a <text:s/>&lt;edition_or_translation_of_P629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39145907" calcext:value-type="float">
            <text:p>0.039145907</text:p>
          </table:table-cell>
          <table:table-cell office:value-type="float" office:value="0.00000166" calcext:value-type="float">
            <text:p>0.00000166</text:p>
          </table:table-cell>
          <table:table-cell office:value-type="float" office:value="0.001109878" calcext:value-type="float">
            <text:p>0.001109878</text:p>
          </table:table-cell>
          <table:table-cell office:value-type="float" office:value="11" calcext:value-type="float">
            <text:p>11</text:p>
          </table:table-cell>
          <table:table-cell office:value-type="float" office:value="6624953" calcext:value-type="float">
            <text:p>6624953</text:p>
          </table:table-cell>
          <table:table-cell office:value-type="float" office:value="9911" calcext:value-type="float">
            <text:p>9911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353731871241599" calcext:value-type="float">
            <text:p>3.54E-004</text:p>
          </table:table-cell>
          <table:table-cell table:formula="of:=IF([.J76]&lt;&gt;0; 1; 0)" office:value-type="float" office:value="1" calcext:value-type="float">
            <text:p>1</text:p>
          </table:table-cell>
          <table:table-cell table:formula="of:=IF(AND([.K76]=1; [.J76]&gt;=[.E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a <text:s text:c="2"/>=&gt; ?a <text:s/>&lt;top_level_domain_P78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37931034" calcext:value-type="float">
            <text:p>0.037931034</text:p>
          </table:table-cell>
          <table:table-cell office:value-type="float" office:value="0.000016621" calcext:value-type="float">
            <text:p>0.000016621</text:p>
          </table:table-cell>
          <table:table-cell office:value-type="float" office:value="0.001197214" calcext:value-type="float">
            <text:p>0.001197214</text:p>
          </table:table-cell>
          <table:table-cell office:value-type="float" office:value="11" calcext:value-type="float">
            <text:p>11</text:p>
          </table:table-cell>
          <table:table-cell office:value-type="float" office:value="661809" calcext:value-type="float">
            <text:p>661809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7]&lt;&gt;0; 1; 0)" office:value-type="float" office:value="0" calcext:value-type="float">
            <text:p>0</text:p>
          </table:table-cell>
          <table:table-cell table:formula="of:=IF(AND([.K77]=1; [.J77]&gt;=[.E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urial_P119&gt; <text:s/>?f <text:s/>?b <text:s/>&lt;place_of_burial_P119&gt; <text:s/>?f <text:s text:c="2"/>=&gt; ?a <text:s/>&lt;doctoral_student_P185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5957447" calcext:value-type="float">
            <text:p>0.015957447</text:p>
          </table:table-cell>
          <table:table-cell office:value-type="float" office:value="0.000001062" calcext:value-type="float">
            <text:p>0.000001062</text:p>
          </table:table-cell>
          <table:table-cell office:value-type="float" office:value="0.001219017" calcext:value-type="float">
            <text:p>0.001219017</text:p>
          </table:table-cell>
          <table:table-cell office:value-type="float" office:value="3" calcext:value-type="float">
            <text:p>3</text:p>
          </table:table-cell>
          <table:table-cell office:value-type="float" office:value="2825657" calcext:value-type="float">
            <text:p>2825657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239368068299689" calcext:value-type="float">
            <text:p>2.39E-004</text:p>
          </table:table-cell>
          <table:table-cell table:formula="of:=IF([.J78]&lt;&gt;0; 1; 0)" office:value-type="float" office:value="1" calcext:value-type="float">
            <text:p>1</text:p>
          </table:table-cell>
          <table:table-cell table:formula="of:=IF(AND([.K78]=1; [.J78]&gt;=[.E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f <text:s/>?b <text:s/>&lt;is_in_the_administrative_territorial_entity_P131&gt; <text:s/>?f <text:s text:c="2"/>=&gt; ?a <text:s/>&lt;enclave_within_P501&gt; <text:s/>?b</text:p>
          </table:table-cell>
          <table:table-cell office:value-type="float" office:value="0.00000625" calcext:value-type="float">
            <text:p>0.00000625</text:p>
          </table:table-cell>
          <table:table-cell office:value-type="float" office:value="0.5" calcext:value-type="float">
            <text:p>0.5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012632" calcext:value-type="float">
            <text:p>0.0012632</text:p>
          </table:table-cell>
          <table:table-cell office:value-type="float" office:value="75" calcext:value-type="float">
            <text:p>75</text:p>
          </table:table-cell>
          <table:table-cell office:value-type="float" office:value="906288664" calcext:value-type="float">
            <text:p>906288664</text:p>
          </table:table-cell>
          <table:table-cell office:value-type="float" office:value="59373" calcext:value-type="float">
            <text:p>59373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121777364997613" calcext:value-type="float">
            <text:p>1.22E-004</text:p>
          </table:table-cell>
          <table:table-cell table:formula="of:=IF([.J79]&lt;&gt;0; 1; 0)" office:value-type="float" office:value="1" calcext:value-type="float">
            <text:p>1</text:p>
          </table:table-cell>
          <table:table-cell table:formula="of:=IF(AND([.K79]=1; [.J79]&gt;=[.E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nflict_P607&gt; <text:s/>?f <text:s/>?b <text:s/>&lt;conflict_P607&gt; <text:s/>?f <text:s text:c="2"/>=&gt; ?a <text:s/>&lt;killed_by_P157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000000081" calcext:value-type="float">
            <text:p>0.000000081</text:p>
          </table:table-cell>
          <table:table-cell office:value-type="float" office:value="0.00136147" calcext:value-type="float">
            <text:p>0.00136147</text:p>
          </table:table-cell>
          <table:table-cell office:value-type="float" office:value="4" calcext:value-type="float">
            <text:p>4</text:p>
          </table:table-cell>
          <table:table-cell office:value-type="float" office:value="49477349" calcext:value-type="float">
            <text:p>49477349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266791169212299" calcext:value-type="float">
            <text:p>2.67E-004</text:p>
          </table:table-cell>
          <table:table-cell table:formula="of:=IF([.J80]&lt;&gt;0; 1; 0)" office:value-type="float" office:value="1" calcext:value-type="float">
            <text:p>1</text:p>
          </table:table-cell>
          <table:table-cell table:formula="of:=IF(AND([.K80]=1; [.J80]&gt;=[.E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place_of_birth_P19&gt; <text:s/>?a <text:s/>?e <text:s/>&lt;place_of_death_P20&gt; <text:s/>?b <text:s text:c="2"/>=&gt; ?a <text:s/>&lt;enclave_within_P501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33333333" calcext:value-type="float">
            <text:p>0.033333333</text:p>
          </table:table-cell>
          <table:table-cell office:value-type="float" office:value="0.000055903" calcext:value-type="float">
            <text:p>0.000055903</text:p>
          </table:table-cell>
          <table:table-cell office:value-type="float" office:value="0.001598465" calcext:value-type="float">
            <text:p>0.001598465</text:p>
          </table:table-cell>
          <table:table-cell office:value-type="float" office:value="5" calcext:value-type="float">
            <text:p>5</text:p>
          </table:table-cell>
          <table:table-cell office:value-type="float" office:value="89441" calcext:value-type="float">
            <text:p>89441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1]&lt;&gt;0; 1; 0)" office:value-type="float" office:value="0" calcext:value-type="float">
            <text:p>0</text:p>
          </table:table-cell>
          <table:table-cell table:formula="of:=IF(AND([.K81]=1; [.J81]&gt;=[.E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a <text:s text:c="2"/>=&gt; ?a <text:s/>&lt;named_after_P138&gt; <text:s/>?b</text:p>
          </table:table-cell>
          <table:table-cell office:value-type="float" office:value="0.000017334" calcext:value-type="float">
            <text:p>0.000017334</text:p>
          </table:table-cell>
          <table:table-cell office:value-type="float" office:value="0.014738185" calcext:value-type="float">
            <text:p>0.014738185</text:p>
          </table:table-cell>
          <table:table-cell office:value-type="float" office:value="0.00031429" calcext:value-type="float">
            <text:p>0.00031429</text:p>
          </table:table-cell>
          <table:table-cell office:value-type="float" office:value="0.001764506" calcext:value-type="float">
            <text:p>0.001764506</text:p>
          </table:table-cell>
          <table:table-cell office:value-type="float" office:value="208" calcext:value-type="float">
            <text:p>208</text:p>
          </table:table-cell>
          <table:table-cell office:value-type="float" office:value="661809" calcext:value-type="float">
            <text:p>661809</text:p>
          </table:table-cell>
          <table:table-cell office:value-type="float" office:value="117880" calcext:value-type="float">
            <text:p>11788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2]&lt;&gt;0; 1; 0)" office:value-type="float" office:value="0" calcext:value-type="float">
            <text:p>0</text:p>
          </table:table-cell>
          <table:table-cell table:formula="of:=IF(AND([.K82]=1; [.J82]&gt;=[.E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ntains_administrative_territorial_entity_P150&gt; <text:s/>?a <text:s/>?e <text:s/>&lt;shares_border_with_P47&gt; <text:s/>?b <text:s text:c="2"/>=&gt; ?a <text:s/>&lt;enclave_within_P50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6666667" calcext:value-type="float">
            <text:p>0.026666667</text:p>
          </table:table-cell>
          <table:table-cell office:value-type="float" office:value="0.000045368" calcext:value-type="float">
            <text:p>0.000045368</text:p>
          </table:table-cell>
          <table:table-cell office:value-type="float" office:value="0.001875293" calcext:value-type="float">
            <text:p>0.001875293</text:p>
          </table:table-cell>
          <table:table-cell office:value-type="float" office:value="4" calcext:value-type="float">
            <text:p>4</text:p>
          </table:table-cell>
          <table:table-cell office:value-type="float" office:value="88168" calcext:value-type="float">
            <text:p>88168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3]&lt;&gt;0; 1; 0)" office:value-type="float" office:value="0" calcext:value-type="float">
            <text:p>0</text:p>
          </table:table-cell>
          <table:table-cell table:formula="of:=IF(AND([.K83]=1; [.J83]&gt;=[.E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a <text:s/>?b <text:s/>&lt;shares_border_with_P47&gt; <text:s/>?f <text:s text:c="2"/>=&gt; ?a <text:s/>&lt;enclave_within_P501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33799" calcext:value-type="float">
            <text:p>0.000033799</text:p>
          </table:table-cell>
          <table:table-cell office:value-type="float" office:value="0.001910828" calcext:value-type="float">
            <text:p>0.001910828</text:p>
          </table:table-cell>
          <table:table-cell office:value-type="float" office:value="3" calcext:value-type="float">
            <text:p>3</text:p>
          </table:table-cell>
          <table:table-cell office:value-type="float" office:value="88759" calcext:value-type="float">
            <text:p>88759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4]&lt;&gt;0; 1; 0)" office:value-type="float" office:value="0" calcext:value-type="float">
            <text:p>0</text:p>
          </table:table-cell>
          <table:table-cell table:formula="of:=IF(AND([.K84]=1; [.J84]&gt;=[.E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on_terrain_feature_P706&gt; <text:s/>?f <text:s/>?b <text:s/>&lt;located_on_terrain_feature_P706&gt; <text:s/>?f <text:s text:c="2"/>=&gt; ?a <text:s/>&lt;located_in_place_P1134&gt; <text:s/>?b</text:p>
          </table:table-cell>
          <table:table-cell office:value-type="float" office:value="0.000006334" calcext:value-type="float">
            <text:p>0.000006334</text:p>
          </table:table-cell>
          <table:table-cell office:value-type="float" office:value="0.035916824" calcext:value-type="float">
            <text:p>0.035916824</text:p>
          </table:table-cell>
          <table:table-cell office:value-type="float" office:value="0.00036469" calcext:value-type="float">
            <text:p>0.00036469</text:p>
          </table:table-cell>
          <table:table-cell office:value-type="float" office:value="0.001950669" calcext:value-type="float">
            <text:p>0.001950669</text:p>
          </table:table-cell>
          <table:table-cell office:value-type="float" office:value="76" calcext:value-type="float">
            <text:p>76</text:p>
          </table:table-cell>
          <table:table-cell office:value-type="float" office:value="208396" calcext:value-type="float">
            <text:p>208396</text:p>
          </table:table-cell>
          <table:table-cell office:value-type="float" office:value="38961" calcext:value-type="float">
            <text:p>38961</text:p>
          </table:table-cell>
          <table:table-cell office:value-type="string" calcext:value-type="string">
            <text:p>?a</text:p>
          </table:table-cell>
          <table:table-cell office:value-type="float" office:value="0.0301587301587302" calcext:value-type="float">
            <text:p>0.0301587302</text:p>
          </table:table-cell>
          <table:table-cell table:formula="of:=IF([.J85]&lt;&gt;0; 1; 0)" office:value-type="float" office:value="1" calcext:value-type="float">
            <text:p>1</text:p>
          </table:table-cell>
          <table:table-cell table:formula="of:=IF(AND([.K85]=1; [.J85]&gt;=[.E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tform_P400&gt; <text:s/>?f <text:s/>?b <text:s/>&lt;platform_P400&gt; <text:s/>?f <text:s text:c="2"/>=&gt; ?a <text:s/>&lt;edition_or_translation_of_P629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21352313" calcext:value-type="float">
            <text:p>0.021352313</text:p>
          </table:table-cell>
          <table:table-cell office:value-type="float" office:value="0.000000118" calcext:value-type="float">
            <text:p>0.000000118</text:p>
          </table:table-cell>
          <table:table-cell office:value-type="float" office:value="0.002080444" calcext:value-type="float">
            <text:p>0.002080444</text:p>
          </table:table-cell>
          <table:table-cell office:value-type="float" office:value="6" calcext:value-type="float">
            <text:p>6</text:p>
          </table:table-cell>
          <table:table-cell office:value-type="float" office:value="50940287" calcext:value-type="float">
            <text:p>50940287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325185626795296" calcext:value-type="float">
            <text:p>3.25E-004</text:p>
          </table:table-cell>
          <table:table-cell table:formula="of:=IF([.J86]&lt;&gt;0; 1; 0)" office:value-type="float" office:value="1" calcext:value-type="float">
            <text:p>1</text:p>
          </table:table-cell>
          <table:table-cell table:formula="of:=IF(AND([.K86]=1; [.J86]&gt;=[.E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elongs_to_jurisdiction_P1001&gt; <text:s/>?f <text:s/>?a <text:s/>&lt;country_P17&gt; <text:s/>?f <text:s text:c="2"/>=&gt; ?a <text:s/>&lt;legislative_body_P194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14925373" calcext:value-type="float">
            <text:p>0.014925373</text:p>
          </table:table-cell>
          <table:table-cell office:value-type="float" office:value="0.000000394" calcext:value-type="float">
            <text:p>0.000000394</text:p>
          </table:table-cell>
          <table:table-cell office:value-type="float" office:value="0.002266106" calcext:value-type="float">
            <text:p>0.002266106</text:p>
          </table:table-cell>
          <table:table-cell office:value-type="float" office:value="7" calcext:value-type="float">
            <text:p>7</text:p>
          </table:table-cell>
          <table:table-cell office:value-type="float" office:value="17776937" calcext:value-type="float">
            <text:p>17776937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]&lt;&gt;0; 1; 0)" office:value-type="float" office:value="0" calcext:value-type="float">
            <text:p>0</text:p>
          </table:table-cell>
          <table:table-cell table:formula="of:=IF(AND([.K87]=1; [.J87]&gt;=[.E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ember_of_sports_team_P54&gt; <text:s/>?a <text:s text:c="2"/>=&gt; ?a <text:s/>&lt;team_manager_or_head_coach_P286&gt; <text:s/>?b</text:p>
          </table:table-cell>
          <table:table-cell office:value-type="float" office:value="0.000022085" calcext:value-type="float">
            <text:p>0.000022085</text:p>
          </table:table-cell>
          <table:table-cell office:value-type="float" office:value="0.13751946" calcext:value-type="float">
            <text:p>0.13751946</text:p>
          </table:table-cell>
          <table:table-cell office:value-type="float" office:value="0.001071426" calcext:value-type="float">
            <text:p>0.001071426</text:p>
          </table:table-cell>
          <table:table-cell office:value-type="float" office:value="0.00230533" calcext:value-type="float">
            <text:p>0.00230533</text:p>
          </table:table-cell>
          <table:table-cell office:value-type="float" office:value="265" calcext:value-type="float">
            <text:p>265</text:p>
          </table:table-cell>
          <table:table-cell office:value-type="float" office:value="247334" calcext:value-type="float">
            <text:p>247334</text:p>
          </table:table-cell>
          <table:table-cell office:value-type="float" office:value="114951" calcext:value-type="float">
            <text:p>1149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8]&lt;&gt;0; 1; 0)" office:value-type="float" office:value="0" calcext:value-type="float">
            <text:p>0</text:p>
          </table:table-cell>
          <table:table-cell table:formula="of:=IF(AND([.K88]=1; [.J88]&gt;=[.E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f <text:s/>?f <text:s/>&lt;shares_border_with_P47&gt; <text:s/>?b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020394" calcext:value-type="float">
            <text:p>0.000020394</text:p>
          </table:table-cell>
          <table:table-cell office:value-type="float" office:value="0.00243309" calcext:value-type="float">
            <text:p>0.00243309</text:p>
          </table:table-cell>
          <table:table-cell office:value-type="float" office:value="2" calcext:value-type="float">
            <text:p>2</text:p>
          </table:table-cell>
          <table:table-cell office:value-type="float" office:value="98067" calcext:value-type="float">
            <text:p>98067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]&lt;&gt;0; 1; 0)" office:value-type="float" office:value="0" calcext:value-type="float">
            <text:p>0</text:p>
          </table:table-cell>
          <table:table-cell table:formula="of:=IF(AND([.K89]=1; [.J89]&gt;=[.E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f <text:s/>?b <text:s/>&lt;is_in_the_administrative_territorial_entity_P131&gt; <text:s/>?f <text:s text:c="2"/>=&gt; ?a <text:s/>&lt;moveable_object_location_P276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2439024" calcext:value-type="float">
            <text:p>0.002439024</text:p>
          </table:table-cell>
          <table:table-cell office:value-type="float" office:value="11" calcext:value-type="float">
            <text:p>11</text:p>
          </table:table-cell>
          <table:table-cell office:value-type="float" office:value="906288664" calcext:value-type="float">
            <text:p>906288664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0178606801996499" calcext:value-type="float">
            <text:p>1.79E-005</text:p>
          </table:table-cell>
          <table:table-cell table:formula="of:=IF([.J90]&lt;&gt;0; 1; 0)" office:value-type="float" office:value="1" calcext:value-type="float">
            <text:p>1</text:p>
          </table:table-cell>
          <table:table-cell table:formula="of:=IF(AND([.K90]=1; [.J90]&gt;=[.E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original_language_P364&gt; <text:s/>?a <text:s/>?e <text:s/>&lt;original_language_P364&gt; <text:s/>?b <text:s text:c="2"/>=&gt; ?a <text:s/>&lt;writing_system_P282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925373" calcext:value-type="float">
            <text:p>0.014925373</text:p>
          </table:table-cell>
          <table:table-cell office:value-type="float" office:value="0.001710864" calcext:value-type="float">
            <text:p>0.001710864</text:p>
          </table:table-cell>
          <table:table-cell office:value-type="float" office:value="0.002610966" calcext:value-type="float">
            <text:p>0.002610966</text:p>
          </table:table-cell>
          <table:table-cell office:value-type="float" office:value="2" calcext:value-type="float">
            <text:p>2</text:p>
          </table:table-cell>
          <table:table-cell office:value-type="float" office:value="1169" calcext:value-type="float">
            <text:p>1169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?a</text:p>
          </table:table-cell>
          <table:table-cell office:value-type="float" office:value="0.00738007380073801" calcext:value-type="float">
            <text:p>0.0073800738</text:p>
          </table:table-cell>
          <table:table-cell table:formula="of:=IF([.J91]&lt;&gt;0; 1; 0)" office:value-type="float" office:value="1" calcext:value-type="float">
            <text:p>1</text:p>
          </table:table-cell>
          <table:table-cell table:formula="of:=IF(AND([.K91]=1; [.J91]&gt;=[.E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b <text:s/>?a <text:s/>&lt;is_in_the_administrative_territorial_entity_P131&gt; <text:s/>?f <text:s text:c="2"/>=&gt; ?a <text:s/>&lt;located_in_place_P1134&gt; <text:s/>?b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2268431" calcext:value-type="float">
            <text:p>0.02268431</text:p>
          </table:table-cell>
          <table:table-cell office:value-type="float" office:value="0.000005574" calcext:value-type="float">
            <text:p>0.000005574</text:p>
          </table:table-cell>
          <table:table-cell office:value-type="float" office:value="0.002698297" calcext:value-type="float">
            <text:p>0.002698297</text:p>
          </table:table-cell>
          <table:table-cell office:value-type="float" office:value="48" calcext:value-type="float">
            <text:p>48</text:p>
          </table:table-cell>
          <table:table-cell office:value-type="float" office:value="8611788" calcext:value-type="float">
            <text:p>8611788</text:p>
          </table:table-cell>
          <table:table-cell office:value-type="float" office:value="17789" calcext:value-type="float">
            <text:p>177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]&lt;&gt;0; 1; 0)" office:value-type="float" office:value="0" calcext:value-type="float">
            <text:p>0</text:p>
          </table:table-cell>
          <table:table-cell table:formula="of:=IF(AND([.K92]=1; [.J92]&gt;=[.E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occupation_P106&gt; <text:s/>?a <text:s/>?e <text:s/>&lt;occupation_P106&gt; <text:s/>?b <text:s text:c="2"/>=&gt; ?a <text:s/>&lt;field_of_this_profession_P425&gt; <text:s/>?b</text:p>
          </table:table-cell>
          <table:table-cell office:value-type="float" office:value="0.000002417" calcext:value-type="float">
            <text:p>0.000002417</text:p>
          </table:table-cell>
          <table:table-cell office:value-type="float" office:value="0.043283582" calcext:value-type="float">
            <text:p>0.043283582</text:p>
          </table:table-cell>
          <table:table-cell office:value-type="float" office:value="0.001658944" calcext:value-type="float">
            <text:p>0.001658944</text:p>
          </table:table-cell>
          <table:table-cell office:value-type="float" office:value="0.002751162" calcext:value-type="float">
            <text:p>0.002751162</text:p>
          </table:table-cell>
          <table:table-cell office:value-type="float" office:value="29" calcext:value-type="float">
            <text:p>29</text:p>
          </table:table-cell>
          <table:table-cell office:value-type="float" office:value="17481" calcext:value-type="float">
            <text:p>17481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?a</text:p>
          </table:table-cell>
          <table:table-cell office:value-type="float" office:value="0.0149100257069409" calcext:value-type="float">
            <text:p>0.0149100257</text:p>
          </table:table-cell>
          <table:table-cell table:formula="of:=IF([.J93]&lt;&gt;0; 1; 0)" office:value-type="float" office:value="1" calcext:value-type="float">
            <text:p>1</text:p>
          </table:table-cell>
          <table:table-cell table:formula="of:=IF(AND([.K93]=1; [.J93]&gt;=[.E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a <text:s text:c="2"/>=&gt; ?a <text:s/>&lt;archives_at_P485&gt; <text:s/>?b</text:p>
          </table:table-cell>
          <table:table-cell office:value-type="float" office:value="0.000002083" calcext:value-type="float">
            <text:p>0.000002083</text:p>
          </table:table-cell>
          <table:table-cell office:value-type="float" office:value="0.219298246" calcext:value-type="float">
            <text:p>0.219298246</text:p>
          </table:table-cell>
          <table:table-cell office:value-type="float" office:value="0.000037775" calcext:value-type="float">
            <text:p>0.000037775</text:p>
          </table:table-cell>
          <table:table-cell office:value-type="float" office:value="0.003069745" calcext:value-type="float">
            <text:p>0.003069745</text:p>
          </table:table-cell>
          <table:table-cell office:value-type="float" office:value="25" calcext:value-type="float">
            <text:p>25</text:p>
          </table:table-cell>
          <table:table-cell office:value-type="float" office:value="661809" calcext:value-type="float">
            <text:p>661809</text:p>
          </table:table-cell>
          <table:table-cell office:value-type="float" office:value="8144" calcext:value-type="float">
            <text:p>81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4]&lt;&gt;0; 1; 0)" office:value-type="float" office:value="0" calcext:value-type="float">
            <text:p>0</text:p>
          </table:table-cell>
          <table:table-cell table:formula="of:=IF(AND([.K94]=1; [.J94]&gt;=[.E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fluenced_P738&gt; <text:s/>?a <text:s/>?e <text:s/>&lt;influenced_P738&gt; <text:s/>?b <text:s text:c="2"/>=&gt; ?a <text:s/>&lt;influenced_P738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9126214" calcext:value-type="float">
            <text:p>0.029126214</text:p>
          </table:table-cell>
          <table:table-cell table:number-columns-repeated="2" office:value-type="float" office:value="0.00310559" calcext:value-type="float">
            <text:p>0.003105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string" calcext:value-type="string">
            <text:p>?b</text:p>
          </table:table-cell>
          <table:table-cell office:value-type="float" office:value="0.0333333333333333" calcext:value-type="float">
            <text:p>0.0333333333</text:p>
          </table:table-cell>
          <table:table-cell table:formula="of:=IF([.J95]&lt;&gt;0; 1; 0)" office:value-type="float" office:value="1" calcext:value-type="float">
            <text:p>1</text:p>
          </table:table-cell>
          <table:table-cell table:formula="of:=IF(AND([.K95]=1; [.J95]&gt;=[.E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field_of_work_P101&gt; <text:s/>?f <text:s/>?b <text:s/>&lt;field_of_work_P101&gt; <text:s/>?f <text:s text:c="2"/>=&gt; ?a <text:s/>&lt;doctoral_student_P185&gt; <text:s/>?b</text:p>
          </table:table-cell>
          <table:table-cell office:value-type="float" office:value="0.000002333" calcext:value-type="float">
            <text:p>0.000002333</text:p>
          </table:table-cell>
          <table:table-cell office:value-type="float" office:value="0.14893617" calcext:value-type="float">
            <text:p>0.14893617</text:p>
          </table:table-cell>
          <table:table-cell office:value-type="float" office:value="0.000000637" calcext:value-type="float">
            <text:p>0.000000637</text:p>
          </table:table-cell>
          <table:table-cell office:value-type="float" office:value="0.003450826" calcext:value-type="float">
            <text:p>0.003450826</text:p>
          </table:table-cell>
          <table:table-cell office:value-type="float" office:value="28" calcext:value-type="float">
            <text:p>28</text:p>
          </table:table-cell>
          <table:table-cell office:value-type="float" office:value="43937882" calcext:value-type="float">
            <text:p>43937882</text:p>
          </table:table-cell>
          <table:table-cell office:value-type="float" office:value="8114" calcext:value-type="float">
            <text:p>8114</text:p>
          </table:table-cell>
          <table:table-cell office:value-type="string" calcext:value-type="string">
            <text:p>?b</text:p>
          </table:table-cell>
          <table:table-cell office:value-type="float" office:value="0.00215020734142221" calcext:value-type="float">
            <text:p>0.0021502073</text:p>
          </table:table-cell>
          <table:table-cell table:formula="of:=IF([.J96]&lt;&gt;0; 1; 0)" office:value-type="float" office:value="1" calcext:value-type="float">
            <text:p>1</text:p>
          </table:table-cell>
          <table:table-cell table:formula="of:=IF(AND([.K96]=1; [.J96]&gt;=[.E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untry_of_citizenship_P27&gt; <text:s/>?a <text:s/>?e <text:s/>&lt;position_held_P39&gt; <text:s/>?b <text:s text:c="2"/>=&gt; ?a <text:s/>&lt;legislative_body_P194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10660981" calcext:value-type="float">
            <text:p>0.010660981</text:p>
          </table:table-cell>
          <table:table-cell office:value-type="float" office:value="0.002281022" calcext:value-type="float">
            <text:p>0.002281022</text:p>
          </table:table-cell>
          <table:table-cell office:value-type="float" office:value="0.003462604" calcext:value-type="float">
            <text:p>0.003462604</text:p>
          </table:table-cell>
          <table:table-cell office:value-type="float" office:value="5" calcext:value-type="float">
            <text:p>5</text:p>
          </table:table-cell>
          <table:table-cell office:value-type="float" office:value="2192" calcext:value-type="float">
            <text:p>2192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]&lt;&gt;0; 1; 0)" office:value-type="float" office:value="0" calcext:value-type="float">
            <text:p>0</text:p>
          </table:table-cell>
          <table:table-cell table:formula="of:=IF(AND([.K97]=1; [.J97]&gt;=[.E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hild_P40&gt; <text:s/>?a <text:s/>?e <text:s/>&lt;child_P40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2282" calcext:value-type="float">
            <text:p>0.00002282</text:p>
          </table:table-cell>
          <table:table-cell office:value-type="float" office:value="0.003496503" calcext:value-type="float">
            <text:p>0.003496503</text:p>
          </table:table-cell>
          <table:table-cell office:value-type="float" office:value="2" calcext:value-type="float">
            <text:p>2</text:p>
          </table:table-cell>
          <table:table-cell office:value-type="float" office:value="87642" calcext:value-type="float">
            <text:p>8764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088746893858715" calcext:value-type="float">
            <text:p>8.87E-005</text:p>
          </table:table-cell>
          <table:table-cell table:formula="of:=IF([.J98]&lt;&gt;0; 1; 0)" office:value-type="float" office:value="1" calcext:value-type="float">
            <text:p>1</text:p>
          </table:table-cell>
          <table:table-cell table:formula="of:=IF(AND([.K98]=1; [.J98]&gt;=[.E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elongs_to_jurisdiction_P1001&gt; <text:s/>?f <text:s/>?a <text:s/>&lt;country_P17&gt; <text:s/>?f <text:s text:c="2"/>=&gt; ?a <text:s/>&lt;legislated_by_P467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6511628" calcext:value-type="float">
            <text:p>0.046511628</text:p>
          </table:table-cell>
          <table:table-cell office:value-type="float" office:value="0.000000338" calcext:value-type="float">
            <text:p>0.000000338</text:p>
          </table:table-cell>
          <table:table-cell office:value-type="float" office:value="0.003680982" calcext:value-type="float">
            <text:p>0.003680982</text:p>
          </table:table-cell>
          <table:table-cell office:value-type="float" office:value="6" calcext:value-type="float">
            <text:p>6</text:p>
          </table:table-cell>
          <table:table-cell office:value-type="float" office:value="17776937" calcext:value-type="float">
            <text:p>1777693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9]&lt;&gt;0; 1; 0)" office:value-type="float" office:value="0" calcext:value-type="float">
            <text:p>0</text:p>
          </table:table-cell>
          <table:table-cell table:formula="of:=IF(AND([.K99]=1; [.J99]&gt;=[.E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of_citizenship_P27&gt; <text:s/>?a <text:s text:c="2"/>=&gt; ?a <text:s/>&lt;head_of_state_P35&gt; <text:s/>?b</text:p>
          </table:table-cell>
          <table:table-cell office:value-type="float" office:value="0.000011917" calcext:value-type="float">
            <text:p>0.000011917</text:p>
          </table:table-cell>
          <table:table-cell office:value-type="float" office:value="0.350490196" calcext:value-type="float">
            <text:p>0.350490196</text:p>
          </table:table-cell>
          <table:table-cell office:value-type="float" office:value="0.000586513" calcext:value-type="float">
            <text:p>0.000586513</text:p>
          </table:table-cell>
          <table:table-cell office:value-type="float" office:value="0.003719309" calcext:value-type="float">
            <text:p>0.003719309</text:p>
          </table:table-cell>
          <table:table-cell office:value-type="float" office:value="143" calcext:value-type="float">
            <text:p>143</text:p>
          </table:table-cell>
          <table:table-cell office:value-type="float" office:value="243814" calcext:value-type="float">
            <text:p>243814</text:p>
          </table:table-cell>
          <table:table-cell office:value-type="float" office:value="38448" calcext:value-type="float">
            <text:p>384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]&lt;&gt;0; 1; 0)" office:value-type="float" office:value="0" calcext:value-type="float">
            <text:p>0</text:p>
          </table:table-cell>
          <table:table-cell table:formula="of:=IF(AND([.K100]=1; [.J100]&gt;=[.E1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hild_P40&gt; <text:s/>?b <text:s/>?a <text:s/>&lt;father_P22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24578" calcext:value-type="float">
            <text:p>0.000024578</text:p>
          </table:table-cell>
          <table:table-cell office:value-type="float" office:value="0.003795066" calcext:value-type="float">
            <text:p>0.003795066</text:p>
          </table:table-cell>
          <table:table-cell office:value-type="float" office:value="2" calcext:value-type="float">
            <text:p>2</text:p>
          </table:table-cell>
          <table:table-cell office:value-type="float" office:value="81374" calcext:value-type="float">
            <text:p>81374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]&lt;&gt;0; 1; 0)" office:value-type="float" office:value="0" calcext:value-type="float">
            <text:p>0</text:p>
          </table:table-cell>
          <table:table-cell table:formula="of:=IF(AND([.K101]=1; [.J101]&gt;=[.E1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hild_P40&gt; <text:s/>?a <text:s/>?b <text:s/>&lt;mother_P25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45077" calcext:value-type="float">
            <text:p>0.000045077</text:p>
          </table:table-cell>
          <table:table-cell office:value-type="float" office:value="0.003824092" calcext:value-type="float">
            <text:p>0.003824092</text:p>
          </table:table-cell>
          <table:table-cell office:value-type="float" office:value="2" calcext:value-type="float">
            <text:p>2</text:p>
          </table:table-cell>
          <table:table-cell office:value-type="float" office:value="44369" calcext:value-type="float">
            <text:p>44369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]&lt;&gt;0; 1; 0)" office:value-type="float" office:value="0" calcext:value-type="float">
            <text:p>0</text:p>
          </table:table-cell>
          <table:table-cell table:formula="of:=IF(AND([.K102]=1; [.J102]&gt;=[.E1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other_P25&gt; <text:s/>?f <text:s/>?b <text:s/>&lt;mother_P25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43317" calcext:value-type="float">
            <text:p>0.000043317</text:p>
          </table:table-cell>
          <table:table-cell office:value-type="float" office:value="0.003824092" calcext:value-type="float">
            <text:p>0.003824092</text:p>
          </table:table-cell>
          <table:table-cell office:value-type="float" office:value="2" calcext:value-type="float">
            <text:p>2</text:p>
          </table:table-cell>
          <table:table-cell office:value-type="float" office:value="46171" calcext:value-type="float">
            <text:p>4617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175515577007459" calcext:value-type="float">
            <text:p>1.76E-004</text:p>
          </table:table-cell>
          <table:table-cell table:formula="of:=IF([.J103]&lt;&gt;0; 1; 0)" office:value-type="float" office:value="1" calcext:value-type="float">
            <text:p>1</text:p>
          </table:table-cell>
          <table:table-cell table:formula="of:=IF(AND([.K103]=1; [.J103]&gt;=[.E1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hild_P40&gt; <text:s/>?a <text:s/>?b <text:s/>&lt;father_P22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24578" calcext:value-type="float">
            <text:p>0.000024578</text:p>
          </table:table-cell>
          <table:table-cell office:value-type="float" office:value="0.003944773" calcext:value-type="float">
            <text:p>0.003944773</text:p>
          </table:table-cell>
          <table:table-cell office:value-type="float" office:value="2" calcext:value-type="float">
            <text:p>2</text:p>
          </table:table-cell>
          <table:table-cell office:value-type="float" office:value="81374" calcext:value-type="float">
            <text:p>8137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]&lt;&gt;0; 1; 0)" office:value-type="float" office:value="0" calcext:value-type="float">
            <text:p>0</text:p>
          </table:table-cell>
          <table:table-cell table:formula="of:=IF(AND([.K104]=1; [.J104]&gt;=[.E1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father_P22&gt; <text:s/>?f <text:s/>?b <text:s/>&lt;father_P22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24049" calcext:value-type="float">
            <text:p>0.000024049</text:p>
          </table:table-cell>
          <table:table-cell office:value-type="float" office:value="0.003952569" calcext:value-type="float">
            <text:p>0.003952569</text:p>
          </table:table-cell>
          <table:table-cell office:value-type="float" office:value="2" calcext:value-type="float">
            <text:p>2</text:p>
          </table:table-cell>
          <table:table-cell office:value-type="float" office:value="83162" calcext:value-type="float">
            <text:p>8316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0933532486930545" calcext:value-type="float">
            <text:p>9.34E-005</text:p>
          </table:table-cell>
          <table:table-cell table:formula="of:=IF([.J105]&lt;&gt;0; 1; 0)" office:value-type="float" office:value="1" calcext:value-type="float">
            <text:p>1</text:p>
          </table:table-cell>
          <table:table-cell table:formula="of:=IF(AND([.K105]=1; [.J105]&gt;=[.E1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tive_language_P103&gt; <text:s/>?f <text:s/>?b <text:s/>&lt;native_language_P103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18198" calcext:value-type="float">
            <text:p>0.000018198</text:p>
          </table:table-cell>
          <table:table-cell office:value-type="float" office:value="0.004140787" calcext:value-type="float">
            <text:p>0.004140787</text:p>
          </table:table-cell>
          <table:table-cell office:value-type="float" office:value="2" calcext:value-type="float">
            <text:p>2</text:p>
          </table:table-cell>
          <table:table-cell office:value-type="float" office:value="109903" calcext:value-type="float">
            <text:p>10990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?a</text:p>
          </table:table-cell>
          <table:table-cell office:value-type="float" office:value="0.00200601805416249" calcext:value-type="float">
            <text:p>0.0020060181</text:p>
          </table:table-cell>
          <table:table-cell table:formula="of:=IF([.J106]&lt;&gt;0; 1; 0)" office:value-type="float" office:value="1" calcext:value-type="float">
            <text:p>1</text:p>
          </table:table-cell>
          <table:table-cell table:formula="of:=IF(AND([.K106]=1; [.J106]&gt;=[.E1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archives_at_P48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754386" calcext:value-type="float">
            <text:p>0.01754386</text:p>
          </table:table-cell>
          <table:table-cell office:value-type="float" office:value="0.000002386" calcext:value-type="float">
            <text:p>0.000002386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2" calcext:value-type="float">
            <text:p>2</text:p>
          </table:table-cell>
          <table:table-cell office:value-type="float" office:value="838275" calcext:value-type="float">
            <text:p>83827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]&lt;&gt;0; 1; 0)" office:value-type="float" office:value="0" calcext:value-type="float">
            <text:p>0</text:p>
          </table:table-cell>
          <table:table-cell table:formula="of:=IF(AND([.K107]=1; [.J107]&gt;=[.E1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hild_P40&gt; <text:s/>?b <text:s/>?a <text:s/>&lt;mother_P25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45077" calcext:value-type="float">
            <text:p>0.000045077</text:p>
          </table:table-cell>
          <table:table-cell office:value-type="float" office:value="0.004301075" calcext:value-type="float">
            <text:p>0.004301075</text:p>
          </table:table-cell>
          <table:table-cell office:value-type="float" office:value="2" calcext:value-type="float">
            <text:p>2</text:p>
          </table:table-cell>
          <table:table-cell office:value-type="float" office:value="44369" calcext:value-type="float">
            <text:p>4436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]&lt;&gt;0; 1; 0)" office:value-type="float" office:value="0" calcext:value-type="float">
            <text:p>0</text:p>
          </table:table-cell>
          <table:table-cell table:formula="of:=IF(AND([.K108]=1; [.J108]&gt;=[.E1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belongs_to_jurisdiction_P1001&gt; <text:s/>?f <text:s/>?b <text:s/>&lt;belongs_to_jurisdiction_P1001&gt; <text:s/>?f <text:s text:c="2"/>=&gt; ?a <text:s/>&lt;legislated_by_P467&gt; <text:s/>?b</text:p>
          </table:table-cell>
          <table:table-cell office:value-type="float" office:value="0.0000045" calcext:value-type="float">
            <text:p>0.0000045</text:p>
          </table:table-cell>
          <table:table-cell office:value-type="float" office:value="0.418604651" calcext:value-type="float">
            <text:p>0.418604651</text:p>
          </table:table-cell>
          <table:table-cell office:value-type="float" office:value="0.001161116" calcext:value-type="float">
            <text:p>0.001161116</text:p>
          </table:table-cell>
          <table:table-cell office:value-type="float" office:value="0.004450305" calcext:value-type="float">
            <text:p>0.004450305</text:p>
          </table:table-cell>
          <table:table-cell office:value-type="float" office:value="54" calcext:value-type="float">
            <text:p>54</text:p>
          </table:table-cell>
          <table:table-cell office:value-type="float" office:value="46507" calcext:value-type="float">
            <text:p>46507</text:p>
          </table:table-cell>
          <table:table-cell office:value-type="float" office:value="12134" calcext:value-type="float">
            <text:p>12134</text:p>
          </table:table-cell>
          <table:table-cell office:value-type="string" calcext:value-type="string">
            <text:p>?a</text:p>
          </table:table-cell>
          <table:table-cell office:value-type="float" office:value="0.0371644872677219" calcext:value-type="float">
            <text:p>0.0371644873</text:p>
          </table:table-cell>
          <table:table-cell table:formula="of:=IF([.J109]&lt;&gt;0; 1; 0)" office:value-type="float" office:value="1" calcext:value-type="float">
            <text:p>1</text:p>
          </table:table-cell>
          <table:table-cell table:formula="of:=IF(AND([.K109]=1; [.J109]&gt;=[.E1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untry_P17&gt; <text:s/>?a <text:s/>?e <text:s/>&lt;part_of_P361&gt; <text:s/>?b <text:s text:c="2"/>=&gt; ?a <text:s/>&lt;legislative_body_P194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17057569" calcext:value-type="float">
            <text:p>0.017057569</text:p>
          </table:table-cell>
          <table:table-cell office:value-type="float" office:value="0.003552398" calcext:value-type="float">
            <text:p>0.003552398</text:p>
          </table:table-cell>
          <table:table-cell office:value-type="float" office:value="0.004608295" calcext:value-type="float">
            <text:p>0.004608295</text:p>
          </table:table-cell>
          <table:table-cell office:value-type="float" office:value="8" calcext:value-type="float">
            <text:p>8</text:p>
          </table:table-cell>
          <table:table-cell office:value-type="float" office:value="2252" calcext:value-type="float">
            <text:p>2252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0]&lt;&gt;0; 1; 0)" office:value-type="float" office:value="0" calcext:value-type="float">
            <text:p>0</text:p>
          </table:table-cell>
          <table:table-cell table:formula="of:=IF(AND([.K110]=1; [.J110]&gt;=[.E1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_OBSOLETE__genus_P74&gt; <text:s/>?f <text:s/>?a <text:s/>&lt;parent_taxon_P171&gt; <text:s/>?f <text:s text:c="2"/>=&gt; ?a <text:s/>&lt;taxonomic_type_P427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16025641" calcext:value-type="float">
            <text:p>0.016025641</text:p>
          </table:table-cell>
          <table:table-cell office:value-type="float" office:value="0.000000205" calcext:value-type="float">
            <text:p>0.000000205</text:p>
          </table:table-cell>
          <table:table-cell office:value-type="float" office:value="0.004681648" calcext:value-type="float">
            <text:p>0.004681648</text:p>
          </table:table-cell>
          <table:table-cell office:value-type="float" office:value="5" calcext:value-type="float">
            <text:p>5</text:p>
          </table:table-cell>
          <table:table-cell office:value-type="float" office:value="24405416" calcext:value-type="float">
            <text:p>24405416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1]&lt;&gt;0; 1; 0)" office:value-type="float" office:value="0" calcext:value-type="float">
            <text:p>0</text:p>
          </table:table-cell>
          <table:table-cell table:formula="of:=IF(AND([.K111]=1; [.J111]&gt;=[.E1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rmament_P520&gt; <text:s/>?f <text:s/>?b <text:s/>&lt;armament_P520&gt; <text:s/>?f <text:s text:c="2"/>=&gt; ?a <text:s/>&lt;ship_class_P289&gt; <text:s/>?b</text:p>
          </table:table-cell>
          <table:table-cell office:value-type="float" office:value="0.000014168" calcext:value-type="float">
            <text:p>0.000014168</text:p>
          </table:table-cell>
          <table:table-cell office:value-type="float" office:value="0.197215777" calcext:value-type="float">
            <text:p>0.197215777</text:p>
          </table:table-cell>
          <table:table-cell office:value-type="float" office:value="0.002408512" calcext:value-type="float">
            <text:p>0.002408512</text:p>
          </table:table-cell>
          <table:table-cell office:value-type="float" office:value="0.004715019" calcext:value-type="float">
            <text:p>0.004715019</text:p>
          </table:table-cell>
          <table:table-cell office:value-type="float" office:value="170" calcext:value-type="float">
            <text:p>170</text:p>
          </table:table-cell>
          <table:table-cell office:value-type="float" office:value="70583" calcext:value-type="float">
            <text:p>70583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?a</text:p>
          </table:table-cell>
          <table:table-cell office:value-type="float" office:value="0.203592814371257" calcext:value-type="float">
            <text:p>0.2035928144</text:p>
          </table:table-cell>
          <table:table-cell table:formula="of:=IF([.J112]&lt;&gt;0; 1; 0)" office:value-type="float" office:value="1" calcext:value-type="float">
            <text:p>1</text:p>
          </table:table-cell>
          <table:table-cell table:formula="of:=IF(AND([.K112]=1; [.J112]&gt;=[.E1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b <text:s/>?a <text:s/>&lt;shares_border_with_P47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022533" calcext:value-type="float">
            <text:p>0.000022533</text:p>
          </table:table-cell>
          <table:table-cell office:value-type="float" office:value="0.005319149" calcext:value-type="float">
            <text:p>0.005319149</text:p>
          </table:table-cell>
          <table:table-cell office:value-type="float" office:value="2" calcext:value-type="float">
            <text:p>2</text:p>
          </table:table-cell>
          <table:table-cell office:value-type="float" office:value="88759" calcext:value-type="float">
            <text:p>8875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3]&lt;&gt;0; 1; 0)" office:value-type="float" office:value="0" calcext:value-type="float">
            <text:p>0</text:p>
          </table:table-cell>
          <table:table-cell table:formula="of:=IF(AND([.K113]=1; [.J113]&gt;=[.E1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apital_P36&gt; <text:s/>?a <text:s/>?e <text:s/>&lt;is_in_the_administrative_territorial_entity_P131&gt; <text:s/>?b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213447" calcext:value-type="float">
            <text:p>0.000213447</text:p>
          </table:table-cell>
          <table:table-cell office:value-type="float" office:value="0.005479452" calcext:value-type="float">
            <text:p>0.005479452</text:p>
          </table:table-cell>
          <table:table-cell office:value-type="float" office:value="2" calcext:value-type="float">
            <text:p>2</text:p>
          </table:table-cell>
          <table:table-cell office:value-type="float" office:value="9370" calcext:value-type="float">
            <text:p>937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4]&lt;&gt;0; 1; 0)" office:value-type="float" office:value="0" calcext:value-type="float">
            <text:p>0</text:p>
          </table:table-cell>
          <table:table-cell table:formula="of:=IF(AND([.K114]=1; [.J114]&gt;=[.E1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a <text:s text:c="2"/>=&gt; ?a <text:s/>&lt;located_next_to_body_of_water_P206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3255814" calcext:value-type="float">
            <text:p>0.023255814</text:p>
          </table:table-cell>
          <table:table-cell office:value-type="float" office:value="0.000007555" calcext:value-type="float">
            <text:p>0.000007555</text:p>
          </table:table-cell>
          <table:table-cell office:value-type="float" office:value="0.00550055" calcext:value-type="float">
            <text:p>0.00550055</text:p>
          </table:table-cell>
          <table:table-cell office:value-type="float" office:value="5" calcext:value-type="float">
            <text:p>5</text:p>
          </table:table-cell>
          <table:table-cell office:value-type="float" office:value="661809" calcext:value-type="float">
            <text:p>661809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5]&lt;&gt;0; 1; 0)" office:value-type="float" office:value="0" calcext:value-type="float">
            <text:p>0</text:p>
          </table:table-cell>
          <table:table-cell table:formula="of:=IF(AND([.K115]=1; [.J115]&gt;=[.E1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apital_P36&gt; <text:s/>?a <text:s/>?b <text:s/>&lt;contains_administrative_territorial_entity_P150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267201" calcext:value-type="float">
            <text:p>0.000267201</text:p>
          </table:table-cell>
          <table:table-cell office:value-type="float" office:value="0.005633803" calcext:value-type="float">
            <text:p>0.005633803</text:p>
          </table:table-cell>
          <table:table-cell office:value-type="float" office:value="2" calcext:value-type="float">
            <text:p>2</text:p>
          </table:table-cell>
          <table:table-cell office:value-type="float" office:value="7485" calcext:value-type="float">
            <text:p>748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6]&lt;&gt;0; 1; 0)" office:value-type="float" office:value="0" calcext:value-type="float">
            <text:p>0</text:p>
          </table:table-cell>
          <table:table-cell table:formula="of:=IF(AND([.K116]=1; [.J116]&gt;=[.E1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lma_mater_P69&gt; <text:s/>?f <text:s/>?a <text:s/>&lt;employer_P108&gt; <text:s/>?f <text:s text:c="2"/>=&gt; ?a <text:s/>&lt;doctoral_student_P185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1276596" calcext:value-type="float">
            <text:p>0.021276596</text:p>
          </table:table-cell>
          <table:table-cell office:value-type="float" office:value="0.000004423" calcext:value-type="float">
            <text:p>0.000004423</text:p>
          </table:table-cell>
          <table:table-cell office:value-type="float" office:value="0.005641749" calcext:value-type="float">
            <text:p>0.005641749</text:p>
          </table:table-cell>
          <table:table-cell office:value-type="float" office:value="4" calcext:value-type="float">
            <text:p>4</text:p>
          </table:table-cell>
          <table:table-cell office:value-type="float" office:value="904463" calcext:value-type="float">
            <text:p>90446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7]&lt;&gt;0; 1; 0)" office:value-type="float" office:value="0" calcext:value-type="float">
            <text:p>0</text:p>
          </table:table-cell>
          <table:table-cell table:formula="of:=IF(AND([.K117]=1; [.J117]&gt;=[.E1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b <text:s/>?a <text:s/>&lt;is_in_the_administrative_territorial_entity_P131&gt; <text:s/>?f <text:s text:c="2"/>=&gt; ?a <text:s/>&lt;enclave_within_P501&gt; <text:s/>?b</text:p>
          </table:table-cell>
          <table:table-cell office:value-type="float" office:value="0.000003584" calcext:value-type="float">
            <text:p>0.000003584</text:p>
          </table:table-cell>
          <table:table-cell office:value-type="float" office:value="0.286666667" calcext:value-type="float">
            <text:p>0.286666667</text:p>
          </table:table-cell>
          <table:table-cell office:value-type="float" office:value="0.000004993" calcext:value-type="float">
            <text:p>0.000004993</text:p>
          </table:table-cell>
          <table:table-cell office:value-type="float" office:value="0.005645267" calcext:value-type="float">
            <text:p>0.005645267</text:p>
          </table:table-cell>
          <table:table-cell office:value-type="float" office:value="43" calcext:value-type="float">
            <text:p>43</text:p>
          </table:table-cell>
          <table:table-cell office:value-type="float" office:value="8611788" calcext:value-type="float">
            <text:p>8611788</text:p>
          </table:table-cell>
          <table:table-cell office:value-type="float" office:value="7617" calcext:value-type="float">
            <text:p>761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8]&lt;&gt;0; 1; 0)" office:value-type="float" office:value="0" calcext:value-type="float">
            <text:p>0</text:p>
          </table:table-cell>
          <table:table-cell table:formula="of:=IF(AND([.K118]=1; [.J118]&gt;=[.E1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untry_of_citizenship_P27&gt; <text:s/>?a <text:s/>?e <text:s/>&lt;country_of_citizenship_P27&gt; <text:s/>?b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847099" calcext:value-type="float">
            <text:p>0.000847099</text:p>
          </table:table-cell>
          <table:table-cell office:value-type="float" office:value="0.005714286" calcext:value-type="float">
            <text:p>0.005714286</text:p>
          </table:table-cell>
          <table:table-cell office:value-type="float" office:value="2" calcext:value-type="float">
            <text:p>2</text:p>
          </table:table-cell>
          <table:table-cell office:value-type="float" office:value="2361" calcext:value-type="float">
            <text:p>236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?b</text:p>
          </table:table-cell>
          <table:table-cell office:value-type="float" office:value="0.00389863547758285" calcext:value-type="float">
            <text:p>0.0038986355</text:p>
          </table:table-cell>
          <table:table-cell table:formula="of:=IF([.J119]&lt;&gt;0; 1; 0)" office:value-type="float" office:value="1" calcext:value-type="float">
            <text:p>1</text:p>
          </table:table-cell>
          <table:table-cell table:formula="of:=IF(AND([.K119]=1; [.J119]&gt;=[.E1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urrency_P38&gt; <text:s/>?a <text:s text:c="2"/>=&gt; ?a <text:s/>&lt;central_bank_issuer_P562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1811024" calcext:value-type="float">
            <text:p>0.011811024</text:p>
          </table:table-cell>
          <table:table-cell office:value-type="float" office:value="0.003851091" calcext:value-type="float">
            <text:p>0.003851091</text:p>
          </table:table-cell>
          <table:table-cell office:value-type="float" office:value="0.005964215" calcext:value-type="float">
            <text:p>0.005964215</text:p>
          </table:table-cell>
          <table:table-cell office:value-type="float" office:value="3" calcext:value-type="float">
            <text:p>3</text:p>
          </table:table-cell>
          <table:table-cell office:value-type="float" office:value="779" calcext:value-type="float">
            <text:p>779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0]&lt;&gt;0; 1; 0)" office:value-type="float" office:value="0" calcext:value-type="float">
            <text:p>0</text:p>
          </table:table-cell>
          <table:table-cell table:formula="of:=IF(AND([.K120]=1; [.J120]&gt;=[.E1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anufacturer_P176&gt; <text:s/>?f <text:s/>?b <text:s/>&lt;manufacturer_P176&gt; <text:s/>?f <text:s text:c="2"/>=&gt; ?a <text:s/>&lt;CPU_P88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1583012" calcext:value-type="float">
            <text:p>0.011583012</text:p>
          </table:table-cell>
          <table:table-cell office:value-type="float" office:value="0.000003882" calcext:value-type="float">
            <text:p>0.000003882</text:p>
          </table:table-cell>
          <table:table-cell office:value-type="float" office:value="0.005976096" calcext:value-type="float">
            <text:p>0.005976096</text:p>
          </table:table-cell>
          <table:table-cell office:value-type="float" office:value="6" calcext:value-type="float">
            <text:p>6</text:p>
          </table:table-cell>
          <table:table-cell office:value-type="float" office:value="1545636" calcext:value-type="float">
            <text:p>154563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645994832041344" calcext:value-type="float">
            <text:p>6.46E-004</text:p>
          </table:table-cell>
          <table:table-cell table:formula="of:=IF([.J121]&lt;&gt;0; 1; 0)" office:value-type="float" office:value="1" calcext:value-type="float">
            <text:p>1</text:p>
          </table:table-cell>
          <table:table-cell table:formula="of:=IF(AND([.K121]=1; [.J121]&gt;=[.E1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tform_P400&gt; <text:s/>?b <text:s text:c="2"/>=&gt; ?a <text:s/>&lt;software_engine_P408&gt; <text:s/>?b</text:p>
          </table:table-cell>
          <table:table-cell office:value-type="float" office:value="0.000001583" calcext:value-type="float">
            <text:p>0.000001583</text:p>
          </table:table-cell>
          <table:table-cell office:value-type="float" office:value="0.010376843" calcext:value-type="float">
            <text:p>0.010376843</text:p>
          </table:table-cell>
          <table:table-cell office:value-type="float" office:value="0.000716846" calcext:value-type="float">
            <text:p>0.000716846</text:p>
          </table:table-cell>
          <table:table-cell office:value-type="float" office:value="0.006127056" calcext:value-type="float">
            <text:p>0.006127056</text:p>
          </table:table-cell>
          <table:table-cell office:value-type="float" office:value="19" calcext:value-type="float">
            <text:p>19</text:p>
          </table:table-cell>
          <table:table-cell office:value-type="float" office:value="26505" calcext:value-type="float">
            <text:p>26505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2]&lt;&gt;0; 1; 0)" office:value-type="float" office:value="0" calcext:value-type="float">
            <text:p>0</text:p>
          </table:table-cell>
          <table:table-cell table:formula="of:=IF(AND([.K122]=1; [.J122]&gt;=[.E1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_in_the_administrative_territorial_entity_P131&gt; <text:s/>?b <text:s/>?a <text:s/>&lt;shares_border_with_P47&gt; <text:s/>?f <text:s text:c="2"/>=&gt; ?a <text:s/>&lt;enclave_within_P501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33333333" calcext:value-type="float">
            <text:p>0.033333333</text:p>
          </table:table-cell>
          <table:table-cell office:value-type="float" office:value="0.000160256" calcext:value-type="float">
            <text:p>0.000160256</text:p>
          </table:table-cell>
          <table:table-cell office:value-type="float" office:value="0.006273526" calcext:value-type="float">
            <text:p>0.006273526</text:p>
          </table:table-cell>
          <table:table-cell office:value-type="float" office:value="5" calcext:value-type="float">
            <text:p>5</text:p>
          </table:table-cell>
          <table:table-cell office:value-type="float" office:value="31200" calcext:value-type="float">
            <text:p>3120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3]&lt;&gt;0; 1; 0)" office:value-type="float" office:value="0" calcext:value-type="float">
            <text:p>0</text:p>
          </table:table-cell>
          <table:table-cell table:formula="of:=IF(AND([.K123]=1; [.J123]&gt;=[.E1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place_of_birth_P19&gt; <text:s/>?b <text:s/>?e <text:s/>&lt;place_of_death_P20&gt; <text:s/>?a <text:s text:c="2"/>=&gt; ?a <text:s/>&lt;enclave_within_P501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53333333" calcext:value-type="float">
            <text:p>0.053333333</text:p>
          </table:table-cell>
          <table:table-cell office:value-type="float" office:value="0.000089444" calcext:value-type="float">
            <text:p>0.000089444</text:p>
          </table:table-cell>
          <table:table-cell office:value-type="float" office:value="0.006344171" calcext:value-type="float">
            <text:p>0.006344171</text:p>
          </table:table-cell>
          <table:table-cell office:value-type="float" office:value="8" calcext:value-type="float">
            <text:p>8</text:p>
          </table:table-cell>
          <table:table-cell office:value-type="float" office:value="89441" calcext:value-type="float">
            <text:p>89441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4]&lt;&gt;0; 1; 0)" office:value-type="float" office:value="0" calcext:value-type="float">
            <text:p>0</text:p>
          </table:table-cell>
          <table:table-cell table:formula="of:=IF(AND([.K124]=1; [.J124]&gt;=[.E1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_in_the_administrative_territorial_entity_P131&gt; <text:s/>?b <text:s/>?e <text:s/>&lt;shares_border_with_P47&gt; <text:s/>?a <text:s text:c="2"/>=&gt; ?a <text:s/>&lt;enclave_within_P501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0173235" calcext:value-type="float">
            <text:p>0.000173235</text:p>
          </table:table-cell>
          <table:table-cell office:value-type="float" office:value="0.006417112" calcext:value-type="float">
            <text:p>0.006417112</text:p>
          </table:table-cell>
          <table:table-cell office:value-type="float" office:value="6" calcext:value-type="float">
            <text:p>6</text:p>
          </table:table-cell>
          <table:table-cell office:value-type="float" office:value="34635" calcext:value-type="float">
            <text:p>34635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5]&lt;&gt;0; 1; 0)" office:value-type="float" office:value="0" calcext:value-type="float">
            <text:p>0</text:p>
          </table:table-cell>
          <table:table-cell table:formula="of:=IF(AND([.K125]=1; [.J125]&gt;=[.E1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a <text:s/>&lt;is_in_the_administrative_territorial_entity_P131&gt; <text:s/>?f <text:s text:c="2"/>=&gt; ?a <text:s/>&lt;enclave_within_P501&gt; <text:s/>?b</text:p>
          </table:table-cell>
          <table:table-cell office:value-type="float" office:value="0.000002583" calcext:value-type="float">
            <text:p>0.000002583</text:p>
          </table:table-cell>
          <table:table-cell office:value-type="float" office:value="0.206666667" calcext:value-type="float">
            <text:p>0.206666667</text:p>
          </table:table-cell>
          <table:table-cell office:value-type="float" office:value="0.000000875" calcext:value-type="float">
            <text:p>0.000000875</text:p>
          </table:table-cell>
          <table:table-cell office:value-type="float" office:value="0.00646372" calcext:value-type="float">
            <text:p>0.00646372</text:p>
          </table:table-cell>
          <table:table-cell office:value-type="float" office:value="31" calcext:value-type="float">
            <text:p>31</text:p>
          </table:table-cell>
          <table:table-cell office:value-type="float" office:value="35430503" calcext:value-type="float">
            <text:p>35430503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6]&lt;&gt;0; 1; 0)" office:value-type="float" office:value="0" calcext:value-type="float">
            <text:p>0</text:p>
          </table:table-cell>
          <table:table-cell table:formula="of:=IF(AND([.K126]=1; [.J126]&gt;=[.E1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art_of_P361&gt; <text:s/>?f <text:s/>?b <text:s/>&lt;part_of_P361&gt; <text:s/>?f <text:s text:c="2"/>=&gt; ?a <text:s/>&lt;killed_by_P157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65693431" calcext:value-type="float">
            <text:p>0.065693431</text:p>
          </table:table-cell>
          <table:table-cell office:value-type="float" office:value="0.000002078" calcext:value-type="float">
            <text:p>0.000002078</text:p>
          </table:table-cell>
          <table:table-cell office:value-type="float" office:value="0.006498195" calcext:value-type="float">
            <text:p>0.006498195</text:p>
          </table:table-cell>
          <table:table-cell office:value-type="float" office:value="9" calcext:value-type="float">
            <text:p>9</text:p>
          </table:table-cell>
          <table:table-cell office:value-type="float" office:value="4330998" calcext:value-type="float">
            <text:p>433099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219662208337401" calcext:value-type="float">
            <text:p>2.20E-004</text:p>
          </table:table-cell>
          <table:table-cell table:formula="of:=IF([.J127]&lt;&gt;0; 1; 0)" office:value-type="float" office:value="1" calcext:value-type="float">
            <text:p>1</text:p>
          </table:table-cell>
          <table:table-cell table:formula="of:=IF(AND([.K127]=1; [.J127]&gt;=[.E1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f <text:s/>?f <text:s/>&lt;enclave_within_P501&gt; <text:s/>?b <text:s text:c="2"/>=&gt; ?a <text:s/>&lt;enclave_within_P501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06535948" calcext:value-type="float">
            <text:p>0.0065359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?b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128]&lt;&gt;0; 1; 0)" office:value-type="float" office:value="0" calcext:value-type="float">
            <text:p>0</text:p>
          </table:table-cell>
          <table:table-cell table:formula="of:=IF(AND([.K128]=1; [.J128]&gt;=[.E1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_in_the_administrative_territorial_entity_P131&gt; <text:s/>?a <text:s/>?e <text:s/>&lt;is_in_the_administrative_territorial_entity_P131&gt; <text:s/>?b <text:s text:c="2"/>=&gt; ?a <text:s/>&lt;enclave_within_P501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74979" calcext:value-type="float">
            <text:p>0.000074979</text:p>
          </table:table-cell>
          <table:table-cell office:value-type="float" office:value="0.006651885" calcext:value-type="float">
            <text:p>0.006651885</text:p>
          </table:table-cell>
          <table:table-cell office:value-type="float" office:value="6" calcext:value-type="float">
            <text:p>6</text:p>
          </table:table-cell>
          <table:table-cell office:value-type="float" office:value="80022" calcext:value-type="float">
            <text:p>8002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141183114499506" calcext:value-type="float">
            <text:p>1.41E-004</text:p>
          </table:table-cell>
          <table:table-cell table:formula="of:=IF([.J129]&lt;&gt;0; 1; 0)" office:value-type="float" office:value="1" calcext:value-type="float">
            <text:p>1</text:p>
          </table:table-cell>
          <table:table-cell table:formula="of:=IF(AND([.K129]=1; [.J129]&gt;=[.E1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untry_P17&gt; <text:s/>?a <text:s/>?e <text:s/>&lt;country_P17&gt; <text:s/>?b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825083" calcext:value-type="float">
            <text:p>0.000825083</text:p>
          </table:table-cell>
          <table:table-cell office:value-type="float" office:value="0.007380074" calcext:value-type="float">
            <text:p>0.007380074</text:p>
          </table:table-cell>
          <table:table-cell office:value-type="float" office:value="2" calcext:value-type="float">
            <text:p>2</text:p>
          </table:table-cell>
          <table:table-cell office:value-type="float" office:value="2424" calcext:value-type="float">
            <text:p>242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b</text:p>
          </table:table-cell>
          <table:table-cell office:value-type="float" office:value="0.00342465753424658" calcext:value-type="float">
            <text:p>0.0034246575</text:p>
          </table:table-cell>
          <table:table-cell table:formula="of:=IF([.J130]&lt;&gt;0; 1; 0)" office:value-type="float" office:value="1" calcext:value-type="float">
            <text:p>1</text:p>
          </table:table-cell>
          <table:table-cell table:formula="of:=IF(AND([.K130]=1; [.J130]&gt;=[.E1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hip_builder_P198&gt; <text:s/>?f <text:s/>?b <text:s/>&lt;ship_builder_P198&gt; <text:s/>?f <text:s text:c="2"/>=&gt; ?a <text:s/>&lt;ship_class_P289&gt; <text:s/>?b</text:p>
          </table:table-cell>
          <table:table-cell office:value-type="float" office:value="0.000024502" calcext:value-type="float">
            <text:p>0.000024502</text:p>
          </table:table-cell>
          <table:table-cell office:value-type="float" office:value="0.341067285" calcext:value-type="float">
            <text:p>0.341067285</text:p>
          </table:table-cell>
          <table:table-cell office:value-type="float" office:value="0.000714624" calcext:value-type="float">
            <text:p>0.000714624</text:p>
          </table:table-cell>
          <table:table-cell office:value-type="float" office:value="0.007388977" calcext:value-type="float">
            <text:p>0.007388977</text:p>
          </table:table-cell>
          <table:table-cell office:value-type="float" office:value="294" calcext:value-type="float">
            <text:p>294</text:p>
          </table:table-cell>
          <table:table-cell office:value-type="float" office:value="411405" calcext:value-type="float">
            <text:p>411405</text:p>
          </table:table-cell>
          <table:table-cell office:value-type="float" office:value="39789" calcext:value-type="float">
            <text:p>39789</text:p>
          </table:table-cell>
          <table:table-cell office:value-type="string" calcext:value-type="string">
            <text:p>?a</text:p>
          </table:table-cell>
          <table:table-cell office:value-type="float" office:value="0.0547180346175321" calcext:value-type="float">
            <text:p>0.0547180346</text:p>
          </table:table-cell>
          <table:table-cell table:formula="of:=IF([.J131]&lt;&gt;0; 1; 0)" office:value-type="float" office:value="1" calcext:value-type="float">
            <text:p>1</text:p>
          </table:table-cell>
          <table:table-cell table:formula="of:=IF(AND([.K131]=1; [.J131]&gt;=[.E1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tains_administrative_territorial_entity_P150&gt; <text:s/>?f <text:s/>?f <text:s/>&lt;shares_border_with_P47&gt; <text:s/>?a <text:s text:c="2"/>=&gt; ?a <text:s/>&lt;enclave_within_P50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6666667" calcext:value-type="float">
            <text:p>0.026666667</text:p>
          </table:table-cell>
          <table:table-cell office:value-type="float" office:value="0.000157381" calcext:value-type="float">
            <text:p>0.000157381</text:p>
          </table:table-cell>
          <table:table-cell office:value-type="float" office:value="0.008080808" calcext:value-type="float">
            <text:p>0.008080808</text:p>
          </table:table-cell>
          <table:table-cell office:value-type="float" office:value="4" calcext:value-type="float">
            <text:p>4</text:p>
          </table:table-cell>
          <table:table-cell office:value-type="float" office:value="25416" calcext:value-type="float">
            <text:p>2541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2]&lt;&gt;0; 1; 0)" office:value-type="float" office:value="0" calcext:value-type="float">
            <text:p>0</text:p>
          </table:table-cell>
          <table:table-cell table:formula="of:=IF(AND([.K132]=1; [.J132]&gt;=[.E1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enre_P136&gt; <text:s/>?f <text:s/>?b <text:s/>&lt;genre_P136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00013" calcext:value-type="float">
            <text:p>0.000000013</text:p>
          </table:table-cell>
          <table:table-cell office:value-type="float" office:value="0.008230453" calcext:value-type="float">
            <text:p>0.008230453</text:p>
          </table:table-cell>
          <table:table-cell office:value-type="float" office:value="2" calcext:value-type="float">
            <text:p>2</text:p>
          </table:table-cell>
          <table:table-cell office:value-type="float" office:value="159074165" calcext:value-type="float">
            <text:p>15907416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0266663111158518" calcext:value-type="float">
            <text:p>2.67E-005</text:p>
          </table:table-cell>
          <table:table-cell table:formula="of:=IF([.J133]&lt;&gt;0; 1; 0)" office:value-type="float" office:value="1" calcext:value-type="float">
            <text:p>1</text:p>
          </table:table-cell>
          <table:table-cell table:formula="of:=IF(AND([.K133]=1; [.J133]&gt;=[.E1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tains_administrative_territorial_entity_P150&gt; <text:s/>?f <text:s/>?a <text:s/>&lt;shares_border_with_P47&gt; <text:s/>?f <text:s text:c="2"/>=&gt; ?a <text:s/>&lt;enclave_within_P50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6666667" calcext:value-type="float">
            <text:p>0.026666667</text:p>
          </table:table-cell>
          <table:table-cell office:value-type="float" office:value="0.000166611" calcext:value-type="float">
            <text:p>0.000166611</text:p>
          </table:table-cell>
          <table:table-cell office:value-type="float" office:value="0.008528785" calcext:value-type="float">
            <text:p>0.008528785</text:p>
          </table:table-cell>
          <table:table-cell office:value-type="float" office:value="4" calcext:value-type="float">
            <text:p>4</text:p>
          </table:table-cell>
          <table:table-cell office:value-type="float" office:value="24008" calcext:value-type="float">
            <text:p>2400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4]&lt;&gt;0; 1; 0)" office:value-type="float" office:value="0" calcext:value-type="float">
            <text:p>0</text:p>
          </table:table-cell>
          <table:table-cell table:formula="of:=IF(AND([.K134]=1; [.J134]&gt;=[.E1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ademic_degree_P512&gt; <text:s/>?f <text:s/>?b <text:s/>&lt;academic_degree_P512&gt; <text:s/>?f <text:s text:c="2"/>=&gt; ?a <text:s/>&lt;doctoral_student_P185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5957447" calcext:value-type="float">
            <text:p>0.015957447</text:p>
          </table:table-cell>
          <table:table-cell office:value-type="float" office:value="0.000423012" calcext:value-type="float">
            <text:p>0.000423012</text:p>
          </table:table-cell>
          <table:table-cell office:value-type="float" office:value="0.009433962" calcext:value-type="float">
            <text:p>0.009433962</text:p>
          </table:table-cell>
          <table:table-cell office:value-type="float" office:value="3" calcext:value-type="float">
            <text:p>3</text:p>
          </table:table-cell>
          <table:table-cell office:value-type="float" office:value="7092" calcext:value-type="float">
            <text:p>709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?b</text:p>
          </table:table-cell>
          <table:table-cell office:value-type="float" office:value="0.0116279069767442" calcext:value-type="float">
            <text:p>0.011627907</text:p>
          </table:table-cell>
          <table:table-cell table:formula="of:=IF([.J135]&lt;&gt;0; 1; 0)" office:value-type="float" office:value="1" calcext:value-type="float">
            <text:p>1</text:p>
          </table:table-cell>
          <table:table-cell table:formula="of:=IF(AND([.K135]=1; [.J135]&gt;=[.E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f <text:s/>?b <text:s/>&lt;part_of_P361&gt; <text:s/>?f <text:s text:c="2"/>=&gt; ?a <text:s/>&lt;located_in_place_P1134&gt; <text:s/>?b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0.014177694" calcext:value-type="float">
            <text:p>0.014177694</text:p>
          </table:table-cell>
          <table:table-cell office:value-type="float" office:value="0.000209316" calcext:value-type="float">
            <text:p>0.000209316</text:p>
          </table:table-cell>
          <table:table-cell office:value-type="float" office:value="0.009771987" calcext:value-type="float">
            <text:p>0.009771987</text:p>
          </table:table-cell>
          <table:table-cell office:value-type="float" office:value="30" calcext:value-type="float">
            <text:p>30</text:p>
          </table:table-cell>
          <table:table-cell office:value-type="float" office:value="143324" calcext:value-type="float">
            <text:p>143324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6]&lt;&gt;0; 1; 0)" office:value-type="float" office:value="0" calcext:value-type="float">
            <text:p>0</text:p>
          </table:table-cell>
          <table:table-cell table:formula="of:=IF(AND([.K136]=1; [.J136]&gt;=[.E1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f <text:s/>?b <text:s/>&lt;named_after_P138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0007561" calcext:value-type="float">
            <text:p>0.000007561</text:p>
          </table:table-cell>
          <table:table-cell office:value-type="float" office:value="0.010471204" calcext:value-type="float">
            <text:p>0.010471204</text:p>
          </table:table-cell>
          <table:table-cell office:value-type="float" office:value="2" calcext:value-type="float">
            <text:p>2</text:p>
          </table:table-cell>
          <table:table-cell office:value-type="float" office:value="264509" calcext:value-type="float">
            <text:p>26450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7]&lt;&gt;0; 1; 0)" office:value-type="float" office:value="0" calcext:value-type="float">
            <text:p>0</text:p>
          </table:table-cell>
          <table:table-cell table:formula="of:=IF(AND([.K137]=1; [.J137]&gt;=[.E1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lace_of_death_P20&gt; <text:s/>?f <text:s/>?a <text:s/>&lt;residence_P551&gt; <text:s/>?f <text:s text:c="2"/>=&gt; ?a <text:s/>&lt;doctoral_student_P18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0638298" calcext:value-type="float">
            <text:p>0.010638298</text:p>
          </table:table-cell>
          <table:table-cell office:value-type="float" office:value="0.00000544" calcext:value-type="float">
            <text:p>0.00000544</text:p>
          </table:table-cell>
          <table:table-cell office:value-type="float" office:value="0.010526316" calcext:value-type="float">
            <text:p>0.010526316</text:p>
          </table:table-cell>
          <table:table-cell office:value-type="float" office:value="2" calcext:value-type="float">
            <text:p>2</text:p>
          </table:table-cell>
          <table:table-cell office:value-type="float" office:value="367650" calcext:value-type="float">
            <text:p>36765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8]&lt;&gt;0; 1; 0)" office:value-type="float" office:value="0" calcext:value-type="float">
            <text:p>0</text:p>
          </table:table-cell>
          <table:table-cell table:formula="of:=IF(AND([.K138]=1; [.J138]&gt;=[.E1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a <text:s/>&lt;shares_border_with_P47&gt; <text:s/>?f <text:s text:c="2"/>=&gt; ?a <text:s/>&lt;enclave_within_P501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46666667" calcext:value-type="float">
            <text:p>0.046666667</text:p>
          </table:table-cell>
          <table:table-cell office:value-type="float" office:value="0.000002351" calcext:value-type="float">
            <text:p>0.000002351</text:p>
          </table:table-cell>
          <table:table-cell office:value-type="float" office:value="0.010638298" calcext:value-type="float">
            <text:p>0.010638298</text:p>
          </table:table-cell>
          <table:table-cell office:value-type="float" office:value="7" calcext:value-type="float">
            <text:p>7</text:p>
          </table:table-cell>
          <table:table-cell office:value-type="float" office:value="2977370" calcext:value-type="float">
            <text:p>297737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9]&lt;&gt;0; 1; 0)" office:value-type="float" office:value="0" calcext:value-type="float">
            <text:p>0</text:p>
          </table:table-cell>
          <table:table-cell table:formula="of:=IF(AND([.K139]=1; [.J139]&gt;=[.E1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apital_P36&gt; <text:s/>?b <text:s/>?e <text:s/>&lt;contains_administrative_territorial_entity_P150&gt; <text:s/>?a <text:s text:c="2"/>=&gt; ?a <text:s/>&lt;enclave_within_P50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6666667" calcext:value-type="float">
            <text:p>0.026666667</text:p>
          </table:table-cell>
          <table:table-cell office:value-type="float" office:value="0.000062424" calcext:value-type="float">
            <text:p>0.000062424</text:p>
          </table:table-cell>
          <table:table-cell office:value-type="float" office:value="0.010666667" calcext:value-type="float">
            <text:p>0.010666667</text:p>
          </table:table-cell>
          <table:table-cell office:value-type="float" office:value="4" calcext:value-type="float">
            <text:p>4</text:p>
          </table:table-cell>
          <table:table-cell office:value-type="float" office:value="64078" calcext:value-type="float">
            <text:p>6407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40]&lt;&gt;0; 1; 0)" office:value-type="float" office:value="0" calcext:value-type="float">
            <text:p>0</text:p>
          </table:table-cell>
          <table:table-cell table:formula="of:=IF(AND([.K140]=1; [.J140]&gt;=[.E1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ntains_administrative_territorial_entity_P150&gt; <text:s/>?a <text:s/>?e <text:s/>&lt;enclave_within_P501&gt; <text:s/>?b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table:number-columns-repeated="2" office:value-type="float" office:value="0.011235955" calcext:value-type="float">
            <text:p>0.0112359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41]&lt;&gt;0; 1; 0)" office:value-type="float" office:value="0" calcext:value-type="float">
            <text:p>0</text:p>
          </table:table-cell>
          <table:table-cell table:formula="of:=IF(AND([.K141]=1; [.J141]&gt;=[.E1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f <text:s/>?b <text:s/>&lt;subclass_of_P279&gt; <text:s/>?f <text:s text:c="2"/>=&gt; ?a <text:s/>&lt;ship_class_P289&gt; <text:s/>?b</text:p>
          </table:table-cell>
          <table:table-cell office:value-type="float" office:value="0.000003417" calcext:value-type="float">
            <text:p>0.000003417</text:p>
          </table:table-cell>
          <table:table-cell office:value-type="float" office:value="0.047563805" calcext:value-type="float">
            <text:p>0.047563805</text:p>
          </table:table-cell>
          <table:table-cell office:value-type="float" office:value="0.00000068" calcext:value-type="float">
            <text:p>0.00000068</text:p>
          </table:table-cell>
          <table:table-cell office:value-type="float" office:value="0.011539544" calcext:value-type="float">
            <text:p>0.011539544</text:p>
          </table:table-cell>
          <table:table-cell office:value-type="float" office:value="41" calcext:value-type="float">
            <text:p>41</text:p>
          </table:table-cell>
          <table:table-cell office:value-type="float" office:value="60325161" calcext:value-type="float">
            <text:p>60325161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2]&lt;&gt;0; 1; 0)" office:value-type="float" office:value="0" calcext:value-type="float">
            <text:p>0</text:p>
          </table:table-cell>
          <table:table-cell table:formula="of:=IF(AND([.K142]=1; [.J142]&gt;=[.E1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elongs_to_jurisdiction_P1001&gt; <text:s/>?f <text:s/>?f <text:s/>&lt;country_P17&gt; <text:s/>?a <text:s text:c="2"/>=&gt; ?a <text:s/>&lt;legislative_body_P194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14925373" calcext:value-type="float">
            <text:p>0.014925373</text:p>
          </table:table-cell>
          <table:table-cell office:value-type="float" office:value="0.005363985" calcext:value-type="float">
            <text:p>0.005363985</text:p>
          </table:table-cell>
          <table:table-cell office:value-type="float" office:value="0.011589404" calcext:value-type="float">
            <text:p>0.011589404</text:p>
          </table:table-cell>
          <table:table-cell office:value-type="float" office:value="7" calcext:value-type="float">
            <text:p>7</text:p>
          </table:table-cell>
          <table:table-cell office:value-type="float" office:value="1305" calcext:value-type="float">
            <text:p>1305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3]&lt;&gt;0; 1; 0)" office:value-type="float" office:value="0" calcext:value-type="float">
            <text:p>0</text:p>
          </table:table-cell>
          <table:table-cell table:formula="of:=IF(AND([.K143]=1; [.J143]&gt;=[.E1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uthor_P50&gt; <text:s/>?b <text:s text:c="2"/>=&gt; ?a <text:s/>&lt;cover_artist_P736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1560694" calcext:value-type="float">
            <text:p>0.011560694</text:p>
          </table:table-cell>
          <table:table-cell office:value-type="float" office:value="0.000052793" calcext:value-type="float">
            <text:p>0.000052793</text:p>
          </table:table-cell>
          <table:table-cell office:value-type="float" office:value="0.011764706" calcext:value-type="float">
            <text:p>0.011764706</text:p>
          </table:table-cell>
          <table:table-cell office:value-type="float" office:value="2" calcext:value-type="float">
            <text:p>2</text:p>
          </table:table-cell>
          <table:table-cell office:value-type="float" office:value="37884" calcext:value-type="float">
            <text:p>3788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4]&lt;&gt;0; 1; 0)" office:value-type="float" office:value="0" calcext:value-type="float">
            <text:p>0</text:p>
          </table:table-cell>
          <table:table-cell table:formula="of:=IF(AND([.K144]=1; [.J144]&gt;=[.E1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award_received_P166&gt; <text:s/>?a <text:s/>?e <text:s/>&lt;country_of_citizenship_P27&gt; <text:s/>?b <text:s text:c="2"/>=&gt; ?a <text:s/>&lt;awarded_by_P102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754386" calcext:value-type="float">
            <text:p>0.01754386</text:p>
          </table:table-cell>
          <table:table-cell office:value-type="float" office:value="0.000628931" calcext:value-type="float">
            <text:p>0.000628931</text:p>
          </table:table-cell>
          <table:table-cell office:value-type="float" office:value="0.011976048" calcext:value-type="float">
            <text:p>0.011976048</text:p>
          </table:table-cell>
          <table:table-cell office:value-type="float" office:value="2" calcext:value-type="float">
            <text:p>2</text:p>
          </table:table-cell>
          <table:table-cell office:value-type="float" office:value="3180" calcext:value-type="float">
            <text:p>318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5]&lt;&gt;0; 1; 0)" office:value-type="float" office:value="0" calcext:value-type="float">
            <text:p>0</text:p>
          </table:table-cell>
          <table:table-cell table:formula="of:=IF(AND([.K145]=1; [.J145]&gt;=[.E1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a <text:s/>?b <text:s/>&lt;country_P17&gt; <text:s/>?f <text:s text:c="2"/>=&gt; ?a <text:s/>&lt;enclave_within_P501&gt; <text:s/>?b</text:p>
          </table:table-cell>
          <table:table-cell office:value-type="float" office:value="0.000002583" calcext:value-type="float">
            <text:p>0.000002583</text:p>
          </table:table-cell>
          <table:table-cell office:value-type="float" office:value="0.206666667" calcext:value-type="float">
            <text:p>0.206666667</text:p>
          </table:table-cell>
          <table:table-cell office:value-type="float" office:value="0.000001827" calcext:value-type="float">
            <text:p>0.000001827</text:p>
          </table:table-cell>
          <table:table-cell office:value-type="float" office:value="0.011982992" calcext:value-type="float">
            <text:p>0.011982992</text:p>
          </table:table-cell>
          <table:table-cell office:value-type="float" office:value="31" calcext:value-type="float">
            <text:p>31</text:p>
          </table:table-cell>
          <table:table-cell office:value-type="float" office:value="16971237" calcext:value-type="float">
            <text:p>16971237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46]&lt;&gt;0; 1; 0)" office:value-type="float" office:value="0" calcext:value-type="float">
            <text:p>0</text:p>
          </table:table-cell>
          <table:table-cell table:formula="of:=IF(AND([.K146]=1; [.J146]&gt;=[.E1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uthor_P50&gt; <text:s/>?f <text:s/>?a <text:s/>&lt;creator_P170&gt; <text:s/>?f <text:s text:c="2"/>=&gt; ?a <text:s/>&lt;from_narrative_or_fictional_universe_P1080&gt; <text:s/>?b</text:p>
          </table:table-cell>
          <table:table-cell office:value-type="float" office:value="0.000002167" calcext:value-type="float">
            <text:p>0.000002167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0.001718895" calcext:value-type="float">
            <text:p>0.001718895</text:p>
          </table:table-cell>
          <table:table-cell office:value-type="float" office:value="0.012670565" calcext:value-type="float">
            <text:p>0.012670565</text:p>
          </table:table-cell>
          <table:table-cell office:value-type="float" office:value="26" calcext:value-type="float">
            <text:p>26</text:p>
          </table:table-cell>
          <table:table-cell office:value-type="float" office:value="15126" calcext:value-type="float">
            <text:p>15126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7]&lt;&gt;0; 1; 0)" office:value-type="float" office:value="0" calcext:value-type="float">
            <text:p>0</text:p>
          </table:table-cell>
          <table:table-cell table:formula="of:=IF(AND([.K147]=1; [.J147]&gt;=[.E1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in_place_P1134&gt; <text:s/>?f <text:s/>?f <text:s/>&lt;shares_border_with_P47&gt; <text:s/>?b <text:s text:c="2"/>=&gt; ?a <text:s/>&lt;located_in_place_P1134&gt; <text:s/>?b</text:p>
          </table:table-cell>
          <table:table-cell office:value-type="float" office:value="0.000006417" calcext:value-type="float">
            <text:p>0.000006417</text:p>
          </table:table-cell>
          <table:table-cell office:value-type="float" office:value="0.036389414" calcext:value-type="float">
            <text:p>0.036389414</text:p>
          </table:table-cell>
          <table:table-cell table:number-columns-repeated="2" office:value-type="float" office:value="0.013331025" calcext:value-type="float">
            <text:p>0.01333102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776" calcext:value-type="float">
            <text:p>57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8]&lt;&gt;0; 1; 0)" office:value-type="float" office:value="0" calcext:value-type="float">
            <text:p>0</text:p>
          </table:table-cell>
          <table:table-cell table:formula="of:=IF(AND([.K148]=1; [.J148]&gt;=[.E1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ember_of_political_party_P102&gt; <text:s/>?a <text:s text:c="2"/>=&gt; ?a <text:s/>&lt;chairperson_P488&gt; <text:s/>?b</text:p>
          </table:table-cell>
          <table:table-cell office:value-type="float" office:value="0.000049753" calcext:value-type="float">
            <text:p>0.000049753</text:p>
          </table:table-cell>
          <table:table-cell office:value-type="float" office:value="0.410027473" calcext:value-type="float">
            <text:p>0.410027473</text:p>
          </table:table-cell>
          <table:table-cell office:value-type="float" office:value="0.010126711" calcext:value-type="float">
            <text:p>0.010126711</text:p>
          </table:table-cell>
          <table:table-cell office:value-type="float" office:value="0.013633561" calcext:value-type="float">
            <text:p>0.013633561</text:p>
          </table:table-cell>
          <table:table-cell office:value-type="float" office:value="597" calcext:value-type="float">
            <text:p>597</text:p>
          </table:table-cell>
          <table:table-cell office:value-type="float" office:value="58953" calcext:value-type="float">
            <text:p>58953</text:p>
          </table:table-cell>
          <table:table-cell office:value-type="float" office:value="43789" calcext:value-type="float">
            <text:p>437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9]&lt;&gt;0; 1; 0)" office:value-type="float" office:value="0" calcext:value-type="float">
            <text:p>0</text:p>
          </table:table-cell>
          <table:table-cell table:formula="of:=IF(AND([.K149]=1; [.J149]&gt;=[.E1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r_P162&gt; <text:s/>?b <text:s text:c="2"/>=&gt; ?a <text:s/>&lt;director_of_photography_P344&gt; <text:s/>?b</text:p>
          </table:table-cell>
          <table:table-cell office:value-type="float" office:value="0.000018584" calcext:value-type="float">
            <text:p>0.000018584</text:p>
          </table:table-cell>
          <table:table-cell office:value-type="float" office:value="0.010008527" calcext:value-type="float">
            <text:p>0.010008527</text:p>
          </table:table-cell>
          <table:table-cell office:value-type="float" office:value="0.005931167" calcext:value-type="float">
            <text:p>0.005931167</text:p>
          </table:table-cell>
          <table:table-cell office:value-type="float" office:value="0.013636642" calcext:value-type="float">
            <text:p>0.013636642</text:p>
          </table:table-cell>
          <table:table-cell office:value-type="float" office:value="223" calcext:value-type="float">
            <text:p>223</text:p>
          </table:table-cell>
          <table:table-cell office:value-type="float" office:value="37598" calcext:value-type="float">
            <text:p>37598</text:p>
          </table:table-cell>
          <table:table-cell office:value-type="float" office:value="16353" calcext:value-type="float">
            <text:p>163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0]&lt;&gt;0; 1; 0)" office:value-type="float" office:value="0" calcext:value-type="float">
            <text:p>0</text:p>
          </table:table-cell>
          <table:table-cell table:formula="of:=IF(AND([.K150]=1; [.J150]&gt;=[.E1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ast_member_P161&gt; <text:s/>?b <text:s text:c="2"/>=&gt; ?a <text:s/>&lt;director_P57&gt; <text:s/>?b</text:p>
          </table:table-cell>
          <table:table-cell office:value-type="float" office:value="0.000252599" calcext:value-type="float">
            <text:p>0.000252599</text:p>
          </table:table-cell>
          <table:table-cell office:value-type="float" office:value="0.047099591" calcext:value-type="float">
            <text:p>0.047099591</text:p>
          </table:table-cell>
          <table:table-cell office:value-type="float" office:value="0.010997184" calcext:value-type="float">
            <text:p>0.010997184</text:p>
          </table:table-cell>
          <table:table-cell office:value-type="float" office:value="0.013647436" calcext:value-type="float">
            <text:p>0.013647436</text:p>
          </table:table-cell>
          <table:table-cell office:value-type="float" office:value="3031" calcext:value-type="float">
            <text:p>3031</text:p>
          </table:table-cell>
          <table:table-cell office:value-type="float" office:value="275616" calcext:value-type="float">
            <text:p>275616</text:p>
          </table:table-cell>
          <table:table-cell office:value-type="float" office:value="222093" calcext:value-type="float">
            <text:p>2220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1]&lt;&gt;0; 1; 0)" office:value-type="float" office:value="0" calcext:value-type="float">
            <text:p>0</text:p>
          </table:table-cell>
          <table:table-cell table:formula="of:=IF(AND([.K151]=1; [.J151]&gt;=[.E1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highway_system_P16&gt; <text:s/>?b</text:p>
          </table:table-cell>
          <table:table-cell office:value-type="float" office:value="0.000015418" calcext:value-type="float">
            <text:p>0.000015418</text:p>
          </table:table-cell>
          <table:table-cell office:value-type="float" office:value="0.012492403" calcext:value-type="float">
            <text:p>0.012492403</text:p>
          </table:table-cell>
          <table:table-cell office:value-type="float" office:value="0.000051362" calcext:value-type="float">
            <text:p>0.000051362</text:p>
          </table:table-cell>
          <table:table-cell office:value-type="float" office:value="0.014103835" calcext:value-type="float">
            <text:p>0.014103835</text:p>
          </table:table-cell>
          <table:table-cell office:value-type="float" office:value="185" calcext:value-type="float">
            <text:p>185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2]&lt;&gt;0; 1; 0)" office:value-type="float" office:value="0" calcext:value-type="float">
            <text:p>0</text:p>
          </table:table-cell>
          <table:table-cell table:formula="of:=IF(AND([.K152]=1; [.J152]&gt;=[.E1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in_place_P1134&gt; <text:s/>?f <text:s/>?b <text:s/>&lt;shares_border_with_P47&gt; <text:s/>?f <text:s text:c="2"/>=&gt; ?a <text:s/>&lt;located_in_place_P1134&gt; <text:s/>?b</text:p>
          </table:table-cell>
          <table:table-cell office:value-type="float" office:value="0.000006417" calcext:value-type="float">
            <text:p>0.000006417</text:p>
          </table:table-cell>
          <table:table-cell office:value-type="float" office:value="0.036389414" calcext:value-type="float">
            <text:p>0.036389414</text:p>
          </table:table-cell>
          <table:table-cell table:number-columns-repeated="2" office:value-type="float" office:value="0.01421451" calcext:value-type="float">
            <text:p>0.0142145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417" calcext:value-type="float">
            <text:p>54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3]&lt;&gt;0; 1; 0)" office:value-type="float" office:value="0" calcext:value-type="float">
            <text:p>0</text:p>
          </table:table-cell>
          <table:table-cell table:formula="of:=IF(AND([.K153]=1; [.J153]&gt;=[.E1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_in_the_administrative_territorial_entity_P131&gt; <text:s/>?b <text:s/>?a <text:s/>&lt;is_in_the_administrative_territorial_entity_P131&gt; <text:s/>?f <text:s text:c="2"/>=&gt; ?a <text:s/>&lt;located_in_place_P1134&gt; <text:s/>?b</text:p>
          </table:table-cell>
          <table:table-cell office:value-type="float" office:value="0.000002333" calcext:value-type="float">
            <text:p>0.000002333</text:p>
          </table:table-cell>
          <table:table-cell office:value-type="float" office:value="0.013232514" calcext:value-type="float">
            <text:p>0.013232514</text:p>
          </table:table-cell>
          <table:table-cell office:value-type="float" office:value="0.000043148" calcext:value-type="float">
            <text:p>0.000043148</text:p>
          </table:table-cell>
          <table:table-cell office:value-type="float" office:value="0.014351615" calcext:value-type="float">
            <text:p>0.014351615</text:p>
          </table:table-cell>
          <table:table-cell office:value-type="float" office:value="28" calcext:value-type="float">
            <text:p>28</text:p>
          </table:table-cell>
          <table:table-cell office:value-type="float" office:value="648935" calcext:value-type="float">
            <text:p>64893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4]&lt;&gt;0; 1; 0)" office:value-type="float" office:value="0" calcext:value-type="float">
            <text:p>0</text:p>
          </table:table-cell>
          <table:table-cell table:formula="of:=IF(AND([.K154]=1; [.J154]&gt;=[.E1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articipant_P710&gt; <text:s/>?b <text:s text:c="2"/>=&gt; ?a <text:s/>&lt;organizer_P664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0547945" calcext:value-type="float">
            <text:p>0.020547945</text:p>
          </table:table-cell>
          <table:table-cell office:value-type="float" office:value="0.001280956" calcext:value-type="float">
            <text:p>0.001280956</text:p>
          </table:table-cell>
          <table:table-cell office:value-type="float" office:value="0.014423077" calcext:value-type="float">
            <text:p>0.014423077</text:p>
          </table:table-cell>
          <table:table-cell office:value-type="float" office:value="3" calcext:value-type="float">
            <text:p>3</text:p>
          </table:table-cell>
          <table:table-cell office:value-type="float" office:value="2342" calcext:value-type="float">
            <text:p>234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5]&lt;&gt;0; 1; 0)" office:value-type="float" office:value="0" calcext:value-type="float">
            <text:p>0</text:p>
          </table:table-cell>
          <table:table-cell table:formula="of:=IF(AND([.K155]=1; [.J155]&gt;=[.E1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fluenced_P738&gt; <text:s/>?b <text:s/>?e <text:s/>&lt;influenced_by_P737&gt; <text:s/>?a <text:s text:c="2"/>=&gt; ?a <text:s/>&lt;influenced_P738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48543689" calcext:value-type="float">
            <text:p>0.048543689</text:p>
          </table:table-cell>
          <table:table-cell table:number-columns-repeated="2" office:value-type="float" office:value="0.014749263" calcext:value-type="float">
            <text:p>0.0147492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56]&lt;&gt;0; 1; 0)" office:value-type="float" office:value="0" calcext:value-type="float">
            <text:p>0</text:p>
          </table:table-cell>
          <table:table-cell table:formula="of:=IF(AND([.K156]=1; [.J156]&gt;=[.E1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or_P57&gt; <text:s/>?b <text:s text:c="2"/>=&gt; ?a <text:s/>&lt;production_company_P272&gt; <text:s/>?b</text:p>
          </table:table-cell>
          <table:table-cell office:value-type="float" office:value="0.000014751" calcext:value-type="float">
            <text:p>0.000014751</text:p>
          </table:table-cell>
          <table:table-cell office:value-type="float" office:value="0.011219574" calcext:value-type="float">
            <text:p>0.011219574</text:p>
          </table:table-cell>
          <table:table-cell office:value-type="float" office:value="0.002750455" calcext:value-type="float">
            <text:p>0.002750455</text:p>
          </table:table-cell>
          <table:table-cell office:value-type="float" office:value="0.014885207" calcext:value-type="float">
            <text:p>0.014885207</text:p>
          </table:table-cell>
          <table:table-cell office:value-type="float" office:value="177" calcext:value-type="float">
            <text:p>177</text:p>
          </table:table-cell>
          <table:table-cell office:value-type="float" office:value="64353" calcext:value-type="float">
            <text:p>64353</text:p>
          </table:table-cell>
          <table:table-cell office:value-type="float" office:value="11891" calcext:value-type="float">
            <text:p>118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7]&lt;&gt;0; 1; 0)" office:value-type="float" office:value="0" calcext:value-type="float">
            <text:p>0</text:p>
          </table:table-cell>
          <table:table-cell table:formula="of:=IF(AND([.K157]=1; [.J157]&gt;=[.E1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mployer_P108&gt; <text:s/>?f <text:s/>?f <text:s/>&lt;subsidiaries_P355&gt; <text:s/>?a <text:s text:c="2"/>=&gt; ?a <text:s/>&lt;chief_executive_officer_P169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05442" calcext:value-type="float">
            <text:p>0.013605442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015151515" calcext:value-type="float">
            <text:p>0.015151515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8]&lt;&gt;0; 1; 0)" office:value-type="float" office:value="0" calcext:value-type="float">
            <text:p>0</text:p>
          </table:table-cell>
          <table:table-cell table:formula="of:=IF(AND([.K158]=1; [.J158]&gt;=[.E1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a <text:s/>?b <text:s/>&lt;is_in_the_administrative_territorial_entity_P131&gt; <text:s/>?f <text:s text:c="2"/>=&gt; ?a <text:s/>&lt;enclave_within_P501&gt; <text:s/>?b</text:p>
          </table:table-cell>
          <table:table-cell office:value-type="float" office:value="0.000003834" calcext:value-type="float">
            <text:p>0.000003834</text:p>
          </table:table-cell>
          <table:table-cell office:value-type="float" office:value="0.306666667" calcext:value-type="float">
            <text:p>0.306666667</text:p>
          </table:table-cell>
          <table:table-cell office:value-type="float" office:value="0.000005342" calcext:value-type="float">
            <text:p>0.000005342</text:p>
          </table:table-cell>
          <table:table-cell office:value-type="float" office:value="0.015614392" calcext:value-type="float">
            <text:p>0.015614392</text:p>
          </table:table-cell>
          <table:table-cell office:value-type="float" office:value="46" calcext:value-type="float">
            <text:p>46</text:p>
          </table:table-cell>
          <table:table-cell office:value-type="float" office:value="8611788" calcext:value-type="float">
            <text:p>8611788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59]&lt;&gt;0; 1; 0)" office:value-type="float" office:value="0" calcext:value-type="float">
            <text:p>0</text:p>
          </table:table-cell>
          <table:table-cell table:formula="of:=IF(AND([.K159]=1; [.J159]&gt;=[.E1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ublisher_P123&gt; <text:s/>?b <text:s text:c="2"/>=&gt; ?a <text:s/>&lt;illustrator_P110&gt; <text:s/>?b</text:p>
          </table:table-cell>
          <table:table-cell office:value-type="float" office:value="0.000001333" calcext:value-type="float">
            <text:p>0.000001333</text:p>
          </table:table-cell>
          <table:table-cell office:value-type="float" office:value="0.010680908" calcext:value-type="float">
            <text:p>0.010680908</text:p>
          </table:table-cell>
          <table:table-cell office:value-type="float" office:value="0.00048779" calcext:value-type="float">
            <text:p>0.00048779</text:p>
          </table:table-cell>
          <table:table-cell office:value-type="float" office:value="0.015640274" calcext:value-type="float">
            <text:p>0.015640274</text:p>
          </table:table-cell>
          <table:table-cell office:value-type="float" office:value="16" calcext:value-type="float">
            <text:p>16</text:p>
          </table:table-cell>
          <table:table-cell office:value-type="float" office:value="32801" calcext:value-type="float">
            <text:p>3280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0]&lt;&gt;0; 1; 0)" office:value-type="float" office:value="0" calcext:value-type="float">
            <text:p>0</text:p>
          </table:table-cell>
          <table:table-cell table:formula="of:=IF(AND([.K160]=1; [.J160]&gt;=[.E1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ccupation_P106&gt; <text:s/>?b <text:s text:c="2"/>=&gt; ?a <text:s/>&lt;voice_type_P412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16563147" calcext:value-type="float">
            <text:p>0.016563147</text:p>
          </table:table-cell>
          <table:table-cell office:value-type="float" office:value="0.000020194" calcext:value-type="float">
            <text:p>0.000020194</text:p>
          </table:table-cell>
          <table:table-cell office:value-type="float" office:value="0.015904573" calcext:value-type="float">
            <text:p>0.015904573</text:p>
          </table:table-cell>
          <table:table-cell office:value-type="float" office:value="8" calcext:value-type="float">
            <text:p>8</text:p>
          </table:table-cell>
          <table:table-cell office:value-type="float" office:value="396165" calcext:value-type="float">
            <text:p>39616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1]&lt;&gt;0; 1; 0)" office:value-type="float" office:value="0" calcext:value-type="float">
            <text:p>0</text:p>
          </table:table-cell>
          <table:table-cell table:formula="of:=IF(AND([.K161]=1; [.J161]&gt;=[.E1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mployer_P108&gt; <text:s/>?f <text:s/>?a <text:s/>&lt;owned_by_P127&gt; <text:s/>?f <text:s text:c="2"/>=&gt; ?a <text:s/>&lt;chief_executive_officer_P169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05442" calcext:value-type="float">
            <text:p>0.013605442</text:p>
          </table:table-cell>
          <table:table-cell office:value-type="float" office:value="0.000493097" calcext:value-type="float">
            <text:p>0.000493097</text:p>
          </table:table-cell>
          <table:table-cell office:value-type="float" office:value="0.016260163" calcext:value-type="float">
            <text:p>0.016260163</text:p>
          </table:table-cell>
          <table:table-cell office:value-type="float" office:value="2" calcext:value-type="float">
            <text:p>2</text:p>
          </table:table-cell>
          <table:table-cell office:value-type="float" office:value="4056" calcext:value-type="float">
            <text:p>405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2]&lt;&gt;0; 1; 0)" office:value-type="float" office:value="0" calcext:value-type="float">
            <text:p>0</text:p>
          </table:table-cell>
          <table:table-cell table:formula="of:=IF(AND([.K162]=1; [.J162]&gt;=[.E1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mployer_P108&gt; <text:s/>?f <text:s/>?a <text:s/>&lt;parent_company_P749&gt; <text:s/>?f <text:s text:c="2"/>=&gt; ?a <text:s/>&lt;chief_executive_officer_P169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05442" calcext:value-type="float">
            <text:p>0.013605442</text:p>
          </table:table-cell>
          <table:table-cell office:value-type="float" office:value="0.012121212" calcext:value-type="float">
            <text:p>0.012121212</text:p>
          </table:table-cell>
          <table:table-cell office:value-type="float" office:value="0.016528926" calcext:value-type="float">
            <text:p>0.016528926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3]&lt;&gt;0; 1; 0)" office:value-type="float" office:value="0" calcext:value-type="float">
            <text:p>0</text:p>
          </table:table-cell>
          <table:table-cell table:formula="of:=IF(AND([.K163]=1; [.J163]&gt;=[.E1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killed_by_P157&gt; <text:s/>?f <text:s/>?b <text:s/>&lt;killed_by_P157&gt; <text:s/>?f <text:s text:c="2"/>=&gt; ?a <text:s/>&lt;killed_by_P15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189781" calcext:value-type="float">
            <text:p>0.02189781</text:p>
          </table:table-cell>
          <table:table-cell table:number-columns-repeated="2" office:value-type="float" office:value="0.016759777" calcext:value-type="float">
            <text:p>0.0167597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?a</text:p>
          </table:table-cell>
          <table:table-cell office:value-type="float" office:value="0.024" calcext:value-type="float">
            <text:p>0.024</text:p>
          </table:table-cell>
          <table:table-cell table:formula="of:=IF([.J164]&lt;&gt;0; 1; 0)" office:value-type="float" office:value="1" calcext:value-type="float">
            <text:p>1</text:p>
          </table:table-cell>
          <table:table-cell table:formula="of:=IF(AND([.K164]=1; [.J164]&gt;=[.E1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ast_member_P161&gt; <text:s/>?b <text:s text:c="2"/>=&gt; ?a <text:s/>&lt;producer_P162&gt; <text:s/>?b</text:p>
          </table:table-cell>
          <table:table-cell office:value-type="float" office:value="0.000180344" calcext:value-type="float">
            <text:p>0.000180344</text:p>
          </table:table-cell>
          <table:table-cell office:value-type="float" office:value="0.057556253" calcext:value-type="float">
            <text:p>0.057556253</text:p>
          </table:table-cell>
          <table:table-cell office:value-type="float" office:value="0.007851504" calcext:value-type="float">
            <text:p>0.007851504</text:p>
          </table:table-cell>
          <table:table-cell office:value-type="float" office:value="0.016847678" calcext:value-type="float">
            <text:p>0.016847678</text:p>
          </table:table-cell>
          <table:table-cell office:value-type="float" office:value="2164" calcext:value-type="float">
            <text:p>2164</text:p>
          </table:table-cell>
          <table:table-cell office:value-type="float" office:value="275616" calcext:value-type="float">
            <text:p>275616</text:p>
          </table:table-cell>
          <table:table-cell office:value-type="float" office:value="128445" calcext:value-type="float">
            <text:p>1284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5]&lt;&gt;0; 1; 0)" office:value-type="float" office:value="0" calcext:value-type="float">
            <text:p>0</text:p>
          </table:table-cell>
          <table:table-cell table:formula="of:=IF(AND([.K165]=1; [.J165]&gt;=[.E1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ublic_holiday_P832&gt; <text:s/>?f <text:s/>?b <text:s/>&lt;public_holiday_P832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03039514" calcext:value-type="float">
            <text:p>0.003039514</text:p>
          </table:table-cell>
          <table:table-cell office:value-type="float" office:value="0.016949153" calcext:value-type="float">
            <text:p>0.016949153</text:p>
          </table:table-cell>
          <table:table-cell office:value-type="float" office:value="2" calcext:value-type="float">
            <text:p>2</text:p>
          </table:table-cell>
          <table:table-cell office:value-type="float" office:value="658" calcext:value-type="float">
            <text:p>65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?b</text:p>
          </table:table-cell>
          <table:table-cell office:value-type="float" office:value="0.0476190476190476" calcext:value-type="float">
            <text:p>0.0476190476</text:p>
          </table:table-cell>
          <table:table-cell table:formula="of:=IF([.J166]&lt;&gt;0; 1; 0)" office:value-type="float" office:value="1" calcext:value-type="float">
            <text:p>1</text:p>
          </table:table-cell>
          <table:table-cell table:formula="of:=IF(AND([.K166]=1; [.J166]&gt;=[.E1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scoverer_or_inventor_P61&gt; <text:s/>?b <text:s text:c="2"/>=&gt; ?a <text:s/>&lt;site_of_astronomical_discovery_P65&gt; <text:s/>?b</text:p>
          </table:table-cell>
          <table:table-cell office:value-type="float" office:value="0.000031419" calcext:value-type="float">
            <text:p>0.000031419</text:p>
          </table:table-cell>
          <table:table-cell office:value-type="float" office:value="0.020614611" calcext:value-type="float">
            <text:p>0.020614611</text:p>
          </table:table-cell>
          <table:table-cell office:value-type="float" office:value="0.015124769" calcext:value-type="float">
            <text:p>0.015124769</text:p>
          </table:table-cell>
          <table:table-cell office:value-type="float" office:value="0.017486085" calcext:value-type="float">
            <text:p>0.017486085</text:p>
          </table:table-cell>
          <table:table-cell office:value-type="float" office:value="377" calcext:value-type="float">
            <text:p>377</text:p>
          </table:table-cell>
          <table:table-cell office:value-type="float" office:value="24926" calcext:value-type="float">
            <text:p>24926</text:p>
          </table:table-cell>
          <table:table-cell office:value-type="float" office:value="21560" calcext:value-type="float">
            <text:p>215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7]&lt;&gt;0; 1; 0)" office:value-type="float" office:value="0" calcext:value-type="float">
            <text:p>0</text:p>
          </table:table-cell>
          <table:table-cell table:formula="of:=IF(AND([.K167]=1; [.J167]&gt;=[.E1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ntains_administrative_territorial_entity_P150&gt; <text:s/>?a <text:s/>?e <text:s/>&lt;contains_administrative_territorial_entity_P150&gt; <text:s/>?b <text:s text:c="2"/>=&gt; ?a <text:s/>&lt;enclave_within_P501&gt; <text:s/>?b</text:p>
          </table:table-cell>
          <table:table-cell office:value-type="float" office:value="0.00000375" calcext:value-type="float">
            <text:p>0.00000375</text:p>
          </table:table-cell>
          <table:table-cell office:value-type="float" office:value="0.3" calcext:value-type="float">
            <text:p>0.3</text:p>
          </table:table-cell>
          <table:table-cell office:value-type="float" office:value="0.000012692" calcext:value-type="float">
            <text:p>0.000012692</text:p>
          </table:table-cell>
          <table:table-cell office:value-type="float" office:value="0.018526142" calcext:value-type="float">
            <text:p>0.018526142</text:p>
          </table:table-cell>
          <table:table-cell office:value-type="float" office:value="45" calcext:value-type="float">
            <text:p>45</text:p>
          </table:table-cell>
          <table:table-cell office:value-type="float" office:value="3545522" calcext:value-type="float">
            <text:p>3545522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510285079264282" calcext:value-type="float">
            <text:p>5.10E-004</text:p>
          </table:table-cell>
          <table:table-cell table:formula="of:=IF([.J168]&lt;&gt;0; 1; 0)" office:value-type="float" office:value="1" calcext:value-type="float">
            <text:p>1</text:p>
          </table:table-cell>
          <table:table-cell table:formula="of:=IF(AND([.K168]=1; [.J168]&gt;=[.E1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ategory_s_main_topic_P301&gt; <text:s/>?b <text:s text:c="2"/>=&gt; ?a <text:s/>&lt;category_combines_topics_P971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16666667" calcext:value-type="float">
            <text:p>0.016666667</text:p>
          </table:table-cell>
          <table:table-cell office:value-type="float" office:value="0.000062477" calcext:value-type="float">
            <text:p>0.000062477</text:p>
          </table:table-cell>
          <table:table-cell office:value-type="float" office:value="0.018556701" calcext:value-type="float">
            <text:p>0.018556701</text:p>
          </table:table-cell>
          <table:table-cell office:value-type="float" office:value="9" calcext:value-type="float">
            <text:p>9</text:p>
          </table:table-cell>
          <table:table-cell office:value-type="float" office:value="144053" calcext:value-type="float">
            <text:p>144053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69]&lt;&gt;0; 1; 0)" office:value-type="float" office:value="0" calcext:value-type="float">
            <text:p>0</text:p>
          </table:table-cell>
          <table:table-cell table:formula="of:=IF(AND([.K169]=1; [.J169]&gt;=[.E1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ast_member_P161&gt; <text:s/>?b <text:s text:c="2"/>=&gt; ?a <text:s/>&lt;screenwriter_P58&gt; <text:s/>?b</text:p>
          </table:table-cell>
          <table:table-cell office:value-type="float" office:value="0.000181095" calcext:value-type="float">
            <text:p>0.000181095</text:p>
          </table:table-cell>
          <table:table-cell office:value-type="float" office:value="0.076936695" calcext:value-type="float">
            <text:p>0.076936695</text:p>
          </table:table-cell>
          <table:table-cell office:value-type="float" office:value="0.007884158" calcext:value-type="float">
            <text:p>0.007884158</text:p>
          </table:table-cell>
          <table:table-cell office:value-type="float" office:value="0.018831135" calcext:value-type="float">
            <text:p>0.018831135</text:p>
          </table:table-cell>
          <table:table-cell office:value-type="float" office:value="2173" calcext:value-type="float">
            <text:p>2173</text:p>
          </table:table-cell>
          <table:table-cell office:value-type="float" office:value="275616" calcext:value-type="float">
            <text:p>275616</text:p>
          </table:table-cell>
          <table:table-cell office:value-type="float" office:value="115394" calcext:value-type="float">
            <text:p>1153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0]&lt;&gt;0; 1; 0)" office:value-type="float" office:value="0" calcext:value-type="float">
            <text:p>0</text:p>
          </table:table-cell>
          <table:table-cell table:formula="of:=IF(AND([.K170]=1; [.J170]&gt;=[.E1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enre_P136&gt; <text:s/>?b <text:s text:c="2"/>=&gt; ?a <text:s/>&lt;subject_heading_P921&gt; <text:s/>?b</text:p>
          </table:table-cell>
          <table:table-cell office:value-type="float" office:value="0.000008917" calcext:value-type="float">
            <text:p>0.000008917</text:p>
          </table:table-cell>
          <table:table-cell office:value-type="float" office:value="0.013174095" calcext:value-type="float">
            <text:p>0.013174095</text:p>
          </table:table-cell>
          <table:table-cell office:value-type="float" office:value="0.001096873" calcext:value-type="float">
            <text:p>0.001096873</text:p>
          </table:table-cell>
          <table:table-cell office:value-type="float" office:value="0.019687213" calcext:value-type="float">
            <text:p>0.019687213</text:p>
          </table:table-cell>
          <table:table-cell office:value-type="float" office:value="107" calcext:value-type="float">
            <text:p>107</text:p>
          </table:table-cell>
          <table:table-cell office:value-type="float" office:value="97550" calcext:value-type="float">
            <text:p>97550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1]&lt;&gt;0; 1; 0)" office:value-type="float" office:value="0" calcext:value-type="float">
            <text:p>0</text:p>
          </table:table-cell>
          <table:table-cell table:formula="of:=IF(AND([.K171]=1; [.J171]&gt;=[.E1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ite_of_astronomical_discovery_P65&gt; <text:s/>?b <text:s text:c="2"/>=&gt; ?a <text:s/>&lt;discoverer_or_inventor_P61&gt; <text:s/>?b</text:p>
          </table:table-cell>
          <table:table-cell office:value-type="float" office:value="0.000031419" calcext:value-type="float">
            <text:p>0.000031419</text:p>
          </table:table-cell>
          <table:table-cell office:value-type="float" office:value="0.015124769" calcext:value-type="float">
            <text:p>0.015124769</text:p>
          </table:table-cell>
          <table:table-cell office:value-type="float" office:value="0.020614611" calcext:value-type="float">
            <text:p>0.020614611</text:p>
          </table:table-cell>
          <table:table-cell office:value-type="float" office:value="0.021055571" calcext:value-type="float">
            <text:p>0.021055571</text:p>
          </table:table-cell>
          <table:table-cell office:value-type="float" office:value="377" calcext:value-type="float">
            <text:p>377</text:p>
          </table:table-cell>
          <table:table-cell office:value-type="float" office:value="18288" calcext:value-type="float">
            <text:p>18288</text:p>
          </table:table-cell>
          <table:table-cell office:value-type="float" office:value="17905" calcext:value-type="float">
            <text:p>179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2]&lt;&gt;0; 1; 0)" office:value-type="float" office:value="0" calcext:value-type="float">
            <text:p>0</text:p>
          </table:table-cell>
          <table:table-cell table:formula="of:=IF(AND([.K172]=1; [.J172]&gt;=[.E1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creenwriter_P58&gt; <text:s/>?b <text:s text:c="2"/>=&gt; ?a <text:s/>&lt;based_on_P144&gt; <text:s/>?b</text:p>
          </table:table-cell>
          <table:table-cell office:value-type="float" office:value="0.000005917" calcext:value-type="float">
            <text:p>0.000005917</text:p>
          </table:table-cell>
          <table:table-cell office:value-type="float" office:value="0.017453294" calcext:value-type="float">
            <text:p>0.017453294</text:p>
          </table:table-cell>
          <table:table-cell office:value-type="float" office:value="0.002513808" calcext:value-type="float">
            <text:p>0.002513808</text:p>
          </table:table-cell>
          <table:table-cell office:value-type="float" office:value="0.021270222" calcext:value-type="float">
            <text:p>0.021270222</text:p>
          </table:table-cell>
          <table:table-cell office:value-type="float" office:value="71" calcext:value-type="float">
            <text:p>71</text:p>
          </table:table-cell>
          <table:table-cell office:value-type="float" office:value="28244" calcext:value-type="float">
            <text:p>28244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3]&lt;&gt;0; 1; 0)" office:value-type="float" office:value="0" calcext:value-type="float">
            <text:p>0</text:p>
          </table:table-cell>
          <table:table-cell table:formula="of:=IF(AND([.K173]=1; [.J173]&gt;=[.E1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uthor_P50&gt; <text:s/>?b <text:s text:c="2"/>=&gt; ?a <text:s/>&lt;editor_P98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24305556" calcext:value-type="float">
            <text:p>0.024305556</text:p>
          </table:table-cell>
          <table:table-cell office:value-type="float" office:value="0.000184775" calcext:value-type="float">
            <text:p>0.000184775</text:p>
          </table:table-cell>
          <table:table-cell office:value-type="float" office:value="0.021538462" calcext:value-type="float">
            <text:p>0.021538462</text:p>
          </table:table-cell>
          <table:table-cell office:value-type="float" office:value="7" calcext:value-type="float">
            <text:p>7</text:p>
          </table:table-cell>
          <table:table-cell office:value-type="float" office:value="37884" calcext:value-type="float">
            <text:p>3788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74]&lt;&gt;0; 1; 0)" office:value-type="float" office:value="0" calcext:value-type="float">
            <text:p>0</text:p>
          </table:table-cell>
          <table:table-cell table:formula="of:=IF(AND([.K174]=1; [.J174]&gt;=[.E1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b <text:s text:c="2"/>=&gt; ?a <text:s/>&lt;owned_by_P127&gt; <text:s/>?b</text:p>
          </table:table-cell>
          <table:table-cell office:value-type="float" office:value="0.000024585" calcext:value-type="float">
            <text:p>0.000024585</text:p>
          </table:table-cell>
          <table:table-cell office:value-type="float" office:value="0.018580336" calcext:value-type="float">
            <text:p>0.018580336</text:p>
          </table:table-cell>
          <table:table-cell office:value-type="float" office:value="0.000351913" calcext:value-type="float">
            <text:p>0.000351913</text:p>
          </table:table-cell>
          <table:table-cell office:value-type="float" office:value="0.022067624" calcext:value-type="float">
            <text:p>0.022067624</text:p>
          </table:table-cell>
          <table:table-cell office:value-type="float" office:value="295" calcext:value-type="float">
            <text:p>295</text:p>
          </table:table-cell>
          <table:table-cell office:value-type="float" office:value="838275" calcext:value-type="float">
            <text:p>838275</text:p>
          </table:table-cell>
          <table:table-cell office:value-type="float" office:value="13368" calcext:value-type="float">
            <text:p>1336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5]&lt;&gt;0; 1; 0)" office:value-type="float" office:value="0" calcext:value-type="float">
            <text:p>0</text:p>
          </table:table-cell>
          <table:table-cell table:formula="of:=IF(AND([.K175]=1; [.J175]&gt;=[.E1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untry_P17&gt; <text:s/>?a <text:s/>?e <text:s/>&lt;enclave_within_P501&gt; <text:s/>?b <text:s text:c="2"/>=&gt; ?a <text:s/>&lt;enclave_within_P501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2222222" calcext:value-type="float">
            <text:p>0.0222222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76]&lt;&gt;0; 1; 0)" office:value-type="float" office:value="0" calcext:value-type="float">
            <text:p>0</text:p>
          </table:table-cell>
          <table:table-cell table:formula="of:=IF(AND([.K176]=1; [.J176]&gt;=[.E1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ast_member_P161&gt; <text:s/>?f <text:s/>?b <text:s/>&lt;performer_musical_artist_P175&gt; <text:s/>?f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7087" calcext:value-type="float">
            <text:p>0.000007087</text:p>
          </table:table-cell>
          <table:table-cell office:value-type="float" office:value="0.022727273" calcext:value-type="float">
            <text:p>0.022727273</text:p>
          </table:table-cell>
          <table:table-cell office:value-type="float" office:value="1" calcext:value-type="float">
            <text:p>1</text:p>
          </table:table-cell>
          <table:table-cell office:value-type="float" office:value="141105" calcext:value-type="float">
            <text:p>1411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77]&lt;&gt;0; 1; 0)" office:value-type="float" office:value="0" calcext:value-type="float">
            <text:p>0</text:p>
          </table:table-cell>
          <table:table-cell table:formula="of:=IF(AND([.K177]=1; [.J177]&gt;=[.E1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mposer_P86&gt; <text:s/>?f <text:s/>?b <text:s/>&lt;performer_musical_artist_P175&gt; <text:s/>?f <text:s text:c="2"/>=&gt; ?a <text:s/>&lt;soundtrack_album_P406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6" calcext:value-type="float">
            <text:p>0.06</text:p>
          </table:table-cell>
          <table:table-cell office:value-type="float" office:value="0.000961384" calcext:value-type="float">
            <text:p>0.000961384</text:p>
          </table:table-cell>
          <table:table-cell office:value-type="float" office:value="0.022988506" calcext:value-type="float">
            <text:p>0.022988506</text:p>
          </table:table-cell>
          <table:table-cell office:value-type="float" office:value="6" calcext:value-type="float">
            <text:p>6</text:p>
          </table:table-cell>
          <table:table-cell office:value-type="float" office:value="6241" calcext:value-type="float">
            <text:p>624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78]&lt;&gt;0; 1; 0)" office:value-type="float" office:value="0" calcext:value-type="float">
            <text:p>0</text:p>
          </table:table-cell>
          <table:table-cell table:formula="of:=IF(AND([.K178]=1; [.J178]&gt;=[.E1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mposer_P86&gt; <text:s/>?f <text:s/>?b <text:s/>&lt;producer_P162&gt; <text:s/>?f <text:s text:c="2"/>=&gt; ?a <text:s/>&lt;soundtrack_album_P406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4" calcext:value-type="float">
            <text:p>0.04</text:p>
          </table:table-cell>
          <table:table-cell office:value-type="float" office:value="0.001122649" calcext:value-type="float">
            <text:p>0.001122649</text:p>
          </table:table-cell>
          <table:table-cell office:value-type="float" office:value="0.023255814" calcext:value-type="float">
            <text:p>0.023255814</text:p>
          </table:table-cell>
          <table:table-cell office:value-type="float" office:value="4" calcext:value-type="float">
            <text:p>4</text:p>
          </table:table-cell>
          <table:table-cell office:value-type="float" office:value="3563" calcext:value-type="float">
            <text:p>356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79]&lt;&gt;0; 1; 0)" office:value-type="float" office:value="0" calcext:value-type="float">
            <text:p>0</text:p>
          </table:table-cell>
          <table:table-cell table:formula="of:=IF(AND([.K179]=1; [.J179]&gt;=[.E1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a <text:s text:c="2"/>=&gt; ?a <text:s/>&lt;capital_P36&gt; <text:s/>?b</text:p>
          </table:table-cell>
          <table:table-cell office:value-type="float" office:value="0.000648457" calcext:value-type="float">
            <text:p>0.000648457</text:p>
          </table:table-cell>
          <table:table-cell office:value-type="float" office:value="0.695290859" calcext:value-type="float">
            <text:p>0.695290859</text:p>
          </table:table-cell>
          <table:table-cell office:value-type="float" office:value="0.011757169" calcext:value-type="float">
            <text:p>0.011757169</text:p>
          </table:table-cell>
          <table:table-cell office:value-type="float" office:value="0.023329935" calcext:value-type="float">
            <text:p>0.023329935</text:p>
          </table:table-cell>
          <table:table-cell office:value-type="float" office:value="7781" calcext:value-type="float">
            <text:p>7781</text:p>
          </table:table-cell>
          <table:table-cell office:value-type="float" office:value="661809" calcext:value-type="float">
            <text:p>661809</text:p>
          </table:table-cell>
          <table:table-cell office:value-type="float" office:value="333520" calcext:value-type="float">
            <text:p>3335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0]&lt;&gt;0; 1; 0)" office:value-type="float" office:value="0" calcext:value-type="float">
            <text:p>0</text:p>
          </table:table-cell>
          <table:table-cell table:formula="of:=IF(AND([.K180]=1; [.J180]&gt;=[.E1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apital_P36&gt; <text:s/>?b <text:s/>?a <text:s/>&lt;is_in_the_administrative_territorial_entity_P131&gt; <text:s/>?f <text:s text:c="2"/>=&gt; ?a <text:s/>&lt;located_in_place_P1134&gt; <text:s/>?b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0.014177694" calcext:value-type="float">
            <text:p>0.014177694</text:p>
          </table:table-cell>
          <table:table-cell office:value-type="float" office:value="0.000090259" calcext:value-type="float">
            <text:p>0.000090259</text:p>
          </table:table-cell>
          <table:table-cell office:value-type="float" office:value="0.023961661" calcext:value-type="float">
            <text:p>0.023961661</text:p>
          </table:table-cell>
          <table:table-cell office:value-type="float" office:value="30" calcext:value-type="float">
            <text:p>30</text:p>
          </table:table-cell>
          <table:table-cell office:value-type="float" office:value="332377" calcext:value-type="float">
            <text:p>332377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1]&lt;&gt;0; 1; 0)" office:value-type="float" office:value="0" calcext:value-type="float">
            <text:p>0</text:p>
          </table:table-cell>
          <table:table-cell table:formula="of:=IF(AND([.K181]=1; [.J181]&gt;=[.E1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fluenced_P738&gt; <text:s/>?b <text:s/>?a <text:s/>&lt;influenced_P738&gt; <text:s/>?e <text:s text:c="2"/>=&gt; ?a <text:s/>&lt;influenced_P7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9417476" calcext:value-type="float">
            <text:p>0.019417476</text:p>
          </table:table-cell>
          <table:table-cell table:number-columns-repeated="2" office:value-type="float" office:value="0.024390244" calcext:value-type="float">
            <text:p>0.0243902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82]&lt;&gt;0; 1; 0)" office:value-type="float" office:value="0" calcext:value-type="float">
            <text:p>0</text:p>
          </table:table-cell>
          <table:table-cell table:formula="of:=IF(AND([.K182]=1; [.J182]&gt;=[.E1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stance_of_P31&gt; <text:s/>?f <text:s/>?a <text:s/>&lt;writing_system_P282&gt; <text:s/>?f <text:s text:c="2"/>=&gt; ?a <text:s/>&lt;writing_system_P282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925373" calcext:value-type="float">
            <text:p>0.014925373</text:p>
          </table:table-cell>
          <table:table-cell table:number-columns-repeated="2" office:value-type="float" office:value="0.024691358" calcext:value-type="float">
            <text:p>0.0246913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table:style-name="ce4" office:value-type="float" office:value="0" calcext:value-type="float">
            <text:p>0.00E+000</text:p>
          </table:table-cell>
          <table:table-cell table:formula="of:=IF([.J183]&lt;&gt;0; 1; 0)" office:value-type="float" office:value="0" calcext:value-type="float">
            <text:p>0</text:p>
          </table:table-cell>
          <table:table-cell table:formula="of:=IF(AND([.K183]=1; [.J183]&gt;=[.E1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ast_member_P161&gt; <text:s/>?a <text:s text:c="2"/>=&gt; ?a <text:s/>&lt;work_P800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11627907" calcext:value-type="float">
            <text:p>0.011627907</text:p>
          </table:table-cell>
          <table:table-cell office:value-type="float" office:value="0.000014513" calcext:value-type="float">
            <text:p>0.000014513</text:p>
          </table:table-cell>
          <table:table-cell office:value-type="float" office:value="0.025157233" calcext:value-type="float">
            <text:p>0.025157233</text:p>
          </table:table-cell>
          <table:table-cell office:value-type="float" office:value="4" calcext:value-type="float">
            <text:p>4</text:p>
          </table:table-cell>
          <table:table-cell office:value-type="float" office:value="275616" calcext:value-type="float">
            <text:p>27561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84]&lt;&gt;0; 1; 0)" office:value-type="float" office:value="0" calcext:value-type="float">
            <text:p>0</text:p>
          </table:table-cell>
          <table:table-cell table:formula="of:=IF(AND([.K184]=1; [.J184]&gt;=[.E1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_OBSOLETE__genus_P74&gt; <text:s/>?a <text:s text:c="2"/>=&gt; ?a <text:s/>&lt;taxonomic_type_P427&gt; <text:s/>?b</text:p>
          </table:table-cell>
          <table:table-cell office:value-type="float" office:value="0.000006334" calcext:value-type="float">
            <text:p>0.000006334</text:p>
          </table:table-cell>
          <table:table-cell office:value-type="float" office:value="0.243589744" calcext:value-type="float">
            <text:p>0.243589744</text:p>
          </table:table-cell>
          <table:table-cell office:value-type="float" office:value="0.000451792" calcext:value-type="float">
            <text:p>0.000451792</text:p>
          </table:table-cell>
          <table:table-cell office:value-type="float" office:value="0.025165563" calcext:value-type="float">
            <text:p>0.025165563</text:p>
          </table:table-cell>
          <table:table-cell office:value-type="float" office:value="76" calcext:value-type="float">
            <text:p>76</text:p>
          </table:table-cell>
          <table:table-cell office:value-type="float" office:value="168219" calcext:value-type="float">
            <text:p>168219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5]&lt;&gt;0; 1; 0)" office:value-type="float" office:value="0" calcext:value-type="float">
            <text:p>0</text:p>
          </table:table-cell>
          <table:table-cell table:formula="of:=IF(AND([.K185]=1; [.J185]&gt;=[.E1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hild_P40&gt; <text:s/>?a <text:s/>?b <text:s/>&lt;spouse_P26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7137" calcext:value-type="float">
            <text:p>0.00007137</text:p>
          </table:table-cell>
          <table:table-cell office:value-type="float" office:value="0.025316456" calcext:value-type="float">
            <text:p>0.025316456</text:p>
          </table:table-cell>
          <table:table-cell office:value-type="float" office:value="2" calcext:value-type="float">
            <text:p>2</text:p>
          </table:table-cell>
          <table:table-cell office:value-type="float" office:value="28023" calcext:value-type="float">
            <text:p>280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6]&lt;&gt;0; 1; 0)" office:value-type="float" office:value="0" calcext:value-type="float">
            <text:p>0</text:p>
          </table:table-cell>
          <table:table-cell table:formula="of:=IF(AND([.K186]=1; [.J186]&gt;=[.E1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hild_P40&gt; <text:s/>?a <text:s/>?e <text:s/>&lt;spouse_P26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71692" calcext:value-type="float">
            <text:p>0.000071692</text:p>
          </table:table-cell>
          <table:table-cell office:value-type="float" office:value="0.025316456" calcext:value-type="float">
            <text:p>0.025316456</text:p>
          </table:table-cell>
          <table:table-cell office:value-type="float" office:value="2" calcext:value-type="float">
            <text:p>2</text:p>
          </table:table-cell>
          <table:table-cell office:value-type="float" office:value="27897" calcext:value-type="float">
            <text:p>2789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7]&lt;&gt;0; 1; 0)" office:value-type="float" office:value="0" calcext:value-type="float">
            <text:p>0</text:p>
          </table:table-cell>
          <table:table-cell table:formula="of:=IF(AND([.K187]=1; [.J187]&gt;=[.E1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sists_of_P527&gt; <text:s/>?f <text:s/>?f <text:s/>&lt;country_P17&gt; <text:s/>?a <text:s text:c="2"/>=&gt; ?a <text:s/>&lt;legislative_body_P194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19189765" calcext:value-type="float">
            <text:p>0.019189765</text:p>
          </table:table-cell>
          <table:table-cell office:value-type="float" office:value="0.008928571" calcext:value-type="float">
            <text:p>0.008928571</text:p>
          </table:table-cell>
          <table:table-cell office:value-type="float" office:value="0.025568182" calcext:value-type="float">
            <text:p>0.025568182</text:p>
          </table:table-cell>
          <table:table-cell office:value-type="float" office:value="9" calcext:value-type="float">
            <text:p>9</text:p>
          </table:table-cell>
          <table:table-cell office:value-type="float" office:value="1008" calcext:value-type="float">
            <text:p>100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8]&lt;&gt;0; 1; 0)" office:value-type="float" office:value="0" calcext:value-type="float">
            <text:p>0</text:p>
          </table:table-cell>
          <table:table-cell table:formula="of:=IF(AND([.K188]=1; [.J188]&gt;=[.E1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art_of_P361&gt; <text:s/>?f <text:s/>?b <text:s/>&lt;part_of_P361&gt; <text:s/>?f <text:s text:c="2"/>=&gt; ?a <text:s/>&lt;lake_inflows_P200&gt; <text:s/>?b</text:p>
          </table:table-cell>
          <table:table-cell office:value-type="float" office:value="0.000001583" calcext:value-type="float">
            <text:p>0.000001583</text:p>
          </table:table-cell>
          <table:table-cell office:value-type="float" office:value="0.090909091" calcext:value-type="float">
            <text:p>0.090909091</text:p>
          </table:table-cell>
          <table:table-cell office:value-type="float" office:value="0.000004387" calcext:value-type="float">
            <text:p>0.000004387</text:p>
          </table:table-cell>
          <table:table-cell office:value-type="float" office:value="0.025710419" calcext:value-type="float">
            <text:p>0.025710419</text:p>
          </table:table-cell>
          <table:table-cell office:value-type="float" office:value="19" calcext:value-type="float">
            <text:p>19</text:p>
          </table:table-cell>
          <table:table-cell office:value-type="float" office:value="4330998" calcext:value-type="float">
            <text:p>433099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463731328712291" calcext:value-type="float">
            <text:p>4.64E-004</text:p>
          </table:table-cell>
          <table:table-cell table:formula="of:=IF([.J189]&lt;&gt;0; 1; 0)" office:value-type="float" office:value="1" calcext:value-type="float">
            <text:p>1</text:p>
          </table:table-cell>
          <table:table-cell table:formula="of:=IF(AND([.K189]=1; [.J189]&gt;=[.E1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or_P57&gt; <text:s/>?b <text:s text:c="2"/>=&gt; ?a <text:s/>&lt;director_of_photography_P344&gt; <text:s/>?b</text:p>
          </table:table-cell>
          <table:table-cell office:value-type="float" office:value="0.000048003" calcext:value-type="float">
            <text:p>0.000048003</text:p>
          </table:table-cell>
          <table:table-cell office:value-type="float" office:value="0.025851622" calcext:value-type="float">
            <text:p>0.025851622</text:p>
          </table:table-cell>
          <table:table-cell office:value-type="float" office:value="0.008950632" calcext:value-type="float">
            <text:p>0.008950632</text:p>
          </table:table-cell>
          <table:table-cell office:value-type="float" office:value="0.027046063" calcext:value-type="float">
            <text:p>0.027046063</text:p>
          </table:table-cell>
          <table:table-cell office:value-type="float" office:value="576" calcext:value-type="float">
            <text:p>576</text:p>
          </table:table-cell>
          <table:table-cell office:value-type="float" office:value="64353" calcext:value-type="float">
            <text:p>64353</text:p>
          </table:table-cell>
          <table:table-cell office:value-type="float" office:value="21297" calcext:value-type="float">
            <text:p>212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0]&lt;&gt;0; 1; 0)" office:value-type="float" office:value="0" calcext:value-type="float">
            <text:p>0</text:p>
          </table:table-cell>
          <table:table-cell table:formula="of:=IF(AND([.K190]=1; [.J190]&gt;=[.E1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f <text:s/>?b <text:s/>&lt;named_after_P138&gt; <text:s/>?f <text:s text:c="2"/>=&gt; ?a <text:s/>&lt;awarded_by_P1027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5087719" calcext:value-type="float">
            <text:p>0.035087719</text:p>
          </table:table-cell>
          <table:table-cell office:value-type="float" office:value="0.000103284" calcext:value-type="float">
            <text:p>0.000103284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4" calcext:value-type="float">
            <text:p>4</text:p>
          </table:table-cell>
          <table:table-cell office:value-type="float" office:value="38728" calcext:value-type="float">
            <text:p>387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297309350379069" calcext:value-type="float">
            <text:p>2.97E-004</text:p>
          </table:table-cell>
          <table:table-cell table:formula="of:=IF([.J191]&lt;&gt;0; 1; 0)" office:value-type="float" office:value="1" calcext:value-type="float">
            <text:p>1</text:p>
          </table:table-cell>
          <table:table-cell table:formula="of:=IF(AND([.K191]=1; [.J191]&gt;=[.E1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mposer_P86&gt; <text:s/>?f <text:s/>?b <text:s/>&lt;composer_P86&gt; <text:s/>?f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106" calcext:value-type="float">
            <text:p>0.000005106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1" calcext:value-type="float">
            <text:p>1</text:p>
          </table:table-cell>
          <table:table-cell office:value-type="float" office:value="195856" calcext:value-type="float">
            <text:p>1958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213037920749893" calcext:value-type="float">
            <text:p>2.13E-004</text:p>
          </table:table-cell>
          <table:table-cell table:formula="of:=IF([.J192]&lt;&gt;0; 1; 0)" office:value-type="float" office:value="1" calcext:value-type="float">
            <text:p>1</text:p>
          </table:table-cell>
          <table:table-cell table:formula="of:=IF(AND([.K192]=1; [.J192]&gt;=[.E1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hip_class_P289&gt; <text:s/>?f <text:s/>?b <text:s/>&lt;succeeded_by_P156&gt; <text:s/>?f <text:s text:c="2"/>=&gt; ?a <text:s/>&lt;ship_class_P289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17401392" calcext:value-type="float">
            <text:p>0.017401392</text:p>
          </table:table-cell>
          <table:table-cell table:number-columns-repeated="2" office:value-type="float" office:value="0.030425963" calcext:value-type="float">
            <text:p>0.03042596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3]&lt;&gt;0; 1; 0)" office:value-type="float" office:value="0" calcext:value-type="float">
            <text:p>0</text:p>
          </table:table-cell>
          <table:table-cell table:formula="of:=IF(AND([.K193]=1; [.J193]&gt;=[.E1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of_citizenship_P27&gt; <text:s/>?f <text:s/>?a <text:s/>&lt;residence_P551&gt; <text:s/>?f <text:s text:c="2"/>=&gt; ?a <text:s/>&lt;influenced_P7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9417476" calcext:value-type="float">
            <text:p>0.019417476</text:p>
          </table:table-cell>
          <table:table-cell office:value-type="float" office:value="0.000004834" calcext:value-type="float">
            <text:p>0.000004834</text:p>
          </table:table-cell>
          <table:table-cell office:value-type="float" office:value="0.030769231" calcext:value-type="float">
            <text:p>0.030769231</text:p>
          </table:table-cell>
          <table:table-cell office:value-type="float" office:value="2" calcext:value-type="float">
            <text:p>2</text:p>
          </table:table-cell>
          <table:table-cell office:value-type="float" office:value="413695" calcext:value-type="float">
            <text:p>41369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94]&lt;&gt;0; 1; 0)" office:value-type="float" office:value="0" calcext:value-type="float">
            <text:p>0</text:p>
          </table:table-cell>
          <table:table-cell table:formula="of:=IF(AND([.K194]=1; [.J194]&gt;=[.E1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stance_of_P31&gt; <text:s/>?a <text:s text:c="2"/>=&gt; ?a <text:s/>&lt;consists_of_P527&gt; <text:s/>?b</text:p>
          </table:table-cell>
          <table:table-cell office:value-type="float" office:value="0.000013918" calcext:value-type="float">
            <text:p>0.000013918</text:p>
          </table:table-cell>
          <table:table-cell office:value-type="float" office:value="0.022908093" calcext:value-type="float">
            <text:p>0.022908093</text:p>
          </table:table-cell>
          <table:table-cell office:value-type="float" office:value="0.000046364" calcext:value-type="float">
            <text:p>0.000046364</text:p>
          </table:table-cell>
          <table:table-cell office:value-type="float" office:value="0.031058211" calcext:value-type="float">
            <text:p>0.031058211</text:p>
          </table:table-cell>
          <table:table-cell office:value-type="float" office:value="167" calcext:value-type="float">
            <text:p>167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95]&lt;&gt;0; 1; 0)" office:value-type="float" office:value="0" calcext:value-type="float">
            <text:p>0</text:p>
          </table:table-cell>
          <table:table-cell table:formula="of:=IF(AND([.K195]=1; [.J195]&gt;=[.E1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lake_type_P202&gt; <text:s/>?b</text:p>
          </table:table-cell>
          <table:table-cell office:value-type="float" office:value="0.000002667" calcext:value-type="float">
            <text:p>0.000002667</text:p>
          </table:table-cell>
          <table:table-cell office:value-type="float" office:value="0.034519957" calcext:value-type="float">
            <text:p>0.034519957</text:p>
          </table:table-cell>
          <table:table-cell office:value-type="float" office:value="0.000008884" calcext:value-type="float">
            <text:p>0.000008884</text:p>
          </table:table-cell>
          <table:table-cell office:value-type="float" office:value="0.032258065" calcext:value-type="float">
            <text:p>0.032258065</text:p>
          </table:table-cell>
          <table:table-cell office:value-type="float" office:value="32" calcext:value-type="float">
            <text:p>32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6]&lt;&gt;0; 1; 0)" office:value-type="float" office:value="0" calcext:value-type="float">
            <text:p>0</text:p>
          </table:table-cell>
          <table:table-cell table:formula="of:=IF(AND([.K196]=1; [.J196]&gt;=[.E1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f <text:s/>?b <text:s/>&lt;succeeded_by_P156&gt; <text:s/>?f <text:s text:c="2"/>=&gt; ?a <text:s/>&lt;ship_class_P289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16241299" calcext:value-type="float">
            <text:p>0.016241299</text:p>
          </table:table-cell>
          <table:table-cell office:value-type="float" office:value="0.005466615" calcext:value-type="float">
            <text:p>0.005466615</text:p>
          </table:table-cell>
          <table:table-cell office:value-type="float" office:value="0.032634033" calcext:value-type="float">
            <text:p>0.032634033</text:p>
          </table:table-cell>
          <table:table-cell office:value-type="float" office:value="14" calcext:value-type="float">
            <text:p>14</text:p>
          </table:table-cell>
          <table:table-cell office:value-type="float" office:value="2561" calcext:value-type="float">
            <text:p>256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7]&lt;&gt;0; 1; 0)" office:value-type="float" office:value="0" calcext:value-type="float">
            <text:p>0</text:p>
          </table:table-cell>
          <table:table-cell table:formula="of:=IF(AND([.K197]=1; [.J197]&gt;=[.E1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picts_P180&gt; <text:s/>?b <text:s text:c="2"/>=&gt; ?a <text:s/>&lt;commissioned_by_P88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60606061" calcext:value-type="float">
            <text:p>0.060606061</text:p>
          </table:table-cell>
          <table:table-cell office:value-type="float" office:value="0.004711425" calcext:value-type="float">
            <text:p>0.004711425</text:p>
          </table:table-cell>
          <table:table-cell office:value-type="float" office:value="0.033755274" calcext:value-type="float">
            <text:p>0.033755274</text:p>
          </table:table-cell>
          <table:table-cell office:value-type="float" office:value="8" calcext:value-type="float">
            <text:p>8</text:p>
          </table:table-cell>
          <table:table-cell office:value-type="float" office:value="1698" calcext:value-type="float">
            <text:p>169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8]&lt;&gt;0; 1; 0)" office:value-type="float" office:value="0" calcext:value-type="float">
            <text:p>0</text:p>
          </table:table-cell>
          <table:table-cell table:formula="of:=IF(AND([.K198]=1; [.J198]&gt;=[.E1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b <text:s text:c="2"/>=&gt; ?a <text:s/>&lt;located_on_terrain_feature_P706&gt; <text:s/>?b</text:p>
          </table:table-cell>
          <table:table-cell office:value-type="float" office:value="0.000003667" calcext:value-type="float">
            <text:p>0.000003667</text:p>
          </table:table-cell>
          <table:table-cell office:value-type="float" office:value="0.017001546" calcext:value-type="float">
            <text:p>0.017001546</text:p>
          </table:table-cell>
          <table:table-cell office:value-type="float" office:value="0.000066484" calcext:value-type="float">
            <text:p>0.000066484</text:p>
          </table:table-cell>
          <table:table-cell office:value-type="float" office:value="0.033924441" calcext:value-type="float">
            <text:p>0.033924441</text:p>
          </table:table-cell>
          <table:table-cell office:value-type="float" office:value="44" calcext:value-type="float">
            <text:p>44</text:p>
          </table:table-cell>
          <table:table-cell office:value-type="float" office:value="661809" calcext:value-type="float">
            <text:p>661809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9]&lt;&gt;0; 1; 0)" office:value-type="float" office:value="0" calcext:value-type="float">
            <text:p>0</text:p>
          </table:table-cell>
          <table:table-cell table:formula="of:=IF(AND([.K199]=1; [.J199]&gt;=[.E1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soundtrack_album_P406&gt; <text:s/>?b <text:s/>?a <text:s/>&lt;succeeded_by_P156&gt; <text:s/>?f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34482759" calcext:value-type="float">
            <text:p>0.0344827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00]&lt;&gt;0; 1; 0)" office:value-type="float" office:value="0" calcext:value-type="float">
            <text:p>0</text:p>
          </table:table-cell>
          <table:table-cell table:formula="of:=IF(AND([.K200]=1; [.J200]&gt;=[.E2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basic_form_of_government_P122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20715631" calcext:value-type="float">
            <text:p>0.020715631</text:p>
          </table:table-cell>
          <table:table-cell office:value-type="float" office:value="0.000003054" calcext:value-type="float">
            <text:p>0.000003054</text:p>
          </table:table-cell>
          <table:table-cell office:value-type="float" office:value="0.035598706" calcext:value-type="float">
            <text:p>0.035598706</text:p>
          </table:table-cell>
          <table:table-cell office:value-type="float" office:value="11" calcext:value-type="float">
            <text:p>11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01]&lt;&gt;0; 1; 0)" office:value-type="float" office:value="0" calcext:value-type="float">
            <text:p>0</text:p>
          </table:table-cell>
          <table:table-cell table:formula="of:=IF(AND([.K201]=1; [.J201]&gt;=[.E2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eceded_by_P155&gt; <text:s/>?f <text:s/>?f <text:s/>&lt;soundtrack_album_P406&gt; <text:s/>?b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35714286" calcext:value-type="float">
            <text:p>0.035714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02]&lt;&gt;0; 1; 0)" office:value-type="float" office:value="0" calcext:value-type="float">
            <text:p>0</text:p>
          </table:table-cell>
          <table:table-cell table:formula="of:=IF(AND([.K202]=1; [.J202]&gt;=[.E2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ublisher_P123&gt; <text:s/>?b <text:s text:c="2"/>=&gt; ?a <text:s/>&lt;designer_P287&gt; <text:s/>?b</text:p>
          </table:table-cell>
          <table:table-cell office:value-type="float" office:value="0.000003834" calcext:value-type="float">
            <text:p>0.000003834</text:p>
          </table:table-cell>
          <table:table-cell office:value-type="float" office:value="0.013135351" calcext:value-type="float">
            <text:p>0.013135351</text:p>
          </table:table-cell>
          <table:table-cell office:value-type="float" office:value="0.001402396" calcext:value-type="float">
            <text:p>0.001402396</text:p>
          </table:table-cell>
          <table:table-cell office:value-type="float" office:value="0.036021926" calcext:value-type="float">
            <text:p>0.036021926</text:p>
          </table:table-cell>
          <table:table-cell office:value-type="float" office:value="46" calcext:value-type="float">
            <text:p>46</text:p>
          </table:table-cell>
          <table:table-cell office:value-type="float" office:value="32801" calcext:value-type="float">
            <text:p>3280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03]&lt;&gt;0; 1; 0)" office:value-type="float" office:value="0" calcext:value-type="float">
            <text:p>0</text:p>
          </table:table-cell>
          <table:table-cell table:formula="of:=IF(AND([.K203]=1; [.J203]&gt;=[.E2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preceded_by_P155&gt; <text:s/>?a <text:s/>?e <text:s/>&lt;soundtrack_album_P406&gt; <text:s/>?b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04]&lt;&gt;0; 1; 0)" office:value-type="float" office:value="0" calcext:value-type="float">
            <text:p>0</text:p>
          </table:table-cell>
          <table:table-cell table:formula="of:=IF(AND([.K204]=1; [.J204]&gt;=[.E2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soundtrack_album_P406&gt; <text:s/>?b <text:s/>?e <text:s/>&lt;succeeded_by_P156&gt; <text:s/>?a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05]&lt;&gt;0; 1; 0)" office:value-type="float" office:value="0" calcext:value-type="float">
            <text:p>0</text:p>
          </table:table-cell>
          <table:table-cell table:formula="of:=IF(AND([.K205]=1; [.J205]&gt;=[.E2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brother_P7&gt; <text:s/>?a <text:s/>?b <text:s/>&lt;brother_P7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427807" calcext:value-type="float">
            <text:p>0.000427807</text:p>
          </table:table-cell>
          <table:table-cell office:value-type="float" office:value="0.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4675" calcext:value-type="float">
            <text:p>46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06]&lt;&gt;0; 1; 0)" office:value-type="float" office:value="0" calcext:value-type="float">
            <text:p>0</text:p>
          </table:table-cell>
          <table:table-cell table:formula="of:=IF(AND([.K206]=1; [.J206]&gt;=[.E2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brother_P7&gt; <text:s/>?f <text:s/>?b <text:s/>&lt;brother_P7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314317" calcext:value-type="float">
            <text:p>0.000314317</text:p>
          </table:table-cell>
          <table:table-cell office:value-type="float" office:value="0.037735849" calcext:value-type="float">
            <text:p>0.037735849</text:p>
          </table:table-cell>
          <table:table-cell office:value-type="float" office:value="2" calcext:value-type="float">
            <text:p>2</text:p>
          </table:table-cell>
          <table:table-cell office:value-type="float" office:value="6363" calcext:value-type="float">
            <text:p>63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541858574911948" calcext:value-type="float">
            <text:p>5.42E-004</text:p>
          </table:table-cell>
          <table:table-cell table:formula="of:=IF([.J207]&lt;&gt;0; 1; 0)" office:value-type="float" office:value="1" calcext:value-type="float">
            <text:p>1</text:p>
          </table:table-cell>
          <table:table-cell table:formula="of:=IF(AND([.K207]=1; [.J207]&gt;=[.E2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contains_administrative_territorial_entity_P150&gt; <text:s/>?b</text:p>
          </table:table-cell>
          <table:table-cell office:value-type="float" office:value="0.000277184" calcext:value-type="float">
            <text:p>0.000277184</text:p>
          </table:table-cell>
          <table:table-cell office:value-type="float" office:value="0.037234817" calcext:value-type="float">
            <text:p>0.037234817</text:p>
          </table:table-cell>
          <table:table-cell office:value-type="float" office:value="0.003967672" calcext:value-type="float">
            <text:p>0.003967672</text:p>
          </table:table-cell>
          <table:table-cell office:value-type="float" office:value="0.037898383" calcext:value-type="float">
            <text:p>0.037898383</text:p>
          </table:table-cell>
          <table:table-cell office:value-type="float" office:value="3326" calcext:value-type="float">
            <text:p>3326</text:p>
          </table:table-cell>
          <table:table-cell office:value-type="float" office:value="838275" calcext:value-type="float">
            <text:p>838275</text:p>
          </table:table-cell>
          <table:table-cell office:value-type="float" office:value="87761" calcext:value-type="float">
            <text:p>8776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08]&lt;&gt;0; 1; 0)" office:value-type="float" office:value="0" calcext:value-type="float">
            <text:p>0</text:p>
          </table:table-cell>
          <table:table-cell table:formula="of:=IF(AND([.K208]=1; [.J208]&gt;=[.E2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lace_of_burial_P119&gt; <text:s/>?a <text:s text:c="2"/>=&gt; ?a <text:s/>&lt;commissioned_by_P8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5151515" calcext:value-type="float">
            <text:p>0.015151515</text:p>
          </table:table-cell>
          <table:table-cell office:value-type="float" office:value="0.000158303" calcext:value-type="float">
            <text:p>0.000158303</text:p>
          </table:table-cell>
          <table:table-cell office:value-type="float" office:value="0.038461538" calcext:value-type="float">
            <text:p>0.038461538</text:p>
          </table:table-cell>
          <table:table-cell office:value-type="float" office:value="2" calcext:value-type="float">
            <text:p>2</text:p>
          </table:table-cell>
          <table:table-cell office:value-type="float" office:value="12634" calcext:value-type="float">
            <text:p>126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09]&lt;&gt;0; 1; 0)" office:value-type="float" office:value="0" calcext:value-type="float">
            <text:p>0</text:p>
          </table:table-cell>
          <table:table-cell table:formula="of:=IF(AND([.K209]=1; [.J209]&gt;=[.E2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made_P1071&gt; <text:s/>?f <text:s/>?f <text:s/>&lt;shares_border_with_P47&gt; <text:s/>?b <text:s text:c="2"/>=&gt; ?a <text:s/>&lt;place_made_P1071&gt; <text:s/>?b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141732283" calcext:value-type="float">
            <text:p>0.141732283</text:p>
          </table:table-cell>
          <table:table-cell table:number-columns-repeated="2" office:value-type="float" office:value="0.03956044" calcext:value-type="float">
            <text:p>0.039560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0]&lt;&gt;0; 1; 0)" office:value-type="float" office:value="0" calcext:value-type="float">
            <text:p>0</text:p>
          </table:table-cell>
          <table:table-cell table:formula="of:=IF(AND([.K210]=1; [.J210]&gt;=[.E2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arent_taxon_P171&gt; <text:s/>?a <text:s text:c="2"/>=&gt; ?a <text:s/>&lt;taxonomic_type_P427&gt; <text:s/>?b</text:p>
          </table:table-cell>
          <table:table-cell office:value-type="float" office:value="0.000015334" calcext:value-type="float">
            <text:p>0.000015334</text:p>
          </table:table-cell>
          <table:table-cell office:value-type="float" office:value="0.58974359" calcext:value-type="float">
            <text:p>0.58974359</text:p>
          </table:table-cell>
          <table:table-cell office:value-type="float" office:value="0.000661556" calcext:value-type="float">
            <text:p>0.000661556</text:p>
          </table:table-cell>
          <table:table-cell office:value-type="float" office:value="0.040052242" calcext:value-type="float">
            <text:p>0.040052242</text:p>
          </table:table-cell>
          <table:table-cell office:value-type="float" office:value="184" calcext:value-type="float">
            <text:p>184</text:p>
          </table:table-cell>
          <table:table-cell office:value-type="float" office:value="278132" calcext:value-type="float">
            <text:p>278132</text:p>
          </table:table-cell>
          <table:table-cell office:value-type="float" office:value="4594" calcext:value-type="float">
            <text:p>45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1]&lt;&gt;0; 1; 0)" office:value-type="float" office:value="0" calcext:value-type="float">
            <text:p>0</text:p>
          </table:table-cell>
          <table:table-cell table:formula="of:=IF(AND([.K211]=1; [.J211]&gt;=[.E2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osition_held_P39&gt; <text:s/>?b <text:s text:c="2"/>=&gt; ?a <text:s/>&lt;academic_degree_P512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03706" calcext:value-type="float">
            <text:p>0.000103706</text:p>
          </table:table-cell>
          <table:table-cell office:value-type="float" office:value="0.040540541" calcext:value-type="float">
            <text:p>0.040540541</text:p>
          </table:table-cell>
          <table:table-cell office:value-type="float" office:value="3" calcext:value-type="float">
            <text:p>3</text:p>
          </table:table-cell>
          <table:table-cell office:value-type="float" office:value="28928" calcext:value-type="float">
            <text:p>2892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2]&lt;&gt;0; 1; 0)" office:value-type="float" office:value="0" calcext:value-type="float">
            <text:p>0</text:p>
          </table:table-cell>
          <table:table-cell table:formula="of:=IF(AND([.K212]=1; [.J212]&gt;=[.E2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field_of_this_profession_P425&gt; <text:s/>?b <text:s/>?a <text:s/>&lt;subclass_of_P279&gt; <text:s/>?f <text:s text:c="2"/>=&gt; ?a <text:s/>&lt;field_of_this_profession_P425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20895522" calcext:value-type="float">
            <text:p>0.020895522</text:p>
          </table:table-cell>
          <table:table-cell office:value-type="float" office:value="0.022435897" calcext:value-type="float">
            <text:p>0.022435897</text:p>
          </table:table-cell>
          <table:table-cell office:value-type="float" office:value="0.041055718" calcext:value-type="float">
            <text:p>0.041055718</text:p>
          </table:table-cell>
          <table:table-cell office:value-type="float" office:value="14" calcext:value-type="float">
            <text:p>14</text:p>
          </table:table-cell>
          <table:table-cell office:value-type="float" office:value="624" calcext:value-type="float">
            <text:p>62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3]&lt;&gt;0; 1; 0)" office:value-type="float" office:value="0" calcext:value-type="float">
            <text:p>0</text:p>
          </table:table-cell>
          <table:table-cell table:formula="of:=IF(AND([.K213]=1; [.J213]&gt;=[.E2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ield_of_this_profession_P425&gt; <text:s/>?b <text:s/>?e <text:s/>&lt;subclass_of_P279&gt; <text:s/>?a <text:s text:c="2"/>=&gt; ?a <text:s/>&lt;field_of_this_profession_P425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20895522" calcext:value-type="float">
            <text:p>0.020895522</text:p>
          </table:table-cell>
          <table:table-cell office:value-type="float" office:value="0.031042129" calcext:value-type="float">
            <text:p>0.031042129</text:p>
          </table:table-cell>
          <table:table-cell office:value-type="float" office:value="0.041420118" calcext:value-type="float">
            <text:p>0.041420118</text:p>
          </table:table-cell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4]&lt;&gt;0; 1; 0)" office:value-type="float" office:value="0" calcext:value-type="float">
            <text:p>0</text:p>
          </table:table-cell>
          <table:table-cell table:formula="of:=IF(AND([.K214]=1; [.J214]&gt;=[.E2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brother_P7&gt; <text:s/>?a <text:s/>?e <text:s/>&lt;brother_P7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329707" calcext:value-type="float">
            <text:p>0.000329707</text:p>
          </table:table-cell>
          <table:table-cell office:value-type="float" office:value="0.041666667" calcext:value-type="float">
            <text:p>0.041666667</text:p>
          </table:table-cell>
          <table:table-cell office:value-type="float" office:value="2" calcext:value-type="float">
            <text:p>2</text:p>
          </table:table-cell>
          <table:table-cell office:value-type="float" office:value="6066" calcext:value-type="float">
            <text:p>60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548847420417124" calcext:value-type="float">
            <text:p>5.49E-004</text:p>
          </table:table-cell>
          <table:table-cell table:formula="of:=IF([.J215]&lt;&gt;0; 1; 0)" office:value-type="float" office:value="1" calcext:value-type="float">
            <text:p>1</text:p>
          </table:table-cell>
          <table:table-cell table:formula="of:=IF(AND([.K215]=1; [.J215]&gt;=[.E2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veloper_P178&gt; <text:s/>?b <text:s text:c="2"/>=&gt; ?a <text:s/>&lt;software_engine_P408&gt; <text:s/>?b</text:p>
          </table:table-cell>
          <table:table-cell office:value-type="float" office:value="0.000004917" calcext:value-type="float">
            <text:p>0.000004917</text:p>
          </table:table-cell>
          <table:table-cell office:value-type="float" office:value="0.032222829" calcext:value-type="float">
            <text:p>0.032222829</text:p>
          </table:table-cell>
          <table:table-cell office:value-type="float" office:value="0.00443076" calcext:value-type="float">
            <text:p>0.00443076</text:p>
          </table:table-cell>
          <table:table-cell office:value-type="float" office:value="0.042507205" calcext:value-type="float">
            <text:p>0.042507205</text:p>
          </table:table-cell>
          <table:table-cell office:value-type="float" office:value="59" calcext:value-type="float">
            <text:p>59</text:p>
          </table:table-cell>
          <table:table-cell office:value-type="float" office:value="13316" calcext:value-type="float">
            <text:p>13316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6]&lt;&gt;0; 1; 0)" office:value-type="float" office:value="0" calcext:value-type="float">
            <text:p>0</text:p>
          </table:table-cell>
          <table:table-cell table:formula="of:=IF(AND([.K216]=1; [.J216]&gt;=[.E2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haracters_P674&gt; <text:s/>?a <text:s/>?e <text:s/>&lt;characters_P674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303674" calcext:value-type="float">
            <text:p>0.000303674</text:p>
          </table:table-cell>
          <table:table-cell office:value-type="float" office:value="0.043478261" calcext:value-type="float">
            <text:p>0.043478261</text:p>
          </table:table-cell>
          <table:table-cell office:value-type="float" office:value="2" calcext:value-type="float">
            <text:p>2</text:p>
          </table:table-cell>
          <table:table-cell office:value-type="float" office:value="6586" calcext:value-type="float">
            <text:p>65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office:value-type="float" office:value="0.00303951367781155" calcext:value-type="float">
            <text:p>0.0030395137</text:p>
          </table:table-cell>
          <table:table-cell table:formula="of:=IF([.J217]&lt;&gt;0; 1; 0)" office:value-type="float" office:value="1" calcext:value-type="float">
            <text:p>1</text:p>
          </table:table-cell>
          <table:table-cell table:formula="of:=IF(AND([.K217]=1; [.J217]&gt;=[.E2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llection_P195&gt; <text:s/>?f <text:s/>?b <text:s/>&lt;occupant_P466&gt; <text:s/>?f <text:s text:c="2"/>=&gt; ?a <text:s/>&lt;moveable_object_location_P276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1010101" calcext:value-type="float">
            <text:p>0.01010101</text:p>
          </table:table-cell>
          <table:table-cell office:value-type="float" office:value="0.006802721" calcext:value-type="float">
            <text:p>0.006802721</text:p>
          </table:table-cell>
          <table:table-cell office:value-type="float" office:value="0.043956044" calcext:value-type="float">
            <text:p>0.043956044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8]&lt;&gt;0; 1; 0)" office:value-type="float" office:value="0" calcext:value-type="float">
            <text:p>0</text:p>
          </table:table-cell>
          <table:table-cell table:formula="of:=IF(AND([.K218]=1; [.J218]&gt;=[.E2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vent_location_P766&gt; <text:s/>?b <text:s text:c="2"/>=&gt; ?a <text:s/>&lt;organizer_P664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0547945" calcext:value-type="float">
            <text:p>0.020547945</text:p>
          </table:table-cell>
          <table:table-cell office:value-type="float" office:value="0.001088139" calcext:value-type="float">
            <text:p>0.001088139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3" calcext:value-type="float">
            <text:p>3</text:p>
          </table:table-cell>
          <table:table-cell office:value-type="float" office:value="2757" calcext:value-type="float">
            <text:p>27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9]&lt;&gt;0; 1; 0)" office:value-type="float" office:value="0" calcext:value-type="float">
            <text:p>0</text:p>
          </table:table-cell>
          <table:table-cell table:formula="of:=IF(AND([.K219]=1; [.J219]&gt;=[.E2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wned_by_P127&gt; <text:s/>?b <text:s text:c="2"/>=&gt; ?a <text:s/>&lt;occupant_P466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4691358" calcext:value-type="float">
            <text:p>0.024691358</text:p>
          </table:table-cell>
          <table:table-cell office:value-type="float" office:value="0.000251937" calcext:value-type="float">
            <text:p>0.000251937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4" calcext:value-type="float">
            <text:p>4</text:p>
          </table:table-cell>
          <table:table-cell office:value-type="float" office:value="15877" calcext:value-type="float">
            <text:p>1587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20]&lt;&gt;0; 1; 0)" office:value-type="float" office:value="0" calcext:value-type="float">
            <text:p>0</text:p>
          </table:table-cell>
          <table:table-cell table:formula="of:=IF(AND([.K220]=1; [.J220]&gt;=[.E2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ield_of_work_P101&gt; <text:s/>?b <text:s/>?e <text:s/>&lt;occupation_P106&gt; <text:s/>?a <text:s text:c="2"/>=&gt; ?a <text:s/>&lt;field_of_this_profession_P425&gt; <text:s/>?b</text:p>
          </table:table-cell>
          <table:table-cell office:value-type="float" office:value="0.00000725" calcext:value-type="float">
            <text:p>0.00000725</text:p>
          </table:table-cell>
          <table:table-cell office:value-type="float" office:value="0.129850746" calcext:value-type="float">
            <text:p>0.129850746</text:p>
          </table:table-cell>
          <table:table-cell office:value-type="float" office:value="0.037291042" calcext:value-type="float">
            <text:p>0.037291042</text:p>
          </table:table-cell>
          <table:table-cell office:value-type="float" office:value="0.048549107" calcext:value-type="float">
            <text:p>0.048549107</text:p>
          </table:table-cell>
          <table:table-cell office:value-type="float" office:value="87" calcext:value-type="float">
            <text:p>87</text:p>
          </table:table-cell>
          <table:table-cell office:value-type="float" office:value="2333" calcext:value-type="float">
            <text:p>2333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1]&lt;&gt;0; 1; 0)" office:value-type="float" office:value="0" calcext:value-type="float">
            <text:p>0</text:p>
          </table:table-cell>
          <table:table-cell table:formula="of:=IF(AND([.K221]=1; [.J221]&gt;=[.E2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apital_P36&gt; <text:s/>?f <text:s/>?a <text:s/>&lt;place_of_death_P20&gt; <text:s/>?f <text:s text:c="2"/>=&gt; ?a <text:s/>&lt;allegiance_P945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2258065" calcext:value-type="float">
            <text:p>0.032258065</text:p>
          </table:table-cell>
          <table:table-cell office:value-type="float" office:value="0.00001305" calcext:value-type="float">
            <text:p>0.00001305</text:p>
          </table:table-cell>
          <table:table-cell office:value-type="float" office:value="0.048780488" calcext:value-type="float">
            <text:p>0.048780488</text:p>
          </table:table-cell>
          <table:table-cell office:value-type="float" office:value="4" calcext:value-type="float">
            <text:p>4</text:p>
          </table:table-cell>
          <table:table-cell office:value-type="float" office:value="306504" calcext:value-type="float">
            <text:p>3065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2]&lt;&gt;0; 1; 0)" office:value-type="float" office:value="0" calcext:value-type="float">
            <text:p>0</text:p>
          </table:table-cell>
          <table:table-cell table:formula="of:=IF(AND([.K222]=1; [.J222]&gt;=[.E2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topic_s_main_category_P910&gt; <text:s/>?f <text:s/>?b <text:s/>&lt;topic_s_main_category_P910&gt; <text:s/>?f <text:s text:c="2"/>=&gt; ?a <text:s/>&lt;soundtrack_album_P406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2" calcext:value-type="float">
            <text:p>0.12</text:p>
          </table:table-cell>
          <table:table-cell office:value-type="float" office:value="0.000100717" calcext:value-type="float">
            <text:p>0.000100717</text:p>
          </table:table-cell>
          <table:table-cell office:value-type="float" office:value="0.051948052" calcext:value-type="float">
            <text:p>0.051948052</text:p>
          </table:table-cell>
          <table:table-cell office:value-type="float" office:value="12" calcext:value-type="float">
            <text:p>12</text:p>
          </table:table-cell>
          <table:table-cell office:value-type="float" office:value="119146" calcext:value-type="float">
            <text:p>11914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10164667615369" calcext:value-type="float">
            <text:p>1.02E-004</text:p>
          </table:table-cell>
          <table:table-cell table:formula="of:=IF([.J223]&lt;&gt;0; 1; 0)" office:value-type="float" office:value="1" calcext:value-type="float">
            <text:p>1</text:p>
          </table:table-cell>
          <table:table-cell table:formula="of:=IF(AND([.K223]=1; [.J223]&gt;=[.E2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other_P25&gt; <text:s/>?f <text:s/>?b <text:s/>&lt;spouse_P26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191755" calcext:value-type="float">
            <text:p>0.000191755</text:p>
          </table:table-cell>
          <table:table-cell office:value-type="float" office:value="0.054054054" calcext:value-type="float">
            <text:p>0.054054054</text:p>
          </table:table-cell>
          <table:table-cell office:value-type="float" office:value="2" calcext:value-type="float">
            <text:p>2</text:p>
          </table:table-cell>
          <table:table-cell office:value-type="float" office:value="10430" calcext:value-type="float">
            <text:p>104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4]&lt;&gt;0; 1; 0)" office:value-type="float" office:value="0" calcext:value-type="float">
            <text:p>0</text:p>
          </table:table-cell>
          <table:table-cell table:formula="of:=IF(AND([.K224]=1; [.J224]&gt;=[.E2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other_P25&gt; <text:s/>?f <text:s/>?f <text:s/>&lt;spouse_P26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190567" calcext:value-type="float">
            <text:p>0.000190567</text:p>
          </table:table-cell>
          <table:table-cell office:value-type="float" office:value="0.054054054" calcext:value-type="float">
            <text:p>0.054054054</text:p>
          </table:table-cell>
          <table:table-cell office:value-type="float" office:value="2" calcext:value-type="float">
            <text:p>2</text:p>
          </table:table-cell>
          <table:table-cell office:value-type="float" office:value="10495" calcext:value-type="float">
            <text:p>104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5]&lt;&gt;0; 1; 0)" office:value-type="float" office:value="0" calcext:value-type="float">
            <text:p>0</text:p>
          </table:table-cell>
          <table:table-cell table:formula="of:=IF(AND([.K225]=1; [.J225]&gt;=[.E2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picts_P180&gt; <text:s/>?b <text:s text:c="2"/>=&gt; ?a <text:s/>&lt;place_made_P1071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7244094" calcext:value-type="float">
            <text:p>0.047244094</text:p>
          </table:table-cell>
          <table:table-cell office:value-type="float" office:value="0.003533569" calcext:value-type="float">
            <text:p>0.003533569</text:p>
          </table:table-cell>
          <table:table-cell office:value-type="float" office:value="0.054545455" calcext:value-type="float">
            <text:p>0.054545455</text:p>
          </table:table-cell>
          <table:table-cell office:value-type="float" office:value="6" calcext:value-type="float">
            <text:p>6</text:p>
          </table:table-cell>
          <table:table-cell office:value-type="float" office:value="1698" calcext:value-type="float">
            <text:p>169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6]&lt;&gt;0; 1; 0)" office:value-type="float" office:value="0" calcext:value-type="float">
            <text:p>0</text:p>
          </table:table-cell>
          <table:table-cell table:formula="of:=IF(AND([.K226]=1; [.J226]&gt;=[.E2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preceded_by_P155&gt; <text:s/>?b <text:s/>?a <text:s/>&lt;ship_class_P289&gt; <text:s/>?f <text:s text:c="2"/>=&gt; ?a <text:s/>&lt;ship_class_P289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17401392" calcext:value-type="float">
            <text:p>0.017401392</text:p>
          </table:table-cell>
          <table:table-cell table:number-columns-repeated="2" office:value-type="float" office:value="0.054744526" calcext:value-type="float">
            <text:p>0.0547445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7]&lt;&gt;0; 1; 0)" office:value-type="float" office:value="0" calcext:value-type="float">
            <text:p>0</text:p>
          </table:table-cell>
          <table:table-cell table:formula="of:=IF(AND([.K227]=1; [.J227]&gt;=[.E2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made_P1071&gt; <text:s/>?f <text:s/>?b <text:s/>&lt;shares_border_with_P47&gt; <text:s/>?f <text:s text:c="2"/>=&gt; ?a <text:s/>&lt;place_made_P1071&gt; <text:s/>?b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141732283" calcext:value-type="float">
            <text:p>0.141732283</text:p>
          </table:table-cell>
          <table:table-cell table:number-columns-repeated="2" office:value-type="float" office:value="0.055384615" calcext:value-type="float">
            <text:p>0.0553846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8]&lt;&gt;0; 1; 0)" office:value-type="float" office:value="0" calcext:value-type="float">
            <text:p>0</text:p>
          </table:table-cell>
          <table:table-cell table:formula="of:=IF(AND([.K228]=1; [.J228]&gt;=[.E2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brother_P7&gt; <text:s/>?b <text:s/>?a <text:s/>&lt;brother_P7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427807" calcext:value-type="float">
            <text:p>0.000427807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2" calcext:value-type="float">
            <text:p>2</text:p>
          </table:table-cell>
          <table:table-cell office:value-type="float" office:value="4675" calcext:value-type="float">
            <text:p>46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9]&lt;&gt;0; 1; 0)" office:value-type="float" office:value="0" calcext:value-type="float">
            <text:p>0</text:p>
          </table:table-cell>
          <table:table-cell table:formula="of:=IF(AND([.K229]=1; [.J229]&gt;=[.E2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uthor_P50&gt; <text:s/>?f <text:s/>?b <text:s/>&lt;author_P50&gt; <text:s/>?f <text:s text:c="2"/>=&gt; ?a <text:s/>&lt;edition_or_translation_of_P629&gt; <text:s/>?b</text:p>
          </table:table-cell>
          <table:table-cell office:value-type="float" office:value="0.000008834" calcext:value-type="float">
            <text:p>0.000008834</text:p>
          </table:table-cell>
          <table:table-cell office:value-type="float" office:value="0.377224199" calcext:value-type="float">
            <text:p>0.377224199</text:p>
          </table:table-cell>
          <table:table-cell office:value-type="float" office:value="0.000155549" calcext:value-type="float">
            <text:p>0.000155549</text:p>
          </table:table-cell>
          <table:table-cell office:value-type="float" office:value="0.056173821" calcext:value-type="float">
            <text:p>0.056173821</text:p>
          </table:table-cell>
          <table:table-cell office:value-type="float" office:value="106" calcext:value-type="float">
            <text:p>106</text:p>
          </table:table-cell>
          <table:table-cell office:value-type="float" office:value="681456" calcext:value-type="float">
            <text:p>681456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?a</text:p>
          </table:table-cell>
          <table:table-cell office:value-type="float" office:value="0.00297318523504993" calcext:value-type="float">
            <text:p>0.0029731852</text:p>
          </table:table-cell>
          <table:table-cell table:formula="of:=IF([.J230]&lt;&gt;0; 1; 0)" office:value-type="float" office:value="1" calcext:value-type="float">
            <text:p>1</text:p>
          </table:table-cell>
          <table:table-cell table:formula="of:=IF(AND([.K230]=1; [.J230]&gt;=[.E2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fluenced_by_P737&gt; <text:s/>?a <text:s/>?e <text:s/>&lt;influenced_by_P737&gt; <text:s/>?b <text:s text:c="2"/>=&gt; ?a <text:s/>&lt;influenced_P738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48543689" calcext:value-type="float">
            <text:p>0.048543689</text:p>
          </table:table-cell>
          <table:table-cell office:value-type="float" office:value="0.012722646" calcext:value-type="float">
            <text:p>0.012722646</text:p>
          </table:table-cell>
          <table:table-cell office:value-type="float" office:value="0.056818182" calcext:value-type="float">
            <text:p>0.056818182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?b</text:p>
          </table:table-cell>
          <table:table-cell office:value-type="float" office:value="0.0561797752808989" calcext:value-type="float">
            <text:p>0.0561797753</text:p>
          </table:table-cell>
          <table:table-cell table:formula="of:=IF([.J231]&lt;&gt;0; 1; 0)" office:value-type="float" office:value="1" calcext:value-type="float">
            <text:p>1</text:p>
          </table:table-cell>
          <table:table-cell table:formula="of:=IF(AND([.K231]=1; [.J231]&gt;=[.E2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mployer_P108&gt; <text:s/>?f <text:s/>?b <text:s/>&lt;employer_P108&gt; <text:s/>?f <text:s text:c="2"/>=&gt; ?a <text:s/>&lt;killed_by_P15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189781" calcext:value-type="float">
            <text:p>0.02189781</text:p>
          </table:table-cell>
          <table:table-cell office:value-type="float" office:value="0.000006099" calcext:value-type="float">
            <text:p>0.000006099</text:p>
          </table:table-cell>
          <table:table-cell office:value-type="float" office:value="0.057692308" calcext:value-type="float">
            <text:p>0.057692308</text:p>
          </table:table-cell>
          <table:table-cell office:value-type="float" office:value="3" calcext:value-type="float">
            <text:p>3</text:p>
          </table:table-cell>
          <table:table-cell office:value-type="float" office:value="491869" calcext:value-type="float">
            <text:p>4918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668598172498329" calcext:value-type="float">
            <text:p>6.69E-004</text:p>
          </table:table-cell>
          <table:table-cell table:formula="of:=IF([.J232]&lt;&gt;0; 1; 0)" office:value-type="float" office:value="1" calcext:value-type="float">
            <text:p>1</text:p>
          </table:table-cell>
          <table:table-cell table:formula="of:=IF(AND([.K232]=1; [.J232]&gt;=[.E2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hip_class_P289&gt; <text:s/>?f <text:s/>?f <text:s/>&lt;succeeded_by_P156&gt; <text:s/>?b <text:s text:c="2"/>=&gt; ?a <text:s/>&lt;ship_class_P289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17401392" calcext:value-type="float">
            <text:p>0.017401392</text:p>
          </table:table-cell>
          <table:table-cell table:number-columns-repeated="2" office:value-type="float" office:value="0.058139535" calcext:value-type="float">
            <text:p>0.0581395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3]&lt;&gt;0; 1; 0)" office:value-type="float" office:value="0" calcext:value-type="float">
            <text:p>0</text:p>
          </table:table-cell>
          <table:table-cell table:formula="of:=IF(AND([.K233]=1; [.J233]&gt;=[.E2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programming_language_P277&gt; <text:s/>?a <text:s/>?e <text:s/>&lt;programming_language_P277&gt; <text:s/>?b <text:s text:c="2"/>=&gt; ?a <text:s/>&lt;influenced_P738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58252427" calcext:value-type="float">
            <text:p>0.058252427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?b</text:p>
          </table:table-cell>
          <table:table-cell office:value-type="float" office:value="0.111111111111111" calcext:value-type="float">
            <text:p>0.1111111111</text:p>
          </table:table-cell>
          <table:table-cell table:formula="of:=IF([.J234]&lt;&gt;0; 1; 0)" office:value-type="float" office:value="1" calcext:value-type="float">
            <text:p>1</text:p>
          </table:table-cell>
          <table:table-cell table:formula="of:=IF(AND([.K234]=1; [.J234]&gt;=[.E2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translator_P655&gt; <text:s/>?f <text:s/>?b <text:s/>&lt;translator_P655&gt; <text:s/>?f <text:s text:c="2"/>=&gt; ?a <text:s/>&lt;edition_or_translation_of_P629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49822064" calcext:value-type="float">
            <text:p>0.049822064</text:p>
          </table:table-cell>
          <table:table-cell office:value-type="float" office:value="0.032482599" calcext:value-type="float">
            <text:p>0.032482599</text:p>
          </table:table-cell>
          <table:table-cell office:value-type="float" office:value="0.060085837" calcext:value-type="float">
            <text:p>0.060085837</text:p>
          </table:table-cell>
          <table:table-cell office:value-type="float" office:value="14" calcext:value-type="float">
            <text:p>14</text:p>
          </table:table-cell>
          <table:table-cell office:value-type="float" office:value="431" calcext:value-type="float">
            <text:p>4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?a</text:p>
          </table:table-cell>
          <table:table-cell office:value-type="float" office:value="0.103703703703704" calcext:value-type="float">
            <text:p>0.1037037037</text:p>
          </table:table-cell>
          <table:table-cell table:formula="of:=IF([.J235]&lt;&gt;0; 1; 0)" office:value-type="float" office:value="1" calcext:value-type="float">
            <text:p>1</text:p>
          </table:table-cell>
          <table:table-cell table:formula="of:=IF(AND([.K235]=1; [.J235]&gt;=[.E2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lma_mater_P69&gt; <text:s/>?f <text:s/>?f <text:s/>&lt;member_of_P463&gt; <text:s/>?a <text:s text:c="2"/>=&gt; ?a <text:s/>&lt;doctoral_student_P18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6595745" calcext:value-type="float">
            <text:p>0.026595745</text:p>
          </table:table-cell>
          <table:table-cell office:value-type="float" office:value="0.000300553" calcext:value-type="float">
            <text:p>0.000300553</text:p>
          </table:table-cell>
          <table:table-cell office:value-type="float" office:value="0.063291139" calcext:value-type="float">
            <text:p>0.063291139</text:p>
          </table:table-cell>
          <table:table-cell office:value-type="float" office:value="5" calcext:value-type="float">
            <text:p>5</text:p>
          </table:table-cell>
          <table:table-cell office:value-type="float" office:value="16636" calcext:value-type="float">
            <text:p>1663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36]&lt;&gt;0; 1; 0)" office:value-type="float" office:value="0" calcext:value-type="float">
            <text:p>0</text:p>
          </table:table-cell>
          <table:table-cell table:formula="of:=IF(AND([.K236]=1; [.J236]&gt;=[.E2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hares_border_with_P47&gt; <text:s/>?a <text:s text:c="2"/>=&gt; ?a <text:s/>&lt;enclave_within_P501&gt; <text:s/>?b</text:p>
          </table:table-cell>
          <table:table-cell office:value-type="float" office:value="0.000001333" calcext:value-type="float">
            <text:p>0.000001333</text:p>
          </table:table-cell>
          <table:table-cell office:value-type="float" office:value="0.106666667" calcext:value-type="float">
            <text:p>0.106666667</text:p>
          </table:table-cell>
          <table:table-cell office:value-type="float" office:value="0.000180544" calcext:value-type="float">
            <text:p>0.000180544</text:p>
          </table:table-cell>
          <table:table-cell office:value-type="float" office:value="0.064" calcext:value-type="float">
            <text:p>0.064</text:p>
          </table:table-cell>
          <table:table-cell office:value-type="float" office:value="16" calcext:value-type="float">
            <text:p>16</text:p>
          </table:table-cell>
          <table:table-cell office:value-type="float" office:value="88621" calcext:value-type="float">
            <text:p>886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37]&lt;&gt;0; 1; 0)" office:value-type="float" office:value="0" calcext:value-type="float">
            <text:p>0</text:p>
          </table:table-cell>
          <table:table-cell table:formula="of:=IF(AND([.K237]=1; [.J237]&gt;=[.E2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wned_by_P127&gt; <text:s/>?b <text:s text:c="2"/>=&gt; ?a <text:s/>&lt;chief_executive_officer_P169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05442" calcext:value-type="float">
            <text:p>0.013605442</text:p>
          </table:table-cell>
          <table:table-cell office:value-type="float" office:value="0.000125968" calcext:value-type="float">
            <text:p>0.000125968</text:p>
          </table:table-cell>
          <table:table-cell office:value-type="float" office:value="0.064516129" calcext:value-type="float">
            <text:p>0.064516129</text:p>
          </table:table-cell>
          <table:table-cell office:value-type="float" office:value="2" calcext:value-type="float">
            <text:p>2</text:p>
          </table:table-cell>
          <table:table-cell office:value-type="float" office:value="15877" calcext:value-type="float">
            <text:p>158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8]&lt;&gt;0; 1; 0)" office:value-type="float" office:value="0" calcext:value-type="float">
            <text:p>0</text:p>
          </table:table-cell>
          <table:table-cell table:formula="of:=IF(AND([.K238]=1; [.J238]&gt;=[.E2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b <text:s text:c="2"/>=&gt; ?a <text:s/>&lt;allegiance_P94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6129032" calcext:value-type="float">
            <text:p>0.016129032</text:p>
          </table:table-cell>
          <table:table-cell office:value-type="float" office:value="0.000002386" calcext:value-type="float">
            <text:p>0.000002386</text:p>
          </table:table-cell>
          <table:table-cell office:value-type="float" office:value="0.064516129" calcext:value-type="float">
            <text:p>0.064516129</text:p>
          </table:table-cell>
          <table:table-cell office:value-type="float" office:value="2" calcext:value-type="float">
            <text:p>2</text:p>
          </table:table-cell>
          <table:table-cell office:value-type="float" office:value="838275" calcext:value-type="float">
            <text:p>8382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9]&lt;&gt;0; 1; 0)" office:value-type="float" office:value="0" calcext:value-type="float">
            <text:p>0</text:p>
          </table:table-cell>
          <table:table-cell table:formula="of:=IF(AND([.K239]=1; [.J239]&gt;=[.E2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nfluenced_P738&gt; <text:s/>?b <text:s/>?a <text:s/>&lt;influenced_by_P737&gt; <text:s/>?f <text:s text:c="2"/>=&gt; ?a <text:s/>&lt;influenced_P738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58252427" calcext:value-type="float">
            <text:p>0.058252427</text:p>
          </table:table-cell>
          <table:table-cell table:number-columns-repeated="2" office:value-type="float" office:value="0.065217391" calcext:value-type="float">
            <text:p>0.0652173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40]&lt;&gt;0; 1; 0)" office:value-type="float" office:value="0" calcext:value-type="float">
            <text:p>0</text:p>
          </table:table-cell>
          <table:table-cell table:formula="of:=IF(AND([.K240]=1; [.J240]&gt;=[.E2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_OBSOLETE__structure_type_P168&gt; <text:s/>?b</text:p>
          </table:table-cell>
          <table:table-cell office:value-type="float" office:value="0.000006417" calcext:value-type="float">
            <text:p>0.000006417</text:p>
          </table:table-cell>
          <table:table-cell office:value-type="float" office:value="0.075564279" calcext:value-type="float">
            <text:p>0.075564279</text:p>
          </table:table-cell>
          <table:table-cell office:value-type="float" office:value="0.000021378" calcext:value-type="float">
            <text:p>0.000021378</text:p>
          </table:table-cell>
          <table:table-cell office:value-type="float" office:value="0.066037736" calcext:value-type="float">
            <text:p>0.066037736</text:p>
          </table:table-cell>
          <table:table-cell office:value-type="float" office:value="77" calcext:value-type="float">
            <text:p>77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1]&lt;&gt;0; 1; 0)" office:value-type="float" office:value="0" calcext:value-type="float">
            <text:p>0</text:p>
          </table:table-cell>
          <table:table-cell table:formula="of:=IF(AND([.K241]=1; [.J241]&gt;=[.E2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ntains_administrative_territorial_entity_P150&gt; <text:s/>?b <text:s text:c="2"/>=&gt; ?a <text:s/>&lt;capital_P36&gt; <text:s/>?b</text:p>
          </table:table-cell>
          <table:table-cell office:value-type="float" office:value="0.000355939" calcext:value-type="float">
            <text:p>0.000355939</text:p>
          </table:table-cell>
          <table:table-cell office:value-type="float" office:value="0.381645966" calcext:value-type="float">
            <text:p>0.381645966</text:p>
          </table:table-cell>
          <table:table-cell office:value-type="float" office:value="0.047814162" calcext:value-type="float">
            <text:p>0.047814162</text:p>
          </table:table-cell>
          <table:table-cell office:value-type="float" office:value="0.066349754" calcext:value-type="float">
            <text:p>0.066349754</text:p>
          </table:table-cell>
          <table:table-cell office:value-type="float" office:value="4271" calcext:value-type="float">
            <text:p>4271</text:p>
          </table:table-cell>
          <table:table-cell office:value-type="float" office:value="89325" calcext:value-type="float">
            <text:p>89325</text:p>
          </table:table-cell>
          <table:table-cell office:value-type="float" office:value="64371" calcext:value-type="float">
            <text:p>643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2]&lt;&gt;0; 1; 0)" office:value-type="float" office:value="0" calcext:value-type="float">
            <text:p>0</text:p>
          </table:table-cell>
          <table:table-cell table:formula="of:=IF(AND([.K242]=1; [.J242]&gt;=[.E2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r_P162&gt; <text:s/>?b <text:s text:c="2"/>=&gt; ?a <text:s/>&lt;production_company_P272&gt; <text:s/>?b</text:p>
          </table:table-cell>
          <table:table-cell office:value-type="float" office:value="0.000062254" calcext:value-type="float">
            <text:p>0.000062254</text:p>
          </table:table-cell>
          <table:table-cell office:value-type="float" office:value="0.047350406" calcext:value-type="float">
            <text:p>0.047350406</text:p>
          </table:table-cell>
          <table:table-cell office:value-type="float" office:value="0.019868078" calcext:value-type="float">
            <text:p>0.019868078</text:p>
          </table:table-cell>
          <table:table-cell office:value-type="float" office:value="0.066672617" calcext:value-type="float">
            <text:p>0.066672617</text:p>
          </table:table-cell>
          <table:table-cell office:value-type="float" office:value="747" calcext:value-type="float">
            <text:p>747</text:p>
          </table:table-cell>
          <table:table-cell office:value-type="float" office:value="37598" calcext:value-type="float">
            <text:p>37598</text:p>
          </table:table-cell>
          <table:table-cell office:value-type="float" office:value="11204" calcext:value-type="float">
            <text:p>112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3]&lt;&gt;0; 1; 0)" office:value-type="float" office:value="0" calcext:value-type="float">
            <text:p>0</text:p>
          </table:table-cell>
          <table:table-cell table:formula="of:=IF(AND([.K243]=1; [.J243]&gt;=[.E2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hares_border_with_P47&gt; <text:s/>?b <text:s text:c="2"/>=&gt; ?a <text:s/>&lt;enclave_within_P501&gt; <text:s/>?b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146666667" calcext:value-type="float">
            <text:p>0.146666667</text:p>
          </table:table-cell>
          <table:table-cell office:value-type="float" office:value="0.000248248" calcext:value-type="float">
            <text:p>0.000248248</text:p>
          </table:table-cell>
          <table:table-cell office:value-type="float" office:value="0.067901235" calcext:value-type="float">
            <text:p>0.067901235</text:p>
          </table:table-cell>
          <table:table-cell office:value-type="float" office:value="22" calcext:value-type="float">
            <text:p>22</text:p>
          </table:table-cell>
          <table:table-cell office:value-type="float" office:value="88621" calcext:value-type="float">
            <text:p>8862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44]&lt;&gt;0; 1; 0)" office:value-type="float" office:value="0" calcext:value-type="float">
            <text:p>0</text:p>
          </table:table-cell>
          <table:table-cell table:formula="of:=IF(AND([.K244]=1; [.J244]&gt;=[.E2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b <text:s text:c="2"/>=&gt; ?a <text:s/>&lt;crosses_P177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1010101" calcext:value-type="float">
            <text:p>0.01010101</text:p>
          </table:table-cell>
          <table:table-cell office:value-type="float" office:value="0.000566853" calcext:value-type="float">
            <text:p>0.000566853</text:p>
          </table:table-cell>
          <table:table-cell office:value-type="float" office:value="0.068376068" calcext:value-type="float">
            <text:p>0.068376068</text:p>
          </table:table-cell>
          <table:table-cell office:value-type="float" office:value="8" calcext:value-type="float">
            <text:p>8</text:p>
          </table:table-cell>
          <table:table-cell office:value-type="float" office:value="14113" calcext:value-type="float">
            <text:p>14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5]&lt;&gt;0; 1; 0)" office:value-type="float" office:value="0" calcext:value-type="float">
            <text:p>0</text:p>
          </table:table-cell>
          <table:table-cell table:formula="of:=IF(AND([.K245]=1; [.J245]&gt;=[.E2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receded_by_P155&gt; <text:s/>?f <text:s/>?a <text:s/>&lt;ship_class_P289&gt; <text:s/>?f <text:s text:c="2"/>=&gt; ?a <text:s/>&lt;ship_class_P289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17401392" calcext:value-type="float">
            <text:p>0.017401392</text:p>
          </table:table-cell>
          <table:table-cell table:number-columns-repeated="2" office:value-type="float" office:value="0.068807339" calcext:value-type="float">
            <text:p>0.06880733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6]&lt;&gt;0; 1; 0)" office:value-type="float" office:value="0" calcext:value-type="float">
            <text:p>0</text:p>
          </table:table-cell>
          <table:table-cell table:formula="of:=IF(AND([.K246]=1; [.J246]&gt;=[.E2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spouse_P26&gt; <text:s/>?a <text:s/>?b <text:s/>&lt;spouse_P26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104324" calcext:value-type="float">
            <text:p>0.000104324</text:p>
          </table:table-cell>
          <table:table-cell office:value-type="float" office:value="0.068965517" calcext:value-type="float">
            <text:p>0.068965517</text:p>
          </table:table-cell>
          <table:table-cell office:value-type="float" office:value="2" calcext:value-type="float">
            <text:p>2</text:p>
          </table:table-cell>
          <table:table-cell office:value-type="float" office:value="19171" calcext:value-type="float">
            <text:p>191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7]&lt;&gt;0; 1; 0)" office:value-type="float" office:value="0" calcext:value-type="float">
            <text:p>0</text:p>
          </table:table-cell>
          <table:table-cell table:formula="of:=IF(AND([.K247]=1; [.J247]&gt;=[.E2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pouse_P26&gt; <text:s/>?f <text:s/>?b <text:s/>&lt;spouse_P26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09931" calcext:value-type="float">
            <text:p>0.00009931</text:p>
          </table:table-cell>
          <table:table-cell office:value-type="float" office:value="0.068965517" calcext:value-type="float">
            <text:p>0.068965517</text:p>
          </table:table-cell>
          <table:table-cell office:value-type="float" office:value="2" calcext:value-type="float">
            <text:p>2</text:p>
          </table:table-cell>
          <table:table-cell office:value-type="float" office:value="20139" calcext:value-type="float">
            <text:p>201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142704245451302" calcext:value-type="float">
            <text:p>1.43E-004</text:p>
          </table:table-cell>
          <table:table-cell table:formula="of:=IF([.J248]&lt;&gt;0; 1; 0)" office:value-type="float" office:value="1" calcext:value-type="float">
            <text:p>1</text:p>
          </table:table-cell>
          <table:table-cell table:formula="of:=IF(AND([.K248]=1; [.J248]&gt;=[.E2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spouse_P26&gt; <text:s/>?b <text:s/>?a <text:s/>&lt;spouse_P26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104324" calcext:value-type="float">
            <text:p>0.000104324</text:p>
          </table:table-cell>
          <table:table-cell office:value-type="float" office:value="0.068965517" calcext:value-type="float">
            <text:p>0.068965517</text:p>
          </table:table-cell>
          <table:table-cell office:value-type="float" office:value="2" calcext:value-type="float">
            <text:p>2</text:p>
          </table:table-cell>
          <table:table-cell office:value-type="float" office:value="19171" calcext:value-type="float">
            <text:p>191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9]&lt;&gt;0; 1; 0)" office:value-type="float" office:value="0" calcext:value-type="float">
            <text:p>0</text:p>
          </table:table-cell>
          <table:table-cell table:formula="of:=IF(AND([.K249]=1; [.J249]&gt;=[.E2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spouse_P26&gt; <text:s/>?a <text:s/>?e <text:s/>&lt;spouse_P26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100954" calcext:value-type="float">
            <text:p>0.000100954</text:p>
          </table:table-cell>
          <table:table-cell office:value-type="float" office:value="0.068965517" calcext:value-type="float">
            <text:p>0.068965517</text:p>
          </table:table-cell>
          <table:table-cell office:value-type="float" office:value="2" calcext:value-type="float">
            <text:p>2</text:p>
          </table:table-cell>
          <table:table-cell office:value-type="float" office:value="19811" calcext:value-type="float">
            <text:p>198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style-name="ce4" office:value-type="float" office:value="0.000143523501973448" calcext:value-type="float">
            <text:p>1.44E-004</text:p>
          </table:table-cell>
          <table:table-cell table:formula="of:=IF([.J250]&lt;&gt;0; 1; 0)" office:value-type="float" office:value="1" calcext:value-type="float">
            <text:p>1</text:p>
          </table:table-cell>
          <table:table-cell table:formula="of:=IF(AND([.K250]=1; [.J250]&gt;=[.E2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field_of_work_P101&gt; <text:s/>?b</text:p>
          </table:table-cell>
          <table:table-cell office:value-type="float" office:value="0.000079172" calcext:value-type="float">
            <text:p>0.000079172</text:p>
          </table:table-cell>
          <table:table-cell office:value-type="float" office:value="0.067395006" calcext:value-type="float">
            <text:p>0.067395006</text:p>
          </table:table-cell>
          <table:table-cell office:value-type="float" office:value="0.00026375" calcext:value-type="float">
            <text:p>0.00026375</text:p>
          </table:table-cell>
          <table:table-cell office:value-type="float" office:value="0.069581777" calcext:value-type="float">
            <text:p>0.069581777</text:p>
          </table:table-cell>
          <table:table-cell office:value-type="float" office:value="950" calcext:value-type="float">
            <text:p>950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13653" calcext:value-type="float">
            <text:p>136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51]&lt;&gt;0; 1; 0)" office:value-type="float" office:value="0" calcext:value-type="float">
            <text:p>0</text:p>
          </table:table-cell>
          <table:table-cell table:formula="of:=IF(AND([.K251]=1; [.J251]&gt;=[.E2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named_after_P138&gt; <text:s/>?a <text:s/>?e <text:s/>&lt;named_after_P138&gt; <text:s/>?b <text:s text:c="2"/>=&gt; ?a <text:s/>&lt;doctoral_student_P18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6595745" calcext:value-type="float">
            <text:p>0.026595745</text:p>
          </table:table-cell>
          <table:table-cell office:value-type="float" office:value="0.000412848" calcext:value-type="float">
            <text:p>0.000412848</text:p>
          </table:table-cell>
          <table:table-cell office:value-type="float" office:value="0.070422535" calcext:value-type="float">
            <text:p>0.070422535</text:p>
          </table:table-cell>
          <table:table-cell office:value-type="float" office:value="5" calcext:value-type="float">
            <text:p>5</text:p>
          </table:table-cell>
          <table:table-cell office:value-type="float" office:value="12111" calcext:value-type="float">
            <text:p>121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b</text:p>
          </table:table-cell>
          <table:table-cell table:style-name="ce4" office:value-type="float" office:value="0.000464727205130588" calcext:value-type="float">
            <text:p>4.65E-004</text:p>
          </table:table-cell>
          <table:table-cell table:formula="of:=IF([.J252]&lt;&gt;0; 1; 0)" office:value-type="float" office:value="1" calcext:value-type="float">
            <text:p>1</text:p>
          </table:table-cell>
          <table:table-cell table:formula="of:=IF(AND([.K252]=1; [.J252]&gt;=[.E2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f <text:s/>?f <text:s/>&lt;preceded_by_P155&gt; <text:s/>?b <text:s text:c="2"/>=&gt; ?a <text:s/>&lt;ship_class_P289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16241299" calcext:value-type="float">
            <text:p>0.016241299</text:p>
          </table:table-cell>
          <table:table-cell office:value-type="float" office:value="0.009708738" calcext:value-type="float">
            <text:p>0.009708738</text:p>
          </table:table-cell>
          <table:table-cell office:value-type="float" office:value="0.07253886" calcext:value-type="float">
            <text:p>0.07253886</text:p>
          </table:table-cell>
          <table:table-cell office:value-type="float" office:value="14" calcext:value-type="float">
            <text:p>14</text:p>
          </table:table-cell>
          <table:table-cell office:value-type="float" office:value="1442" calcext:value-type="float">
            <text:p>144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53]&lt;&gt;0; 1; 0)" office:value-type="float" office:value="0" calcext:value-type="float">
            <text:p>0</text:p>
          </table:table-cell>
          <table:table-cell table:formula="of:=IF(AND([.K253]=1; [.J253]&gt;=[.E2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tion_company_P272&gt; <text:s/>?b <text:s text:c="2"/>=&gt; ?a <text:s/>&lt;producer_P162&gt; <text:s/>?b</text:p>
          </table:table-cell>
          <table:table-cell office:value-type="float" office:value="0.000062254" calcext:value-type="float">
            <text:p>0.000062254</text:p>
          </table:table-cell>
          <table:table-cell office:value-type="float" office:value="0.019868078" calcext:value-type="float">
            <text:p>0.019868078</text:p>
          </table:table-cell>
          <table:table-cell office:value-type="float" office:value="0.047350406" calcext:value-type="float">
            <text:p>0.047350406</text:p>
          </table:table-cell>
          <table:table-cell office:value-type="float" office:value="0.074759808" calcext:value-type="float">
            <text:p>0.074759808</text:p>
          </table:table-cell>
          <table:table-cell office:value-type="float" office:value="747" calcext:value-type="float">
            <text:p>747</text:p>
          </table:table-cell>
          <table:table-cell office:value-type="float" office:value="15776" calcext:value-type="float">
            <text:p>15776</text:p>
          </table:table-cell>
          <table:table-cell office:value-type="float" office:value="9992" calcext:value-type="float">
            <text:p>999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54]&lt;&gt;0; 1; 0)" office:value-type="float" office:value="0" calcext:value-type="float">
            <text:p>0</text:p>
          </table:table-cell>
          <table:table-cell table:formula="of:=IF(AND([.K254]=1; [.J254]&gt;=[.E2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ead_of_government_P6&gt; <text:s/>?b <text:s text:c="2"/>=&gt; ?a <text:s/>&lt;head_of_state_P35&gt; <text:s/>?b</text:p>
          </table:table-cell>
          <table:table-cell office:value-type="float" office:value="0.000002333" calcext:value-type="float">
            <text:p>0.000002333</text:p>
          </table:table-cell>
          <table:table-cell office:value-type="float" office:value="0.068627451" calcext:value-type="float">
            <text:p>0.068627451</text:p>
          </table:table-cell>
          <table:table-cell office:value-type="float" office:value="0.003089485" calcext:value-type="float">
            <text:p>0.003089485</text:p>
          </table:table-cell>
          <table:table-cell office:value-type="float" office:value="0.076502732" calcext:value-type="float">
            <text:p>0.076502732</text:p>
          </table:table-cell>
          <table:table-cell office:value-type="float" office:value="28" calcext:value-type="float">
            <text:p>28</text:p>
          </table:table-cell>
          <table:table-cell office:value-type="float" office:value="9063" calcext:value-type="float">
            <text:p>90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55]&lt;&gt;0; 1; 0)" office:value-type="float" office:value="0" calcext:value-type="float">
            <text:p>0</text:p>
          </table:table-cell>
          <table:table-cell table:formula="of:=IF(AND([.K255]=1; [.J255]&gt;=[.E2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art_of_P361&gt; <text:s/>?b <text:s text:c="2"/>=&gt; ?a <text:s/>&lt;connecting_line_P81&gt; <text:s/>?b</text:p>
          </table:table-cell>
          <table:table-cell office:value-type="float" office:value="0.000009501" calcext:value-type="float">
            <text:p>0.000009501</text:p>
          </table:table-cell>
          <table:table-cell office:value-type="float" office:value="0.020829527" calcext:value-type="float">
            <text:p>0.020829527</text:p>
          </table:table-cell>
          <table:table-cell office:value-type="float" office:value="0.002672543" calcext:value-type="float">
            <text:p>0.002672543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114" calcext:value-type="float">
            <text:p>114</text:p>
          </table:table-cell>
          <table:table-cell office:value-type="float" office:value="42656" calcext:value-type="float">
            <text:p>42656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56]&lt;&gt;0; 1; 0)" office:value-type="float" office:value="0" calcext:value-type="float">
            <text:p>0</text:p>
          </table:table-cell>
          <table:table-cell table:formula="of:=IF(AND([.K256]=1; [.J256]&gt;=[.E2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country_P17&gt; <text:s/>?f <text:s text:c="2"/>=&gt; ?a <text:s/>&lt;allegiance_P94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6129032" calcext:value-type="float">
            <text:p>0.016129032</text:p>
          </table:table-cell>
          <table:table-cell office:value-type="float" office:value="0.00000277" calcext:value-type="float">
            <text:p>0.00000277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2" calcext:value-type="float">
            <text:p>2</text:p>
          </table:table-cell>
          <table:table-cell office:value-type="float" office:value="722150" calcext:value-type="float">
            <text:p>7221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57]&lt;&gt;0; 1; 0)" office:value-type="float" office:value="0" calcext:value-type="float">
            <text:p>0</text:p>
          </table:table-cell>
          <table:table-cell table:formula="of:=IF(AND([.K257]=1; [.J257]&gt;=[.E2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basin_country_P205&gt; <text:s/>?f <text:s/>?b <text:s/>&lt;country_P17&gt; <text:s/>?f <text:s text:c="2"/>=&gt; ?a <text:s/>&lt;lake_inflows_P200&gt; <text:s/>?b</text:p>
          </table:table-cell>
          <table:table-cell office:value-type="float" office:value="0.000003917" calcext:value-type="float">
            <text:p>0.000003917</text:p>
          </table:table-cell>
          <table:table-cell office:value-type="float" office:value="0.224880383" calcext:value-type="float">
            <text:p>0.224880383</text:p>
          </table:table-cell>
          <table:table-cell office:value-type="float" office:value="0.000028753" calcext:value-type="float">
            <text:p>0.000028753</text:p>
          </table:table-cell>
          <table:table-cell office:value-type="float" office:value="0.081314879" calcext:value-type="float">
            <text:p>0.081314879</text:p>
          </table:table-cell>
          <table:table-cell office:value-type="float" office:value="47" calcext:value-type="float">
            <text:p>47</text:p>
          </table:table-cell>
          <table:table-cell office:value-type="float" office:value="1634622" calcext:value-type="float">
            <text:p>163462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58]&lt;&gt;0; 1; 0)" office:value-type="float" office:value="0" calcext:value-type="float">
            <text:p>0</text:p>
          </table:table-cell>
          <table:table-cell table:formula="of:=IF(AND([.K258]=1; [.J258]&gt;=[.E2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f <text:s/>?f <text:s/>&lt;succeeded_by_P156&gt; <text:s/>?b <text:s text:c="2"/>=&gt; ?a <text:s/>&lt;ship_class_P289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17401392" calcext:value-type="float">
            <text:p>0.017401392</text:p>
          </table:table-cell>
          <table:table-cell office:value-type="float" office:value="0.010676157" calcext:value-type="float">
            <text:p>0.010676157</text:p>
          </table:table-cell>
          <table:table-cell office:value-type="float" office:value="0.082872928" calcext:value-type="float">
            <text:p>0.082872928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59]&lt;&gt;0; 1; 0)" office:value-type="float" office:value="0" calcext:value-type="float">
            <text:p>0</text:p>
          </table:table-cell>
          <table:table-cell table:formula="of:=IF(AND([.K259]=1; [.J259]&gt;=[.E2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apital_P36&gt; <text:s/>?a <text:s text:c="2"/>=&gt; ?a <text:s/>&lt;enclave_within_P50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6666667" calcext:value-type="float">
            <text:p>0.026666667</text:p>
          </table:table-cell>
          <table:table-cell office:value-type="float" office:value="0.00035743" calcext:value-type="float">
            <text:p>0.00035743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4" calcext:value-type="float">
            <text:p>4</text:p>
          </table:table-cell>
          <table:table-cell office:value-type="float" office:value="11191" calcext:value-type="float">
            <text:p>111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60]&lt;&gt;0; 1; 0)" office:value-type="float" office:value="0" calcext:value-type="float">
            <text:p>0</text:p>
          </table:table-cell>
          <table:table-cell table:formula="of:=IF(AND([.K260]=1; [.J260]&gt;=[.E2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picts_P180&gt; <text:s/>?f <text:s/>?f <text:s/>&lt;is_in_the_administrative_territorial_entity_P131&gt; <text:s/>?b <text:s text:c="2"/>=&gt; ?a <text:s/>&lt;place_made_P107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5748031" calcext:value-type="float">
            <text:p>0.015748031</text:p>
          </table:table-cell>
          <table:table-cell office:value-type="float" office:value="0.011560694" calcext:value-type="float">
            <text:p>0.011560694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1]&lt;&gt;0; 1; 0)" office:value-type="float" office:value="0" calcext:value-type="float">
            <text:p>0</text:p>
          </table:table-cell>
          <table:table-cell table:formula="of:=IF(AND([.K261]=1; [.J261]&gt;=[.E2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from_narrative_or_fictional_universe_P1080&gt; <text:s/>?f <text:s/>?b <text:s/>&lt;from_narrative_or_fictional_universe_P1080&gt; <text:s/>?f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132732" calcext:value-type="float">
            <text:p>0.000132732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2" calcext:value-type="float">
            <text:p>2</text:p>
          </table:table-cell>
          <table:table-cell office:value-type="float" office:value="15068" calcext:value-type="float">
            <text:p>150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a</text:p>
          </table:table-cell>
          <table:table-cell office:value-type="float" office:value="0.0037037037037037" calcext:value-type="float">
            <text:p>0.0037037037</text:p>
          </table:table-cell>
          <table:table-cell table:formula="of:=IF([.J262]&lt;&gt;0; 1; 0)" office:value-type="float" office:value="1" calcext:value-type="float">
            <text:p>1</text:p>
          </table:table-cell>
          <table:table-cell table:formula="of:=IF(AND([.K262]=1; [.J262]&gt;=[.E2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nfluenced_by_P737&gt; <text:s/>?a <text:s/>?b <text:s/>&lt;influenced_by_P737&gt; <text:s/>?f <text:s text:c="2"/>=&gt; ?a <text:s/>&lt;influenced_P7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9417476" calcext:value-type="float">
            <text:p>0.019417476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63]&lt;&gt;0; 1; 0)" office:value-type="float" office:value="0" calcext:value-type="float">
            <text:p>0</text:p>
          </table:table-cell>
          <table:table-cell table:formula="of:=IF(AND([.K263]=1; [.J263]&gt;=[.E2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_in_the_administrative_territorial_entity_P131&gt; <text:s/>?b <text:s/>?a <text:s/>&lt;place_of_death_P20&gt; <text:s/>?f <text:s text:c="2"/>=&gt; ?a <text:s/>&lt;allegiance_P945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8387097" calcext:value-type="float">
            <text:p>0.048387097</text:p>
          </table:table-cell>
          <table:table-cell office:value-type="float" office:value="0.000032107" calcext:value-type="float">
            <text:p>0.000032107</text:p>
          </table:table-cell>
          <table:table-cell office:value-type="float" office:value="0.088235294" calcext:value-type="float">
            <text:p>0.088235294</text:p>
          </table:table-cell>
          <table:table-cell office:value-type="float" office:value="6" calcext:value-type="float">
            <text:p>6</text:p>
          </table:table-cell>
          <table:table-cell office:value-type="float" office:value="186875" calcext:value-type="float">
            <text:p>18687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4]&lt;&gt;0; 1; 0)" office:value-type="float" office:value="0" calcext:value-type="float">
            <text:p>0</text:p>
          </table:table-cell>
          <table:table-cell table:formula="of:=IF(AND([.K264]=1; [.J264]&gt;=[.E2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dustry_P452&gt; <text:s/>?b <text:s text:c="2"/>=&gt; ?a <text:s/>&lt;business_division_P199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34313725" calcext:value-type="float">
            <text:p>0.034313725</text:p>
          </table:table-cell>
          <table:table-cell office:value-type="float" office:value="0.003998857" calcext:value-type="float">
            <text:p>0.003998857</text:p>
          </table:table-cell>
          <table:table-cell office:value-type="float" office:value="0.090909091" calcext:value-type="float">
            <text:p>0.090909091</text:p>
          </table:table-cell>
          <table:table-cell office:value-type="float" office:value="14" calcext:value-type="float">
            <text:p>14</text:p>
          </table:table-cell>
          <table:table-cell office:value-type="float" office:value="3501" calcext:value-type="float">
            <text:p>350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65]&lt;&gt;0; 1; 0)" office:value-type="float" office:value="0" calcext:value-type="float">
            <text:p>0</text:p>
          </table:table-cell>
          <table:table-cell table:formula="of:=IF(AND([.K265]=1; [.J265]&gt;=[.E2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warded_by_P1027&gt; <text:s/>?f <text:s/>?f <text:s/>&lt;country_P17&gt; <text:s/>?b <text:s text:c="2"/>=&gt; ?a <text:s/>&lt;awarded_by_P102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754386" calcext:value-type="float">
            <text:p>0.01754386</text:p>
          </table:table-cell>
          <table:table-cell table:number-columns-repeated="2" office:value-type="float" office:value="0.090909091" calcext:value-type="float">
            <text:p>0.0909090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6]&lt;&gt;0; 1; 0)" office:value-type="float" office:value="0" calcext:value-type="float">
            <text:p>0</text:p>
          </table:table-cell>
          <table:table-cell table:formula="of:=IF(AND([.K266]=1; [.J266]&gt;=[.E2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ma_mater_P69&gt; <text:s/>?b <text:s text:c="2"/>=&gt; ?a <text:s/>&lt;employer_P108&gt; <text:s/>?b</text:p>
          </table:table-cell>
          <table:table-cell office:value-type="float" office:value="0.000014751" calcext:value-type="float">
            <text:p>0.000014751</text:p>
          </table:table-cell>
          <table:table-cell office:value-type="float" office:value="0.031085353" calcext:value-type="float">
            <text:p>0.031085353</text:p>
          </table:table-cell>
          <table:table-cell office:value-type="float" office:value="0.002337652" calcext:value-type="float">
            <text:p>0.002337652</text:p>
          </table:table-cell>
          <table:table-cell office:value-type="float" office:value="0.092962185" calcext:value-type="float">
            <text:p>0.092962185</text:p>
          </table:table-cell>
          <table:table-cell office:value-type="float" office:value="177" calcext:value-type="float">
            <text:p>177</text:p>
          </table:table-cell>
          <table:table-cell office:value-type="float" office:value="75717" calcext:value-type="float">
            <text:p>75717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7]&lt;&gt;0; 1; 0)" office:value-type="float" office:value="0" calcext:value-type="float">
            <text:p>0</text:p>
          </table:table-cell>
          <table:table-cell table:formula="of:=IF(AND([.K267]=1; [.J267]&gt;=[.E2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veloper_P178&gt; <text:s/>?b <text:s text:c="2"/>=&gt; ?a <text:s/>&lt;designer_P287&gt; <text:s/>?b</text:p>
          </table:table-cell>
          <table:table-cell office:value-type="float" office:value="0.000012084" calcext:value-type="float">
            <text:p>0.000012084</text:p>
          </table:table-cell>
          <table:table-cell office:value-type="float" office:value="0.041404911" calcext:value-type="float">
            <text:p>0.041404911</text:p>
          </table:table-cell>
          <table:table-cell office:value-type="float" office:value="0.010889156" calcext:value-type="float">
            <text:p>0.010889156</text:p>
          </table:table-cell>
          <table:table-cell office:value-type="float" office:value="0.095332018" calcext:value-type="float">
            <text:p>0.095332018</text:p>
          </table:table-cell>
          <table:table-cell office:value-type="float" office:value="145" calcext:value-type="float">
            <text:p>145</text:p>
          </table:table-cell>
          <table:table-cell office:value-type="float" office:value="13316" calcext:value-type="float">
            <text:p>13316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8]&lt;&gt;0; 1; 0)" office:value-type="float" office:value="0" calcext:value-type="float">
            <text:p>0</text:p>
          </table:table-cell>
          <table:table-cell table:formula="of:=IF(AND([.K268]=1; [.J268]&gt;=[.E2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signer_P287&gt; <text:s/>?b <text:s text:c="2"/>=&gt; ?a <text:s/>&lt;developer_P178&gt; <text:s/>?b</text:p>
          </table:table-cell>
          <table:table-cell office:value-type="float" office:value="0.000012084" calcext:value-type="float">
            <text:p>0.000012084</text:p>
          </table:table-cell>
          <table:table-cell office:value-type="float" office:value="0.010889156" calcext:value-type="float">
            <text:p>0.010889156</text:p>
          </table:table-cell>
          <table:table-cell office:value-type="float" office:value="0.041404911" calcext:value-type="float">
            <text:p>0.041404911</text:p>
          </table:table-cell>
          <table:table-cell office:value-type="float" office:value="0.096217651" calcext:value-type="float">
            <text:p>0.096217651</text:p>
          </table:table-cell>
          <table:table-cell office:value-type="float" office:value="145" calcext:value-type="float">
            <text:p>145</text:p>
          </table:table-cell>
          <table:table-cell office:value-type="float" office:value="3502" calcext:value-type="float">
            <text:p>3502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9]&lt;&gt;0; 1; 0)" office:value-type="float" office:value="0" calcext:value-type="float">
            <text:p>0</text:p>
          </table:table-cell>
          <table:table-cell table:formula="of:=IF(AND([.K269]=1; [.J269]&gt;=[.E2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award_received_P166&gt; <text:s/>?a <text:s/>?e <text:s/>&lt;member_of_P463&gt; <text:s/>?b <text:s text:c="2"/>=&gt; ?a <text:s/>&lt;awarded_by_P1027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78947368" calcext:value-type="float">
            <text:p>0.078947368</text:p>
          </table:table-cell>
          <table:table-cell office:value-type="float" office:value="0.006423983" calcext:value-type="float">
            <text:p>0.006423983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401" calcext:value-type="float">
            <text:p>14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0]&lt;&gt;0; 1; 0)" office:value-type="float" office:value="0" calcext:value-type="float">
            <text:p>0</text:p>
          </table:table-cell>
          <table:table-cell table:formula="of:=IF(AND([.K270]=1; [.J270]&gt;=[.E2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tains_administrative_territorial_entity_P150&gt; <text:s/>?f <text:s/>?a <text:s/>&lt;place_of_death_P20&gt; <text:s/>?f <text:s text:c="2"/>=&gt; ?a <text:s/>&lt;allegiance_P94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6129032" calcext:value-type="float">
            <text:p>0.016129032</text:p>
          </table:table-cell>
          <table:table-cell office:value-type="float" office:value="0.000023201" calcext:value-type="float">
            <text:p>0.00002320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86205" calcext:value-type="float">
            <text:p>862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1]&lt;&gt;0; 1; 0)" office:value-type="float" office:value="0" calcext:value-type="float">
            <text:p>0</text:p>
          </table:table-cell>
          <table:table-cell table:formula="of:=IF(AND([.K271]=1; [.J271]&gt;=[.E2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stance_of_P31&gt; <text:s/>?a <text:s/>?e <text:s/>&lt;part_of_P361&gt; <text:s/>?b <text:s text:c="2"/>=&gt; ?a <text:s/>&lt;from_narrative_or_fictional_universe_P1080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16483516" calcext:value-type="float">
            <text:p>0.016483516</text:p>
          </table:table-cell>
          <table:table-cell office:value-type="float" office:value="0.001183432" calcext:value-type="float">
            <text:p>0.001183432</text:p>
          </table:table-cell>
          <table:table-cell office:value-type="float" office:value="0.101123596" calcext:value-type="float">
            <text:p>0.101123596</text:p>
          </table:table-cell>
          <table:table-cell office:value-type="float" office:value="9" calcext:value-type="float">
            <text:p>9</text:p>
          </table:table-cell>
          <table:table-cell office:value-type="float" office:value="7605" calcext:value-type="float">
            <text:p>760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2]&lt;&gt;0; 1; 0)" office:value-type="float" office:value="0" calcext:value-type="float">
            <text:p>0</text:p>
          </table:table-cell>
          <table:table-cell table:formula="of:=IF(AND([.K272]=1; [.J272]&gt;=[.E2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f <text:s/>?b <text:s/>&lt;preceded_by_P155&gt; <text:s/>?f <text:s text:c="2"/>=&gt; ?a <text:s/>&lt;ship_class_P289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17401392" calcext:value-type="float">
            <text:p>0.017401392</text:p>
          </table:table-cell>
          <table:table-cell office:value-type="float" office:value="0.010940919" calcext:value-type="float">
            <text:p>0.010940919</text:p>
          </table:table-cell>
          <table:table-cell office:value-type="float" office:value="0.101351351" calcext:value-type="float">
            <text:p>0.101351351</text:p>
          </table:table-cell>
          <table:table-cell office:value-type="float" office:value="15" calcext:value-type="float">
            <text:p>15</text:p>
          </table:table-cell>
          <table:table-cell office:value-type="float" office:value="1371" calcext:value-type="float">
            <text:p>137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3]&lt;&gt;0; 1; 0)" office:value-type="float" office:value="0" calcext:value-type="float">
            <text:p>0</text:p>
          </table:table-cell>
          <table:table-cell table:formula="of:=IF(AND([.K273]=1; [.J273]&gt;=[.E2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nflict_P607&gt; <text:s/>?f <text:s/>?f <text:s/>&lt;participant_P710&gt; <text:s/>?b <text:s text:c="2"/>=&gt; ?a <text:s/>&lt;allegiance_P94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40322581" calcext:value-type="float">
            <text:p>0.040322581</text:p>
          </table:table-cell>
          <table:table-cell office:value-type="float" office:value="0.00071053" calcext:value-type="float">
            <text:p>0.00071053</text:p>
          </table:table-cell>
          <table:table-cell office:value-type="float" office:value="0.102040816" calcext:value-type="float">
            <text:p>0.102040816</text:p>
          </table:table-cell>
          <table:table-cell office:value-type="float" office:value="5" calcext:value-type="float">
            <text:p>5</text:p>
          </table:table-cell>
          <table:table-cell office:value-type="float" office:value="7037" calcext:value-type="float">
            <text:p>70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4]&lt;&gt;0; 1; 0)" office:value-type="float" office:value="0" calcext:value-type="float">
            <text:p>0</text:p>
          </table:table-cell>
          <table:table-cell table:formula="of:=IF(AND([.K274]=1; [.J274]&gt;=[.E2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on_terrain_feature_P706&gt; <text:s/>?f <text:s/>?f <text:s/>&lt;part_of_P361&gt; <text:s/>?b <text:s text:c="2"/>=&gt; ?a <text:s/>&lt;located_in_place_P1134&gt; <text:s/>?b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010396975" calcext:value-type="float">
            <text:p>0.010396975</text:p>
          </table:table-cell>
          <table:table-cell office:value-type="float" office:value="0.04206501" calcext:value-type="float">
            <text:p>0.04206501</text:p>
          </table:table-cell>
          <table:table-cell office:value-type="float" office:value="0.102325581" calcext:value-type="float">
            <text:p>0.102325581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5]&lt;&gt;0; 1; 0)" office:value-type="float" office:value="0" calcext:value-type="float">
            <text:p>0</text:p>
          </table:table-cell>
          <table:table-cell table:formula="of:=IF(AND([.K275]=1; [.J275]&gt;=[.E2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llustrator_P110&gt; <text:s/>?f <text:s/>?b <text:s/>&lt;illustrator_P110&gt; <text:s/>?f <text:s text:c="2"/>=&gt; ?a <text:s/>&lt;edition_or_translation_of_P629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0676157" calcext:value-type="float">
            <text:p>0.010676157</text:p>
          </table:table-cell>
          <table:table-cell office:value-type="float" office:value="0.000240655" calcext:value-type="float">
            <text:p>0.000240655</text:p>
          </table:table-cell>
          <table:table-cell office:value-type="float" office:value="0.103448276" calcext:value-type="float">
            <text:p>0.103448276</text:p>
          </table:table-cell>
          <table:table-cell office:value-type="float" office:value="3" calcext:value-type="float">
            <text:p>3</text:p>
          </table:table-cell>
          <table:table-cell office:value-type="float" office:value="12466" calcext:value-type="float">
            <text:p>124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.00211565585331453" calcext:value-type="float">
            <text:p>0.0021156559</text:p>
          </table:table-cell>
          <table:table-cell table:formula="of:=IF([.J276]&lt;&gt;0; 1; 0)" office:value-type="float" office:value="1" calcext:value-type="float">
            <text:p>1</text:p>
          </table:table-cell>
          <table:table-cell table:formula="of:=IF(AND([.K276]=1; [.J276]&gt;=[.E2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member_of_P463&gt; <text:s/>?a <text:s/>?b <text:s/>&lt;member_of_P463&gt; <text:s/>?f <text:s text:c="2"/>=&gt; ?a <text:s/>&lt;doctoral_student_P185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5957447" calcext:value-type="float">
            <text:p>0.015957447</text:p>
          </table:table-cell>
          <table:table-cell office:value-type="float" office:value="0.001752336" calcext:value-type="float">
            <text:p>0.001752336</text:p>
          </table:table-cell>
          <table:table-cell office:value-type="float" office:value="0.107142857" calcext:value-type="float">
            <text:p>0.107142857</text:p>
          </table:table-cell>
          <table:table-cell office:value-type="float" office:value="3" calcext:value-type="float">
            <text:p>3</text:p>
          </table:table-cell>
          <table:table-cell office:value-type="float" office:value="1712" calcext:value-type="float">
            <text:p>17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77]&lt;&gt;0; 1; 0)" office:value-type="float" office:value="0" calcext:value-type="float">
            <text:p>0</text:p>
          </table:table-cell>
          <table:table-cell table:formula="of:=IF(AND([.K277]=1; [.J277]&gt;=[.E2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haracters_P674&gt; <text:s/>?a <text:s/>?b <text:s/>&lt;from_narrative_or_fictional_universe_P1080&gt; <text:s/>?f <text:s text:c="2"/>=&gt; ?a <text:s/>&lt;doctoral_student_P185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5957447" calcext:value-type="float">
            <text:p>0.015957447</text:p>
          </table:table-cell>
          <table:table-cell office:value-type="float" office:value="0.001175549" calcext:value-type="float">
            <text:p>0.00117554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3" calcext:value-type="float">
            <text:p>3</text:p>
          </table:table-cell>
          <table:table-cell office:value-type="float" office:value="2552" calcext:value-type="float">
            <text:p>25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78]&lt;&gt;0; 1; 0)" office:value-type="float" office:value="0" calcext:value-type="float">
            <text:p>0</text:p>
          </table:table-cell>
          <table:table-cell table:formula="of:=IF(AND([.K278]=1; [.J278]&gt;=[.E2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haracters_P674&gt; <text:s/>?a <text:s/>?e <text:s/>&lt;characters_P674&gt; <text:s/>?b <text:s text:c="2"/>=&gt; ?a <text:s/>&lt;doctoral_student_P18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6595745" calcext:value-type="float">
            <text:p>0.026595745</text:p>
          </table:table-cell>
          <table:table-cell office:value-type="float" office:value="0.000759186" calcext:value-type="float">
            <text:p>0.000759186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5" calcext:value-type="float">
            <text:p>5</text:p>
          </table:table-cell>
          <table:table-cell office:value-type="float" office:value="6586" calcext:value-type="float">
            <text:p>65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b</text:p>
          </table:table-cell>
          <table:table-cell office:value-type="float" office:value="0.00759878419452888" calcext:value-type="float">
            <text:p>0.0075987842</text:p>
          </table:table-cell>
          <table:table-cell table:formula="of:=IF([.J279]&lt;&gt;0; 1; 0)" office:value-type="float" office:value="1" calcext:value-type="float">
            <text:p>1</text:p>
          </table:table-cell>
          <table:table-cell table:formula="of:=IF(AND([.K279]=1; [.J279]&gt;=[.E2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member_of_P463&gt; <text:s/>?a <text:s/>?e <text:s/>&lt;member_of_P463&gt; <text:s/>?b <text:s text:c="2"/>=&gt; ?a <text:s/>&lt;doctoral_student_P18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6595745" calcext:value-type="float">
            <text:p>0.026595745</text:p>
          </table:table-cell>
          <table:table-cell office:value-type="float" office:value="0.000590388" calcext:value-type="float">
            <text:p>0.000590388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5" calcext:value-type="float">
            <text:p>5</text:p>
          </table:table-cell>
          <table:table-cell office:value-type="float" office:value="8469" calcext:value-type="float">
            <text:p>84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b</text:p>
          </table:table-cell>
          <table:table-cell office:value-type="float" office:value="0.00348432055749129" calcext:value-type="float">
            <text:p>0.0034843206</text:p>
          </table:table-cell>
          <table:table-cell table:formula="of:=IF([.J280]&lt;&gt;0; 1; 0)" office:value-type="float" office:value="1" calcext:value-type="float">
            <text:p>1</text:p>
          </table:table-cell>
          <table:table-cell table:formula="of:=IF(AND([.K280]=1; [.J280]&gt;=[.E2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tform_P400&gt; <text:s/>?b <text:s text:c="2"/>=&gt; ?a <text:s/>&lt;operating_system_P306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23856859" calcext:value-type="float">
            <text:p>0.023856859</text:p>
          </table:table-cell>
          <table:table-cell office:value-type="float" office:value="0.000452745" calcext:value-type="float">
            <text:p>0.000452745</text:p>
          </table:table-cell>
          <table:table-cell office:value-type="float" office:value="0.114285714" calcext:value-type="float">
            <text:p>0.114285714</text:p>
          </table:table-cell>
          <table:table-cell office:value-type="float" office:value="12" calcext:value-type="float">
            <text:p>12</text:p>
          </table:table-cell>
          <table:table-cell office:value-type="float" office:value="26505" calcext:value-type="float">
            <text:p>265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81]&lt;&gt;0; 1; 0)" office:value-type="float" office:value="0" calcext:value-type="float">
            <text:p>0</text:p>
          </table:table-cell>
          <table:table-cell table:formula="of:=IF(AND([.K281]=1; [.J281]&gt;=[.E2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b <text:s text:c="2"/>=&gt; ?a <text:s/>&lt;founder_P112&gt; <text:s/>?b</text:p>
          </table:table-cell>
          <table:table-cell office:value-type="float" office:value="0.000003667" calcext:value-type="float">
            <text:p>0.000003667</text:p>
          </table:table-cell>
          <table:table-cell office:value-type="float" office:value="0.010080183" calcext:value-type="float">
            <text:p>0.010080183</text:p>
          </table:table-cell>
          <table:table-cell office:value-type="float" office:value="0.003117693" calcext:value-type="float">
            <text:p>0.003117693</text:p>
          </table:table-cell>
          <table:table-cell office:value-type="float" office:value="0.115183246" calcext:value-type="float">
            <text:p>0.115183246</text:p>
          </table:table-cell>
          <table:table-cell office:value-type="float" office:value="44" calcext:value-type="float">
            <text:p>44</text:p>
          </table:table-cell>
          <table:table-cell office:value-type="float" office:value="14113" calcext:value-type="float">
            <text:p>1411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82]&lt;&gt;0; 1; 0)" office:value-type="float" office:value="0" calcext:value-type="float">
            <text:p>0</text:p>
          </table:table-cell>
          <table:table-cell table:formula="of:=IF(AND([.K282]=1; [.J282]&gt;=[.E2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pouse_P26&gt; <text:s/>?b <text:s text:c="2"/>=&gt; ?a <text:s/>&lt;cohabitant_P451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33936652" calcext:value-type="float">
            <text:p>0.033936652</text:p>
          </table:table-cell>
          <table:table-cell office:value-type="float" office:value="0.000951052" calcext:value-type="float">
            <text:p>0.000951052</text:p>
          </table:table-cell>
          <table:table-cell office:value-type="float" office:value="0.11627907" calcext:value-type="float">
            <text:p>0.11627907</text:p>
          </table:table-cell>
          <table:table-cell office:value-type="float" office:value="15" calcext:value-type="float">
            <text:p>15</text:p>
          </table:table-cell>
          <table:table-cell office:value-type="float" office:value="15772" calcext:value-type="float">
            <text:p>1577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83]&lt;&gt;0; 1; 0)" office:value-type="float" office:value="0" calcext:value-type="float">
            <text:p>0</text:p>
          </table:table-cell>
          <table:table-cell table:formula="of:=IF(AND([.K283]=1; [.J283]&gt;=[.E2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pouse_P26&gt; <text:s/>?a <text:s text:c="2"/>=&gt; ?a <text:s/>&lt;cohabitant_P451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31674208" calcext:value-type="float">
            <text:p>0.031674208</text:p>
          </table:table-cell>
          <table:table-cell office:value-type="float" office:value="0.000887649" calcext:value-type="float">
            <text:p>0.000887649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14" calcext:value-type="float">
            <text:p>14</text:p>
          </table:table-cell>
          <table:table-cell office:value-type="float" office:value="15772" calcext:value-type="float">
            <text:p>1577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84]&lt;&gt;0; 1; 0)" office:value-type="float" office:value="0" calcext:value-type="float">
            <text:p>0</text:p>
          </table:table-cell>
          <table:table-cell table:formula="of:=IF(AND([.K284]=1; [.J284]&gt;=[.E2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ditor_P98&gt; <text:s/>?f <text:s/>?b <text:s/>&lt;editor_P98&gt; <text:s/>?f <text:s text:c="2"/>=&gt; ?a <text:s/>&lt;edition_or_translation_of_P629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21352313" calcext:value-type="float">
            <text:p>0.021352313</text:p>
          </table:table-cell>
          <table:table-cell office:value-type="float" office:value="0.016997167" calcext:value-type="float">
            <text:p>0.016997167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a</text:p>
          </table:table-cell>
          <table:table-cell office:value-type="float" office:value="0.0320855614973262" calcext:value-type="float">
            <text:p>0.0320855615</text:p>
          </table:table-cell>
          <table:table-cell table:formula="of:=IF([.J285]&lt;&gt;0; 1; 0)" office:value-type="float" office:value="1" calcext:value-type="float">
            <text:p>1</text:p>
          </table:table-cell>
          <table:table-cell table:formula="of:=IF(AND([.K285]=1; [.J285]&gt;=[.E2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veloper_P178&gt; <text:s/>?b <text:s text:c="2"/>=&gt; ?a <text:s/>&lt;distributor_P750&gt; <text:s/>?b</text:p>
          </table:table-cell>
          <table:table-cell office:value-type="float" office:value="0.000008917" calcext:value-type="float">
            <text:p>0.000008917</text:p>
          </table:table-cell>
          <table:table-cell office:value-type="float" office:value="0.103782735" calcext:value-type="float">
            <text:p>0.103782735</text:p>
          </table:table-cell>
          <table:table-cell office:value-type="float" office:value="0.008035446" calcext:value-type="float">
            <text:p>0.008035446</text:p>
          </table:table-cell>
          <table:table-cell office:value-type="float" office:value="0.129383313" calcext:value-type="float">
            <text:p>0.129383313</text:p>
          </table:table-cell>
          <table:table-cell office:value-type="float" office:value="107" calcext:value-type="float">
            <text:p>107</text:p>
          </table:table-cell>
          <table:table-cell office:value-type="float" office:value="13316" calcext:value-type="float">
            <text:p>13316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86]&lt;&gt;0; 1; 0)" office:value-type="float" office:value="0" calcext:value-type="float">
            <text:p>0</text:p>
          </table:table-cell>
          <table:table-cell table:formula="of:=IF(AND([.K286]=1; [.J286]&gt;=[.E2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tudent_of_P1066&gt; <text:s/>?b <text:s text:c="2"/>=&gt; ?a <text:s/>&lt;relative_P1038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0547945" calcext:value-type="float">
            <text:p>0.020547945</text:p>
          </table:table-cell>
          <table:table-cell office:value-type="float" office:value="0.006382979" calcext:value-type="float">
            <text:p>0.006382979</text:p>
          </table:table-cell>
          <table:table-cell office:value-type="float" office:value="0.130434783" calcext:value-type="float">
            <text:p>0.130434783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87]&lt;&gt;0; 1; 0)" office:value-type="float" office:value="0" calcext:value-type="float">
            <text:p>0</text:p>
          </table:table-cell>
          <table:table-cell table:formula="of:=IF(AND([.K287]=1; [.J287]&gt;=[.E2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apital_P36&gt; <text:s/>?a <text:s/>?b <text:s/>&lt;country_P17&gt; <text:s/>?f <text:s text:c="2"/>=&gt; ?a <text:s/>&lt;enclave_within_P501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9352" calcext:value-type="float">
            <text:p>0.000019352</text:p>
          </table:table-cell>
          <table:table-cell office:value-type="float" office:value="0.130434783" calcext:value-type="float">
            <text:p>0.130434783</text:p>
          </table:table-cell>
          <table:table-cell office:value-type="float" office:value="15" calcext:value-type="float">
            <text:p>15</text:p>
          </table:table-cell>
          <table:table-cell office:value-type="float" office:value="775111" calcext:value-type="float">
            <text:p>775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88]&lt;&gt;0; 1; 0)" office:value-type="float" office:value="0" calcext:value-type="float">
            <text:p>0</text:p>
          </table:table-cell>
          <table:table-cell table:formula="of:=IF(AND([.K288]=1; [.J288]&gt;=[.E2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creenwriter_P58&gt; <text:s/>?b <text:s text:c="2"/>=&gt; ?a <text:s/>&lt;producer_P162&gt; <text:s/>?b</text:p>
          </table:table-cell>
          <table:table-cell office:value-type="float" office:value="0.000176178" calcext:value-type="float">
            <text:p>0.000176178</text:p>
          </table:table-cell>
          <table:table-cell office:value-type="float" office:value="0.056226395" calcext:value-type="float">
            <text:p>0.056226395</text:p>
          </table:table-cell>
          <table:table-cell office:value-type="float" office:value="0.074847755" calcext:value-type="float">
            <text:p>0.074847755</text:p>
          </table:table-cell>
          <table:table-cell office:value-type="float" office:value="0.131500373" calcext:value-type="float">
            <text:p>0.131500373</text:p>
          </table:table-cell>
          <table:table-cell office:value-type="float" office:value="2114" calcext:value-type="float">
            <text:p>2114</text:p>
          </table:table-cell>
          <table:table-cell office:value-type="float" office:value="28244" calcext:value-type="float">
            <text:p>28244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89]&lt;&gt;0; 1; 0)" office:value-type="float" office:value="0" calcext:value-type="float">
            <text:p>0</text:p>
          </table:table-cell>
          <table:table-cell table:formula="of:=IF(AND([.K289]=1; [.J289]&gt;=[.E2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art_of_P361&gt; <text:s/>?b <text:s text:c="2"/>=&gt; ?a <text:s/>&lt;occupant_P466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2345679" calcext:value-type="float">
            <text:p>0.012345679</text:p>
          </table:table-cell>
          <table:table-cell office:value-type="float" office:value="0.000046887" calcext:value-type="float">
            <text:p>0.000046887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2" calcext:value-type="float">
            <text:p>2</text:p>
          </table:table-cell>
          <table:table-cell office:value-type="float" office:value="42656" calcext:value-type="float">
            <text:p>426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0]&lt;&gt;0; 1; 0)" office:value-type="float" office:value="0" calcext:value-type="float">
            <text:p>0</text:p>
          </table:table-cell>
          <table:table-cell table:formula="of:=IF(AND([.K290]=1; [.J290]&gt;=[.E2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headquarters_location_P159&gt; <text:s/>?f <text:s text:c="2"/>=&gt; ?a <text:s/>&lt;allegiance_P94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6129032" calcext:value-type="float">
            <text:p>0.016129032</text:p>
          </table:table-cell>
          <table:table-cell office:value-type="float" office:value="0.000266099" calcext:value-type="float">
            <text:p>0.000266099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2" calcext:value-type="float">
            <text:p>2</text:p>
          </table:table-cell>
          <table:table-cell office:value-type="float" office:value="7516" calcext:value-type="float">
            <text:p>75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1]&lt;&gt;0; 1; 0)" office:value-type="float" office:value="0" calcext:value-type="float">
            <text:p>0</text:p>
          </table:table-cell>
          <table:table-cell table:formula="of:=IF(AND([.K291]=1; [.J291]&gt;=[.E2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ma_mater_P69&gt; <text:s/>?f <text:s/>?b <text:s/>&lt;member_of_P463&gt; <text:s/>?f <text:s text:c="2"/>=&gt; ?a <text:s/>&lt;doctoral_student_P185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5957447" calcext:value-type="float">
            <text:p>0.015957447</text:p>
          </table:table-cell>
          <table:table-cell office:value-type="float" office:value="0.002396166" calcext:value-type="float">
            <text:p>0.002396166</text:p>
          </table:table-cell>
          <table:table-cell office:value-type="float" office:value="0.136363636" calcext:value-type="float">
            <text:p>0.136363636</text:p>
          </table:table-cell>
          <table:table-cell office:value-type="float" office:value="3" calcext:value-type="float">
            <text:p>3</text:p>
          </table:table-cell>
          <table:table-cell office:value-type="float" office:value="1252" calcext:value-type="float">
            <text:p>12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2]&lt;&gt;0; 1; 0)" office:value-type="float" office:value="0" calcext:value-type="float">
            <text:p>0</text:p>
          </table:table-cell>
          <table:table-cell table:formula="of:=IF(AND([.K292]=1; [.J292]&gt;=[.E2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ember_of_P463&gt; <text:s/>?a <text:s text:c="2"/>=&gt; ?a <text:s/>&lt;chairperson_P488&gt; <text:s/>?b</text:p>
          </table:table-cell>
          <table:table-cell office:value-type="float" office:value="0.000002333" calcext:value-type="float">
            <text:p>0.000002333</text:p>
          </table:table-cell>
          <table:table-cell office:value-type="float" office:value="0.019230769" calcext:value-type="float">
            <text:p>0.019230769</text:p>
          </table:table-cell>
          <table:table-cell office:value-type="float" office:value="0.00239521" calcext:value-type="float">
            <text:p>0.00239521</text:p>
          </table:table-cell>
          <table:table-cell office:value-type="float" office:value="0.136585366" calcext:value-type="float">
            <text:p>0.136585366</text:p>
          </table:table-cell>
          <table:table-cell office:value-type="float" office:value="28" calcext:value-type="float">
            <text:p>28</text:p>
          </table:table-cell>
          <table:table-cell office:value-type="float" office:value="11690" calcext:value-type="float">
            <text:p>116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3]&lt;&gt;0; 1; 0)" office:value-type="float" office:value="0" calcext:value-type="float">
            <text:p>0</text:p>
          </table:table-cell>
          <table:table-cell table:formula="of:=IF(AND([.K293]=1; [.J293]&gt;=[.E2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fluenced_by_P737&gt; <text:s/>?b <text:s text:c="2"/>=&gt; ?a <text:s/>&lt;influenced_P738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9126214" calcext:value-type="float">
            <text:p>0.029126214</text:p>
          </table:table-cell>
          <table:table-cell office:value-type="float" office:value="0.02970297" calcext:value-type="float">
            <text:p>0.0297029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4]&lt;&gt;0; 1; 0)" office:value-type="float" office:value="0" calcext:value-type="float">
            <text:p>0</text:p>
          </table:table-cell>
          <table:table-cell table:formula="of:=IF(AND([.K294]=1; [.J294]&gt;=[.E2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named_after_P138&gt; <text:s/>?a <text:s text:c="2"/>=&gt; ?a <text:s/>&lt;public_holiday_P832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14084507" calcext:value-type="float">
            <text:p>0.014084507</text:p>
          </table:table-cell>
          <table:table-cell office:value-type="float" office:value="0.000283427" calcext:value-type="float">
            <text:p>0.00028342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4" calcext:value-type="float">
            <text:p>4</text:p>
          </table:table-cell>
          <table:table-cell office:value-type="float" office:value="14113" calcext:value-type="float">
            <text:p>141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5]&lt;&gt;0; 1; 0)" office:value-type="float" office:value="0" calcext:value-type="float">
            <text:p>0</text:p>
          </table:table-cell>
          <table:table-cell table:formula="of:=IF(AND([.K295]=1; [.J295]&gt;=[.E2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roducer_P162&gt; <text:s/>?a <text:s text:c="2"/>=&gt; ?a <text:s/>&lt;work_P80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744186" calcext:value-type="float">
            <text:p>0.01744186</text:p>
          </table:table-cell>
          <table:table-cell office:value-type="float" office:value="0.000159583" calcext:value-type="float">
            <text:p>0.000159583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6" calcext:value-type="float">
            <text:p>6</text:p>
          </table:table-cell>
          <table:table-cell office:value-type="float" office:value="37598" calcext:value-type="float">
            <text:p>375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6]&lt;&gt;0; 1; 0)" office:value-type="float" office:value="0" calcext:value-type="float">
            <text:p>0</text:p>
          </table:table-cell>
          <table:table-cell table:formula="of:=IF(AND([.K296]=1; [.J296]&gt;=[.E2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fluenced_P738&gt; <text:s/>?b <text:s text:c="2"/>=&gt; ?a <text:s/>&lt;influenced_by_P73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970297" calcext:value-type="float">
            <text:p>0.02970297</text:p>
          </table:table-cell>
          <table:table-cell office:value-type="float" office:value="0.029126214" calcext:value-type="float">
            <text:p>0.0291262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7]&lt;&gt;0; 1; 0)" office:value-type="float" office:value="0" calcext:value-type="float">
            <text:p>0</text:p>
          </table:table-cell>
          <table:table-cell table:formula="of:=IF(AND([.K297]=1; [.J297]&gt;=[.E2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or_P57&gt; <text:s/>?f <text:s/>?b <text:s/>&lt;performer_musical_artist_P175&gt; <text:s/>?f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69664" calcext:value-type="float">
            <text:p>0.00016966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5894" calcext:value-type="float">
            <text:p>5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8]&lt;&gt;0; 1; 0)" office:value-type="float" office:value="0" calcext:value-type="float">
            <text:p>0</text:p>
          </table:table-cell>
          <table:table-cell table:formula="of:=IF(AND([.K298]=1; [.J298]&gt;=[.E2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ma_mater_P69&gt; <text:s/>?f <text:s/>?f <text:s/>&lt;member_of_P463&gt; <text:s/>?b <text:s text:c="2"/>=&gt; ?a <text:s/>&lt;doctoral_student_P18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6595745" calcext:value-type="float">
            <text:p>0.026595745</text:p>
          </table:table-cell>
          <table:table-cell office:value-type="float" office:value="0.000300553" calcext:value-type="float">
            <text:p>0.000300553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5" calcext:value-type="float">
            <text:p>5</text:p>
          </table:table-cell>
          <table:table-cell office:value-type="float" office:value="16636" calcext:value-type="float">
            <text:p>166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9]&lt;&gt;0; 1; 0)" office:value-type="float" office:value="0" calcext:value-type="float">
            <text:p>0</text:p>
          </table:table-cell>
          <table:table-cell table:formula="of:=IF(AND([.K299]=1; [.J299]&gt;=[.E2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llegiance_P945&gt; <text:s/>?b <text:s/>?a <text:s/>&lt;military_branch_P241&gt; <text:s/>?f <text:s text:c="2"/>=&gt; ?a <text:s/>&lt;allegiance_P945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4193548" calcext:value-type="float">
            <text:p>0.024193548</text:p>
          </table:table-cell>
          <table:table-cell office:value-type="float" office:value="0.000380856" calcext:value-type="float">
            <text:p>0.00038085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3" calcext:value-type="float">
            <text:p>3</text:p>
          </table:table-cell>
          <table:table-cell office:value-type="float" office:value="7877" calcext:value-type="float">
            <text:p>78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0]&lt;&gt;0; 1; 0)" office:value-type="float" office:value="0" calcext:value-type="float">
            <text:p>0</text:p>
          </table:table-cell>
          <table:table-cell table:formula="of:=IF(AND([.K300]=1; [.J300]&gt;=[.E3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r_P162&gt; <text:s/>?b <text:s text:c="2"/>=&gt; ?a <text:s/>&lt;director_P57&gt; <text:s/>?b</text:p>
          </table:table-cell>
          <table:table-cell office:value-type="float" office:value="0.00037394" calcext:value-type="float">
            <text:p>0.00037394</text:p>
          </table:table-cell>
          <table:table-cell office:value-type="float" office:value="0.069724799" calcext:value-type="float">
            <text:p>0.069724799</text:p>
          </table:table-cell>
          <table:table-cell office:value-type="float" office:value="0.119341454" calcext:value-type="float">
            <text:p>0.119341454</text:p>
          </table:table-cell>
          <table:table-cell office:value-type="float" office:value="0.145050753" calcext:value-type="float">
            <text:p>0.145050753</text:p>
          </table:table-cell>
          <table:table-cell office:value-type="float" office:value="4487" calcext:value-type="float">
            <text:p>4487</text:p>
          </table:table-cell>
          <table:table-cell office:value-type="float" office:value="37598" calcext:value-type="float">
            <text:p>37598</text:p>
          </table:table-cell>
          <table:table-cell office:value-type="float" office:value="30934" calcext:value-type="float">
            <text:p>309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1]&lt;&gt;0; 1; 0)" office:value-type="float" office:value="0" calcext:value-type="float">
            <text:p>0</text:p>
          </table:table-cell>
          <table:table-cell table:formula="of:=IF(AND([.K301]=1; [.J301]&gt;=[.E3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r_P162&gt; <text:s/>?b <text:s text:c="2"/>=&gt; ?a <text:s/>&lt;screenwriter_P58&gt; <text:s/>?b</text:p>
          </table:table-cell>
          <table:table-cell office:value-type="float" office:value="0.000176178" calcext:value-type="float">
            <text:p>0.000176178</text:p>
          </table:table-cell>
          <table:table-cell office:value-type="float" office:value="0.074847755" calcext:value-type="float">
            <text:p>0.074847755</text:p>
          </table:table-cell>
          <table:table-cell office:value-type="float" office:value="0.056226395" calcext:value-type="float">
            <text:p>0.056226395</text:p>
          </table:table-cell>
          <table:table-cell office:value-type="float" office:value="0.146703678" calcext:value-type="float">
            <text:p>0.146703678</text:p>
          </table:table-cell>
          <table:table-cell office:value-type="float" office:value="2114" calcext:value-type="float">
            <text:p>2114</text:p>
          </table:table-cell>
          <table:table-cell office:value-type="float" office:value="37598" calcext:value-type="float">
            <text:p>37598</text:p>
          </table:table-cell>
          <table:table-cell office:value-type="float" office:value="14410" calcext:value-type="float">
            <text:p>144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2]&lt;&gt;0; 1; 0)" office:value-type="float" office:value="0" calcext:value-type="float">
            <text:p>0</text:p>
          </table:table-cell>
          <table:table-cell table:formula="of:=IF(AND([.K302]=1; [.J302]&gt;=[.E3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irth_P19&gt; <text:s/>?b <text:s text:c="2"/>=&gt; ?a <text:s/>&lt;place_of_death_P20&gt; <text:s/>?b</text:p>
          </table:table-cell>
          <table:table-cell office:value-type="float" office:value="0.001602432" calcext:value-type="float">
            <text:p>0.001602432</text:p>
          </table:table-cell>
          <table:table-cell office:value-type="float" office:value="0.132332193" calcext:value-type="float">
            <text:p>0.132332193</text:p>
          </table:table-cell>
          <table:table-cell office:value-type="float" office:value="0.06344681" calcext:value-type="float">
            <text:p>0.06344681</text:p>
          </table:table-cell>
          <table:table-cell office:value-type="float" office:value="0.148843114" calcext:value-type="float">
            <text:p>0.148843114</text:p>
          </table:table-cell>
          <table:table-cell office:value-type="float" office:value="19228" calcext:value-type="float">
            <text:p>19228</text:p>
          </table:table-cell>
          <table:table-cell office:value-type="float" office:value="303057" calcext:value-type="float">
            <text:p>303057</text:p>
          </table:table-cell>
          <table:table-cell office:value-type="float" office:value="129183" calcext:value-type="float">
            <text:p>12918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3]&lt;&gt;0; 1; 0)" office:value-type="float" office:value="0" calcext:value-type="float">
            <text:p>0</text:p>
          </table:table-cell>
          <table:table-cell table:formula="of:=IF(AND([.K303]=1; [.J303]&gt;=[.E3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on_terrain_feature_P706&gt; <text:s/>?b <text:s text:c="2"/>=&gt; ?a <text:s/>&lt;located_next_to_body_of_water_P206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27906977" calcext:value-type="float">
            <text:p>0.027906977</text:p>
          </table:table-cell>
          <table:table-cell office:value-type="float" office:value="0.002318393" calcext:value-type="float">
            <text:p>0.002318393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6" calcext:value-type="float">
            <text:p>6</text:p>
          </table:table-cell>
          <table:table-cell office:value-type="float" office:value="2588" calcext:value-type="float">
            <text:p>25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4]&lt;&gt;0; 1; 0)" office:value-type="float" office:value="0" calcext:value-type="float">
            <text:p>0</text:p>
          </table:table-cell>
          <table:table-cell table:formula="of:=IF(AND([.K304]=1; [.J304]&gt;=[.E3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operator_P137&gt; <text:s/>?a <text:s text:c="2"/>=&gt; ?a <text:s/>&lt;aircraft_operated_P121&gt; <text:s/>?b</text:p>
          </table:table-cell>
          <table:table-cell office:value-type="float" office:value="0.000003917" calcext:value-type="float">
            <text:p>0.000003917</text:p>
          </table:table-cell>
          <table:table-cell office:value-type="float" office:value="0.039695946" calcext:value-type="float">
            <text:p>0.039695946</text:p>
          </table:table-cell>
          <table:table-cell office:value-type="float" office:value="0.007086852" calcext:value-type="float">
            <text:p>0.007086852</text:p>
          </table:table-cell>
          <table:table-cell office:value-type="float" office:value="0.155115512" calcext:value-type="float">
            <text:p>0.155115512</text:p>
          </table:table-cell>
          <table:table-cell office:value-type="float" office:value="47" calcext:value-type="float">
            <text:p>47</text:p>
          </table:table-cell>
          <table:table-cell office:value-type="float" office:value="6632" calcext:value-type="float">
            <text:p>663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05]&lt;&gt;0; 1; 0)" office:value-type="float" office:value="0" calcext:value-type="float">
            <text:p>0</text:p>
          </table:table-cell>
          <table:table-cell table:formula="of:=IF(AND([.K305]=1; [.J305]&gt;=[.E3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irth_P19&gt; <text:s/>?b <text:s text:c="2"/>=&gt; ?a <text:s/>&lt;residence_P551&gt; <text:s/>?b</text:p>
          </table:table-cell>
          <table:table-cell office:value-type="float" office:value="0.000008584" calcext:value-type="float">
            <text:p>0.000008584</text:p>
          </table:table-cell>
          <table:table-cell office:value-type="float" office:value="0.118937644" calcext:value-type="float">
            <text:p>0.118937644</text:p>
          </table:table-cell>
          <table:table-cell office:value-type="float" office:value="0.00033987" calcext:value-type="float">
            <text:p>0.00033987</text:p>
          </table:table-cell>
          <table:table-cell office:value-type="float" office:value="0.162460568" calcext:value-type="float">
            <text:p>0.162460568</text:p>
          </table:table-cell>
          <table:table-cell office:value-type="float" office:value="103" calcext:value-type="float">
            <text:p>103</text:p>
          </table:table-cell>
          <table:table-cell office:value-type="float" office:value="303057" calcext:value-type="float">
            <text:p>30305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6]&lt;&gt;0; 1; 0)" office:value-type="float" office:value="0" calcext:value-type="float">
            <text:p>0</text:p>
          </table:table-cell>
          <table:table-cell table:formula="of:=IF(AND([.K306]=1; [.J306]&gt;=[.E3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osition_held_P39&gt; <text:s/>?a <text:s text:c="2"/>=&gt; ?a <text:s/>&lt;chairperson_P488&gt; <text:s/>?b</text:p>
          </table:table-cell>
          <table:table-cell office:value-type="float" office:value="0.000001583" calcext:value-type="float">
            <text:p>0.000001583</text:p>
          </table:table-cell>
          <table:table-cell office:value-type="float" office:value="0.013049451" calcext:value-type="float">
            <text:p>0.013049451</text:p>
          </table:table-cell>
          <table:table-cell office:value-type="float" office:value="0.000656803" calcext:value-type="float">
            <text:p>0.000656803</text:p>
          </table:table-cell>
          <table:table-cell office:value-type="float" office:value="0.163793103" calcext:value-type="float">
            <text:p>0.163793103</text:p>
          </table:table-cell>
          <table:table-cell office:value-type="float" office:value="19" calcext:value-type="float">
            <text:p>19</text:p>
          </table:table-cell>
          <table:table-cell office:value-type="float" office:value="28928" calcext:value-type="float">
            <text:p>2892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7]&lt;&gt;0; 1; 0)" office:value-type="float" office:value="0" calcext:value-type="float">
            <text:p>0</text:p>
          </table:table-cell>
          <table:table-cell table:formula="of:=IF(AND([.K307]=1; [.J307]&gt;=[.E3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_in_the_administrative_territorial_entity_P131&gt; <text:s/>?b <text:s/>?a <text:s/>&lt;moveable_object_location_P276&gt; <text:s/>?f <text:s text:c="2"/>=&gt; ?a <text:s/>&lt;place_made_P107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5748031" calcext:value-type="float">
            <text:p>0.015748031</text:p>
          </table:table-cell>
          <table:table-cell office:value-type="float" office:value="0.00536193" calcext:value-type="float">
            <text:p>0.00536193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8]&lt;&gt;0; 1; 0)" office:value-type="float" office:value="0" calcext:value-type="float">
            <text:p>0</text:p>
          </table:table-cell>
          <table:table-cell table:formula="of:=IF(AND([.K308]=1; [.J308]&gt;=[.E3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allegiance_P945&gt; <text:s/>?b <text:s/>?e <text:s/>&lt;military_branch_P241&gt; <text:s/>?a <text:s text:c="2"/>=&gt; ?a <text:s/>&lt;allegiance_P94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6129032" calcext:value-type="float">
            <text:p>0.016129032</text:p>
          </table:table-cell>
          <table:table-cell office:value-type="float" office:value="0.05" calcext:value-type="float">
            <text:p>0.0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9]&lt;&gt;0; 1; 0)" office:value-type="float" office:value="0" calcext:value-type="float">
            <text:p>0</text:p>
          </table:table-cell>
          <table:table-cell table:formula="of:=IF(AND([.K309]=1; [.J309]&gt;=[.E3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irth_P19&gt; <text:s/>?b <text:s text:c="2"/>=&gt; ?a <text:s/>&lt;official_residence_P263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000026398" calcext:value-type="float">
            <text:p>0.000026398</text:p>
          </table:table-cell>
          <table:table-cell office:value-type="float" office:value="0.173913043" calcext:value-type="float">
            <text:p>0.173913043</text:p>
          </table:table-cell>
          <table:table-cell office:value-type="float" office:value="8" calcext:value-type="float">
            <text:p>8</text:p>
          </table:table-cell>
          <table:table-cell office:value-type="float" office:value="303057" calcext:value-type="float">
            <text:p>3030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0]&lt;&gt;0; 1; 0)" office:value-type="float" office:value="0" calcext:value-type="float">
            <text:p>0</text:p>
          </table:table-cell>
          <table:table-cell table:formula="of:=IF(AND([.K310]=1; [.J310]&gt;=[.E3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brettist_P87&gt; <text:s/>?b <text:s text:c="2"/>=&gt; ?a <text:s/>&lt;composer_P86&gt; <text:s/>?b</text:p>
          </table:table-cell>
          <table:table-cell office:value-type="float" office:value="0.000004167" calcext:value-type="float">
            <text:p>0.000004167</text:p>
          </table:table-cell>
          <table:table-cell office:value-type="float" office:value="0.010504202" calcext:value-type="float">
            <text:p>0.010504202</text:p>
          </table:table-cell>
          <table:table-cell office:value-type="float" office:value="0.164473684" calcext:value-type="float">
            <text:p>0.164473684</text:p>
          </table:table-cell>
          <table:table-cell office:value-type="float" office:value="0.174216028" calcext:value-type="float">
            <text:p>0.174216028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1]&lt;&gt;0; 1; 0)" office:value-type="float" office:value="0" calcext:value-type="float">
            <text:p>0</text:p>
          </table:table-cell>
          <table:table-cell table:formula="of:=IF(AND([.K311]=1; [.J311]&gt;=[.E3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or_P57&gt; <text:s/>?b <text:s text:c="2"/>=&gt; ?a <text:s/>&lt;producer_P162&gt; <text:s/>?b</text:p>
          </table:table-cell>
          <table:table-cell office:value-type="float" office:value="0.00037394" calcext:value-type="float">
            <text:p>0.00037394</text:p>
          </table:table-cell>
          <table:table-cell office:value-type="float" office:value="0.119341454" calcext:value-type="float">
            <text:p>0.119341454</text:p>
          </table:table-cell>
          <table:table-cell office:value-type="float" office:value="0.069724799" calcext:value-type="float">
            <text:p>0.069724799</text:p>
          </table:table-cell>
          <table:table-cell office:value-type="float" office:value="0.175246055" calcext:value-type="float">
            <text:p>0.175246055</text:p>
          </table:table-cell>
          <table:table-cell office:value-type="float" office:value="4487" calcext:value-type="float">
            <text:p>4487</text:p>
          </table:table-cell>
          <table:table-cell office:value-type="float" office:value="64353" calcext:value-type="float">
            <text:p>64353</text:p>
          </table:table-cell>
          <table:table-cell office:value-type="float" office:value="25604" calcext:value-type="float">
            <text:p>256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2]&lt;&gt;0; 1; 0)" office:value-type="float" office:value="0" calcext:value-type="float">
            <text:p>0</text:p>
          </table:table-cell>
          <table:table-cell table:formula="of:=IF(AND([.K312]=1; [.J312]&gt;=[.E3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PU_P880&gt; <text:s/>?b <text:s/>?a <text:s/>&lt;platform_P400&gt; <text:s/>?f <text:s text:c="2"/>=&gt; ?a <text:s/>&lt;CPU_P880&gt; <text:s/>?b</text:p>
          </table:table-cell>
          <table:table-cell office:value-type="float" office:value="0.000001667" calcext:value-type="float">
            <text:p>0.000001667</text:p>
          </table:table-cell>
          <table:table-cell office:value-type="float" office:value="0.038610039" calcext:value-type="float">
            <text:p>0.038610039</text:p>
          </table:table-cell>
          <table:table-cell office:value-type="float" office:value="0.00244828" calcext:value-type="float">
            <text:p>0.00244828</text:p>
          </table:table-cell>
          <table:table-cell office:value-type="float" office:value="0.17699115" calcext:value-type="float">
            <text:p>0.17699115</text:p>
          </table:table-cell>
          <table:table-cell office:value-type="float" office:value="20" calcext:value-type="float">
            <text:p>20</text:p>
          </table:table-cell>
          <table:table-cell office:value-type="float" office:value="8169" calcext:value-type="float">
            <text:p>816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3]&lt;&gt;0; 1; 0)" office:value-type="float" office:value="0" calcext:value-type="float">
            <text:p>0</text:p>
          </table:table-cell>
          <table:table-cell table:formula="of:=IF(AND([.K313]=1; [.J313]&gt;=[.E3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subclass_of_P279&gt; <text:s/>?b <text:s/>?a <text:s/>&lt;subclass_of_P279&gt; <text:s/>?f <text:s text:c="2"/>=&gt; ?a <text:s/>&lt;engine_configuration_P1002&gt; <text:s/>?b</text:p>
          </table:table-cell>
          <table:table-cell office:value-type="float" office:value="0.000005334" calcext:value-type="float">
            <text:p>0.000005334</text:p>
          </table:table-cell>
          <table:table-cell office:value-type="float" office:value="0.246153846" calcext:value-type="float">
            <text:p>0.246153846</text:p>
          </table:table-cell>
          <table:table-cell office:value-type="float" office:value="0.001703668" calcext:value-type="float">
            <text:p>0.001703668</text:p>
          </table:table-cell>
          <table:table-cell office:value-type="float" office:value="0.181303116" calcext:value-type="float">
            <text:p>0.181303116</text:p>
          </table:table-cell>
          <table:table-cell office:value-type="float" office:value="64" calcext:value-type="float">
            <text:p>64</text:p>
          </table:table-cell>
          <table:table-cell office:value-type="float" office:value="37566" calcext:value-type="float">
            <text:p>3756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4]&lt;&gt;0; 1; 0)" office:value-type="float" office:value="0" calcext:value-type="float">
            <text:p>0</text:p>
          </table:table-cell>
          <table:table-cell table:formula="of:=IF(AND([.K314]=1; [.J314]&gt;=[.E3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picts_P180&gt; <text:s/>?a <text:s/>?e <text:s/>&lt;depicts_P180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00196271" calcext:value-type="float">
            <text:p>0.000196271</text:p>
          </table:table-cell>
          <table:table-cell office:value-type="float" office:value="0.181818182" calcext:value-type="float">
            <text:p>0.181818182</text:p>
          </table:table-cell>
          <table:table-cell office:value-type="float" office:value="2" calcext:value-type="float">
            <text:p>2</text:p>
          </table:table-cell>
          <table:table-cell office:value-type="float" office:value="10190" calcext:value-type="float">
            <text:p>101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float" office:value="0.00191938579654511" calcext:value-type="float">
            <text:p>0.0019193858</text:p>
          </table:table-cell>
          <table:table-cell table:formula="of:=IF([.J315]&lt;&gt;0; 1; 0)" office:value-type="float" office:value="1" calcext:value-type="float">
            <text:p>1</text:p>
          </table:table-cell>
          <table:table-cell table:formula="of:=IF(AND([.K315]=1; [.J315]&gt;=[.E3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fluenced_P738&gt; <text:s/>?f <text:s/>?b <text:s/>&lt;influenced_P738&gt; <text:s/>?f <text:s text:c="2"/>=&gt; ?a <text:s/>&lt;influenced_P7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9417476" calcext:value-type="float">
            <text:p>0.019417476</text:p>
          </table:table-cell>
          <table:table-cell office:value-type="float" office:value="0.046511628" calcext:value-type="float">
            <text:p>0.046511628</text:p>
          </table:table-cell>
          <table:table-cell office:value-type="float" office:value="0.181818182" calcext:value-type="float">
            <text:p>0.18181818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b</text:p>
          </table:table-cell>
          <table:table-cell office:value-type="float" office:value="0.0952380952380952" calcext:value-type="float">
            <text:p>0.0952380952</text:p>
          </table:table-cell>
          <table:table-cell table:formula="of:=IF([.J316]&lt;&gt;0; 1; 0)" office:value-type="float" office:value="1" calcext:value-type="float">
            <text:p>1</text:p>
          </table:table-cell>
          <table:table-cell table:formula="of:=IF(AND([.K316]=1; [.J316]&gt;=[.E3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of_citizenship_P27&gt; <text:s/>?b <text:s text:c="2"/>=&gt; ?a <text:s/>&lt;official_residence_P263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25735294" calcext:value-type="float">
            <text:p>0.025735294</text:p>
          </table:table-cell>
          <table:table-cell office:value-type="float" office:value="0.00002871" calcext:value-type="float">
            <text:p>0.00002871</text:p>
          </table:table-cell>
          <table:table-cell office:value-type="float" office:value="0.184210526" calcext:value-type="float">
            <text:p>0.184210526</text:p>
          </table:table-cell>
          <table:table-cell office:value-type="float" office:value="7" calcext:value-type="float">
            <text:p>7</text:p>
          </table:table-cell>
          <table:table-cell office:value-type="float" office:value="243814" calcext:value-type="float">
            <text:p>2438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7]&lt;&gt;0; 1; 0)" office:value-type="float" office:value="0" calcext:value-type="float">
            <text:p>0</text:p>
          </table:table-cell>
          <table:table-cell table:formula="of:=IF(AND([.K317]=1; [.J317]&gt;=[.E3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b <text:s text:c="2"/>=&gt; ?a <text:s/>&lt;located_next_to_body_of_water_P206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3255814" calcext:value-type="float">
            <text:p>0.023255814</text:p>
          </table:table-cell>
          <table:table-cell office:value-type="float" office:value="0.000354283" calcext:value-type="float">
            <text:p>0.000354283</text:p>
          </table:table-cell>
          <table:table-cell office:value-type="float" office:value="0.185185185" calcext:value-type="float">
            <text:p>0.185185185</text:p>
          </table:table-cell>
          <table:table-cell office:value-type="float" office:value="5" calcext:value-type="float">
            <text:p>5</text:p>
          </table:table-cell>
          <table:table-cell office:value-type="float" office:value="14113" calcext:value-type="float">
            <text:p>141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8]&lt;&gt;0; 1; 0)" office:value-type="float" office:value="0" calcext:value-type="float">
            <text:p>0</text:p>
          </table:table-cell>
          <table:table-cell table:formula="of:=IF(AND([.K318]=1; [.J318]&gt;=[.E3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founder_P112&gt; <text:s/>?b <text:s text:c="2"/>=&gt; ?a <text:s/>&lt;chief_executive_officer_P169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102040816" calcext:value-type="float">
            <text:p>0.102040816</text:p>
          </table:table-cell>
          <table:table-cell office:value-type="float" office:value="0.003436426" calcext:value-type="float">
            <text:p>0.003436426</text:p>
          </table:table-cell>
          <table:table-cell office:value-type="float" office:value="0.1875" calcext:value-type="float">
            <text:p>0.1875</text:p>
          </table:table-cell>
          <table:table-cell office:value-type="float" office:value="15" calcext:value-type="float">
            <text:p>15</text:p>
          </table:table-cell>
          <table:table-cell office:value-type="float" office:value="4365" calcext:value-type="float">
            <text:p>436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9]&lt;&gt;0; 1; 0)" office:value-type="float" office:value="0" calcext:value-type="float">
            <text:p>0</text:p>
          </table:table-cell>
          <table:table-cell table:formula="of:=IF(AND([.K319]=1; [.J319]&gt;=[.E3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apital_P36&gt; <text:s/>?b <text:s/>?a <text:s/>&lt;country_of_origin_P495&gt; <text:s/>?f <text:s text:c="2"/>=&gt; ?a <text:s/>&lt;place_made_P1071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3622047" calcext:value-type="float">
            <text:p>0.023622047</text:p>
          </table:table-cell>
          <table:table-cell office:value-type="float" office:value="0.00017339" calcext:value-type="float">
            <text:p>0.00017339</text:p>
          </table:table-cell>
          <table:table-cell office:value-type="float" office:value="0.1875" calcext:value-type="float">
            <text:p>0.1875</text:p>
          </table:table-cell>
          <table:table-cell office:value-type="float" office:value="3" calcext:value-type="float">
            <text:p>3</text:p>
          </table:table-cell>
          <table:table-cell office:value-type="float" office:value="17302" calcext:value-type="float">
            <text:p>17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20]&lt;&gt;0; 1; 0)" office:value-type="float" office:value="0" calcext:value-type="float">
            <text:p>0</text:p>
          </table:table-cell>
          <table:table-cell table:formula="of:=IF(AND([.K320]=1; [.J320]&gt;=[.E3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haracters_P674&gt; <text:s/>?b <text:s text:c="2"/>=&gt; ?a <text:s/>&lt;series_P179&gt; <text:s/>?b</text:p>
          </table:table-cell>
          <table:table-cell office:value-type="float" office:value="0.000013084" calcext:value-type="float">
            <text:p>0.000013084</text:p>
          </table:table-cell>
          <table:table-cell office:value-type="float" office:value="0.013601317" calcext:value-type="float">
            <text:p>0.013601317</text:p>
          </table:table-cell>
          <table:table-cell office:value-type="float" office:value="0.089255259" calcext:value-type="float">
            <text:p>0.089255259</text:p>
          </table:table-cell>
          <table:table-cell office:value-type="float" office:value="0.1882494" calcext:value-type="float">
            <text:p>0.1882494</text:p>
          </table:table-cell>
          <table:table-cell office:value-type="float" office:value="157" calcext:value-type="float">
            <text:p>157</text:p>
          </table:table-cell>
          <table:table-cell office:value-type="float" office:value="1759" calcext:value-type="float">
            <text:p>1759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21]&lt;&gt;0; 1; 0)" office:value-type="float" office:value="0" calcext:value-type="float">
            <text:p>0</text:p>
          </table:table-cell>
          <table:table-cell table:formula="of:=IF(AND([.K321]=1; [.J321]&gt;=[.E3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uthor_P50&gt; <text:s/>?b <text:s text:c="2"/>=&gt; ?a <text:s/>&lt;illustrator_P110&gt; <text:s/>?b</text:p>
          </table:table-cell>
          <table:table-cell office:value-type="float" office:value="0.000023335" calcext:value-type="float">
            <text:p>0.000023335</text:p>
          </table:table-cell>
          <table:table-cell office:value-type="float" office:value="0.186915888" calcext:value-type="float">
            <text:p>0.186915888</text:p>
          </table:table-cell>
          <table:table-cell office:value-type="float" office:value="0.007390983" calcext:value-type="float">
            <text:p>0.007390983</text:p>
          </table:table-cell>
          <table:table-cell office:value-type="float" office:value="0.190346703" calcext:value-type="float">
            <text:p>0.190346703</text:p>
          </table:table-cell>
          <table:table-cell office:value-type="float" office:value="280" calcext:value-type="float">
            <text:p>280</text:p>
          </table:table-cell>
          <table:table-cell office:value-type="float" office:value="37884" calcext:value-type="float">
            <text:p>37884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22]&lt;&gt;0; 1; 0)" office:value-type="float" office:value="0" calcext:value-type="float">
            <text:p>0</text:p>
          </table:table-cell>
          <table:table-cell table:formula="of:=IF(AND([.K322]=1; [.J322]&gt;=[.E3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lace_of_birth_P19&gt; <text:s/>?a <text:s text:c="2"/>=&gt; ?a <text:s/>&lt;head_of_government_P6&gt; <text:s/>?b</text:p>
          </table:table-cell>
          <table:table-cell office:value-type="float" office:value="0.000011417" calcext:value-type="float">
            <text:p>0.000011417</text:p>
          </table:table-cell>
          <table:table-cell office:value-type="float" office:value="0.015116407" calcext:value-type="float">
            <text:p>0.015116407</text:p>
          </table:table-cell>
          <table:table-cell office:value-type="float" office:value="0.00045206" calcext:value-type="float">
            <text:p>0.00045206</text:p>
          </table:table-cell>
          <table:table-cell office:value-type="float" office:value="0.191608392" calcext:value-type="float">
            <text:p>0.191608392</text:p>
          </table:table-cell>
          <table:table-cell office:value-type="float" office:value="137" calcext:value-type="float">
            <text:p>137</text:p>
          </table:table-cell>
          <table:table-cell office:value-type="float" office:value="303057" calcext:value-type="float">
            <text:p>303057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23]&lt;&gt;0; 1; 0)" office:value-type="float" office:value="0" calcext:value-type="float">
            <text:p>0</text:p>
          </table:table-cell>
          <table:table-cell table:formula="of:=IF(AND([.K323]=1; [.J323]&gt;=[.E3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apital_P36&gt; <text:s/>?a <text:s/>?b <text:s/>&lt;is_in_the_administrative_territorial_entity_P131&gt; <text:s/>?f <text:s text:c="2"/>=&gt; ?a <text:s/>&lt;enclave_within_P501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93333333" calcext:value-type="float">
            <text:p>0.093333333</text:p>
          </table:table-cell>
          <table:table-cell office:value-type="float" office:value="0.000042121" calcext:value-type="float">
            <text:p>0.000042121</text:p>
          </table:table-cell>
          <table:table-cell office:value-type="float" office:value="0.191780822" calcext:value-type="float">
            <text:p>0.191780822</text:p>
          </table:table-cell>
          <table:table-cell office:value-type="float" office:value="14" calcext:value-type="float">
            <text:p>14</text:p>
          </table:table-cell>
          <table:table-cell office:value-type="float" office:value="332377" calcext:value-type="float">
            <text:p>33237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24]&lt;&gt;0; 1; 0)" office:value-type="float" office:value="0" calcext:value-type="float">
            <text:p>0</text:p>
          </table:table-cell>
          <table:table-cell table:formula="of:=IF(AND([.K324]=1; [.J324]&gt;=[.E3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lma_mater_P69&gt; <text:s/>?f <text:s/>?a <text:s/>&lt;member_of_P463&gt; <text:s/>?f <text:s text:c="2"/>=&gt; ?a <text:s/>&lt;doctoral_student_P18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6595745" calcext:value-type="float">
            <text:p>0.026595745</text:p>
          </table:table-cell>
          <table:table-cell office:value-type="float" office:value="0.00399361" calcext:value-type="float">
            <text:p>0.00399361</text:p>
          </table:table-cell>
          <table:table-cell office:value-type="float" office:value="0.192307692" calcext:value-type="float">
            <text:p>0.192307692</text:p>
          </table:table-cell>
          <table:table-cell office:value-type="float" office:value="5" calcext:value-type="float">
            <text:p>5</text:p>
          </table:table-cell>
          <table:table-cell office:value-type="float" office:value="1252" calcext:value-type="float">
            <text:p>1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25]&lt;&gt;0; 1; 0)" office:value-type="float" office:value="0" calcext:value-type="float">
            <text:p>0</text:p>
          </table:table-cell>
          <table:table-cell table:formula="of:=IF(AND([.K325]=1; [.J325]&gt;=[.E3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mposer_P86&gt; <text:s/>?b <text:s text:c="2"/>=&gt; ?a <text:s/>&lt;librettist_P87&gt; <text:s/>?b</text:p>
          </table:table-cell>
          <table:table-cell office:value-type="float" office:value="0.000004167" calcext:value-type="float">
            <text:p>0.000004167</text:p>
          </table:table-cell>
          <table:table-cell office:value-type="float" office:value="0.164473684" calcext:value-type="float">
            <text:p>0.164473684</text:p>
          </table:table-cell>
          <table:table-cell office:value-type="float" office:value="0.010504202" calcext:value-type="float">
            <text:p>0.010504202</text:p>
          </table:table-cell>
          <table:table-cell office:value-type="float" office:value="0.194552529" calcext:value-type="float">
            <text:p>0.194552529</text:p>
          </table:table-cell>
          <table:table-cell office:value-type="float" office:value="50" calcext:value-type="float">
            <text:p>50</text:p>
          </table:table-cell>
          <table:table-cell office:value-type="float" office:value="4760" calcext:value-type="float">
            <text:p>476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26]&lt;&gt;0; 1; 0)" office:value-type="float" office:value="0" calcext:value-type="float">
            <text:p>0</text:p>
          </table:table-cell>
          <table:table-cell table:formula="of:=IF(AND([.K326]=1; [.J326]&gt;=[.E3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d_P738&gt; <text:s/>?a <text:s text:c="2"/>=&gt; ?a <text:s/>&lt;influenced_by_P737&gt; <text:s/>?b</text:p>
          </table:table-cell>
          <table:table-cell office:value-type="float" office:value="0.000000833" calcext:value-type="float">
            <text:p>0.000000833</text:p>
          </table:table-cell>
          <table:table-cell office:value-type="float" office:value="0.099009901" calcext:value-type="float">
            <text:p>0.099009901</text:p>
          </table:table-cell>
          <table:table-cell office:value-type="float" office:value="0.097087379" calcext:value-type="float">
            <text:p>0.097087379</text:p>
          </table:table-cell>
          <table:table-cell office:value-type="float" office:value="0.196078431" calcext:value-type="float">
            <text:p>0.196078431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27]&lt;&gt;0; 1; 0)" office:value-type="float" office:value="0" calcext:value-type="float">
            <text:p>0</text:p>
          </table:table-cell>
          <table:table-cell table:formula="of:=IF(AND([.K327]=1; [.J327]&gt;=[.E3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mployer_P108&gt; <text:s/>?a <text:s text:c="2"/>=&gt; ?a <text:s/>&lt;chief_executive_officer_P169&gt; <text:s/>?b</text:p>
          </table:table-cell>
          <table:table-cell office:value-type="float" office:value="0.000001583" calcext:value-type="float">
            <text:p>0.000001583</text:p>
          </table:table-cell>
          <table:table-cell office:value-type="float" office:value="0.129251701" calcext:value-type="float">
            <text:p>0.129251701</text:p>
          </table:table-cell>
          <table:table-cell office:value-type="float" office:value="0.003336846" calcext:value-type="float">
            <text:p>0.003336846</text:p>
          </table:table-cell>
          <table:table-cell office:value-type="float" office:value="0.197916667" calcext:value-type="float">
            <text:p>0.197916667</text:p>
          </table:table-cell>
          <table:table-cell office:value-type="float" office:value="19" calcext:value-type="float">
            <text:p>19</text:p>
          </table:table-cell>
          <table:table-cell office:value-type="float" office:value="5694" calcext:value-type="float">
            <text:p>56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28]&lt;&gt;0; 1; 0)" office:value-type="float" office:value="0" calcext:value-type="float">
            <text:p>0</text:p>
          </table:table-cell>
          <table:table-cell table:formula="of:=IF(AND([.K328]=1; [.J328]&gt;=[.E3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ubclass_of_P279&gt; <text:s/>?b <text:s text:c="2"/>=&gt; ?a <text:s/>&lt;engine_configuration_P1002&gt; <text:s/>?b</text:p>
          </table:table-cell>
          <table:table-cell office:value-type="float" office:value="0.000003667" calcext:value-type="float">
            <text:p>0.000003667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0.001188964" calcext:value-type="float">
            <text:p>0.001188964</text:p>
          </table:table-cell>
          <table:table-cell office:value-type="float" office:value="0.198198198" calcext:value-type="float">
            <text:p>0.198198198</text:p>
          </table:table-cell>
          <table:table-cell office:value-type="float" office:value="44" calcext:value-type="float">
            <text:p>44</text:p>
          </table:table-cell>
          <table:table-cell office:value-type="float" office:value="37007" calcext:value-type="float">
            <text:p>3700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29]&lt;&gt;0; 1; 0)" office:value-type="float" office:value="0" calcext:value-type="float">
            <text:p>0</text:p>
          </table:table-cell>
          <table:table-cell table:formula="of:=IF(AND([.K329]=1; [.J329]&gt;=[.E3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b <text:s text:c="2"/>=&gt; ?a <text:s/>&lt;discovery_place_P189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539823" calcext:value-type="float">
            <text:p>0.03539823</text:p>
          </table:table-cell>
          <table:table-cell office:value-type="float" office:value="0.000283427" calcext:value-type="float">
            <text:p>0.00028342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4113" calcext:value-type="float">
            <text:p>141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0]&lt;&gt;0; 1; 0)" office:value-type="float" office:value="0" calcext:value-type="float">
            <text:p>0</text:p>
          </table:table-cell>
          <table:table-cell table:formula="of:=IF(AND([.K330]=1; [.J330]&gt;=[.E3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tudent_of_P1066&gt; <text:s/>?a <text:s text:c="2"/>=&gt; ?a <text:s/>&lt;relative_P10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4255319" calcext:value-type="float">
            <text:p>0.004255319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1]&lt;&gt;0; 1; 0)" office:value-type="float" office:value="0" calcext:value-type="float">
            <text:p>0</text:p>
          </table:table-cell>
          <table:table-cell table:formula="of:=IF(AND([.K331]=1; [.J331]&gt;=[.E3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killed_by_P157&gt; <text:s/>?b <text:s/>?a <text:s/>&lt;killed_by_P157&gt; <text:s/>?f <text:s text:c="2"/>=&gt; ?a <text:s/>&lt;killed_by_P15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189781" calcext:value-type="float">
            <text:p>0.0218978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2]&lt;&gt;0; 1; 0)" office:value-type="float" office:value="0" calcext:value-type="float">
            <text:p>0</text:p>
          </table:table-cell>
          <table:table-cell table:formula="of:=IF(AND([.K332]=1; [.J332]&gt;=[.E3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nclave_within_P501&gt; <text:s/>?a <text:s/>?e <text:s/>&lt;exclave_of_P500&gt; <text:s/>?b <text:s text:c="2"/>=&gt; ?a <text:s/>&lt;enclave_within_P501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6144578" calcext:value-type="float">
            <text:p>0.036144578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33]&lt;&gt;0; 1; 0)" office:value-type="float" office:value="0" calcext:value-type="float">
            <text:p>0</text:p>
          </table:table-cell>
          <table:table-cell table:formula="of:=IF(AND([.K333]=1; [.J333]&gt;=[.E3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member_of_P463&gt; <text:s/>?b <text:s/>?a <text:s/>&lt;member_of_P463&gt; <text:s/>?f <text:s text:c="2"/>=&gt; ?a <text:s/>&lt;doctoral_student_P185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26595745" calcext:value-type="float">
            <text:p>0.026595745</text:p>
          </table:table-cell>
          <table:table-cell office:value-type="float" office:value="0.002920561" calcext:value-type="float">
            <text:p>0.00292056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712" calcext:value-type="float">
            <text:p>17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34]&lt;&gt;0; 1; 0)" office:value-type="float" office:value="0" calcext:value-type="float">
            <text:p>0</text:p>
          </table:table-cell>
          <table:table-cell table:formula="of:=IF(AND([.K334]=1; [.J334]&gt;=[.E3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art_of_P361&gt; <text:s/>?b <text:s text:c="2"/>=&gt; ?a <text:s/>&lt;series_P179&gt; <text:s/>?b</text:p>
          </table:table-cell>
          <table:table-cell office:value-type="float" office:value="0.000012834" calcext:value-type="float">
            <text:p>0.000012834</text:p>
          </table:table-cell>
          <table:table-cell office:value-type="float" office:value="0.013341419" calcext:value-type="float">
            <text:p>0.013341419</text:p>
          </table:table-cell>
          <table:table-cell office:value-type="float" office:value="0.003610278" calcext:value-type="float">
            <text:p>0.003610278</text:p>
          </table:table-cell>
          <table:table-cell office:value-type="float" office:value="0.201044386" calcext:value-type="float">
            <text:p>0.201044386</text:p>
          </table:table-cell>
          <table:table-cell office:value-type="float" office:value="154" calcext:value-type="float">
            <text:p>154</text:p>
          </table:table-cell>
          <table:table-cell office:value-type="float" office:value="42656" calcext:value-type="float">
            <text:p>4265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5]&lt;&gt;0; 1; 0)" office:value-type="float" office:value="0" calcext:value-type="float">
            <text:p>0</text:p>
          </table:table-cell>
          <table:table-cell table:formula="of:=IF(AND([.K335]=1; [.J335]&gt;=[.E3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of_citizenship_P27&gt; <text:s/>?a <text:s text:c="2"/>=&gt; ?a <text:s/>&lt;head_of_government_P6&gt; <text:s/>?b</text:p>
          </table:table-cell>
          <table:table-cell office:value-type="float" office:value="0.000012251" calcext:value-type="float">
            <text:p>0.000012251</text:p>
          </table:table-cell>
          <table:table-cell office:value-type="float" office:value="0.016219795" calcext:value-type="float">
            <text:p>0.016219795</text:p>
          </table:table-cell>
          <table:table-cell office:value-type="float" office:value="0.000602919" calcext:value-type="float">
            <text:p>0.000602919</text:p>
          </table:table-cell>
          <table:table-cell office:value-type="float" office:value="0.211206897" calcext:value-type="float">
            <text:p>0.211206897</text:p>
          </table:table-cell>
          <table:table-cell office:value-type="float" office:value="147" calcext:value-type="float">
            <text:p>147</text:p>
          </table:table-cell>
          <table:table-cell office:value-type="float" office:value="243814" calcext:value-type="float">
            <text:p>243814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36]&lt;&gt;0; 1; 0)" office:value-type="float" office:value="0" calcext:value-type="float">
            <text:p>0</text:p>
          </table:table-cell>
          <table:table-cell table:formula="of:=IF(AND([.K336]=1; [.J336]&gt;=[.E3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ublisher_P123&gt; <text:s/>?b <text:s text:c="2"/>=&gt; ?a <text:s/>&lt;distributor_P750&gt; <text:s/>?b</text:p>
          </table:table-cell>
          <table:table-cell office:value-type="float" office:value="0.000014001" calcext:value-type="float">
            <text:p>0.000014001</text:p>
          </table:table-cell>
          <table:table-cell office:value-type="float" office:value="0.162948594" calcext:value-type="float">
            <text:p>0.162948594</text:p>
          </table:table-cell>
          <table:table-cell office:value-type="float" office:value="0.005121795" calcext:value-type="float">
            <text:p>0.005121795</text:p>
          </table:table-cell>
          <table:table-cell office:value-type="float" office:value="0.21185372" calcext:value-type="float">
            <text:p>0.21185372</text:p>
          </table:table-cell>
          <table:table-cell office:value-type="float" office:value="168" calcext:value-type="float">
            <text:p>168</text:p>
          </table:table-cell>
          <table:table-cell office:value-type="float" office:value="32801" calcext:value-type="float">
            <text:p>32801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7]&lt;&gt;0; 1; 0)" office:value-type="float" office:value="0" calcext:value-type="float">
            <text:p>0</text:p>
          </table:table-cell>
          <table:table-cell table:formula="of:=IF(AND([.K337]=1; [.J337]&gt;=[.E3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in_place_P1134&gt; <text:s/>?b <text:s text:c="2"/>=&gt; ?a <text:s/>&lt;named_after_P138&gt; <text:s/>?b</text:p>
          </table:table-cell>
          <table:table-cell office:value-type="float" office:value="0.000014251" calcext:value-type="float">
            <text:p>0.000014251</text:p>
          </table:table-cell>
          <table:table-cell office:value-type="float" office:value="0.012116488" calcext:value-type="float">
            <text:p>0.012116488</text:p>
          </table:table-cell>
          <table:table-cell office:value-type="float" office:value="0.080812854" calcext:value-type="float">
            <text:p>0.080812854</text:p>
          </table:table-cell>
          <table:table-cell office:value-type="float" office:value="0.214017522" calcext:value-type="float">
            <text:p>0.214017522</text:p>
          </table:table-cell>
          <table:table-cell office:value-type="float" office:value="171" calcext:value-type="float">
            <text:p>171</text:p>
          </table:table-cell>
          <table:table-cell office:value-type="float" office:value="2116" calcext:value-type="float">
            <text:p>2116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8]&lt;&gt;0; 1; 0)" office:value-type="float" office:value="0" calcext:value-type="float">
            <text:p>0</text:p>
          </table:table-cell>
          <table:table-cell table:formula="of:=IF(AND([.K338]=1; [.J338]&gt;=[.E3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b <text:s text:c="2"/>=&gt; ?a <text:s/>&lt;located_in_place_P1134&gt; <text:s/>?b</text:p>
          </table:table-cell>
          <table:table-cell office:value-type="float" office:value="0.000014251" calcext:value-type="float">
            <text:p>0.000014251</text:p>
          </table:table-cell>
          <table:table-cell office:value-type="float" office:value="0.080812854" calcext:value-type="float">
            <text:p>0.080812854</text:p>
          </table:table-cell>
          <table:table-cell office:value-type="float" office:value="0.012116488" calcext:value-type="float">
            <text:p>0.012116488</text:p>
          </table:table-cell>
          <table:table-cell office:value-type="float" office:value="0.221502591" calcext:value-type="float">
            <text:p>0.221502591</text:p>
          </table:table-cell>
          <table:table-cell office:value-type="float" office:value="171" calcext:value-type="float">
            <text:p>171</text:p>
          </table:table-cell>
          <table:table-cell office:value-type="float" office:value="14113" calcext:value-type="float">
            <text:p>1411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9]&lt;&gt;0; 1; 0)" office:value-type="float" office:value="0" calcext:value-type="float">
            <text:p>0</text:p>
          </table:table-cell>
          <table:table-cell table:formula="of:=IF(AND([.K339]=1; [.J339]&gt;=[.E3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or_P170&gt; <text:s/>?f <text:s/>?f <text:s/>&lt;place_of_birth_P19&gt; <text:s/>?b <text:s text:c="2"/>=&gt; ?a <text:s/>&lt;place_made_P107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1496063" calcext:value-type="float">
            <text:p>0.031496063</text:p>
          </table:table-cell>
          <table:table-cell office:value-type="float" office:value="0.001053186" calcext:value-type="float">
            <text:p>0.001053186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4" calcext:value-type="float">
            <text:p>4</text:p>
          </table:table-cell>
          <table:table-cell office:value-type="float" office:value="3798" calcext:value-type="float">
            <text:p>37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0]&lt;&gt;0; 1; 0)" office:value-type="float" office:value="0" calcext:value-type="float">
            <text:p>0</text:p>
          </table:table-cell>
          <table:table-cell table:formula="of:=IF(AND([.K340]=1; [.J340]&gt;=[.E3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uthor_P50&gt; <text:s/>?f <text:s/>?f <text:s/>&lt;work_P800&gt; <text:s/>?b <text:s text:c="2"/>=&gt; ?a <text:s/>&lt;edition_or_translation_of_P629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42704626" calcext:value-type="float">
            <text:p>0.042704626</text:p>
          </table:table-cell>
          <table:table-cell office:value-type="float" office:value="0.006912442" calcext:value-type="float">
            <text:p>0.006912442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12" calcext:value-type="float">
            <text:p>12</text:p>
          </table:table-cell>
          <table:table-cell office:value-type="float" office:value="1736" calcext:value-type="float">
            <text:p>17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1]&lt;&gt;0; 1; 0)" office:value-type="float" office:value="0" calcext:value-type="float">
            <text:p>0</text:p>
          </table:table-cell>
          <table:table-cell table:formula="of:=IF(AND([.K341]=1; [.J341]&gt;=[.E3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b <text:s text:c="2"/>=&gt; ?a <text:s/>&lt;capital_P36&gt; <text:s/>?b</text:p>
          </table:table-cell>
          <table:table-cell office:value-type="float" office:value="0.000013001" calcext:value-type="float">
            <text:p>0.000013001</text:p>
          </table:table-cell>
          <table:table-cell office:value-type="float" office:value="0.013939773" calcext:value-type="float">
            <text:p>0.013939773</text:p>
          </table:table-cell>
          <table:table-cell office:value-type="float" office:value="0.011053638" calcext:value-type="float">
            <text:p>0.011053638</text:p>
          </table:table-cell>
          <table:table-cell office:value-type="float" office:value="0.234586466" calcext:value-type="float">
            <text:p>0.234586466</text:p>
          </table:table-cell>
          <table:table-cell office:value-type="float" office:value="156" calcext:value-type="float">
            <text:p>156</text:p>
          </table:table-cell>
          <table:table-cell office:value-type="float" office:value="14113" calcext:value-type="float">
            <text:p>141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2]&lt;&gt;0; 1; 0)" office:value-type="float" office:value="0" calcext:value-type="float">
            <text:p>0</text:p>
          </table:table-cell>
          <table:table-cell table:formula="of:=IF(AND([.K342]=1; [.J342]&gt;=[.E3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ublisher_P123&gt; <text:s/>?b <text:s text:c="2"/>=&gt; ?a <text:s/>&lt;editor_P98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13888889" calcext:value-type="float">
            <text:p>0.013888889</text:p>
          </table:table-cell>
          <table:table-cell office:value-type="float" office:value="0.000121948" calcext:value-type="float">
            <text:p>0.00012194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4" calcext:value-type="float">
            <text:p>4</text:p>
          </table:table-cell>
          <table:table-cell office:value-type="float" office:value="32801" calcext:value-type="float">
            <text:p>328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43]&lt;&gt;0; 1; 0)" office:value-type="float" office:value="0" calcext:value-type="float">
            <text:p>0</text:p>
          </table:table-cell>
          <table:table-cell table:formula="of:=IF(AND([.K343]=1; [.J343]&gt;=[.E3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mployer_P108&gt; <text:s/>?a <text:s text:c="2"/>=&gt; ?a <text:s/>&lt;manager_director_P1037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34965035" calcext:value-type="float">
            <text:p>0.034965035</text:p>
          </table:table-cell>
          <table:table-cell office:value-type="float" office:value="0.000878117" calcext:value-type="float">
            <text:p>0.000878117</text:p>
          </table:table-cell>
          <table:table-cell office:value-type="float" office:value="0.238095238" calcext:value-type="float">
            <text:p>0.238095238</text:p>
          </table:table-cell>
          <table:table-cell office:value-type="float" office:value="5" calcext:value-type="float">
            <text:p>5</text:p>
          </table:table-cell>
          <table:table-cell office:value-type="float" office:value="5694" calcext:value-type="float">
            <text:p>56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4]&lt;&gt;0; 1; 0)" office:value-type="float" office:value="0" calcext:value-type="float">
            <text:p>0</text:p>
          </table:table-cell>
          <table:table-cell table:formula="of:=IF(AND([.K344]=1; [.J344]&gt;=[.E3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ublisher_P123&gt; <text:s/>?b <text:s text:c="2"/>=&gt; ?a <text:s/>&lt;developer_P178&gt; <text:s/>?b</text:p>
          </table:table-cell>
          <table:table-cell office:value-type="float" office:value="0.000197846" calcext:value-type="float">
            <text:p>0.000197846</text:p>
          </table:table-cell>
          <table:table-cell office:value-type="float" office:value="0.178281766" calcext:value-type="float">
            <text:p>0.178281766</text:p>
          </table:table-cell>
          <table:table-cell office:value-type="float" office:value="0.072375842" calcext:value-type="float">
            <text:p>0.072375842</text:p>
          </table:table-cell>
          <table:table-cell office:value-type="float" office:value="0.240380721" calcext:value-type="float">
            <text:p>0.240380721</text:p>
          </table:table-cell>
          <table:table-cell office:value-type="float" office:value="2374" calcext:value-type="float">
            <text:p>2374</text:p>
          </table:table-cell>
          <table:table-cell office:value-type="float" office:value="32801" calcext:value-type="float">
            <text:p>32801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5]&lt;&gt;0; 1; 0)" office:value-type="float" office:value="0" calcext:value-type="float">
            <text:p>0</text:p>
          </table:table-cell>
          <table:table-cell table:formula="of:=IF(AND([.K345]=1; [.J345]&gt;=[.E3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ake_inflows_P200&gt; <text:s/>?b <text:s text:c="2"/>=&gt; ?a <text:s/>&lt;lake_outflow_P201&gt; <text:s/>?b</text:p>
          </table:table-cell>
          <table:table-cell office:value-type="float" office:value="0.000003334" calcext:value-type="float">
            <text:p>0.000003334</text:p>
          </table:table-cell>
          <table:table-cell office:value-type="float" office:value="0.25" calcext:value-type="float">
            <text:p>0.25</text:p>
          </table:table-cell>
          <table:table-cell office:value-type="float" office:value="0.19138756" calcext:value-type="float">
            <text:p>0.19138756</text:p>
          </table:table-cell>
          <table:table-cell office:value-type="float" office:value="0.240963855" calcext:value-type="float">
            <text:p>0.240963855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6]&lt;&gt;0; 1; 0)" office:value-type="float" office:value="0" calcext:value-type="float">
            <text:p>0</text:p>
          </table:table-cell>
          <table:table-cell table:formula="of:=IF(AND([.K346]=1; [.J346]&gt;=[.E3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veloper_P178&gt; <text:s/>?b <text:s text:c="2"/>=&gt; ?a <text:s/>&lt;publisher_P123&gt; <text:s/>?b</text:p>
          </table:table-cell>
          <table:table-cell office:value-type="float" office:value="0.000197846" calcext:value-type="float">
            <text:p>0.000197846</text:p>
          </table:table-cell>
          <table:table-cell office:value-type="float" office:value="0.072375842" calcext:value-type="float">
            <text:p>0.072375842</text:p>
          </table:table-cell>
          <table:table-cell office:value-type="float" office:value="0.178281766" calcext:value-type="float">
            <text:p>0.178281766</text:p>
          </table:table-cell>
          <table:table-cell office:value-type="float" office:value="0.24118663" calcext:value-type="float">
            <text:p>0.24118663</text:p>
          </table:table-cell>
          <table:table-cell office:value-type="float" office:value="2374" calcext:value-type="float">
            <text:p>2374</text:p>
          </table:table-cell>
          <table:table-cell office:value-type="float" office:value="13316" calcext:value-type="float">
            <text:p>13316</text:p>
          </table:table-cell>
          <table:table-cell office:value-type="float" office:value="9843" calcext:value-type="float">
            <text:p>98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7]&lt;&gt;0; 1; 0)" office:value-type="float" office:value="0" calcext:value-type="float">
            <text:p>0</text:p>
          </table:table-cell>
          <table:table-cell table:formula="of:=IF(AND([.K347]=1; [.J347]&gt;=[.E3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f <text:s/>?f <text:s/>&lt;legislative_body_P194&gt; <text:s/>?b <text:s text:c="2"/>=&gt; ?a <text:s/>&lt;legislative_body_P194&gt; <text:s/>?b</text:p>
          </table:table-cell>
          <table:table-cell office:value-type="float" office:value="0.000005334" calcext:value-type="float">
            <text:p>0.000005334</text:p>
          </table:table-cell>
          <table:table-cell office:value-type="float" office:value="0.136460554" calcext:value-type="float">
            <text:p>0.136460554</text:p>
          </table:table-cell>
          <table:table-cell office:value-type="float" office:value="0.000102898" calcext:value-type="float">
            <text:p>0.000102898</text:p>
          </table:table-cell>
          <table:table-cell office:value-type="float" office:value="0.243346008" calcext:value-type="float">
            <text:p>0.243346008</text:p>
          </table:table-cell>
          <table:table-cell office:value-type="float" office:value="64" calcext:value-type="float">
            <text:p>64</text:p>
          </table:table-cell>
          <table:table-cell office:value-type="float" office:value="621975" calcext:value-type="float">
            <text:p>62197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8]&lt;&gt;0; 1; 0)" office:value-type="float" office:value="0" calcext:value-type="float">
            <text:p>0</text:p>
          </table:table-cell>
          <table:table-cell table:formula="of:=IF(AND([.K348]=1; [.J348]&gt;=[.E3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place_of_death_P20&gt; <text:s/>?f <text:s text:c="2"/>=&gt; ?a <text:s/>&lt;allegiance_P945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96774194" calcext:value-type="float">
            <text:p>0.096774194</text:p>
          </table:table-cell>
          <table:table-cell office:value-type="float" office:value="0.000084845" calcext:value-type="float">
            <text:p>0.000084845</text:p>
          </table:table-cell>
          <table:table-cell office:value-type="float" office:value="0.244897959" calcext:value-type="float">
            <text:p>0.244897959</text:p>
          </table:table-cell>
          <table:table-cell office:value-type="float" office:value="12" calcext:value-type="float">
            <text:p>12</text:p>
          </table:table-cell>
          <table:table-cell office:value-type="float" office:value="141435" calcext:value-type="float">
            <text:p>1414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9]&lt;&gt;0; 1; 0)" office:value-type="float" office:value="0" calcext:value-type="float">
            <text:p>0</text:p>
          </table:table-cell>
          <table:table-cell table:formula="of:=IF(AND([.K349]=1; [.J349]&gt;=[.E3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apital_P36&gt; <text:s/>?b <text:s text:c="2"/>=&gt; ?a <text:s/>&lt;named_after_P138&gt; <text:s/>?b</text:p>
          </table:table-cell>
          <table:table-cell office:value-type="float" office:value="0.000013001" calcext:value-type="float">
            <text:p>0.000013001</text:p>
          </table:table-cell>
          <table:table-cell office:value-type="float" office:value="0.011053638" calcext:value-type="float">
            <text:p>0.011053638</text:p>
          </table:table-cell>
          <table:table-cell office:value-type="float" office:value="0.013939773" calcext:value-type="float">
            <text:p>0.013939773</text:p>
          </table:table-cell>
          <table:table-cell office:value-type="float" office:value="0.248012719" calcext:value-type="float">
            <text:p>0.248012719</text:p>
          </table:table-cell>
          <table:table-cell office:value-type="float" office:value="156" calcext:value-type="float">
            <text:p>156</text:p>
          </table:table-cell>
          <table:table-cell office:value-type="float" office:value="11191" calcext:value-type="float">
            <text:p>1119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0]&lt;&gt;0; 1; 0)" office:value-type="float" office:value="0" calcext:value-type="float">
            <text:p>0</text:p>
          </table:table-cell>
          <table:table-cell table:formula="of:=IF(AND([.K350]=1; [.J350]&gt;=[.E3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rother_P7&gt; <text:s/>?a <text:s text:c="2"/>=&gt; ?a <text:s/>&lt;relative_P10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0392927" calcext:value-type="float">
            <text:p>0.000392927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5090" calcext:value-type="float">
            <text:p>5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1]&lt;&gt;0; 1; 0)" office:value-type="float" office:value="0" calcext:value-type="float">
            <text:p>0</text:p>
          </table:table-cell>
          <table:table-cell table:formula="of:=IF(AND([.K351]=1; [.J351]&gt;=[.E3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preceded_by_P155&gt; <text:s/>?a <text:s/>?b <text:s/>&lt;succeeded_by_P156&gt; <text:s/>?f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1069" calcext:value-type="float">
            <text:p>0.000011069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0340" calcext:value-type="float">
            <text:p>90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52]&lt;&gt;0; 1; 0)" office:value-type="float" office:value="0" calcext:value-type="float">
            <text:p>0</text:p>
          </table:table-cell>
          <table:table-cell table:formula="of:=IF(AND([.K352]=1; [.J352]&gt;=[.E3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killed_by_P157&gt; <text:s/>?a <text:s/>?e <text:s/>&lt;killed_by_P157&gt; <text:s/>?b <text:s text:c="2"/>=&gt; ?a <text:s/>&lt;killed_by_P15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189781" calcext:value-type="float">
            <text:p>0.02189781</text:p>
          </table:table-cell>
          <table:table-cell office:value-type="float" office:value="0.019230769" calcext:value-type="float">
            <text:p>0.019230769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float" office:value="0.0254237288135593" calcext:value-type="float">
            <text:p>0.0254237288</text:p>
          </table:table-cell>
          <table:table-cell table:formula="of:=IF([.J353]&lt;&gt;0; 1; 0)" office:value-type="float" office:value="1" calcext:value-type="float">
            <text:p>1</text:p>
          </table:table-cell>
          <table:table-cell table:formula="of:=IF(AND([.K353]=1; [.J353]&gt;=[.E3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apital_P36&gt; <text:s/>?a <text:s/>?e <text:s/>&lt;contains_administrative_territorial_entity_P150&gt; <text:s/>?b <text:s text:c="2"/>=&gt; ?a <text:s/>&lt;enclave_within_P501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93333333" calcext:value-type="float">
            <text:p>0.093333333</text:p>
          </table:table-cell>
          <table:table-cell office:value-type="float" office:value="0.000218484" calcext:value-type="float">
            <text:p>0.000218484</text:p>
          </table:table-cell>
          <table:table-cell office:value-type="float" office:value="0.259259259" calcext:value-type="float">
            <text:p>0.259259259</text:p>
          </table:table-cell>
          <table:table-cell office:value-type="float" office:value="14" calcext:value-type="float">
            <text:p>14</text:p>
          </table:table-cell>
          <table:table-cell office:value-type="float" office:value="64078" calcext:value-type="float">
            <text:p>640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54]&lt;&gt;0; 1; 0)" office:value-type="float" office:value="0" calcext:value-type="float">
            <text:p>0</text:p>
          </table:table-cell>
          <table:table-cell table:formula="of:=IF(AND([.K354]=1; [.J354]&gt;=[.E3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untry_P17&gt; <text:s/>?a <text:s/>?e <text:s/>&lt;legislative_body_P194&gt; <text:s/>?b <text:s text:c="2"/>=&gt; ?a <text:s/>&lt;legislative_body_P194&gt; <text:s/>?b</text:p>
          </table:table-cell>
          <table:table-cell office:value-type="float" office:value="0.000005334" calcext:value-type="float">
            <text:p>0.000005334</text:p>
          </table:table-cell>
          <table:table-cell office:value-type="float" office:value="0.136460554" calcext:value-type="float">
            <text:p>0.136460554</text:p>
          </table:table-cell>
          <table:table-cell office:value-type="float" office:value="0.225352113" calcext:value-type="float">
            <text:p>0.225352113</text:p>
          </table:table-cell>
          <table:table-cell office:value-type="float" office:value="0.260162602" calcext:value-type="float">
            <text:p>0.260162602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5]&lt;&gt;0; 1; 0)" office:value-type="float" office:value="0" calcext:value-type="float">
            <text:p>0</text:p>
          </table:table-cell>
          <table:table-cell table:formula="of:=IF(AND([.K355]=1; [.J355]&gt;=[.E3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or_P170&gt; <text:s/>?f <text:s/>?f <text:s/>&lt;place_of_death_P20&gt; <text:s/>?b <text:s text:c="2"/>=&gt; ?a <text:s/>&lt;place_made_P1071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7244094" calcext:value-type="float">
            <text:p>0.047244094</text:p>
          </table:table-cell>
          <table:table-cell office:value-type="float" office:value="0.00185128" calcext:value-type="float">
            <text:p>0.00185128</text:p>
          </table:table-cell>
          <table:table-cell office:value-type="float" office:value="0.260869565" calcext:value-type="float">
            <text:p>0.260869565</text:p>
          </table:table-cell>
          <table:table-cell office:value-type="float" office:value="6" calcext:value-type="float">
            <text:p>6</text:p>
          </table:table-cell>
          <table:table-cell office:value-type="float" office:value="3241" calcext:value-type="float">
            <text:p>32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6]&lt;&gt;0; 1; 0)" office:value-type="float" office:value="0" calcext:value-type="float">
            <text:p>0</text:p>
          </table:table-cell>
          <table:table-cell table:formula="of:=IF(AND([.K356]=1; [.J356]&gt;=[.E3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wned_by_P127&gt; <text:s/>?b <text:s text:c="2"/>=&gt; ?a <text:s/>&lt;commissioned_by_P88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5454545" calcext:value-type="float">
            <text:p>0.045454545</text:p>
          </table:table-cell>
          <table:table-cell office:value-type="float" office:value="0.000377905" calcext:value-type="float">
            <text:p>0.000377905</text:p>
          </table:table-cell>
          <table:table-cell office:value-type="float" office:value="0.272727273" calcext:value-type="float">
            <text:p>0.272727273</text:p>
          </table:table-cell>
          <table:table-cell office:value-type="float" office:value="6" calcext:value-type="float">
            <text:p>6</text:p>
          </table:table-cell>
          <table:table-cell office:value-type="float" office:value="15877" calcext:value-type="float">
            <text:p>158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7]&lt;&gt;0; 1; 0)" office:value-type="float" office:value="0" calcext:value-type="float">
            <text:p>0</text:p>
          </table:table-cell>
          <table:table-cell table:formula="of:=IF(AND([.K357]=1; [.J357]&gt;=[.E3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elongs_to_jurisdiction_P1001&gt; <text:s/>?a <text:s text:c="2"/>=&gt; ?a <text:s/>&lt;legislative_body_P194&gt; <text:s/>?b</text:p>
          </table:table-cell>
          <table:table-cell office:value-type="float" office:value="0.000011667" calcext:value-type="float">
            <text:p>0.000011667</text:p>
          </table:table-cell>
          <table:table-cell office:value-type="float" office:value="0.298507463" calcext:value-type="float">
            <text:p>0.298507463</text:p>
          </table:table-cell>
          <table:table-cell office:value-type="float" office:value="0.092044707" calcext:value-type="float">
            <text:p>0.092044707</text:p>
          </table:table-cell>
          <table:table-cell office:value-type="float" office:value="0.277227723" calcext:value-type="float">
            <text:p>0.277227723</text:p>
          </table:table-cell>
          <table:table-cell office:value-type="float" office:value="140" calcext:value-type="float">
            <text:p>140</text:p>
          </table:table-cell>
          <table:table-cell office:value-type="float" office:value="1521" calcext:value-type="float">
            <text:p>15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8]&lt;&gt;0; 1; 0)" office:value-type="float" office:value="0" calcext:value-type="float">
            <text:p>0</text:p>
          </table:table-cell>
          <table:table-cell table:formula="of:=IF(AND([.K358]=1; [.J358]&gt;=[.E3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brother_P7&gt; <text:s/>?b <text:s text:c="2"/>=&gt; ?a <text:s/>&lt;relative_P10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0392927" calcext:value-type="float">
            <text:p>0.00039292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2" calcext:value-type="float">
            <text:p>2</text:p>
          </table:table-cell>
          <table:table-cell office:value-type="float" office:value="5090" calcext:value-type="float">
            <text:p>5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9]&lt;&gt;0; 1; 0)" office:value-type="float" office:value="0" calcext:value-type="float">
            <text:p>0</text:p>
          </table:table-cell>
          <table:table-cell table:formula="of:=IF(AND([.K359]=1; [.J359]&gt;=[.E3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ember_of_P463&gt; <text:s/>?a <text:s text:c="2"/>=&gt; ?a <text:s/>&lt;founder_P112&gt; <text:s/>?b</text:p>
          </table:table-cell>
          <table:table-cell office:value-type="float" office:value="0.00000775" calcext:value-type="float">
            <text:p>0.00000775</text:p>
          </table:table-cell>
          <table:table-cell office:value-type="float" office:value="0.021305842" calcext:value-type="float">
            <text:p>0.021305842</text:p>
          </table:table-cell>
          <table:table-cell office:value-type="float" office:value="0.007955518" calcext:value-type="float">
            <text:p>0.007955518</text:p>
          </table:table-cell>
          <table:table-cell office:value-type="float" office:value="0.288819876" calcext:value-type="float">
            <text:p>0.288819876</text:p>
          </table:table-cell>
          <table:table-cell office:value-type="float" office:value="93" calcext:value-type="float">
            <text:p>93</text:p>
          </table:table-cell>
          <table:table-cell office:value-type="float" office:value="11690" calcext:value-type="float">
            <text:p>1169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60]&lt;&gt;0; 1; 0)" office:value-type="float" office:value="0" calcext:value-type="float">
            <text:p>0</text:p>
          </table:table-cell>
          <table:table-cell table:formula="of:=IF(AND([.K360]=1; [.J360]&gt;=[.E3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belongs_to_jurisdiction_P1001&gt; <text:s/>?a <text:s/>?e <text:s/>&lt;part_of_P361&gt; <text:s/>?b <text:s text:c="2"/>=&gt; ?a <text:s/>&lt;legislative_body_P194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10660981" calcext:value-type="float">
            <text:p>0.010660981</text:p>
          </table:table-cell>
          <table:table-cell office:value-type="float" office:value="0.072463768" calcext:value-type="float">
            <text:p>0.072463768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1]&lt;&gt;0; 1; 0)" office:value-type="float" office:value="0" calcext:value-type="float">
            <text:p>0</text:p>
          </table:table-cell>
          <table:table-cell table:formula="of:=IF(AND([.K361]=1; [.J361]&gt;=[.E3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founder_P112&gt; <text:s/>?b <text:s text:c="2"/>=&gt; ?a <text:s/>&lt;chairperson_P488&gt; <text:s/>?b</text:p>
          </table:table-cell>
          <table:table-cell office:value-type="float" office:value="0.000005084" calcext:value-type="float">
            <text:p>0.000005084</text:p>
          </table:table-cell>
          <table:table-cell office:value-type="float" office:value="0.041895604" calcext:value-type="float">
            <text:p>0.041895604</text:p>
          </table:table-cell>
          <table:table-cell office:value-type="float" office:value="0.0139748" calcext:value-type="float">
            <text:p>0.0139748</text:p>
          </table:table-cell>
          <table:table-cell office:value-type="float" office:value="0.297560976" calcext:value-type="float">
            <text:p>0.297560976</text:p>
          </table:table-cell>
          <table:table-cell office:value-type="float" office:value="61" calcext:value-type="float">
            <text:p>61</text:p>
          </table:table-cell>
          <table:table-cell office:value-type="float" office:value="4365" calcext:value-type="float">
            <text:p>436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2]&lt;&gt;0; 1; 0)" office:value-type="float" office:value="0" calcext:value-type="float">
            <text:p>0</text:p>
          </table:table-cell>
          <table:table-cell table:formula="of:=IF(AND([.K362]=1; [.J362]&gt;=[.E3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mployer_P108&gt; <text:s/>?a <text:s text:c="2"/>=&gt; ?a <text:s/>&lt;editor_P98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0416667" calcext:value-type="float">
            <text:p>0.010416667</text:p>
          </table:table-cell>
          <table:table-cell office:value-type="float" office:value="0.00052687" calcext:value-type="float">
            <text:p>0.0005268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5694" calcext:value-type="float">
            <text:p>56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63]&lt;&gt;0; 1; 0)" office:value-type="float" office:value="0" calcext:value-type="float">
            <text:p>0</text:p>
          </table:table-cell>
          <table:table-cell table:formula="of:=IF(AND([.K363]=1; [.J363]&gt;=[.E3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erformer_musical_artist_P175&gt; <text:s/>?b <text:s text:c="2"/>=&gt; ?a <text:s/>&lt;producer_P162&gt; <text:s/>?b</text:p>
          </table:table-cell>
          <table:table-cell office:value-type="float" office:value="0.000043836" calcext:value-type="float">
            <text:p>0.000043836</text:p>
          </table:table-cell>
          <table:table-cell office:value-type="float" office:value="0.013990106" calcext:value-type="float">
            <text:p>0.013990106</text:p>
          </table:table-cell>
          <table:table-cell office:value-type="float" office:value="0.004564269" calcext:value-type="float">
            <text:p>0.004564269</text:p>
          </table:table-cell>
          <table:table-cell office:value-type="float" office:value="0.300571429" calcext:value-type="float">
            <text:p>0.300571429</text:p>
          </table:table-cell>
          <table:table-cell office:value-type="float" office:value="526" calcext:value-type="float">
            <text:p>526</text:p>
          </table:table-cell>
          <table:table-cell office:value-type="float" office:value="115243" calcext:value-type="float">
            <text:p>115243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4]&lt;&gt;0; 1; 0)" office:value-type="float" office:value="0" calcext:value-type="float">
            <text:p>0</text:p>
          </table:table-cell>
          <table:table-cell table:formula="of:=IF(AND([.K364]=1; [.J364]&gt;=[.E3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named_after_P138&gt; <text:s/>?a <text:s text:c="2"/>=&gt; ?a <text:s/>&lt;street_P669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000566853" calcext:value-type="float">
            <text:p>0.000566853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8" calcext:value-type="float">
            <text:p>8</text:p>
          </table:table-cell>
          <table:table-cell office:value-type="float" office:value="14113" calcext:value-type="float">
            <text:p>14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5]&lt;&gt;0; 1; 0)" office:value-type="float" office:value="0" calcext:value-type="float">
            <text:p>0</text:p>
          </table:table-cell>
          <table:table-cell table:formula="of:=IF(AND([.K365]=1; [.J365]&gt;=[.E3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mposer_P86&gt; <text:s/>?b <text:s text:c="2"/>=&gt; ?a <text:s/>&lt;lyrics_by_P676&gt; <text:s/>?b</text:p>
          </table:table-cell>
          <table:table-cell office:value-type="float" office:value="0.000006917" calcext:value-type="float">
            <text:p>0.000006917</text:p>
          </table:table-cell>
          <table:table-cell office:value-type="float" office:value="0.02153048" calcext:value-type="float">
            <text:p>0.02153048</text:p>
          </table:table-cell>
          <table:table-cell office:value-type="float" office:value="0.017436975" calcext:value-type="float">
            <text:p>0.017436975</text:p>
          </table:table-cell>
          <table:table-cell office:value-type="float" office:value="0.310861423" calcext:value-type="float">
            <text:p>0.310861423</text:p>
          </table:table-cell>
          <table:table-cell office:value-type="float" office:value="83" calcext:value-type="float">
            <text:p>83</text:p>
          </table:table-cell>
          <table:table-cell office:value-type="float" office:value="4760" calcext:value-type="float">
            <text:p>476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6]&lt;&gt;0; 1; 0)" office:value-type="float" office:value="0" calcext:value-type="float">
            <text:p>0</text:p>
          </table:table-cell>
          <table:table-cell table:formula="of:=IF(AND([.K366]=1; [.J366]&gt;=[.E3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yrics_by_P676&gt; <text:s/>?b <text:s text:c="2"/>=&gt; ?a <text:s/>&lt;composer_P86&gt; <text:s/>?b</text:p>
          </table:table-cell>
          <table:table-cell office:value-type="float" office:value="0.000006917" calcext:value-type="float">
            <text:p>0.000006917</text:p>
          </table:table-cell>
          <table:table-cell office:value-type="float" office:value="0.017436975" calcext:value-type="float">
            <text:p>0.017436975</text:p>
          </table:table-cell>
          <table:table-cell office:value-type="float" office:value="0.02153048" calcext:value-type="float">
            <text:p>0.02153048</text:p>
          </table:table-cell>
          <table:table-cell office:value-type="float" office:value="0.318007663" calcext:value-type="float">
            <text:p>0.318007663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7]&lt;&gt;0; 1; 0)" office:value-type="float" office:value="0" calcext:value-type="float">
            <text:p>0</text:p>
          </table:table-cell>
          <table:table-cell table:formula="of:=IF(AND([.K367]=1; [.J367]&gt;=[.E3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ild_P40&gt; <text:s/>?a <text:s text:c="2"/>=&gt; ?a <text:s/>&lt;student_of_P1066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14893617" calcext:value-type="float">
            <text:p>0.014893617</text:p>
          </table:table-cell>
          <table:table-cell office:value-type="float" office:value="0.000209908" calcext:value-type="float">
            <text:p>0.000209908</text:p>
          </table:table-cell>
          <table:table-cell office:value-type="float" office:value="0.318181818" calcext:value-type="float">
            <text:p>0.318181818</text:p>
          </table:table-cell>
          <table:table-cell office:value-type="float" office:value="7" calcext:value-type="float">
            <text:p>7</text:p>
          </table:table-cell>
          <table:table-cell office:value-type="float" office:value="33348" calcext:value-type="float">
            <text:p>333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8]&lt;&gt;0; 1; 0)" office:value-type="float" office:value="0" calcext:value-type="float">
            <text:p>0</text:p>
          </table:table-cell>
          <table:table-cell table:formula="of:=IF(AND([.K368]=1; [.J368]&gt;=[.E3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a <text:s/>&lt;mother_P25&gt; <text:s/>?f <text:s text:c="2"/>=&gt; ?a <text:s/>&lt;from_narrative_or_fictional_universe_P1080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12820513" calcext:value-type="float">
            <text:p>0.01282051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318181818" calcext:value-type="float">
            <text:p>0.31818181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9]&lt;&gt;0; 1; 0)" office:value-type="float" office:value="0" calcext:value-type="float">
            <text:p>0</text:p>
          </table:table-cell>
          <table:table-cell table:formula="of:=IF(AND([.K369]=1; [.J369]&gt;=[.E3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a <text:s/>&lt;spouse_P26&gt; <text:s/>?f <text:s text:c="2"/>=&gt; ?a <text:s/>&lt;from_narrative_or_fictional_universe_P1080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2014652" calcext:value-type="float">
            <text:p>0.02014652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323529412" calcext:value-type="float">
            <text:p>0.323529412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0]&lt;&gt;0; 1; 0)" office:value-type="float" office:value="0" calcext:value-type="float">
            <text:p>0</text:p>
          </table:table-cell>
          <table:table-cell table:formula="of:=IF(AND([.K370]=1; [.J370]&gt;=[.E3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ubclass_of_P279&gt; <text:s/>?a <text:s text:c="2"/>=&gt; ?a <text:s/>&lt;consists_of_P527&gt; <text:s/>?b</text:p>
          </table:table-cell>
          <table:table-cell office:value-type="float" office:value="0.000016168" calcext:value-type="float">
            <text:p>0.000016168</text:p>
          </table:table-cell>
          <table:table-cell office:value-type="float" office:value="0.026611797" calcext:value-type="float">
            <text:p>0.026611797</text:p>
          </table:table-cell>
          <table:table-cell office:value-type="float" office:value="0.005242251" calcext:value-type="float">
            <text:p>0.005242251</text:p>
          </table:table-cell>
          <table:table-cell office:value-type="float" office:value="0.324414716" calcext:value-type="float">
            <text:p>0.324414716</text:p>
          </table:table-cell>
          <table:table-cell office:value-type="float" office:value="194" calcext:value-type="float">
            <text:p>194</text:p>
          </table:table-cell>
          <table:table-cell office:value-type="float" office:value="37007" calcext:value-type="float">
            <text:p>3700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71]&lt;&gt;0; 1; 0)" office:value-type="float" office:value="0" calcext:value-type="float">
            <text:p>0</text:p>
          </table:table-cell>
          <table:table-cell table:formula="of:=IF(AND([.K371]=1; [.J371]&gt;=[.E3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killed_by_P157&gt; <text:s/>?a <text:s text:c="2"/>=&gt; ?a <text:s/>&lt;killed_by_P157&gt; <text:s/>?b</text:p>
          </table:table-cell>
          <table:table-cell office:value-type="float" office:value="0.000000417" calcext:value-type="float">
            <text:p>0.000000417</text:p>
          </table:table-cell>
          <table:table-cell table:number-columns-repeated="2" office:value-type="float" office:value="0.03649635" calcext:value-type="float">
            <text:p>0.03649635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2]&lt;&gt;0; 1; 0)" office:value-type="float" office:value="0" calcext:value-type="float">
            <text:p>0</text:p>
          </table:table-cell>
          <table:table-cell table:formula="of:=IF(AND([.K372]=1; [.J372]&gt;=[.E3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named_after_P138&gt; <text:s/>?a <text:s text:c="2"/>=&gt; ?a <text:s/>&lt;color_P462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17467249" calcext:value-type="float">
            <text:p>0.017467249</text:p>
          </table:table-cell>
          <table:table-cell office:value-type="float" office:value="0.000283427" calcext:value-type="float">
            <text:p>0.000283427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4" calcext:value-type="float">
            <text:p>4</text:p>
          </table:table-cell>
          <table:table-cell office:value-type="float" office:value="14113" calcext:value-type="float">
            <text:p>141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3]&lt;&gt;0; 1; 0)" office:value-type="float" office:value="0" calcext:value-type="float">
            <text:p>0</text:p>
          </table:table-cell>
          <table:table-cell table:formula="of:=IF(AND([.K373]=1; [.J373]&gt;=[.E3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PU_P880&gt; <text:s/>?b <text:s/>?a <text:s/>&lt;succeeded_by_P156&gt; <text:s/>?f <text:s text:c="2"/>=&gt; ?a <text:s/>&lt;CPU_P88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1583012" calcext:value-type="float">
            <text:p>0.011583012</text:p>
          </table:table-cell>
          <table:table-cell office:value-type="float" office:value="0.24" calcext:value-type="float">
            <text:p>0.24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4]&lt;&gt;0; 1; 0)" office:value-type="float" office:value="0" calcext:value-type="float">
            <text:p>0</text:p>
          </table:table-cell>
          <table:table-cell table:formula="of:=IF(AND([.K374]=1; [.J374]&gt;=[.E3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fluenced_P738&gt; <text:s/>?f <text:s/>?b <text:s/>&lt;influenced_by_P737&gt; <text:s/>?f <text:s text:c="2"/>=&gt; ?a <text:s/>&lt;influenced_P738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58252427" calcext:value-type="float">
            <text:p>0.058252427</text:p>
          </table:table-cell>
          <table:table-cell office:value-type="float" office:value="0.214285714" calcext:value-type="float">
            <text:p>0.214285714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75]&lt;&gt;0; 1; 0)" office:value-type="float" office:value="0" calcext:value-type="float">
            <text:p>0</text:p>
          </table:table-cell>
          <table:table-cell table:formula="of:=IF(AND([.K375]=1; [.J375]&gt;=[.E3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fluenced_P738&gt; <text:s/>?f <text:s/>?f <text:s/>&lt;influenced_by_P737&gt; <text:s/>?b <text:s text:c="2"/>=&gt; ?a <text:s/>&lt;influenced_P738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67961165" calcext:value-type="float">
            <text:p>0.067961165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76]&lt;&gt;0; 1; 0)" office:value-type="float" office:value="0" calcext:value-type="float">
            <text:p>0</text:p>
          </table:table-cell>
          <table:table-cell table:formula="of:=IF(AND([.K376]=1; [.J376]&gt;=[.E3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place_of_burial_P119&gt; <text:s/>?f <text:s text:c="2"/>=&gt; ?a <text:s/>&lt;allegiance_P945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2258065" calcext:value-type="float">
            <text:p>0.032258065</text:p>
          </table:table-cell>
          <table:table-cell office:value-type="float" office:value="0.000320693" calcext:value-type="float">
            <text:p>0.000320693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4" calcext:value-type="float">
            <text:p>4</text:p>
          </table:table-cell>
          <table:table-cell office:value-type="float" office:value="12473" calcext:value-type="float">
            <text:p>124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7]&lt;&gt;0; 1; 0)" office:value-type="float" office:value="0" calcext:value-type="float">
            <text:p>0</text:p>
          </table:table-cell>
          <table:table-cell table:formula="of:=IF(AND([.K377]=1; [.J377]&gt;=[.E3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part_of_P361&gt; <text:s/>?f <text:s text:c="2"/>=&gt; ?a <text:s/>&lt;allegiance_P94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6129032" calcext:value-type="float">
            <text:p>0.016129032</text:p>
          </table:table-cell>
          <table:table-cell office:value-type="float" office:value="0.000089722" calcext:value-type="float">
            <text:p>0.000089722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2" calcext:value-type="float">
            <text:p>2</text:p>
          </table:table-cell>
          <table:table-cell office:value-type="float" office:value="22291" calcext:value-type="float">
            <text:p>222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8]&lt;&gt;0; 1; 0)" office:value-type="float" office:value="0" calcext:value-type="float">
            <text:p>0</text:p>
          </table:table-cell>
          <table:table-cell table:formula="of:=IF(AND([.K378]=1; [.J378]&gt;=[.E3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eries_P179&gt; <text:s/>?b <text:s text:c="2"/>=&gt; ?a <text:s/>&lt;characters_P674&gt; <text:s/>?b</text:p>
          </table:table-cell>
          <table:table-cell office:value-type="float" office:value="0.000013084" calcext:value-type="float">
            <text:p>0.000013084</text:p>
          </table:table-cell>
          <table:table-cell office:value-type="float" office:value="0.089255259" calcext:value-type="float">
            <text:p>0.089255259</text:p>
          </table:table-cell>
          <table:table-cell office:value-type="float" office:value="0.013601317" calcext:value-type="float">
            <text:p>0.013601317</text:p>
          </table:table-cell>
          <table:table-cell office:value-type="float" office:value="0.334754797" calcext:value-type="float">
            <text:p>0.334754797</text:p>
          </table:table-cell>
          <table:table-cell office:value-type="float" office:value="157" calcext:value-type="float">
            <text:p>157</text:p>
          </table:table-cell>
          <table:table-cell office:value-type="float" office:value="11543" calcext:value-type="float">
            <text:p>11543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9]&lt;&gt;0; 1; 0)" office:value-type="float" office:value="0" calcext:value-type="float">
            <text:p>0</text:p>
          </table:table-cell>
          <table:table-cell table:formula="of:=IF(AND([.K379]=1; [.J379]&gt;=[.E3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erformer_musical_artist_P175&gt; <text:s/>?b <text:s text:c="2"/>=&gt; ?a <text:s/>&lt;composer_P86&gt; <text:s/>?b</text:p>
          </table:table-cell>
          <table:table-cell office:value-type="float" office:value="0.000006834" calcext:value-type="float">
            <text:p>0.000006834</text:p>
          </table:table-cell>
          <table:table-cell office:value-type="float" office:value="0.017226891" calcext:value-type="float">
            <text:p>0.017226891</text:p>
          </table:table-cell>
          <table:table-cell office:value-type="float" office:value="0.00071154" calcext:value-type="float">
            <text:p>0.00071154</text:p>
          </table:table-cell>
          <table:table-cell office:value-type="float" office:value="0.338842975" calcext:value-type="float">
            <text:p>0.338842975</text:p>
          </table:table-cell>
          <table:table-cell office:value-type="float" office:value="82" calcext:value-type="float">
            <text:p>82</text:p>
          </table:table-cell>
          <table:table-cell office:value-type="float" office:value="115243" calcext:value-type="float">
            <text:p>11524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0]&lt;&gt;0; 1; 0)" office:value-type="float" office:value="0" calcext:value-type="float">
            <text:p>0</text:p>
          </table:table-cell>
          <table:table-cell table:formula="of:=IF(AND([.K380]=1; [.J380]&gt;=[.E3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creenwriter_P58&gt; <text:s/>?b <text:s text:c="2"/>=&gt; ?a <text:s/>&lt;director_P57&gt; <text:s/>?b</text:p>
          </table:table-cell>
          <table:table-cell office:value-type="float" office:value="0.000776381" calcext:value-type="float">
            <text:p>0.000776381</text:p>
          </table:table-cell>
          <table:table-cell office:value-type="float" office:value="0.144764036" calcext:value-type="float">
            <text:p>0.144764036</text:p>
          </table:table-cell>
          <table:table-cell office:value-type="float" office:value="0.329839966" calcext:value-type="float">
            <text:p>0.329839966</text:p>
          </table:table-cell>
          <table:table-cell office:value-type="float" office:value="0.342260921" calcext:value-type="float">
            <text:p>0.342260921</text:p>
          </table:table-cell>
          <table:table-cell office:value-type="float" office:value="9316" calcext:value-type="float">
            <text:p>9316</text:p>
          </table:table-cell>
          <table:table-cell office:value-type="float" office:value="28244" calcext:value-type="float">
            <text:p>28244</text:p>
          </table:table-cell>
          <table:table-cell office:value-type="float" office:value="27219" calcext:value-type="float">
            <text:p>272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1]&lt;&gt;0; 1; 0)" office:value-type="float" office:value="0" calcext:value-type="float">
            <text:p>0</text:p>
          </table:table-cell>
          <table:table-cell table:formula="of:=IF(AND([.K381]=1; [.J381]&gt;=[.E3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d_by_P737&gt; <text:s/>?a <text:s text:c="2"/>=&gt; ?a <text:s/>&lt;influenced_P738&gt; <text:s/>?b</text:p>
          </table:table-cell>
          <table:table-cell office:value-type="float" office:value="0.000000833" calcext:value-type="float">
            <text:p>0.000000833</text:p>
          </table:table-cell>
          <table:table-cell office:value-type="float" office:value="0.097087379" calcext:value-type="float">
            <text:p>0.097087379</text:p>
          </table:table-cell>
          <table:table-cell office:value-type="float" office:value="0.099009901" calcext:value-type="float">
            <text:p>0.099009901</text:p>
          </table:table-cell>
          <table:table-cell office:value-type="float" office:value="0.344827586" calcext:value-type="float">
            <text:p>0.344827586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82]&lt;&gt;0; 1; 0)" office:value-type="float" office:value="0" calcext:value-type="float">
            <text:p>0</text:p>
          </table:table-cell>
          <table:table-cell table:formula="of:=IF(AND([.K382]=1; [.J382]&gt;=[.E3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occupation_P106&gt; <text:s/>?a <text:s/>?e <text:s/>&lt;sport_P641&gt; <text:s/>?b <text:s text:c="2"/>=&gt; ?a <text:s/>&lt;field_of_this_profession_P425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20895522" calcext:value-type="float">
            <text:p>0.02089552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3]&lt;&gt;0; 1; 0)" office:value-type="float" office:value="0" calcext:value-type="float">
            <text:p>0</text:p>
          </table:table-cell>
          <table:table-cell table:formula="of:=IF(AND([.K383]=1; [.J383]&gt;=[.E3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founder_P112&gt; <text:s/>?a <text:s text:c="2"/>=&gt; ?a <text:s/>&lt;noble_family_P53&gt; <text:s/>?b</text:p>
          </table:table-cell>
          <table:table-cell office:value-type="float" office:value="0.000004834" calcext:value-type="float">
            <text:p>0.000004834</text:p>
          </table:table-cell>
          <table:table-cell office:value-type="float" office:value="0.010362694" calcext:value-type="float">
            <text:p>0.010362694</text:p>
          </table:table-cell>
          <table:table-cell office:value-type="float" office:value="0.013287514" calcext:value-type="float">
            <text:p>0.013287514</text:p>
          </table:table-cell>
          <table:table-cell office:value-type="float" office:value="0.351515152" calcext:value-type="float">
            <text:p>0.351515152</text:p>
          </table:table-cell>
          <table:table-cell office:value-type="float" office:value="58" calcext:value-type="float">
            <text:p>58</text:p>
          </table:table-cell>
          <table:table-cell office:value-type="float" office:value="4365" calcext:value-type="float">
            <text:p>43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4]&lt;&gt;0; 1; 0)" office:value-type="float" office:value="0" calcext:value-type="float">
            <text:p>0</text:p>
          </table:table-cell>
          <table:table-cell table:formula="of:=IF(AND([.K384]=1; [.J384]&gt;=[.E3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b <text:s text:c="2"/>=&gt; ?a <text:s/>&lt;belongs_to_jurisdiction_P1001&gt; <text:s/>?b</text:p>
          </table:table-cell>
          <table:table-cell office:value-type="float" office:value="0.000008667" calcext:value-type="float">
            <text:p>0.000008667</text:p>
          </table:table-cell>
          <table:table-cell office:value-type="float" office:value="0.068376068" calcext:value-type="float">
            <text:p>0.068376068</text:p>
          </table:table-cell>
          <table:table-cell office:value-type="float" office:value="0.000124064" calcext:value-type="float">
            <text:p>0.000124064</text:p>
          </table:table-cell>
          <table:table-cell office:value-type="float" office:value="0.364912281" calcext:value-type="float">
            <text:p>0.364912281</text:p>
          </table:table-cell>
          <table:table-cell office:value-type="float" office:value="104" calcext:value-type="float">
            <text:p>104</text:p>
          </table:table-cell>
          <table:table-cell office:value-type="float" office:value="838275" calcext:value-type="float">
            <text:p>83827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5]&lt;&gt;0; 1; 0)" office:value-type="float" office:value="0" calcext:value-type="float">
            <text:p>0</text:p>
          </table:table-cell>
          <table:table-cell table:formula="of:=IF(AND([.K385]=1; [.J385]&gt;=[.E3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clave_of_P500&gt; <text:s/>?f <text:s/>?b <text:s/>&lt;shares_border_with_P47&gt; <text:s/>?f <text:s text:c="2"/>=&gt; ?a <text:s/>&lt;enclave_within_P501&gt; <text:s/>?b</text:p>
          </table:table-cell>
          <table:table-cell office:value-type="float" office:value="0.000001333" calcext:value-type="float">
            <text:p>0.000001333</text:p>
          </table:table-cell>
          <table:table-cell office:value-type="float" office:value="0.106666667" calcext:value-type="float">
            <text:p>0.106666667</text:p>
          </table:table-cell>
          <table:table-cell office:value-type="float" office:value="0.049079755" calcext:value-type="float">
            <text:p>0.049079755</text:p>
          </table:table-cell>
          <table:table-cell office:value-type="float" office:value="0.372093023" calcext:value-type="float">
            <text:p>0.372093023</text:p>
          </table:table-cell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86]&lt;&gt;0; 1; 0)" office:value-type="float" office:value="0" calcext:value-type="float">
            <text:p>0</text:p>
          </table:table-cell>
          <table:table-cell table:formula="of:=IF(AND([.K386]=1; [.J386]&gt;=[.E3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erformer_musical_artist_P175&gt; <text:s/>?b <text:s text:c="2"/>=&gt; ?a <text:s/>&lt;lyrics_by_P676&gt; <text:s/>?b</text:p>
          </table:table-cell>
          <table:table-cell office:value-type="float" office:value="0.000114507" calcext:value-type="float">
            <text:p>0.000114507</text:p>
          </table:table-cell>
          <table:table-cell office:value-type="float" office:value="0.356420233" calcext:value-type="float">
            <text:p>0.356420233</text:p>
          </table:table-cell>
          <table:table-cell office:value-type="float" office:value="0.011922633" calcext:value-type="float">
            <text:p>0.011922633</text:p>
          </table:table-cell>
          <table:table-cell office:value-type="float" office:value="0.372559653" calcext:value-type="float">
            <text:p>0.372559653</text:p>
          </table:table-cell>
          <table:table-cell office:value-type="float" office:value="1374" calcext:value-type="float">
            <text:p>1374</text:p>
          </table:table-cell>
          <table:table-cell office:value-type="float" office:value="115243" calcext:value-type="float">
            <text:p>115243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7]&lt;&gt;0; 1; 0)" office:value-type="float" office:value="0" calcext:value-type="float">
            <text:p>0</text:p>
          </table:table-cell>
          <table:table-cell table:formula="of:=IF(AND([.K387]=1; [.J387]&gt;=[.E3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birth_P19&gt; <text:s/>?b <text:s text:c="2"/>=&gt; ?a <text:s/>&lt;formation_location_P740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29605263" calcext:value-type="float">
            <text:p>0.029605263</text:p>
          </table:table-cell>
          <table:table-cell office:value-type="float" office:value="0.000029697" calcext:value-type="float">
            <text:p>0.000029697</text:p>
          </table:table-cell>
          <table:table-cell office:value-type="float" office:value="0.375" calcext:value-type="float">
            <text:p>0.375</text:p>
          </table:table-cell>
          <table:table-cell office:value-type="float" office:value="9" calcext:value-type="float">
            <text:p>9</text:p>
          </table:table-cell>
          <table:table-cell office:value-type="float" office:value="303057" calcext:value-type="float">
            <text:p>3030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8]&lt;&gt;0; 1; 0)" office:value-type="float" office:value="0" calcext:value-type="float">
            <text:p>0</text:p>
          </table:table-cell>
          <table:table-cell table:formula="of:=IF(AND([.K388]=1; [.J388]&gt;=[.E3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PU_P880&gt; <text:s/>?b <text:s/>?e <text:s/>&lt;succeeded_by_P156&gt; <text:s/>?a <text:s text:c="2"/>=&gt; ?a <text:s/>&lt;CPU_P88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1583012" calcext:value-type="float">
            <text:p>0.011583012</text:p>
          </table:table-cell>
          <table:table-cell office:value-type="float" office:value="0.214285714" calcext:value-type="float">
            <text:p>0.214285714</text:p>
          </table:table-cell>
          <table:table-cell office:value-type="float" office:value="0.375" calcext:value-type="float">
            <text:p>0.37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9]&lt;&gt;0; 1; 0)" office:value-type="float" office:value="0" calcext:value-type="float">
            <text:p>0</text:p>
          </table:table-cell>
          <table:table-cell table:formula="of:=IF(AND([.K389]=1; [.J389]&gt;=[.E3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belongs_to_jurisdiction_P1001&gt; <text:s/>?a <text:s/>?e <text:s/>&lt;legislated_by_P467&gt; <text:s/>?b <text:s text:c="2"/>=&gt; ?a <text:s/>&lt;legislative_body_P194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19189765" calcext:value-type="float">
            <text:p>0.019189765</text:p>
          </table:table-cell>
          <table:table-cell office:value-type="float" office:value="0.14516129" calcext:value-type="float">
            <text:p>0.14516129</text:p>
          </table:table-cell>
          <table:table-cell office:value-type="float" office:value="0.375" calcext:value-type="float">
            <text:p>0.37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0]&lt;&gt;0; 1; 0)" office:value-type="float" office:value="0" calcext:value-type="float">
            <text:p>0</text:p>
          </table:table-cell>
          <table:table-cell table:formula="of:=IF(AND([.K390]=1; [.J390]&gt;=[.E3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P17&gt; <text:s/>?f <text:s/>?f <text:s/>&lt;legislative_body_P194&gt; <text:s/>?b <text:s text:c="2"/>=&gt; ?a <text:s/>&lt;legislated_by_P46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3255814" calcext:value-type="float">
            <text:p>0.023255814</text:p>
          </table:table-cell>
          <table:table-cell office:value-type="float" office:value="0.000004823" calcext:value-type="float">
            <text:p>0.000004823</text:p>
          </table:table-cell>
          <table:table-cell office:value-type="float" office:value="0.375" calcext:value-type="float">
            <text:p>0.375</text:p>
          </table:table-cell>
          <table:table-cell office:value-type="float" office:value="3" calcext:value-type="float">
            <text:p>3</text:p>
          </table:table-cell>
          <table:table-cell office:value-type="float" office:value="621975" calcext:value-type="float">
            <text:p>6219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1]&lt;&gt;0; 1; 0)" office:value-type="float" office:value="0" calcext:value-type="float">
            <text:p>0</text:p>
          </table:table-cell>
          <table:table-cell table:formula="of:=IF(AND([.K391]=1; [.J391]&gt;=[.E3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f <text:s/>&lt;child_P40&gt; <text:s/>?a <text:s text:c="2"/>=&gt; ?a <text:s/>&lt;from_narrative_or_fictional_universe_P1080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25641026" calcext:value-type="float">
            <text:p>0.025641026</text:p>
          </table:table-cell>
          <table:table-cell office:value-type="float" office:value="0.044728435" calcext:value-type="float">
            <text:p>0.044728435</text:p>
          </table:table-cell>
          <table:table-cell office:value-type="float" office:value="0.378378378" calcext:value-type="float">
            <text:p>0.378378378</text:p>
          </table:table-cell>
          <table:table-cell office:value-type="float" office:value="14" calcext:value-type="float">
            <text:p>14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2]&lt;&gt;0; 1; 0)" office:value-type="float" office:value="0" calcext:value-type="float">
            <text:p>0</text:p>
          </table:table-cell>
          <table:table-cell table:formula="of:=IF(AND([.K392]=1; [.J392]&gt;=[.E3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ntains_administrative_territorial_entity_P150&gt; <text:s/>?b <text:s/>?a <text:s/>&lt;enclave_within_P501&gt; <text:s/>?f <text:s text:c="2"/>=&gt; ?a <text:s/>&lt;enclave_within_P501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86666667" calcext:value-type="float">
            <text:p>0.086666667</text:p>
          </table:table-cell>
          <table:table-cell office:value-type="float" office:value="0.010132502" calcext:value-type="float">
            <text:p>0.010132502</text:p>
          </table:table-cell>
          <table:table-cell office:value-type="float" office:value="0.382352941" calcext:value-type="float">
            <text:p>0.382352941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93]&lt;&gt;0; 1; 0)" office:value-type="float" office:value="0" calcext:value-type="float">
            <text:p>0</text:p>
          </table:table-cell>
          <table:table-cell table:formula="of:=IF(AND([.K393]=1; [.J393]&gt;=[.E3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lace_of_death_P20&gt; <text:s/>?b <text:s text:c="2"/>=&gt; ?a <text:s/>&lt;residence_P551&gt; <text:s/>?b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20785219" calcext:value-type="float">
            <text:p>0.020785219</text:p>
          </table:table-cell>
          <table:table-cell office:value-type="float" office:value="0.000123881" calcext:value-type="float">
            <text:p>0.000123881</text:p>
          </table:table-cell>
          <table:table-cell office:value-type="float" office:value="0.382978723" calcext:value-type="float">
            <text:p>0.382978723</text:p>
          </table:table-cell>
          <table:table-cell office:value-type="float" office:value="18" calcext:value-type="float">
            <text:p>18</text:p>
          </table:table-cell>
          <table:table-cell office:value-type="float" office:value="145301" calcext:value-type="float">
            <text:p>1453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4]&lt;&gt;0; 1; 0)" office:value-type="float" office:value="0" calcext:value-type="float">
            <text:p>0</text:p>
          </table:table-cell>
          <table:table-cell table:formula="of:=IF(AND([.K394]=1; [.J394]&gt;=[.E3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art_of_P361&gt; <text:s/>?a <text:s text:c="2"/>=&gt; ?a <text:s/>&lt;business_division_P199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12254902" calcext:value-type="float">
            <text:p>0.012254902</text:p>
          </table:table-cell>
          <table:table-cell office:value-type="float" office:value="0.000117217" calcext:value-type="float">
            <text:p>0.000117217</text:p>
          </table:table-cell>
          <table:table-cell office:value-type="float" office:value="0.384615385" calcext:value-type="float">
            <text:p>0.384615385</text:p>
          </table:table-cell>
          <table:table-cell office:value-type="float" office:value="5" calcext:value-type="float">
            <text:p>5</text:p>
          </table:table-cell>
          <table:table-cell office:value-type="float" office:value="42656" calcext:value-type="float">
            <text:p>426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95]&lt;&gt;0; 1; 0)" office:value-type="float" office:value="0" calcext:value-type="float">
            <text:p>0</text:p>
          </table:table-cell>
          <table:table-cell table:formula="of:=IF(AND([.K395]=1; [.J395]&gt;=[.E3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a <text:s/>&lt;father_P22&gt; <text:s/>?f <text:s text:c="2"/>=&gt; ?a <text:s/>&lt;from_narrative_or_fictional_universe_P1080&gt; <text:s/>?b</text:p>
          </table:table-cell>
          <table:table-cell office:value-type="float" office:value="0.000000833" calcext:value-type="float">
            <text:p>0.000000833</text:p>
          </table:table-cell>
          <table:table-cell office:value-type="float" office:value="0.018315018" calcext:value-type="float">
            <text:p>0.018315018</text:p>
          </table:table-cell>
          <table:table-cell office:value-type="float" office:value="0.065789474" calcext:value-type="float">
            <text:p>0.065789474</text:p>
          </table:table-cell>
          <table:table-cell office:value-type="float" office:value="0.384615385" calcext:value-type="float">
            <text:p>0.384615385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6]&lt;&gt;0; 1; 0)" office:value-type="float" office:value="0" calcext:value-type="float">
            <text:p>0</text:p>
          </table:table-cell>
          <table:table-cell table:formula="of:=IF(AND([.K396]=1; [.J396]&gt;=[.E3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f <text:s/>&lt;father_P22&gt; <text:s/>?a <text:s text:c="2"/>=&gt; ?a <text:s/>&lt;from_narrative_or_fictional_universe_P1080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12820513" calcext:value-type="float">
            <text:p>0.012820513</text:p>
          </table:table-cell>
          <table:table-cell office:value-type="float" office:value="0.067307692" calcext:value-type="float">
            <text:p>0.067307692</text:p>
          </table:table-cell>
          <table:table-cell office:value-type="float" office:value="0.388888889" calcext:value-type="float">
            <text:p>0.388888889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7]&lt;&gt;0; 1; 0)" office:value-type="float" office:value="0" calcext:value-type="float">
            <text:p>0</text:p>
          </table:table-cell>
          <table:table-cell table:formula="of:=IF(AND([.K397]=1; [.J397]&gt;=[.E3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nclave_within_P501&gt; <text:s/>?f <text:s/>?b <text:s/>&lt;is_in_the_administrative_territorial_entity_P131&gt; <text:s/>?f <text:s text:c="2"/>=&gt; ?a <text:s/>&lt;enclave_within_P501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86666667" calcext:value-type="float">
            <text:p>0.086666667</text:p>
          </table:table-cell>
          <table:table-cell office:value-type="float" office:value="0.000875067" calcext:value-type="float">
            <text:p>0.000875067</text:p>
          </table:table-cell>
          <table:table-cell office:value-type="float" office:value="0.393939394" calcext:value-type="float">
            <text:p>0.393939394</text:p>
          </table:table-cell>
          <table:table-cell office:value-type="float" office:value="13" calcext:value-type="float">
            <text:p>13</text:p>
          </table:table-cell>
          <table:table-cell office:value-type="float" office:value="14856" calcext:value-type="float">
            <text:p>148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98]&lt;&gt;0; 1; 0)" office:value-type="float" office:value="0" calcext:value-type="float">
            <text:p>0</text:p>
          </table:table-cell>
          <table:table-cell table:formula="of:=IF(AND([.K398]=1; [.J398]&gt;=[.E3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hild_P40&gt; <text:s/>?b <text:s text:c="2"/>=&gt; ?a <text:s/>&lt;student_P802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21978022" calcext:value-type="float">
            <text:p>0.021978022</text:p>
          </table:table-cell>
          <table:table-cell office:value-type="float" office:value="0.000179921" calcext:value-type="float">
            <text:p>0.000179921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3348" calcext:value-type="float">
            <text:p>333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99]&lt;&gt;0; 1; 0)" office:value-type="float" office:value="0" calcext:value-type="float">
            <text:p>0</text:p>
          </table:table-cell>
          <table:table-cell table:formula="of:=IF(AND([.K399]=1; [.J399]&gt;=[.E3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mployer_P108&gt; <text:s/>?a <text:s/>?a <text:s/>&lt;founder_P112&gt; <text:s/>?b <text:s text:c="2"/>=&gt; ?a <text:s/>&lt;chief_executive_officer_P169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05442" calcext:value-type="float">
            <text:p>0.013605442</text:p>
          </table:table-cell>
          <table:table-cell office:value-type="float" office:value="0.025641026" calcext:value-type="float">
            <text:p>0.02564102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0]&lt;&gt;0; 1; 0)" office:value-type="float" office:value="0" calcext:value-type="float">
            <text:p>0</text:p>
          </table:table-cell>
          <table:table-cell table:formula="of:=IF(AND([.K400]=1; [.J400]&gt;=[.E4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in_place_P1134&gt; <text:s/>?b <text:s text:c="2"/>=&gt; ?a <text:s/>&lt;located_on_terrain_feature_P706&gt; <text:s/>?b</text:p>
          </table:table-cell>
          <table:table-cell office:value-type="float" office:value="0.000015501" calcext:value-type="float">
            <text:p>0.000015501</text:p>
          </table:table-cell>
          <table:table-cell office:value-type="float" office:value="0.07187017" calcext:value-type="float">
            <text:p>0.07187017</text:p>
          </table:table-cell>
          <table:table-cell office:value-type="float" office:value="0.087901701" calcext:value-type="float">
            <text:p>0.087901701</text:p>
          </table:table-cell>
          <table:table-cell office:value-type="float" office:value="0.404347826" calcext:value-type="float">
            <text:p>0.404347826</text:p>
          </table:table-cell>
          <table:table-cell office:value-type="float" office:value="186" calcext:value-type="float">
            <text:p>186</text:p>
          </table:table-cell>
          <table:table-cell office:value-type="float" office:value="2116" calcext:value-type="float">
            <text:p>211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1]&lt;&gt;0; 1; 0)" office:value-type="float" office:value="0" calcext:value-type="float">
            <text:p>0</text:p>
          </table:table-cell>
          <table:table-cell table:formula="of:=IF(AND([.K401]=1; [.J401]&gt;=[.E4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on_terrain_feature_P706&gt; <text:s/>?b <text:s text:c="2"/>=&gt; ?a <text:s/>&lt;located_in_place_P1134&gt; <text:s/>?b</text:p>
          </table:table-cell>
          <table:table-cell office:value-type="float" office:value="0.000015501" calcext:value-type="float">
            <text:p>0.000015501</text:p>
          </table:table-cell>
          <table:table-cell office:value-type="float" office:value="0.087901701" calcext:value-type="float">
            <text:p>0.087901701</text:p>
          </table:table-cell>
          <table:table-cell office:value-type="float" office:value="0.07187017" calcext:value-type="float">
            <text:p>0.07187017</text:p>
          </table:table-cell>
          <table:table-cell office:value-type="float" office:value="0.407894737" calcext:value-type="float">
            <text:p>0.407894737</text:p>
          </table:table-cell>
          <table:table-cell office:value-type="float" office:value="186" calcext:value-type="float">
            <text:p>186</text:p>
          </table:table-cell>
          <table:table-cell office:value-type="float" office:value="2588" calcext:value-type="float">
            <text:p>258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2]&lt;&gt;0; 1; 0)" office:value-type="float" office:value="0" calcext:value-type="float">
            <text:p>0</text:p>
          </table:table-cell>
          <table:table-cell table:formula="of:=IF(AND([.K402]=1; [.J402]&gt;=[.E4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noble_family_P53&gt; <text:s/>?a <text:s text:c="2"/>=&gt; ?a <text:s/>&lt;founder_P112&gt; <text:s/>?b</text:p>
          </table:table-cell>
          <table:table-cell office:value-type="float" office:value="0.000004834" calcext:value-type="float">
            <text:p>0.000004834</text:p>
          </table:table-cell>
          <table:table-cell office:value-type="float" office:value="0.013287514" calcext:value-type="float">
            <text:p>0.013287514</text:p>
          </table:table-cell>
          <table:table-cell office:value-type="float" office:value="0.010362694" calcext:value-type="float">
            <text:p>0.010362694</text:p>
          </table:table-cell>
          <table:table-cell office:value-type="float" office:value="0.426470588" calcext:value-type="float">
            <text:p>0.426470588</text:p>
          </table:table-cell>
          <table:table-cell office:value-type="float" office:value="58" calcext:value-type="float">
            <text:p>58</text:p>
          </table:table-cell>
          <table:table-cell office:value-type="float" office:value="5597" calcext:value-type="float">
            <text:p>559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03]&lt;&gt;0; 1; 0)" office:value-type="float" office:value="0" calcext:value-type="float">
            <text:p>0</text:p>
          </table:table-cell>
          <table:table-cell table:formula="of:=IF(AND([.K403]=1; [.J403]&gt;=[.E4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yrics_by_P676&gt; <text:s/>?b <text:s text:c="2"/>=&gt; ?a <text:s/>&lt;performer_musical_artist_P175&gt; <text:s/>?b</text:p>
          </table:table-cell>
          <table:table-cell office:value-type="float" office:value="0.000114507" calcext:value-type="float">
            <text:p>0.000114507</text:p>
          </table:table-cell>
          <table:table-cell office:value-type="float" office:value="0.011922633" calcext:value-type="float">
            <text:p>0.011922633</text:p>
          </table:table-cell>
          <table:table-cell office:value-type="float" office:value="0.356420233" calcext:value-type="float">
            <text:p>0.356420233</text:p>
          </table:table-cell>
          <table:table-cell office:value-type="float" office:value="0.426840634" calcext:value-type="float">
            <text:p>0.426840634</text:p>
          </table:table-cell>
          <table:table-cell office:value-type="float" office:value="1374" calcext:value-type="float">
            <text:p>1374</text:p>
          </table:table-cell>
          <table:table-cell office:value-type="float" office:value="3855" calcext:value-type="float">
            <text:p>3855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4]&lt;&gt;0; 1; 0)" office:value-type="float" office:value="0" calcext:value-type="float">
            <text:p>0</text:p>
          </table:table-cell>
          <table:table-cell table:formula="of:=IF(AND([.K404]=1; [.J404]&gt;=[.E4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clave_of_P500&gt; <text:s/>?f <text:s/>?f <text:s/>&lt;shares_border_with_P47&gt; <text:s/>?b <text:s text:c="2"/>=&gt; ?a <text:s/>&lt;enclave_within_P501&gt; <text:s/>?b</text:p>
          </table:table-cell>
          <table:table-cell office:value-type="float" office:value="0.000001917" calcext:value-type="float">
            <text:p>0.000001917</text:p>
          </table:table-cell>
          <table:table-cell office:value-type="float" office:value="0.153333333" calcext:value-type="float">
            <text:p>0.153333333</text:p>
          </table:table-cell>
          <table:table-cell office:value-type="float" office:value="0.105990783" calcext:value-type="float">
            <text:p>0.105990783</text:p>
          </table:table-cell>
          <table:table-cell office:value-type="float" office:value="0.433962264" calcext:value-type="float">
            <text:p>0.433962264</text:p>
          </table:table-cell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05]&lt;&gt;0; 1; 0)" office:value-type="float" office:value="0" calcext:value-type="float">
            <text:p>0</text:p>
          </table:table-cell>
          <table:table-cell table:formula="of:=IF(AND([.K405]=1; [.J405]&gt;=[.E4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place_of_birth_P19&gt; <text:s/>?f <text:s text:c="2"/>=&gt; ?a <text:s/>&lt;allegiance_P945&gt; <text:s/>?b</text:p>
          </table:table-cell>
          <table:table-cell office:value-type="float" office:value="0.000001917" calcext:value-type="float">
            <text:p>0.000001917</text:p>
          </table:table-cell>
          <table:table-cell office:value-type="float" office:value="0.185483871" calcext:value-type="float">
            <text:p>0.185483871</text:p>
          </table:table-cell>
          <table:table-cell office:value-type="float" office:value="0.000077721" calcext:value-type="float">
            <text:p>0.000077721</text:p>
          </table:table-cell>
          <table:table-cell office:value-type="float" office:value="0.433962264" calcext:value-type="float">
            <text:p>0.433962264</text:p>
          </table:table-cell>
          <table:table-cell office:value-type="float" office:value="23" calcext:value-type="float">
            <text:p>23</text:p>
          </table:table-cell>
          <table:table-cell office:value-type="float" office:value="295931" calcext:value-type="float">
            <text:p>2959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6]&lt;&gt;0; 1; 0)" office:value-type="float" office:value="0" calcext:value-type="float">
            <text:p>0</text:p>
          </table:table-cell>
          <table:table-cell table:formula="of:=IF(AND([.K406]=1; [.J406]&gt;=[.E4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elongs_to_jurisdiction_P1001&gt; <text:s/>?a <text:s text:c="2"/>=&gt; ?a <text:s/>&lt;flag_P163&gt; <text:s/>?b</text:p>
          </table:table-cell>
          <table:table-cell office:value-type="float" office:value="0.000037086" calcext:value-type="float">
            <text:p>0.000037086</text:p>
          </table:table-cell>
          <table:table-cell office:value-type="float" office:value="0.631205674" calcext:value-type="float">
            <text:p>0.631205674</text:p>
          </table:table-cell>
          <table:table-cell office:value-type="float" office:value="0.292570677" calcext:value-type="float">
            <text:p>0.292570677</text:p>
          </table:table-cell>
          <table:table-cell office:value-type="float" office:value="0.440594059" calcext:value-type="float">
            <text:p>0.440594059</text:p>
          </table:table-cell>
          <table:table-cell office:value-type="float" office:value="445" calcext:value-type="float">
            <text:p>445</text:p>
          </table:table-cell>
          <table:table-cell office:value-type="float" office:value="1521" calcext:value-type="float">
            <text:p>152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7]&lt;&gt;0; 1; 0)" office:value-type="float" office:value="0" calcext:value-type="float">
            <text:p>0</text:p>
          </table:table-cell>
          <table:table-cell table:formula="of:=IF(AND([.K407]=1; [.J407]&gt;=[.E4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anufacturer_P176&gt; <text:s/>?b <text:s text:c="2"/>=&gt; ?a <text:s/>&lt;designer_P287&gt; <text:s/>?b</text:p>
          </table:table-cell>
          <table:table-cell office:value-type="float" office:value="0.000039836" calcext:value-type="float">
            <text:p>0.000039836</text:p>
          </table:table-cell>
          <table:table-cell office:value-type="float" office:value="0.136493432" calcext:value-type="float">
            <text:p>0.136493432</text:p>
          </table:table-cell>
          <table:table-cell office:value-type="float" office:value="0.047010228" calcext:value-type="float">
            <text:p>0.047010228</text:p>
          </table:table-cell>
          <table:table-cell office:value-type="float" office:value="0.44300278" calcext:value-type="float">
            <text:p>0.44300278</text:p>
          </table:table-cell>
          <table:table-cell office:value-type="float" office:value="478" calcext:value-type="float">
            <text:p>478</text:p>
          </table:table-cell>
          <table:table-cell office:value-type="float" office:value="10168" calcext:value-type="float">
            <text:p>10168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8]&lt;&gt;0; 1; 0)" office:value-type="float" office:value="0" calcext:value-type="float">
            <text:p>0</text:p>
          </table:table-cell>
          <table:table-cell table:formula="of:=IF(AND([.K408]=1; [.J408]&gt;=[.E4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father_P22&gt; <text:s/>?b <text:s text:c="2"/>=&gt; ?a <text:s/>&lt;student_of_P1066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17021277" calcext:value-type="float">
            <text:p>0.017021277</text:p>
          </table:table-cell>
          <table:table-cell office:value-type="float" office:value="0.000373082" calcext:value-type="float">
            <text:p>0.000373082</text:p>
          </table:table-cell>
          <table:table-cell office:value-type="float" office:value="0.444444444" calcext:value-type="float">
            <text:p>0.444444444</text:p>
          </table:table-cell>
          <table:table-cell office:value-type="float" office:value="8" calcext:value-type="float">
            <text:p>8</text:p>
          </table:table-cell>
          <table:table-cell office:value-type="float" office:value="21443" calcext:value-type="float">
            <text:p>214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9]&lt;&gt;0; 1; 0)" office:value-type="float" office:value="0" calcext:value-type="float">
            <text:p>0</text:p>
          </table:table-cell>
          <table:table-cell table:formula="of:=IF(AND([.K409]=1; [.J409]&gt;=[.E4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untry_P17&gt; <text:s/>?b <text:s/>?e <text:s/>&lt;part_of_P361&gt; <text:s/>?a <text:s text:c="2"/>=&gt; ?a <text:s/>&lt;allegiance_P945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2258065" calcext:value-type="float">
            <text:p>0.032258065</text:p>
          </table:table-cell>
          <table:table-cell office:value-type="float" office:value="0.001776199" calcext:value-type="float">
            <text:p>0.001776199</text:p>
          </table:table-cell>
          <table:table-cell office:value-type="float" office:value="0.444444444" calcext:value-type="float">
            <text:p>0.444444444</text:p>
          </table:table-cell>
          <table:table-cell office:value-type="float" office:value="4" calcext:value-type="float">
            <text:p>4</text:p>
          </table:table-cell>
          <table:table-cell office:value-type="float" office:value="2252" calcext:value-type="float">
            <text:p>2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0]&lt;&gt;0; 1; 0)" office:value-type="float" office:value="0" calcext:value-type="float">
            <text:p>0</text:p>
          </table:table-cell>
          <table:table-cell table:formula="of:=IF(AND([.K410]=1; [.J410]&gt;=[.E4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a <text:s/>&lt;child_P40&gt; <text:s/>?f <text:s text:c="2"/>=&gt; ?a <text:s/>&lt;from_narrative_or_fictional_universe_P1080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063414634" calcext:value-type="float">
            <text:p>0.063414634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1]&lt;&gt;0; 1; 0)" office:value-type="float" office:value="0" calcext:value-type="float">
            <text:p>0</text:p>
          </table:table-cell>
          <table:table-cell table:formula="of:=IF(AND([.K411]=1; [.J411]&gt;=[.E4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signer_P287&gt; <text:s/>?b <text:s text:c="2"/>=&gt; ?a <text:s/>&lt;manufacturer_P176&gt; <text:s/>?b</text:p>
          </table:table-cell>
          <table:table-cell office:value-type="float" office:value="0.000039836" calcext:value-type="float">
            <text:p>0.000039836</text:p>
          </table:table-cell>
          <table:table-cell office:value-type="float" office:value="0.047010228" calcext:value-type="float">
            <text:p>0.047010228</text:p>
          </table:table-cell>
          <table:table-cell office:value-type="float" office:value="0.136493432" calcext:value-type="float">
            <text:p>0.136493432</text:p>
          </table:table-cell>
          <table:table-cell office:value-type="float" office:value="0.450943396" calcext:value-type="float">
            <text:p>0.450943396</text:p>
          </table:table-cell>
          <table:table-cell office:value-type="float" office:value="478" calcext:value-type="float">
            <text:p>478</text:p>
          </table:table-cell>
          <table:table-cell office:value-type="float" office:value="3502" calcext:value-type="float">
            <text:p>350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2]&lt;&gt;0; 1; 0)" office:value-type="float" office:value="0" calcext:value-type="float">
            <text:p>0</text:p>
          </table:table-cell>
          <table:table-cell table:formula="of:=IF(AND([.K412]=1; [.J412]&gt;=[.E4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father_P22&gt; <text:s/>?a <text:s text:c="2"/>=&gt; ?a <text:s/>&lt;student_P802&gt; <text:s/>?b</text:p>
          </table:table-cell>
          <table:table-cell office:value-type="float" office:value="0.000000417" calcext:value-type="float">
            <text:p>0.000000417</text:p>
          </table:table-cell>
          <table:table-cell office:value-type="float" office:value="0.018315018" calcext:value-type="float">
            <text:p>0.018315018</text:p>
          </table:table-cell>
          <table:table-cell office:value-type="float" office:value="0.000233176" calcext:value-type="float">
            <text:p>0.000233176</text:p>
          </table:table-cell>
          <table:table-cell office:value-type="float" office:value="0.454545455" calcext:value-type="float">
            <text:p>0.454545455</text:p>
          </table:table-cell>
          <table:table-cell office:value-type="float" office:value="5" calcext:value-type="float">
            <text:p>5</text:p>
          </table:table-cell>
          <table:table-cell office:value-type="float" office:value="21443" calcext:value-type="float">
            <text:p>214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13]&lt;&gt;0; 1; 0)" office:value-type="float" office:value="0" calcext:value-type="float">
            <text:p>0</text:p>
          </table:table-cell>
          <table:table-cell table:formula="of:=IF(AND([.K413]=1; [.J413]&gt;=[.E4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rector_P57&gt; <text:s/>?a <text:s text:c="2"/>=&gt; ?a <text:s/>&lt;work_P800&gt; <text:s/>?b</text:p>
          </table:table-cell>
          <table:table-cell office:value-type="float" office:value="0.000001333" calcext:value-type="float">
            <text:p>0.000001333</text:p>
          </table:table-cell>
          <table:table-cell office:value-type="float" office:value="0.046511628" calcext:value-type="float">
            <text:p>0.046511628</text:p>
          </table:table-cell>
          <table:table-cell office:value-type="float" office:value="0.000248629" calcext:value-type="float">
            <text:p>0.000248629</text:p>
          </table:table-cell>
          <table:table-cell office:value-type="float" office:value="0.457142857" calcext:value-type="float">
            <text:p>0.457142857</text:p>
          </table:table-cell>
          <table:table-cell office:value-type="float" office:value="16" calcext:value-type="float">
            <text:p>16</text:p>
          </table:table-cell>
          <table:table-cell office:value-type="float" office:value="64353" calcext:value-type="float">
            <text:p>64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14]&lt;&gt;0; 1; 0)" office:value-type="float" office:value="0" calcext:value-type="float">
            <text:p>0</text:p>
          </table:table-cell>
          <table:table-cell table:formula="of:=IF(AND([.K414]=1; [.J414]&gt;=[.E4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f <text:s/>?a <text:s/>&lt;enclave_within_P501&gt; <text:s/>?f <text:s text:c="2"/>=&gt; ?a <text:s/>&lt;enclave_within_P501&gt; <text:s/>?b</text:p>
          </table:table-cell>
          <table:table-cell office:value-type="float" office:value="0.000002417" calcext:value-type="float">
            <text:p>0.000002417</text:p>
          </table:table-cell>
          <table:table-cell office:value-type="float" office:value="0.193333333" calcext:value-type="float">
            <text:p>0.193333333</text:p>
          </table:table-cell>
          <table:table-cell office:value-type="float" office:value="0.000209569" calcext:value-type="float">
            <text:p>0.000209569</text:p>
          </table:table-cell>
          <table:table-cell office:value-type="float" office:value="0.46031746" calcext:value-type="float">
            <text:p>0.46031746</text:p>
          </table:table-cell>
          <table:table-cell office:value-type="float" office:value="29" calcext:value-type="float">
            <text:p>29</text:p>
          </table:table-cell>
          <table:table-cell office:value-type="float" office:value="138379" calcext:value-type="float">
            <text:p>1383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15]&lt;&gt;0; 1; 0)" office:value-type="float" office:value="0" calcext:value-type="float">
            <text:p>0</text:p>
          </table:table-cell>
          <table:table-cell table:formula="of:=IF(AND([.K415]=1; [.J415]&gt;=[.E4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at_of_arms_P237&gt; <text:s/>?b <text:s/>?e <text:s/>&lt;country_P17&gt; <text:s/>?a <text:s text:c="2"/>=&gt; ?a <text:s/>&lt;coat_of_arms_P237&gt; <text:s/>?b</text:p>
          </table:table-cell>
          <table:table-cell office:value-type="float" office:value="0.000014918" calcext:value-type="float">
            <text:p>0.000014918</text:p>
          </table:table-cell>
          <table:table-cell office:value-type="float" office:value="0.378435518" calcext:value-type="float">
            <text:p>0.378435518</text:p>
          </table:table-cell>
          <table:table-cell office:value-type="float" office:value="0.428229665" calcext:value-type="float">
            <text:p>0.428229665</text:p>
          </table:table-cell>
          <table:table-cell office:value-type="float" office:value="0.464935065" calcext:value-type="float">
            <text:p>0.464935065</text:p>
          </table:table-cell>
          <table:table-cell office:value-type="float" office:value="179" calcext:value-type="float">
            <text:p>179</text:p>
          </table:table-cell>
          <table:table-cell office:value-type="float" office:value="418" calcext:value-type="float">
            <text:p>41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6]&lt;&gt;0; 1; 0)" office:value-type="float" office:value="0" calcext:value-type="float">
            <text:p>0</text:p>
          </table:table-cell>
          <table:table-cell table:formula="of:=IF(AND([.K416]=1; [.J416]&gt;=[.E4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ward_received_P166&gt; <text:s/>?f <text:s/>?f <text:s/>&lt;country_P17&gt; <text:s/>?b <text:s text:c="2"/>=&gt; ?a <text:s/>&lt;allegiance_P945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56451613" calcext:value-type="float">
            <text:p>0.056451613</text:p>
          </table:table-cell>
          <table:table-cell office:value-type="float" office:value="0.000326127" calcext:value-type="float">
            <text:p>0.000326127</text:p>
          </table:table-cell>
          <table:table-cell office:value-type="float" office:value="0.466666667" calcext:value-type="float">
            <text:p>0.466666667</text:p>
          </table:table-cell>
          <table:table-cell office:value-type="float" office:value="7" calcext:value-type="float">
            <text:p>7</text:p>
          </table:table-cell>
          <table:table-cell office:value-type="float" office:value="21464" calcext:value-type="float">
            <text:p>214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7]&lt;&gt;0; 1; 0)" office:value-type="float" office:value="0" calcext:value-type="float">
            <text:p>0</text:p>
          </table:table-cell>
          <table:table-cell table:formula="of:=IF(AND([.K417]=1; [.J417]&gt;=[.E4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a <text:s text:c="2"/>=&gt; ?a <text:s/>&lt;from_narrative_or_fictional_universe_P1080&gt; <text:s/>?b</text:p>
          </table:table-cell>
          <table:table-cell office:value-type="float" office:value="0.000009751" calcext:value-type="float">
            <text:p>0.000009751</text:p>
          </table:table-cell>
          <table:table-cell office:value-type="float" office:value="0.214285714" calcext:value-type="float">
            <text:p>0.214285714</text:p>
          </table:table-cell>
          <table:table-cell office:value-type="float" office:value="0.066515065" calcext:value-type="float">
            <text:p>0.066515065</text:p>
          </table:table-cell>
          <table:table-cell office:value-type="float" office:value="0.469879518" calcext:value-type="float">
            <text:p>0.469879518</text:p>
          </table:table-cell>
          <table:table-cell office:value-type="float" office:value="117" calcext:value-type="float">
            <text:p>117</text:p>
          </table:table-cell>
          <table:table-cell office:value-type="float" office:value="1759" calcext:value-type="float">
            <text:p>175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8]&lt;&gt;0; 1; 0)" office:value-type="float" office:value="0" calcext:value-type="float">
            <text:p>0</text:p>
          </table:table-cell>
          <table:table-cell table:formula="of:=IF(AND([.K418]=1; [.J418]&gt;=[.E4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ocated_on_terrain_feature_P706&gt; <text:s/>?f <text:s/>?f <text:s/>&lt;part_of_P361&gt; <text:s/>?b <text:s text:c="2"/>=&gt; ?a <text:s/>&lt;from_narrative_or_fictional_universe_P1080&gt; <text:s/>?b</text:p>
          </table:table-cell>
          <table:table-cell office:value-type="float" office:value="0.000001333" calcext:value-type="float">
            <text:p>0.000001333</text:p>
          </table:table-cell>
          <table:table-cell office:value-type="float" office:value="0.029304029" calcext:value-type="float">
            <text:p>0.029304029</text:p>
          </table:table-cell>
          <table:table-cell office:value-type="float" office:value="0.030592734" calcext:value-type="float">
            <text:p>0.030592734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9]&lt;&gt;0; 1; 0)" office:value-type="float" office:value="0" calcext:value-type="float">
            <text:p>0</text:p>
          </table:table-cell>
          <table:table-cell table:formula="of:=IF(AND([.K419]=1; [.J419]&gt;=[.E4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PU_P880&gt; <text:s/>?b <text:s/>?e <text:s/>&lt;preceded_by_P155&gt; <text:s/>?a <text:s text:c="2"/>=&gt; ?a <text:s/>&lt;CPU_P880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15444015" calcext:value-type="float">
            <text:p>0.015444015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0]&lt;&gt;0; 1; 0)" office:value-type="float" office:value="0" calcext:value-type="float">
            <text:p>0</text:p>
          </table:table-cell>
          <table:table-cell table:formula="of:=IF(AND([.K420]=1; [.J420]&gt;=[.E4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llection_P195&gt; <text:s/>?f <text:s/>?f <text:s/>&lt;part_of_P361&gt; <text:s/>?b <text:s text:c="2"/>=&gt; ?a <text:s/>&lt;moveable_object_location_P276&gt; <text:s/>?b</text:p>
          </table:table-cell>
          <table:table-cell office:value-type="float" office:value="0.000001333" calcext:value-type="float">
            <text:p>0.000001333</text:p>
          </table:table-cell>
          <table:table-cell office:value-type="float" office:value="0.04040404" calcext:value-type="float">
            <text:p>0.04040404</text:p>
          </table:table-cell>
          <table:table-cell office:value-type="float" office:value="0.075471698" calcext:value-type="float">
            <text:p>0.075471698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1]&lt;&gt;0; 1; 0)" office:value-type="float" office:value="0" calcext:value-type="float">
            <text:p>0</text:p>
          </table:table-cell>
          <table:table-cell table:formula="of:=IF(AND([.K421]=1; [.J421]&gt;=[.E4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or_P57&gt; <text:s/>?b <text:s text:c="2"/>=&gt; ?a <text:s/>&lt;screenwriter_P58&gt; <text:s/>?b</text:p>
          </table:table-cell>
          <table:table-cell office:value-type="float" office:value="0.000776381" calcext:value-type="float">
            <text:p>0.000776381</text:p>
          </table:table-cell>
          <table:table-cell office:value-type="float" office:value="0.329839966" calcext:value-type="float">
            <text:p>0.329839966</text:p>
          </table:table-cell>
          <table:table-cell office:value-type="float" office:value="0.144764036" calcext:value-type="float">
            <text:p>0.144764036</text:p>
          </table:table-cell>
          <table:table-cell office:value-type="float" office:value="0.474241499" calcext:value-type="float">
            <text:p>0.474241499</text:p>
          </table:table-cell>
          <table:table-cell office:value-type="float" office:value="9316" calcext:value-type="float">
            <text:p>9316</text:p>
          </table:table-cell>
          <table:table-cell office:value-type="float" office:value="64353" calcext:value-type="float">
            <text:p>64353</text:p>
          </table:table-cell>
          <table:table-cell office:value-type="float" office:value="19644" calcext:value-type="float">
            <text:p>196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2]&lt;&gt;0; 1; 0)" office:value-type="float" office:value="0" calcext:value-type="float">
            <text:p>0</text:p>
          </table:table-cell>
          <table:table-cell table:formula="of:=IF(AND([.K422]=1; [.J422]&gt;=[.E4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ake_outflow_P201&gt; <text:s/>?b <text:s text:c="2"/>=&gt; ?a <text:s/>&lt;lake_inflows_P200&gt; <text:s/>?b</text:p>
          </table:table-cell>
          <table:table-cell office:value-type="float" office:value="0.000003334" calcext:value-type="float">
            <text:p>0.000003334</text:p>
          </table:table-cell>
          <table:table-cell office:value-type="float" office:value="0.19138756" calcext:value-type="float">
            <text:p>0.19138756</text:p>
          </table:table-cell>
          <table:table-cell office:value-type="float" office:value="0.25" calcext:value-type="float">
            <text:p>0.25</text:p>
          </table:table-cell>
          <table:table-cell office:value-type="float" office:value="0.476190476" calcext:value-type="float">
            <text:p>0.476190476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3]&lt;&gt;0; 1; 0)" office:value-type="float" office:value="0" calcext:value-type="float">
            <text:p>0</text:p>
          </table:table-cell>
          <table:table-cell table:formula="of:=IF(AND([.K423]=1; [.J423]&gt;=[.E4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at_of_arms_P237&gt; <text:s/>?b <text:s/>?a <text:s/>&lt;country_P17&gt; <text:s/>?f <text:s text:c="2"/>=&gt; ?a <text:s/>&lt;coat_of_arms_P237&gt; <text:s/>?b</text:p>
          </table:table-cell>
          <table:table-cell office:value-type="float" office:value="0.000015584" calcext:value-type="float">
            <text:p>0.000015584</text:p>
          </table:table-cell>
          <table:table-cell office:value-type="float" office:value="0.395348837" calcext:value-type="float">
            <text:p>0.395348837</text:p>
          </table:table-cell>
          <table:table-cell office:value-type="float" office:value="0.000304682" calcext:value-type="float">
            <text:p>0.000304682</text:p>
          </table:table-cell>
          <table:table-cell office:value-type="float" office:value="0.477040816" calcext:value-type="float">
            <text:p>0.477040816</text:p>
          </table:table-cell>
          <table:table-cell office:value-type="float" office:value="187" calcext:value-type="float">
            <text:p>187</text:p>
          </table:table-cell>
          <table:table-cell office:value-type="float" office:value="613754" calcext:value-type="float">
            <text:p>61375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4]&lt;&gt;0; 1; 0)" office:value-type="float" office:value="0" calcext:value-type="float">
            <text:p>0</text:p>
          </table:table-cell>
          <table:table-cell table:formula="of:=IF(AND([.K424]=1; [.J424]&gt;=[.E4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ccupation_P106&gt; <text:s/>?b <text:s text:c="2"/>=&gt; ?a <text:s/>&lt;field_of_work_P101&gt; <text:s/>?b</text:p>
          </table:table-cell>
          <table:table-cell office:value-type="float" office:value="0.000379273" calcext:value-type="float">
            <text:p>0.000379273</text:p>
          </table:table-cell>
          <table:table-cell office:value-type="float" office:value="0.322857548" calcext:value-type="float">
            <text:p>0.322857548</text:p>
          </table:table-cell>
          <table:table-cell office:value-type="float" office:value="0.011487638" calcext:value-type="float">
            <text:p>0.011487638</text:p>
          </table:table-cell>
          <table:table-cell office:value-type="float" office:value="0.478498581" calcext:value-type="float">
            <text:p>0.478498581</text:p>
          </table:table-cell>
          <table:table-cell office:value-type="float" office:value="4551" calcext:value-type="float">
            <text:p>4551</text:p>
          </table:table-cell>
          <table:table-cell office:value-type="float" office:value="396165" calcext:value-type="float">
            <text:p>396165</text:p>
          </table:table-cell>
          <table:table-cell office:value-type="float" office:value="9511" calcext:value-type="float">
            <text:p>95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5]&lt;&gt;0; 1; 0)" office:value-type="float" office:value="0" calcext:value-type="float">
            <text:p>0</text:p>
          </table:table-cell>
          <table:table-cell table:formula="of:=IF(AND([.K425]=1; [.J425]&gt;=[.E4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wned_by_P127&gt; <text:s/>?b <text:s text:c="2"/>=&gt; ?a <text:s/>&lt;operator_P137&gt; <text:s/>?b</text:p>
          </table:table-cell>
          <table:table-cell office:value-type="float" office:value="0.00000625" calcext:value-type="float">
            <text:p>0.00000625</text:p>
          </table:table-cell>
          <table:table-cell office:value-type="float" office:value="0.011308806" calcext:value-type="float">
            <text:p>0.011308806</text:p>
          </table:table-cell>
          <table:table-cell office:value-type="float" office:value="0.004723814" calcext:value-type="float">
            <text:p>0.004723814</text:p>
          </table:table-cell>
          <table:table-cell office:value-type="float" office:value="0.487012987" calcext:value-type="float">
            <text:p>0.487012987</text:p>
          </table:table-cell>
          <table:table-cell office:value-type="float" office:value="75" calcext:value-type="float">
            <text:p>75</text:p>
          </table:table-cell>
          <table:table-cell office:value-type="float" office:value="15877" calcext:value-type="float">
            <text:p>1587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6]&lt;&gt;0; 1; 0)" office:value-type="float" office:value="0" calcext:value-type="float">
            <text:p>0</text:p>
          </table:table-cell>
          <table:table-cell table:formula="of:=IF(AND([.K426]=1; [.J426]&gt;=[.E4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enclave_within_P501&gt; <text:s/>?f <text:s text:c="2"/>=&gt; ?a <text:s/>&lt;enclave_within_P501&gt; <text:s/>?b</text:p>
          </table:table-cell>
          <table:table-cell office:value-type="float" office:value="0.000001583" calcext:value-type="float">
            <text:p>0.000001583</text:p>
          </table:table-cell>
          <table:table-cell office:value-type="float" office:value="0.126666667" calcext:value-type="float">
            <text:p>0.126666667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487179487" calcext:value-type="float">
            <text:p>0.487179487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7]&lt;&gt;0; 1; 0)" office:value-type="float" office:value="0" calcext:value-type="float">
            <text:p>0</text:p>
          </table:table-cell>
          <table:table-cell table:formula="of:=IF(AND([.K427]=1; [.J427]&gt;=[.E4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ember_of_political_party_P102&gt; <text:s/>?a <text:s text:c="2"/>=&gt; ?a <text:s/>&lt;founder_P112&gt; <text:s/>?b</text:p>
          </table:table-cell>
          <table:table-cell office:value-type="float" office:value="0.000016334" calcext:value-type="float">
            <text:p>0.000016334</text:p>
          </table:table-cell>
          <table:table-cell office:value-type="float" office:value="0.044902635" calcext:value-type="float">
            <text:p>0.044902635</text:p>
          </table:table-cell>
          <table:table-cell office:value-type="float" office:value="0.003324682" calcext:value-type="float">
            <text:p>0.003324682</text:p>
          </table:table-cell>
          <table:table-cell office:value-type="float" office:value="0.494949495" calcext:value-type="float">
            <text:p>0.494949495</text:p>
          </table:table-cell>
          <table:table-cell office:value-type="float" office:value="196" calcext:value-type="float">
            <text:p>196</text:p>
          </table:table-cell>
          <table:table-cell office:value-type="float" office:value="58953" calcext:value-type="float">
            <text:p>5895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8]&lt;&gt;0; 1; 0)" office:value-type="float" office:value="0" calcext:value-type="float">
            <text:p>0</text:p>
          </table:table-cell>
          <table:table-cell table:formula="of:=IF(AND([.K428]=1; [.J428]&gt;=[.E4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hairperson_P488&gt; <text:s/>?b <text:s text:c="2"/>=&gt; ?a <text:s/>&lt;chief_executive_officer_P169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54421769" calcext:value-type="float">
            <text:p>0.054421769</text:p>
          </table:table-cell>
          <table:table-cell office:value-type="float" office:value="0.005494505" calcext:value-type="float">
            <text:p>0.00549450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456" calcext:value-type="float">
            <text:p>14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9]&lt;&gt;0; 1; 0)" office:value-type="float" office:value="0" calcext:value-type="float">
            <text:p>0</text:p>
          </table:table-cell>
          <table:table-cell table:formula="of:=IF(AND([.K429]=1; [.J429]&gt;=[.E4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dition_P747&gt; <text:s/>?a <text:s text:c="2"/>=&gt; ?a <text:s/>&lt;edition_P747&gt; <text:s/>?b</text:p>
          </table:table-cell>
          <table:table-cell office:value-type="float" office:value="0.00000025" calcext:value-type="float">
            <text:p>0.00000025</text:p>
          </table:table-cell>
          <table:table-cell table:number-columns-repeated="2" office:value-type="float" office:value="0.013574661" calcext:value-type="float">
            <text:p>0.01357466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30]&lt;&gt;0; 1; 0)" office:value-type="float" office:value="0" calcext:value-type="float">
            <text:p>0</text:p>
          </table:table-cell>
          <table:table-cell table:formula="of:=IF(AND([.K430]=1; [.J430]&gt;=[.E4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untry_of_citizenship_P27&gt; <text:s/>?b <text:s text:c="2"/>=&gt; ?a <text:s/>&lt;allegiance_P945&gt; <text:s/>?b</text:p>
          </table:table-cell>
          <table:table-cell office:value-type="float" office:value="0.000001667" calcext:value-type="float">
            <text:p>0.000001667</text:p>
          </table:table-cell>
          <table:table-cell office:value-type="float" office:value="0.161290323" calcext:value-type="float">
            <text:p>0.161290323</text:p>
          </table:table-cell>
          <table:table-cell office:value-type="float" office:value="0.00008203" calcext:value-type="float">
            <text:p>0.00008203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43814" calcext:value-type="float">
            <text:p>2438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1]&lt;&gt;0; 1; 0)" office:value-type="float" office:value="0" calcext:value-type="float">
            <text:p>0</text:p>
          </table:table-cell>
          <table:table-cell table:formula="of:=IF(AND([.K431]=1; [.J431]&gt;=[.E4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mposer_P86&gt; <text:s/>?a <text:s text:c="2"/>=&gt; ?a <text:s/>&lt;work_P800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11627907" calcext:value-type="float">
            <text:p>0.011627907</text:p>
          </table:table-cell>
          <table:table-cell office:value-type="float" office:value="0.000840336" calcext:value-type="float">
            <text:p>0.00084033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760" calcext:value-type="float">
            <text:p>4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32]&lt;&gt;0; 1; 0)" office:value-type="float" office:value="0" calcext:value-type="float">
            <text:p>0</text:p>
          </table:table-cell>
          <table:table-cell table:formula="of:=IF(AND([.K432]=1; [.J432]&gt;=[.E4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b <text:s text:c="2"/>=&gt; ?a <text:s/>&lt;commissioned_by_P88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030303" calcext:value-type="float">
            <text:p>0.03030303</text:p>
          </table:table-cell>
          <table:table-cell office:value-type="float" office:value="0.000283427" calcext:value-type="float">
            <text:p>0.00028342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113" calcext:value-type="float">
            <text:p>141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3]&lt;&gt;0; 1; 0)" office:value-type="float" office:value="0" calcext:value-type="float">
            <text:p>0</text:p>
          </table:table-cell>
          <table:table-cell table:formula="of:=IF(AND([.K433]=1; [.J433]&gt;=[.E4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erformer_musical_artist_P175&gt; <text:s/>?f <text:s/>?a <text:s/>&lt;screenwriter_P58&gt; <text:s/>?f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23564" calcext:value-type="float">
            <text:p>0.00022356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473" calcext:value-type="float">
            <text:p>44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34]&lt;&gt;0; 1; 0)" office:value-type="float" office:value="0" calcext:value-type="float">
            <text:p>0</text:p>
          </table:table-cell>
          <table:table-cell table:formula="of:=IF(AND([.K434]=1; [.J434]&gt;=[.E4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f <text:s/>?b <text:s/>&lt;shares_border_with_P47&gt; <text:s/>?f <text:s text:c="2"/>=&gt; ?a <text:s/>&lt;place_made_P107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5748031" calcext:value-type="float">
            <text:p>0.015748031</text:p>
          </table:table-cell>
          <table:table-cell office:value-type="float" office:value="0.000686813" calcext:value-type="float">
            <text:p>0.00068681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912" calcext:value-type="float">
            <text:p>2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5]&lt;&gt;0; 1; 0)" office:value-type="float" office:value="0" calcext:value-type="float">
            <text:p>0</text:p>
          </table:table-cell>
          <table:table-cell table:formula="of:=IF(AND([.K435]=1; [.J435]&gt;=[.E4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f <text:s/>&lt;spouse_P26&gt; <text:s/>?a <text:s text:c="2"/>=&gt; ?a <text:s/>&lt;from_narrative_or_fictional_universe_P1080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2014652" calcext:value-type="float">
            <text:p>0.02014652</text:p>
          </table:table-cell>
          <table:table-cell office:value-type="float" office:value="0.078014184" calcext:value-type="float">
            <text:p>0.078014184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6]&lt;&gt;0; 1; 0)" office:value-type="float" office:value="0" calcext:value-type="float">
            <text:p>0</text:p>
          </table:table-cell>
          <table:table-cell table:formula="of:=IF(AND([.K436]=1; [.J436]&gt;=[.E4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f <text:s/>?f <text:s/>&lt;located_next_to_body_of_water_P206&gt; <text:s/>?a <text:s text:c="2"/>=&gt; ?a <text:s/>&lt;lake_inflows_P200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14354067" calcext:value-type="float">
            <text:p>0.014354067</text:p>
          </table:table-cell>
          <table:table-cell office:value-type="float" office:value="0.00252738" calcext:value-type="float">
            <text:p>0.0025273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37]&lt;&gt;0; 1; 0)" office:value-type="float" office:value="0" calcext:value-type="float">
            <text:p>0</text:p>
          </table:table-cell>
          <table:table-cell table:formula="of:=IF(AND([.K437]=1; [.J437]&gt;=[.E4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killed_by_P157&gt; <text:s/>?a <text:s/>?b <text:s/>&lt;killed_by_P157&gt; <text:s/>?f <text:s text:c="2"/>=&gt; ?a <text:s/>&lt;killed_by_P15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189781" calcext:value-type="float">
            <text:p>0.0218978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8]&lt;&gt;0; 1; 0)" office:value-type="float" office:value="0" calcext:value-type="float">
            <text:p>0</text:p>
          </table:table-cell>
          <table:table-cell table:formula="of:=IF(AND([.K438]=1; [.J438]&gt;=[.E4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mployer_P108&gt; <text:s/>?f <text:s/>?f <text:s/>&lt;killed_by_P157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9]&lt;&gt;0; 1; 0)" office:value-type="float" office:value="0" calcext:value-type="float">
            <text:p>0</text:p>
          </table:table-cell>
          <table:table-cell table:formula="of:=IF(AND([.K439]=1; [.J439]&gt;=[.E4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mployer_P108&gt; <text:s/>?a <text:s/>?e <text:s/>&lt;killed_by_P157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0]&lt;&gt;0; 1; 0)" office:value-type="float" office:value="0" calcext:value-type="float">
            <text:p>0</text:p>
          </table:table-cell>
          <table:table-cell table:formula="of:=IF(AND([.K440]=1; [.J440]&gt;=[.E4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nclave_within_P501&gt; <text:s/>?f <text:s/>?a <text:s/>&lt;exclave_of_P500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41]&lt;&gt;0; 1; 0)" office:value-type="float" office:value="0" calcext:value-type="float">
            <text:p>0</text:p>
          </table:table-cell>
          <table:table-cell table:formula="of:=IF(AND([.K441]=1; [.J441]&gt;=[.E4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d_by_P737&gt; <text:s/>?f <text:s/>?a <text:s/>&lt;instance_of_P31&gt; <text:s/>?f <text:s text:c="2"/>=&gt; ?a <text:s/>&lt;influenced_P738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9417476" calcext:value-type="float">
            <text:p>0.01941747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42]&lt;&gt;0; 1; 0)" office:value-type="float" office:value="0" calcext:value-type="float">
            <text:p>0</text:p>
          </table:table-cell>
          <table:table-cell table:formula="of:=IF(AND([.K442]=1; [.J442]&gt;=[.E4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country_of_citizenship_P27&gt; <text:s/>?f <text:s text:c="2"/>=&gt; ?a <text:s/>&lt;allegiance_P945&gt; <text:s/>?b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14516129" calcext:value-type="float">
            <text:p>0.14516129</text:p>
          </table:table-cell>
          <table:table-cell office:value-type="float" office:value="0.000096024" calcext:value-type="float">
            <text:p>0.000096024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187454" calcext:value-type="float">
            <text:p>1874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3]&lt;&gt;0; 1; 0)" office:value-type="float" office:value="0" calcext:value-type="float">
            <text:p>0</text:p>
          </table:table-cell>
          <table:table-cell table:formula="of:=IF(AND([.K443]=1; [.J443]&gt;=[.E4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sists_of_P527&gt; <text:s/>?a <text:s text:c="2"/>=&gt; ?a <text:s/>&lt;located_on_terrain_feature_P706&gt; <text:s/>?b</text:p>
          </table:table-cell>
          <table:table-cell office:value-type="float" office:value="0.00000325" calcext:value-type="float">
            <text:p>0.00000325</text:p>
          </table:table-cell>
          <table:table-cell office:value-type="float" office:value="0.015069552" calcext:value-type="float">
            <text:p>0.015069552</text:p>
          </table:table-cell>
          <table:table-cell office:value-type="float" office:value="0.005349794" calcext:value-type="float">
            <text:p>0.005349794</text:p>
          </table:table-cell>
          <table:table-cell office:value-type="float" office:value="0.506493506" calcext:value-type="float">
            <text:p>0.506493506</text:p>
          </table:table-cell>
          <table:table-cell office:value-type="float" office:value="39" calcext:value-type="float">
            <text:p>39</text:p>
          </table:table-cell>
          <table:table-cell office:value-type="float" office:value="7290" calcext:value-type="float">
            <text:p>72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4]&lt;&gt;0; 1; 0)" office:value-type="float" office:value="0" calcext:value-type="float">
            <text:p>0</text:p>
          </table:table-cell>
          <table:table-cell table:formula="of:=IF(AND([.K444]=1; [.J444]&gt;=[.E4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ild_P40&gt; <text:s/>?a <text:s text:c="2"/>=&gt; ?a <text:s/>&lt;mother_P25&gt; <text:s/>?b</text:p>
          </table:table-cell>
          <table:table-cell office:value-type="float" office:value="0.000917223" calcext:value-type="float">
            <text:p>0.000917223</text:p>
          </table:table-cell>
          <table:table-cell office:value-type="float" office:value="0.965099965" calcext:value-type="float">
            <text:p>0.965099965</text:p>
          </table:table-cell>
          <table:table-cell office:value-type="float" office:value="0.330034785" calcext:value-type="float">
            <text:p>0.330034785</text:p>
          </table:table-cell>
          <table:table-cell office:value-type="float" office:value="0.507727084" calcext:value-type="float">
            <text:p>0.507727084</text:p>
          </table:table-cell>
          <table:table-cell office:value-type="float" office:value="11006" calcext:value-type="float">
            <text:p>11006</text:p>
          </table:table-cell>
          <table:table-cell office:value-type="float" office:value="33348" calcext:value-type="float">
            <text:p>33348</text:p>
          </table:table-cell>
          <table:table-cell office:value-type="float" office:value="21677" calcext:value-type="float">
            <text:p>216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5]&lt;&gt;0; 1; 0)" office:value-type="float" office:value="0" calcext:value-type="float">
            <text:p>0</text:p>
          </table:table-cell>
          <table:table-cell table:formula="of:=IF(AND([.K445]=1; [.J445]&gt;=[.E4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_OBSOLETE__type_of_election_P173&gt; <text:s/>?b</text:p>
          </table:table-cell>
          <table:table-cell office:value-type="float" office:value="0.000001917" calcext:value-type="float">
            <text:p>0.000001917</text:p>
          </table:table-cell>
          <table:table-cell office:value-type="float" office:value="0.107981221" calcext:value-type="float">
            <text:p>0.107981221</text:p>
          </table:table-cell>
          <table:table-cell office:value-type="float" office:value="0.000006386" calcext:value-type="float">
            <text:p>0.000006386</text:p>
          </table:table-cell>
          <table:table-cell office:value-type="float" office:value="0.511111111" calcext:value-type="float">
            <text:p>0.511111111</text:p>
          </table:table-cell>
          <table:table-cell office:value-type="float" office:value="23" calcext:value-type="float">
            <text:p>23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6]&lt;&gt;0; 1; 0)" office:value-type="float" office:value="0" calcext:value-type="float">
            <text:p>0</text:p>
          </table:table-cell>
          <table:table-cell table:formula="of:=IF(AND([.K446]=1; [.J446]&gt;=[.E4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w_member_P1029&gt; <text:s/>?a <text:s text:c="2"/>=&gt; ?a <text:s/>&lt;astronaut_mission_P450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37151703" calcext:value-type="float">
            <text:p>0.037151703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2" calcext:value-type="float">
            <text:p>12</text:p>
          </table:table-cell>
          <table:table-cell office:value-type="float" office:value="438" calcext:value-type="float">
            <text:p>4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47]&lt;&gt;0; 1; 0)" office:value-type="float" office:value="0" calcext:value-type="float">
            <text:p>0</text:p>
          </table:table-cell>
          <table:table-cell table:formula="of:=IF(AND([.K447]=1; [.J447]&gt;=[.E4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ucceeded_by_P156&gt; <text:s/>?a <text:s text:c="2"/>=&gt; ?a <text:s/>&lt;father_P22&gt; <text:s/>?b</text:p>
          </table:table-cell>
          <table:table-cell office:value-type="float" office:value="0.000073588" calcext:value-type="float">
            <text:p>0.000073588</text:p>
          </table:table-cell>
          <table:table-cell office:value-type="float" office:value="0.04117894" calcext:value-type="float">
            <text:p>0.04117894</text:p>
          </table:table-cell>
          <table:table-cell office:value-type="float" office:value="0.008368637" calcext:value-type="float">
            <text:p>0.008368637</text:p>
          </table:table-cell>
          <table:table-cell office:value-type="float" office:value="0.526221692" calcext:value-type="float">
            <text:p>0.526221692</text:p>
          </table:table-cell>
          <table:table-cell office:value-type="float" office:value="883" calcext:value-type="float">
            <text:p>883</text:p>
          </table:table-cell>
          <table:table-cell office:value-type="float" office:value="105513" calcext:value-type="float">
            <text:p>105513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8]&lt;&gt;0; 1; 0)" office:value-type="float" office:value="0" calcext:value-type="float">
            <text:p>0</text:p>
          </table:table-cell>
          <table:table-cell table:formula="of:=IF(AND([.K448]=1; [.J448]&gt;=[.E4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PU_P880&gt; <text:s/>?b <text:s/>?a <text:s/>&lt;preceded_by_P155&gt; <text:s/>?f <text:s text:c="2"/>=&gt; ?a <text:s/>&lt;CPU_P880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17374517" calcext:value-type="float">
            <text:p>0.017374517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0.529411765" calcext:value-type="float">
            <text:p>0.52941176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9]&lt;&gt;0; 1; 0)" office:value-type="float" office:value="0" calcext:value-type="float">
            <text:p>0</text:p>
          </table:table-cell>
          <table:table-cell table:formula="of:=IF(AND([.K449]=1; [.J449]&gt;=[.E4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eceded_by_P155&gt; <text:s/>?b <text:s text:c="2"/>=&gt; ?a <text:s/>&lt;father_P22&gt; <text:s/>?b</text:p>
          </table:table-cell>
          <table:table-cell office:value-type="float" office:value="0.000079088" calcext:value-type="float">
            <text:p>0.000079088</text:p>
          </table:table-cell>
          <table:table-cell office:value-type="float" office:value="0.044256867" calcext:value-type="float">
            <text:p>0.044256867</text:p>
          </table:table-cell>
          <table:table-cell office:value-type="float" office:value="0.008435331" calcext:value-type="float">
            <text:p>0.008435331</text:p>
          </table:table-cell>
          <table:table-cell office:value-type="float" office:value="0.539204545" calcext:value-type="float">
            <text:p>0.539204545</text:p>
          </table:table-cell>
          <table:table-cell office:value-type="float" office:value="949" calcext:value-type="float">
            <text:p>949</text:p>
          </table:table-cell>
          <table:table-cell office:value-type="float" office:value="112503" calcext:value-type="float">
            <text:p>11250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50]&lt;&gt;0; 1; 0)" office:value-type="float" office:value="0" calcext:value-type="float">
            <text:p>0</text:p>
          </table:table-cell>
          <table:table-cell table:formula="of:=IF(AND([.K450]=1; [.J450]&gt;=[.E4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twin_city_P190&gt; <text:s/>?a <text:s text:c="2"/>=&gt; ?a <text:s/>&lt;twin_city_P190&gt; <text:s/>?b</text:p>
          </table:table-cell>
          <table:table-cell office:value-type="float" office:value="0.000117341" calcext:value-type="float">
            <text:p>0.000117341</text:p>
          </table:table-cell>
          <table:table-cell table:number-columns-repeated="2" office:value-type="float" office:value="0.408589669" calcext:value-type="float">
            <text:p>0.408589669</text:p>
          </table:table-cell>
          <table:table-cell office:value-type="float" office:value="0.541122214" calcext:value-type="float">
            <text:p>0.541122214</text:p>
          </table:table-cell>
          <table:table-cell office:value-type="float" office:value="1408" calcext:value-type="float">
            <text:p>1408</text:p>
          </table:table-cell>
          <table:table-cell office:value-type="float" office:value="3446" calcext:value-type="float">
            <text:p>3446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51]&lt;&gt;0; 1; 0)" office:value-type="float" office:value="0" calcext:value-type="float">
            <text:p>0</text:p>
          </table:table-cell>
          <table:table-cell table:formula="of:=IF(AND([.K451]=1; [.J451]&gt;=[.E4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mployer_P108&gt; <text:s/>?a <text:s text:c="2"/>=&gt; ?a <text:s/>&lt;founder_P112&gt; <text:s/>?b</text:p>
          </table:table-cell>
          <table:table-cell office:value-type="float" office:value="0.0000065" calcext:value-type="float">
            <text:p>0.0000065</text:p>
          </table:table-cell>
          <table:table-cell office:value-type="float" office:value="0.017869416" calcext:value-type="float">
            <text:p>0.017869416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541666667" calcext:value-type="float">
            <text:p>0.541666667</text:p>
          </table:table-cell>
          <table:table-cell office:value-type="float" office:value="78" calcext:value-type="float">
            <text:p>78</text:p>
          </table:table-cell>
          <table:table-cell office:value-type="float" office:value="5694" calcext:value-type="float">
            <text:p>569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52]&lt;&gt;0; 1; 0)" office:value-type="float" office:value="0" calcext:value-type="float">
            <text:p>0</text:p>
          </table:table-cell>
          <table:table-cell table:formula="of:=IF(AND([.K452]=1; [.J452]&gt;=[.E4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eadquarters_location_P159&gt; <text:s/>?a <text:s text:c="2"/>=&gt; ?a <text:s/>&lt;occupant_P466&gt; <text:s/>?b</text:p>
          </table:table-cell>
          <table:table-cell office:value-type="float" office:value="0.000002083" calcext:value-type="float">
            <text:p>0.000002083</text:p>
          </table:table-cell>
          <table:table-cell office:value-type="float" office:value="0.154320988" calcext:value-type="float">
            <text:p>0.154320988</text:p>
          </table:table-cell>
          <table:table-cell office:value-type="float" office:value="0.003215434" calcext:value-type="float">
            <text:p>0.003215434</text:p>
          </table:table-cell>
          <table:table-cell office:value-type="float" office:value="0.543478261" calcext:value-type="float">
            <text:p>0.543478261</text:p>
          </table:table-cell>
          <table:table-cell office:value-type="float" office:value="25" calcext:value-type="float">
            <text:p>25</text:p>
          </table:table-cell>
          <table:table-cell office:value-type="float" office:value="7775" calcext:value-type="float">
            <text:p>77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53]&lt;&gt;0; 1; 0)" office:value-type="float" office:value="0" calcext:value-type="float">
            <text:p>0</text:p>
          </table:table-cell>
          <table:table-cell table:formula="of:=IF(AND([.K453]=1; [.J453]&gt;=[.E4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rother_P7&gt; <text:s/>?a <text:s text:c="2"/>=&gt; ?a <text:s/>&lt;sister_P9&gt; <text:s/>?b</text:p>
          </table:table-cell>
          <table:table-cell office:value-type="float" office:value="0.000063421" calcext:value-type="float">
            <text:p>0.000063421</text:p>
          </table:table-cell>
          <table:table-cell office:value-type="float" office:value="0.43386545" calcext:value-type="float">
            <text:p>0.43386545</text:p>
          </table:table-cell>
          <table:table-cell office:value-type="float" office:value="0.149508841" calcext:value-type="float">
            <text:p>0.149508841</text:p>
          </table:table-cell>
          <table:table-cell office:value-type="float" office:value="0.547088426" calcext:value-type="float">
            <text:p>0.547088426</text:p>
          </table:table-cell>
          <table:table-cell office:value-type="float" office:value="761" calcext:value-type="float">
            <text:p>761</text:p>
          </table:table-cell>
          <table:table-cell office:value-type="float" office:value="5090" calcext:value-type="float">
            <text:p>5090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54]&lt;&gt;0; 1; 0)" office:value-type="float" office:value="0" calcext:value-type="float">
            <text:p>0</text:p>
          </table:table-cell>
          <table:table-cell table:formula="of:=IF(AND([.K454]=1; [.J454]&gt;=[.E4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creenwriter_P58&gt; <text:s/>?a <text:s text:c="2"/>=&gt; ?a <text:s/>&lt;work_P800&gt; <text:s/>?b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0.087209302" calcext:value-type="float">
            <text:p>0.087209302</text:p>
          </table:table-cell>
          <table:table-cell office:value-type="float" office:value="0.001062172" calcext:value-type="float">
            <text:p>0.001062172</text:p>
          </table:table-cell>
          <table:table-cell office:value-type="float" office:value="0.555555556" calcext:value-type="float">
            <text:p>0.555555556</text:p>
          </table:table-cell>
          <table:table-cell office:value-type="float" office:value="30" calcext:value-type="float">
            <text:p>30</text:p>
          </table:table-cell>
          <table:table-cell office:value-type="float" office:value="28244" calcext:value-type="float">
            <text:p>282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55]&lt;&gt;0; 1; 0)" office:value-type="float" office:value="0" calcext:value-type="float">
            <text:p>0</text:p>
          </table:table-cell>
          <table:table-cell table:formula="of:=IF(AND([.K455]=1; [.J455]&gt;=[.E4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ucceeded_by_P156&gt; <text:s/>?b <text:s text:c="2"/>=&gt; ?a <text:s/>&lt;child_P40&gt; <text:s/>?b</text:p>
          </table:table-cell>
          <table:table-cell office:value-type="float" office:value="0.000076088" calcext:value-type="float">
            <text:p>0.000076088</text:p>
          </table:table-cell>
          <table:table-cell office:value-type="float" office:value="0.027377954" calcext:value-type="float">
            <text:p>0.027377954</text:p>
          </table:table-cell>
          <table:table-cell office:value-type="float" office:value="0.008652962" calcext:value-type="float">
            <text:p>0.008652962</text:p>
          </table:table-cell>
          <table:table-cell office:value-type="float" office:value="0.55704698" calcext:value-type="float">
            <text:p>0.55704698</text:p>
          </table:table-cell>
          <table:table-cell office:value-type="float" office:value="913" calcext:value-type="float">
            <text:p>913</text:p>
          </table:table-cell>
          <table:table-cell office:value-type="float" office:value="105513" calcext:value-type="float">
            <text:p>105513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56]&lt;&gt;0; 1; 0)" office:value-type="float" office:value="0" calcext:value-type="float">
            <text:p>0</text:p>
          </table:table-cell>
          <table:table-cell table:formula="of:=IF(AND([.K456]=1; [.J456]&gt;=[.E4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receded_by_P155&gt; <text:s/>?a <text:s text:c="2"/>=&gt; ?a <text:s/>&lt;child_P40&gt; <text:s/>?b</text:p>
          </table:table-cell>
          <table:table-cell office:value-type="float" office:value="0.000078005" calcext:value-type="float">
            <text:p>0.000078005</text:p>
          </table:table-cell>
          <table:table-cell office:value-type="float" office:value="0.02806765" calcext:value-type="float">
            <text:p>0.02806765</text:p>
          </table:table-cell>
          <table:table-cell office:value-type="float" office:value="0.008319778" calcext:value-type="float">
            <text:p>0.008319778</text:p>
          </table:table-cell>
          <table:table-cell office:value-type="float" office:value="0.560479042" calcext:value-type="float">
            <text:p>0.560479042</text:p>
          </table:table-cell>
          <table:table-cell office:value-type="float" office:value="936" calcext:value-type="float">
            <text:p>936</text:p>
          </table:table-cell>
          <table:table-cell office:value-type="float" office:value="112503" calcext:value-type="float">
            <text:p>11250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57]&lt;&gt;0; 1; 0)" office:value-type="float" office:value="0" calcext:value-type="float">
            <text:p>0</text:p>
          </table:table-cell>
          <table:table-cell table:formula="of:=IF(AND([.K457]=1; [.J457]&gt;=[.E4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hairperson_P488&gt; <text:s/>?b <text:s text:c="2"/>=&gt; ?a <text:s/>&lt;founder_P112&gt; <text:s/>?b</text:p>
          </table:table-cell>
          <table:table-cell office:value-type="float" office:value="0.000005084" calcext:value-type="float">
            <text:p>0.000005084</text:p>
          </table:table-cell>
          <table:table-cell office:value-type="float" office:value="0.0139748" calcext:value-type="float">
            <text:p>0.0139748</text:p>
          </table:table-cell>
          <table:table-cell office:value-type="float" office:value="0.041895604" calcext:value-type="float">
            <text:p>0.041895604</text:p>
          </table:table-cell>
          <table:table-cell office:value-type="float" office:value="0.564814815" calcext:value-type="float">
            <text:p>0.564814815</text:p>
          </table:table-cell>
          <table:table-cell office:value-type="float" office:value="61" calcext:value-type="float">
            <text:p>61</text:p>
          </table:table-cell>
          <table:table-cell office:value-type="float" office:value="1456" calcext:value-type="float">
            <text:p>145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58]&lt;&gt;0; 1; 0)" office:value-type="float" office:value="0" calcext:value-type="float">
            <text:p>0</text:p>
          </table:table-cell>
          <table:table-cell table:formula="of:=IF(AND([.K458]=1; [.J458]&gt;=[.E4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belongs_to_jurisdiction_P1001&gt; <text:s/>?f <text:s/>?f <text:s/>&lt;legislative_body_P194&gt; <text:s/>?b <text:s text:c="2"/>=&gt; ?a <text:s/>&lt;legislated_by_P467&gt; <text:s/>?b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170542636" calcext:value-type="float">
            <text:p>0.170542636</text:p>
          </table:table-cell>
          <table:table-cell office:value-type="float" office:value="0.041666667" calcext:value-type="float">
            <text:p>0.041666667</text:p>
          </table:table-cell>
          <table:table-cell office:value-type="float" office:value="0.578947368" calcext:value-type="float">
            <text:p>0.57894736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59]&lt;&gt;0; 1; 0)" office:value-type="float" office:value="0" calcext:value-type="float">
            <text:p>0</text:p>
          </table:table-cell>
          <table:table-cell table:formula="of:=IF(AND([.K459]=1; [.J459]&gt;=[.E4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f <text:s/>&lt;sister_P9&gt; <text:s/>?a <text:s text:c="2"/>=&gt; ?a <text:s/>&lt;from_narrative_or_fictional_universe_P1080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25641026" calcext:value-type="float">
            <text:p>0.025641026</text:p>
          </table:table-cell>
          <table:table-cell office:value-type="float" office:value="0.0562249" calcext:value-type="float">
            <text:p>0.0562249</text:p>
          </table:table-cell>
          <table:table-cell office:value-type="float" office:value="0.583333333" calcext:value-type="float">
            <text:p>0.583333333</text:p>
          </table:table-cell>
          <table:table-cell office:value-type="float" office:value="14" calcext:value-type="float">
            <text:p>14</text:p>
          </table:table-cell>
          <table:table-cell office:value-type="float" office:value="249" calcext:value-type="float">
            <text:p>2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0]&lt;&gt;0; 1; 0)" office:value-type="float" office:value="0" calcext:value-type="float">
            <text:p>0</text:p>
          </table:table-cell>
          <table:table-cell table:formula="of:=IF(AND([.K460]=1; [.J460]&gt;=[.E4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founder_P112&gt; <text:s/>?a <text:s text:c="2"/>=&gt; ?a <text:s/>&lt;employer_P108&gt; <text:s/>?b</text:p>
          </table:table-cell>
          <table:table-cell office:value-type="float" office:value="0.0000065" calcext:value-type="float">
            <text:p>0.000006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17869416" calcext:value-type="float">
            <text:p>0.017869416</text:p>
          </table:table-cell>
          <table:table-cell office:value-type="float" office:value="0.590909091" calcext:value-type="float">
            <text:p>0.590909091</text:p>
          </table:table-cell>
          <table:table-cell office:value-type="float" office:value="78" calcext:value-type="float">
            <text:p>78</text:p>
          </table:table-cell>
          <table:table-cell office:value-type="float" office:value="4365" calcext:value-type="float">
            <text:p>436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1]&lt;&gt;0; 1; 0)" office:value-type="float" office:value="0" calcext:value-type="float">
            <text:p>0</text:p>
          </table:table-cell>
          <table:table-cell table:formula="of:=IF(AND([.K461]=1; [.J461]&gt;=[.E4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tains_administrative_territorial_entity_P150&gt; <text:s/>?f <text:s/>?a <text:s/>&lt;enclave_within_P501&gt; <text:s/>?f <text:s text:c="2"/>=&gt; ?a <text:s/>&lt;enclave_within_P501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86666667" calcext:value-type="float">
            <text:p>0.086666667</text:p>
          </table:table-cell>
          <table:table-cell office:value-type="float" office:value="0.139784946" calcext:value-type="float">
            <text:p>0.139784946</text:p>
          </table:table-cell>
          <table:table-cell office:value-type="float" office:value="0.590909091" calcext:value-type="float">
            <text:p>0.590909091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62]&lt;&gt;0; 1; 0)" office:value-type="float" office:value="0" calcext:value-type="float">
            <text:p>0</text:p>
          </table:table-cell>
          <table:table-cell table:formula="of:=IF(AND([.K462]=1; [.J462]&gt;=[.E4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f <text:s/>?f <text:s/>&lt;shares_border_with_P47&gt; <text:s/>?b <text:s text:c="2"/>=&gt; ?a <text:s/>&lt;place_made_P1071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3622047" calcext:value-type="float">
            <text:p>0.023622047</text:p>
          </table:table-cell>
          <table:table-cell office:value-type="float" office:value="0.001099707" calcext:value-type="float">
            <text:p>0.001099707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2728" calcext:value-type="float">
            <text:p>2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3]&lt;&gt;0; 1; 0)" office:value-type="float" office:value="0" calcext:value-type="float">
            <text:p>0</text:p>
          </table:table-cell>
          <table:table-cell table:formula="of:=IF(AND([.K463]=1; [.J463]&gt;=[.E4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rigin_of_the_watercourse_P885&gt; <text:s/>?f <text:s/>?f <text:s/>&lt;part_of_P361&gt; <text:s/>?b <text:s text:c="2"/>=&gt; ?a <text:s/>&lt;from_narrative_or_fictional_universe_P108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0989011" calcext:value-type="float">
            <text:p>0.010989011</text:p>
          </table:table-cell>
          <table:table-cell office:value-type="float" office:value="0.193548387" calcext:value-type="float">
            <text:p>0.19354838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4]&lt;&gt;0; 1; 0)" office:value-type="float" office:value="0" calcext:value-type="float">
            <text:p>0</text:p>
          </table:table-cell>
          <table:table-cell table:formula="of:=IF(AND([.K464]=1; [.J464]&gt;=[.E4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nclave_within_P501&gt; <text:s/>?f <text:s/>?f <text:s/>&lt;is_in_the_administrative_territorial_entity_P131&gt; <text:s/>?b <text:s text:c="2"/>=&gt; ?a <text:s/>&lt;enclave_within_P501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93333333" calcext:value-type="float">
            <text:p>0.093333333</text:p>
          </table:table-cell>
          <table:table-cell office:value-type="float" office:value="0.09929078" calcext:value-type="float">
            <text:p>0.09929078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65]&lt;&gt;0; 1; 0)" office:value-type="float" office:value="0" calcext:value-type="float">
            <text:p>0</text:p>
          </table:table-cell>
          <table:table-cell table:formula="of:=IF(AND([.K465]=1; [.J465]&gt;=[.E4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a <text:s text:c="2"/>=&gt; ?a <text:s/>&lt;consists_of_P527&gt; <text:s/>?b</text:p>
          </table:table-cell>
          <table:table-cell office:value-type="float" office:value="0.000105757" calcext:value-type="float">
            <text:p>0.000105757</text:p>
          </table:table-cell>
          <table:table-cell office:value-type="float" office:value="0.174074074" calcext:value-type="float">
            <text:p>0.174074074</text:p>
          </table:table-cell>
          <table:table-cell office:value-type="float" office:value="0.001917472" calcext:value-type="float">
            <text:p>0.001917472</text:p>
          </table:table-cell>
          <table:table-cell office:value-type="float" office:value="0.611861138" calcext:value-type="float">
            <text:p>0.611861138</text:p>
          </table:table-cell>
          <table:table-cell office:value-type="float" office:value="1269" calcext:value-type="float">
            <text:p>1269</text:p>
          </table:table-cell>
          <table:table-cell office:value-type="float" office:value="661809" calcext:value-type="float">
            <text:p>661809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66]&lt;&gt;0; 1; 0)" office:value-type="float" office:value="0" calcext:value-type="float">
            <text:p>0</text:p>
          </table:table-cell>
          <table:table-cell table:formula="of:=IF(AND([.K466]=1; [.J466]&gt;=[.E4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treet_P669&gt; <text:s/>?a <text:s text:c="2"/>=&gt; ?a <text:s/>&lt;street_P669&gt; <text:s/>?b</text:p>
          </table:table-cell>
          <table:table-cell office:value-type="float" office:value="0.000000667" calcext:value-type="float">
            <text:p>0.000000667</text:p>
          </table:table-cell>
          <table:table-cell table:number-columns-repeated="2" office:value-type="float" office:value="0.029411765" calcext:value-type="float">
            <text:p>0.029411765</text:p>
          </table:table-cell>
          <table:table-cell office:value-type="float" office:value="0.615384615" calcext:value-type="float">
            <text:p>0.615384615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7]&lt;&gt;0; 1; 0)" office:value-type="float" office:value="0" calcext:value-type="float">
            <text:p>0</text:p>
          </table:table-cell>
          <table:table-cell table:formula="of:=IF(AND([.K467]=1; [.J467]&gt;=[.E4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from_narrative_or_fictional_universe_P1080&gt; <text:s/>?a <text:s text:c="2"/>=&gt; ?a <text:s/>&lt;characters_P674&gt; <text:s/>?b</text:p>
          </table:table-cell>
          <table:table-cell office:value-type="float" office:value="0.000009751" calcext:value-type="float">
            <text:p>0.000009751</text:p>
          </table:table-cell>
          <table:table-cell office:value-type="float" office:value="0.066515065" calcext:value-type="float">
            <text:p>0.066515065</text:p>
          </table:table-cell>
          <table:table-cell office:value-type="float" office:value="0.214285714" calcext:value-type="float">
            <text:p>0.214285714</text:p>
          </table:table-cell>
          <table:table-cell office:value-type="float" office:value="0.622340426" calcext:value-type="float">
            <text:p>0.622340426</text:p>
          </table:table-cell>
          <table:table-cell office:value-type="float" office:value="117" calcext:value-type="float">
            <text:p>117</text:p>
          </table:table-cell>
          <table:table-cell office:value-type="float" office:value="546" calcext:value-type="float">
            <text:p>54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8]&lt;&gt;0; 1; 0)" office:value-type="float" office:value="0" calcext:value-type="float">
            <text:p>0</text:p>
          </table:table-cell>
          <table:table-cell table:formula="of:=IF(AND([.K468]=1; [.J468]&gt;=[.E4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irperson_P488&gt; <text:s/>?a <text:s text:c="2"/>=&gt; ?a <text:s/>&lt;member_of_political_party_P102&gt; <text:s/>?b</text:p>
          </table:table-cell>
          <table:table-cell office:value-type="float" office:value="0.000049753" calcext:value-type="float">
            <text:p>0.000049753</text:p>
          </table:table-cell>
          <table:table-cell office:value-type="float" office:value="0.010126711" calcext:value-type="float">
            <text:p>0.010126711</text:p>
          </table:table-cell>
          <table:table-cell office:value-type="float" office:value="0.410027473" calcext:value-type="float">
            <text:p>0.410027473</text:p>
          </table:table-cell>
          <table:table-cell office:value-type="float" office:value="0.628421053" calcext:value-type="float">
            <text:p>0.628421053</text:p>
          </table:table-cell>
          <table:table-cell office:value-type="float" office:value="597" calcext:value-type="float">
            <text:p>597</text:p>
          </table:table-cell>
          <table:table-cell office:value-type="float" office:value="1456" calcext:value-type="float">
            <text:p>145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9]&lt;&gt;0; 1; 0)" office:value-type="float" office:value="0" calcext:value-type="float">
            <text:p>0</text:p>
          </table:table-cell>
          <table:table-cell table:formula="of:=IF(AND([.K469]=1; [.J469]&gt;=[.E4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legiance_P945&gt; <text:s/>?f <text:s/>?f <text:s/>&lt;country_P17&gt; <text:s/>?b <text:s text:c="2"/>=&gt; ?a <text:s/>&lt;allegiance_P945&gt; <text:s/>?b</text:p>
          </table:table-cell>
          <table:table-cell office:value-type="float" office:value="0.000002917" calcext:value-type="float">
            <text:p>0.000002917</text:p>
          </table:table-cell>
          <table:table-cell office:value-type="float" office:value="0.282258065" calcext:value-type="float">
            <text:p>0.282258065</text:p>
          </table:table-cell>
          <table:table-cell table:number-columns-repeated="2" office:value-type="float" office:value="0.648148148" calcext:value-type="float">
            <text:p>0.64814814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70]&lt;&gt;0; 1; 0)" office:value-type="float" office:value="0" calcext:value-type="float">
            <text:p>0</text:p>
          </table:table-cell>
          <table:table-cell table:formula="of:=IF(AND([.K470]=1; [.J470]&gt;=[.E4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necting_line_P81&gt; <text:s/>?a <text:s text:c="2"/>=&gt; ?a <text:s/>&lt;terminus_P559&gt; <text:s/>?b</text:p>
          </table:table-cell>
          <table:table-cell office:value-type="float" office:value="0.000009917" calcext:value-type="float">
            <text:p>0.000009917</text:p>
          </table:table-cell>
          <table:table-cell office:value-type="float" office:value="0.264444444" calcext:value-type="float">
            <text:p>0.264444444</text:p>
          </table:table-cell>
          <table:table-cell office:value-type="float" office:value="0.021743103" calcext:value-type="float">
            <text:p>0.021743103</text:p>
          </table:table-cell>
          <table:table-cell office:value-type="float" office:value="0.650273224" calcext:value-type="float">
            <text:p>0.650273224</text:p>
          </table:table-cell>
          <table:table-cell office:value-type="float" office:value="119" calcext:value-type="float">
            <text:p>119</text:p>
          </table:table-cell>
          <table:table-cell office:value-type="float" office:value="5473" calcext:value-type="float">
            <text:p>547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71]&lt;&gt;0; 1; 0)" office:value-type="float" office:value="0" calcext:value-type="float">
            <text:p>0</text:p>
          </table:table-cell>
          <table:table-cell table:formula="of:=IF(AND([.K471]=1; [.J471]&gt;=[.E4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ild_P40&gt; <text:s/>?a <text:s text:c="2"/>=&gt; ?a <text:s/>&lt;father_P22&gt; <text:s/>?b</text:p>
          </table:table-cell>
          <table:table-cell office:value-type="float" office:value="0.001704105" calcext:value-type="float">
            <text:p>0.001704105</text:p>
          </table:table-cell>
          <table:table-cell office:value-type="float" office:value="0.953597911" calcext:value-type="float">
            <text:p>0.953597911</text:p>
          </table:table-cell>
          <table:table-cell office:value-type="float" office:value="0.613170205" calcext:value-type="float">
            <text:p>0.613170205</text:p>
          </table:table-cell>
          <table:table-cell office:value-type="float" office:value="0.656816138" calcext:value-type="float">
            <text:p>0.656816138</text:p>
          </table:table-cell>
          <table:table-cell office:value-type="float" office:value="20448" calcext:value-type="float">
            <text:p>20448</text:p>
          </table:table-cell>
          <table:table-cell office:value-type="float" office:value="33348" calcext:value-type="float">
            <text:p>33348</text:p>
          </table:table-cell>
          <table:table-cell office:value-type="float" office:value="31132" calcext:value-type="float">
            <text:p>311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72]&lt;&gt;0; 1; 0)" office:value-type="float" office:value="0" calcext:value-type="float">
            <text:p>0</text:p>
          </table:table-cell>
          <table:table-cell table:formula="of:=IF(AND([.K472]=1; [.J472]&gt;=[.E4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ember_of_P463&gt; <text:s/>?a <text:s text:c="2"/>=&gt; ?a <text:s/>&lt;consists_of_P527&gt; <text:s/>?b</text:p>
          </table:table-cell>
          <table:table-cell office:value-type="float" office:value="0.000051503" calcext:value-type="float">
            <text:p>0.000051503</text:p>
          </table:table-cell>
          <table:table-cell office:value-type="float" office:value="0.084773663" calcext:value-type="float">
            <text:p>0.084773663</text:p>
          </table:table-cell>
          <table:table-cell office:value-type="float" office:value="0.052865697" calcext:value-type="float">
            <text:p>0.052865697</text:p>
          </table:table-cell>
          <table:table-cell office:value-type="float" office:value="0.663090129" calcext:value-type="float">
            <text:p>0.663090129</text:p>
          </table:table-cell>
          <table:table-cell office:value-type="float" office:value="618" calcext:value-type="float">
            <text:p>618</text:p>
          </table:table-cell>
          <table:table-cell office:value-type="float" office:value="11690" calcext:value-type="float">
            <text:p>1169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73]&lt;&gt;0; 1; 0)" office:value-type="float" office:value="0" calcext:value-type="float">
            <text:p>0</text:p>
          </table:table-cell>
          <table:table-cell table:formula="of:=IF(AND([.K473]=1; [.J473]&gt;=[.E4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translator_P655&gt; <text:s/>?b <text:s text:c="2"/>=&gt; ?a <text:s/>&lt;editor_P98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13888889" calcext:value-type="float">
            <text:p>0.013888889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74]&lt;&gt;0; 1; 0)" office:value-type="float" office:value="0" calcext:value-type="float">
            <text:p>0</text:p>
          </table:table-cell>
          <table:table-cell table:formula="of:=IF(AND([.K474]=1; [.J474]&gt;=[.E4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f <text:s/>&lt;mother_P25&gt; <text:s/>?a <text:s text:c="2"/>=&gt; ?a <text:s/>&lt;from_narrative_or_fictional_universe_P108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0989011" calcext:value-type="float">
            <text:p>0.010989011</text:p>
          </table:table-cell>
          <table:table-cell office:value-type="float" office:value="0.063157895" calcext:value-type="float">
            <text:p>0.063157895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75]&lt;&gt;0; 1; 0)" office:value-type="float" office:value="0" calcext:value-type="float">
            <text:p>0</text:p>
          </table:table-cell>
          <table:table-cell table:formula="of:=IF(AND([.K475]=1; [.J475]&gt;=[.E4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apital_P36&gt; <text:s/>?a <text:s/>?a <text:s/>&lt;shares_border_with_P47&gt; <text:s/>?b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76]&lt;&gt;0; 1; 0)" office:value-type="float" office:value="0" calcext:value-type="float">
            <text:p>0</text:p>
          </table:table-cell>
          <table:table-cell table:formula="of:=IF(AND([.K476]=1; [.J476]&gt;=[.E4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lma_mater_P69&gt; <text:s/>?f <text:s/>?f <text:s/>&lt;country_P17&gt; <text:s/>?b <text:s text:c="2"/>=&gt; ?a <text:s/>&lt;allegiance_P945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2258065" calcext:value-type="float">
            <text:p>0.032258065</text:p>
          </table:table-cell>
          <table:table-cell office:value-type="float" office:value="0.000095134" calcext:value-type="float">
            <text:p>0.000095134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4" calcext:value-type="float">
            <text:p>4</text:p>
          </table:table-cell>
          <table:table-cell office:value-type="float" office:value="42046" calcext:value-type="float">
            <text:p>42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77]&lt;&gt;0; 1; 0)" office:value-type="float" office:value="0" calcext:value-type="float">
            <text:p>0</text:p>
          </table:table-cell>
          <table:table-cell table:formula="of:=IF(AND([.K477]=1; [.J477]&gt;=[.E4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USK_rating_P914&gt; <text:s/>?b <text:s/>?a <text:s/>&lt;preceded_by_P155&gt; <text:s/>?f <text:s text:c="2"/>=&gt; ?a <text:s/>&lt;USK_rating_P914&gt; <text:s/>?b</text:p>
          </table:table-cell>
          <table:table-cell office:value-type="float" office:value="0.000008251" calcext:value-type="float">
            <text:p>0.000008251</text:p>
          </table:table-cell>
          <table:table-cell office:value-type="float" office:value="0.087378641" calcext:value-type="float">
            <text:p>0.087378641</text:p>
          </table:table-cell>
          <table:table-cell office:value-type="float" office:value="0.469194313" calcext:value-type="float">
            <text:p>0.469194313</text:p>
          </table:table-cell>
          <table:table-cell office:value-type="float" office:value="0.697183099" calcext:value-type="float">
            <text:p>0.697183099</text:p>
          </table:table-cell>
          <table:table-cell office:value-type="float" office:value="99" calcext:value-type="float">
            <text:p>99</text:p>
          </table:table-cell>
          <table:table-cell office:value-type="float" office:value="211" calcext:value-type="float">
            <text:p>2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78]&lt;&gt;0; 1; 0)" office:value-type="float" office:value="0" calcext:value-type="float">
            <text:p>0</text:p>
          </table:table-cell>
          <table:table-cell table:formula="of:=IF(AND([.K478]=1; [.J478]&gt;=[.E4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USK_rating_P914&gt; <text:s/>?b <text:s/>?e <text:s/>&lt;succeeded_by_P156&gt; <text:s/>?a <text:s text:c="2"/>=&gt; ?a <text:s/>&lt;USK_rating_P914&gt; <text:s/>?b</text:p>
          </table:table-cell>
          <table:table-cell office:value-type="float" office:value="0.000008334" calcext:value-type="float">
            <text:p>0.000008334</text:p>
          </table:table-cell>
          <table:table-cell office:value-type="float" office:value="0.088261253" calcext:value-type="float">
            <text:p>0.088261253</text:p>
          </table:table-cell>
          <table:table-cell office:value-type="float" office:value="0.495049505" calcext:value-type="float">
            <text:p>0.495049505</text:p>
          </table:table-cell>
          <table:table-cell office:value-type="float" office:value="0.699300699" calcext:value-type="float">
            <text:p>0.699300699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79]&lt;&gt;0; 1; 0)" office:value-type="float" office:value="0" calcext:value-type="float">
            <text:p>0</text:p>
          </table:table-cell>
          <table:table-cell table:formula="of:=IF(AND([.K479]=1; [.J479]&gt;=[.E4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lake_inflows_P200&gt; <text:s/>?a <text:s text:c="2"/>=&gt; ?a <text:s/>&lt;mouth_of_the_watercourse_P403&gt; <text:s/>?b</text:p>
          </table:table-cell>
          <table:table-cell office:value-type="float" office:value="0.000008334" calcext:value-type="float">
            <text:p>0.000008334</text:p>
          </table:table-cell>
          <table:table-cell office:value-type="float" office:value="0.027662517" calcext:value-type="float">
            <text:p>0.027662517</text:p>
          </table:table-cell>
          <table:table-cell office:value-type="float" office:value="0.4784689" calcext:value-type="float">
            <text:p>0.4784689</text:p>
          </table:table-cell>
          <table:table-cell office:value-type="float" office:value="0.704225352" calcext:value-type="float">
            <text:p>0.704225352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0]&lt;&gt;0; 1; 0)" office:value-type="float" office:value="0" calcext:value-type="float">
            <text:p>0</text:p>
          </table:table-cell>
          <table:table-cell table:formula="of:=IF(AND([.K480]=1; [.J480]&gt;=[.E4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USK_rating_P914&gt; <text:s/>?b <text:s/>?e <text:s/>&lt;preceded_by_P155&gt; <text:s/>?a <text:s text:c="2"/>=&gt; ?a <text:s/>&lt;USK_rating_P914&gt; <text:s/>?b</text:p>
          </table:table-cell>
          <table:table-cell office:value-type="float" office:value="0.000008251" calcext:value-type="float">
            <text:p>0.000008251</text:p>
          </table:table-cell>
          <table:table-cell office:value-type="float" office:value="0.087378641" calcext:value-type="float">
            <text:p>0.087378641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0.707142857" calcext:value-type="float">
            <text:p>0.707142857</text:p>
          </table:table-cell>
          <table:table-cell office:value-type="float" office:value="99" calcext:value-type="float">
            <text:p>99</text:p>
          </table:table-cell>
          <table:table-cell office:value-type="float" office:value="189" calcext:value-type="float">
            <text:p>18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1]&lt;&gt;0; 1; 0)" office:value-type="float" office:value="0" calcext:value-type="float">
            <text:p>0</text:p>
          </table:table-cell>
          <table:table-cell table:formula="of:=IF(AND([.K481]=1; [.J481]&gt;=[.E4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USK_rating_P914&gt; <text:s/>?b <text:s/>?a <text:s/>&lt;succeeded_by_P156&gt; <text:s/>?f <text:s text:c="2"/>=&gt; ?a <text:s/>&lt;USK_rating_P914&gt; <text:s/>?b</text:p>
          </table:table-cell>
          <table:table-cell office:value-type="float" office:value="0.000008334" calcext:value-type="float">
            <text:p>0.000008334</text:p>
          </table:table-cell>
          <table:table-cell office:value-type="float" office:value="0.088261253" calcext:value-type="float">
            <text:p>0.088261253</text:p>
          </table:table-cell>
          <table:table-cell office:value-type="float" office:value="0.529100529" calcext:value-type="float">
            <text:p>0.529100529</text:p>
          </table:table-cell>
          <table:table-cell office:value-type="float" office:value="0.709219858" calcext:value-type="float">
            <text:p>0.709219858</text:p>
          </table:table-cell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2]&lt;&gt;0; 1; 0)" office:value-type="float" office:value="0" calcext:value-type="float">
            <text:p>0</text:p>
          </table:table-cell>
          <table:table-cell table:formula="of:=IF(AND([.K482]=1; [.J482]&gt;=[.E4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_OBSOLETE__playing_hand_P741&gt; <text:s/>?b <text:s text:c="2"/>=&gt; ?a <text:s/>&lt;handedness_P552&gt; <text:s/>?b</text:p>
          </table:table-cell>
          <table:table-cell office:value-type="float" office:value="0.000013251" calcext:value-type="float">
            <text:p>0.000013251</text:p>
          </table:table-cell>
          <table:table-cell office:value-type="float" office:value="0.418421053" calcext:value-type="float">
            <text:p>0.418421053</text:p>
          </table:table-cell>
          <table:table-cell office:value-type="float" office:value="0.064818589" calcext:value-type="float">
            <text:p>0.064818589</text:p>
          </table:table-cell>
          <table:table-cell office:value-type="float" office:value="0.709821429" calcext:value-type="float">
            <text:p>0.709821429</text:p>
          </table:table-cell>
          <table:table-cell office:value-type="float" office:value="159" calcext:value-type="float">
            <text:p>159</text:p>
          </table:table-cell>
          <table:table-cell office:value-type="float" office:value="2453" calcext:value-type="float">
            <text:p>245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3]&lt;&gt;0; 1; 0)" office:value-type="float" office:value="0" calcext:value-type="float">
            <text:p>0</text:p>
          </table:table-cell>
          <table:table-cell table:formula="of:=IF(AND([.K483]=1; [.J483]&gt;=[.E4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ister_P9&gt; <text:s/>?a <text:s text:c="2"/>=&gt; ?a <text:s/>&lt;sister_P9&gt; <text:s/>?b</text:p>
          </table:table-cell>
          <table:table-cell office:value-type="float" office:value="0.000062504" calcext:value-type="float">
            <text:p>0.000062504</text:p>
          </table:table-cell>
          <table:table-cell table:number-columns-repeated="2" office:value-type="float" office:value="0.427594071" calcext:value-type="float">
            <text:p>0.427594071</text:p>
          </table:table-cell>
          <table:table-cell office:value-type="float" office:value="0.727449079" calcext:value-type="float">
            <text:p>0.727449079</text:p>
          </table:table-cell>
          <table:table-cell office:value-type="float" office:value="750" calcext:value-type="float">
            <text:p>750</text:p>
          </table:table-cell>
          <table:table-cell office:value-type="float" office:value="1754" calcext:value-type="float">
            <text:p>1754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4]&lt;&gt;0; 1; 0)" office:value-type="float" office:value="0" calcext:value-type="float">
            <text:p>0</text:p>
          </table:table-cell>
          <table:table-cell table:formula="of:=IF(AND([.K484]=1; [.J484]&gt;=[.E4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ister_P9&gt; <text:s/>?a <text:s text:c="2"/>=&gt; ?a <text:s/>&lt;brother_P7&gt; <text:s/>?b</text:p>
          </table:table-cell>
          <table:table-cell office:value-type="float" office:value="0.000063421" calcext:value-type="float">
            <text:p>0.000063421</text:p>
          </table:table-cell>
          <table:table-cell office:value-type="float" office:value="0.149508841" calcext:value-type="float">
            <text:p>0.149508841</text:p>
          </table:table-cell>
          <table:table-cell office:value-type="float" office:value="0.43386545" calcext:value-type="float">
            <text:p>0.43386545</text:p>
          </table:table-cell>
          <table:table-cell office:value-type="float" office:value="0.729626079" calcext:value-type="float">
            <text:p>0.729626079</text:p>
          </table:table-cell>
          <table:table-cell office:value-type="float" office:value="761" calcext:value-type="float">
            <text:p>761</text:p>
          </table:table-cell>
          <table:table-cell office:value-type="float" office:value="1754" calcext:value-type="float">
            <text:p>1754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5]&lt;&gt;0; 1; 0)" office:value-type="float" office:value="0" calcext:value-type="float">
            <text:p>0</text:p>
          </table:table-cell>
          <table:table-cell table:formula="of:=IF(AND([.K485]=1; [.J485]&gt;=[.E4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haracters_P674&gt; <text:s/>?a <text:s/>?e <text:s/>&lt;series_P179&gt; <text:s/>?b <text:s text:c="2"/>=&gt; ?a <text:s/>&lt;from_narrative_or_fictional_universe_P1080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2014652" calcext:value-type="float">
            <text:p>0.02014652</text:p>
          </table:table-cell>
          <table:table-cell office:value-type="float" office:value="0.042145594" calcext:value-type="float">
            <text:p>0.042145594</text:p>
          </table:table-cell>
          <table:table-cell office:value-type="float" office:value="0.733333333" calcext:value-type="float">
            <text:p>0.733333333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6]&lt;&gt;0; 1; 0)" office:value-type="float" office:value="0" calcext:value-type="float">
            <text:p>0</text:p>
          </table:table-cell>
          <table:table-cell table:formula="of:=IF(AND([.K486]=1; [.J486]&gt;=[.E4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eadquarters_location_P159&gt; <text:s/>?a <text:s text:c="2"/>=&gt; ?a <text:s/>&lt;commissioned_by_P88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2727273" calcext:value-type="float">
            <text:p>0.022727273</text:p>
          </table:table-cell>
          <table:table-cell office:value-type="float" office:value="0.000385852" calcext:value-type="float">
            <text:p>0.000385852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7775" calcext:value-type="float">
            <text:p>7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7]&lt;&gt;0; 1; 0)" office:value-type="float" office:value="0" calcext:value-type="float">
            <text:p>0</text:p>
          </table:table-cell>
          <table:table-cell table:formula="of:=IF(AND([.K487]=1; [.J487]&gt;=[.E4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rom_narrative_or_fictional_universe_P1080&gt; <text:s/>?b <text:s/>?e <text:s/>&lt;member_of_P463&gt; <text:s/>?a <text:s text:c="2"/>=&gt; ?a <text:s/>&lt;from_narrative_or_fictional_universe_P108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0989011" calcext:value-type="float">
            <text:p>0.01098901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8]&lt;&gt;0; 1; 0)" office:value-type="float" office:value="0" calcext:value-type="float">
            <text:p>0</text:p>
          </table:table-cell>
          <table:table-cell table:formula="of:=IF(AND([.K488]=1; [.J488]&gt;=[.E4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apital_P36&gt; <text:s/>?a <text:s/>?b <text:s/>&lt;shares_border_with_P47&gt; <text:s/>?a <text:s text:c="2"/>=&gt; ?a <text:s/>&lt;enclave_within_P501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" calcext:value-type="float">
            <text:p>0.0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89]&lt;&gt;0; 1; 0)" office:value-type="float" office:value="0" calcext:value-type="float">
            <text:p>0</text:p>
          </table:table-cell>
          <table:table-cell table:formula="of:=IF(AND([.K489]=1; [.J489]&gt;=[.E4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ship_class_P289&gt; <text:s/>?b</text:p>
          </table:table-cell>
          <table:table-cell office:value-type="float" office:value="0.00005917" calcext:value-type="float">
            <text:p>0.00005917</text:p>
          </table:table-cell>
          <table:table-cell office:value-type="float" office:value="0.823665893" calcext:value-type="float">
            <text:p>0.823665893</text:p>
          </table:table-cell>
          <table:table-cell office:value-type="float" office:value="0.000197118" calcext:value-type="float">
            <text:p>0.000197118</text:p>
          </table:table-cell>
          <table:table-cell office:value-type="float" office:value="0.752118644" calcext:value-type="float">
            <text:p>0.752118644</text:p>
          </table:table-cell>
          <table:table-cell office:value-type="float" office:value="710" calcext:value-type="float">
            <text:p>710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90]&lt;&gt;0; 1; 0)" office:value-type="float" office:value="0" calcext:value-type="float">
            <text:p>0</text:p>
          </table:table-cell>
          <table:table-cell table:formula="of:=IF(AND([.K490]=1; [.J490]&gt;=[.E4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owned_by_P127&gt; <text:s/>?a <text:s text:c="2"/>=&gt; ?a <text:s/>&lt;business_division_P199&gt; <text:s/>?b</text:p>
          </table:table-cell>
          <table:table-cell office:value-type="float" office:value="0.000002917" calcext:value-type="float">
            <text:p>0.000002917</text:p>
          </table:table-cell>
          <table:table-cell office:value-type="float" office:value="0.085784314" calcext:value-type="float">
            <text:p>0.085784314</text:p>
          </table:table-cell>
          <table:table-cell office:value-type="float" office:value="0.002204447" calcext:value-type="float">
            <text:p>0.002204447</text:p>
          </table:table-cell>
          <table:table-cell office:value-type="float" office:value="0.760869565" calcext:value-type="float">
            <text:p>0.760869565</text:p>
          </table:table-cell>
          <table:table-cell office:value-type="float" office:value="35" calcext:value-type="float">
            <text:p>35</text:p>
          </table:table-cell>
          <table:table-cell office:value-type="float" office:value="15877" calcext:value-type="float">
            <text:p>158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91]&lt;&gt;0; 1; 0)" office:value-type="float" office:value="0" calcext:value-type="float">
            <text:p>0</text:p>
          </table:table-cell>
          <table:table-cell table:formula="of:=IF(AND([.K491]=1; [.J491]&gt;=[.E4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tudent_P802&gt; <text:s/>?a <text:s text:c="2"/>=&gt; ?a <text:s/>&lt;student_of_P1066&gt; <text:s/>?b</text:p>
          </table:table-cell>
          <table:table-cell office:value-type="float" office:value="0.00000675" calcext:value-type="float">
            <text:p>0.00000675</text:p>
          </table:table-cell>
          <table:table-cell office:value-type="float" office:value="0.172340426" calcext:value-type="float">
            <text:p>0.172340426</text:p>
          </table:table-cell>
          <table:table-cell office:value-type="float" office:value="0.296703297" calcext:value-type="float">
            <text:p>0.296703297</text:p>
          </table:table-cell>
          <table:table-cell office:value-type="float" office:value="0.764150943" calcext:value-type="float">
            <text:p>0.764150943</text:p>
          </table:table-cell>
          <table:table-cell office:value-type="float" office:value="81" calcext:value-type="float">
            <text:p>81</text:p>
          </table:table-cell>
          <table:table-cell office:value-type="float" office:value="273" calcext:value-type="float">
            <text:p>27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92]&lt;&gt;0; 1; 0)" office:value-type="float" office:value="0" calcext:value-type="float">
            <text:p>0</text:p>
          </table:table-cell>
          <table:table-cell table:formula="of:=IF(AND([.K492]=1; [.J492]&gt;=[.E4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military_branch_P241&gt; <text:s/>?f <text:s text:c="2"/>=&gt; ?a <text:s/>&lt;allegiance_P945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10483871" calcext:value-type="float">
            <text:p>0.10483871</text:p>
          </table:table-cell>
          <table:table-cell office:value-type="float" office:value="0.00210322" calcext:value-type="float">
            <text:p>0.00210322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13" calcext:value-type="float">
            <text:p>13</text:p>
          </table:table-cell>
          <table:table-cell office:value-type="float" office:value="6181" calcext:value-type="float">
            <text:p>61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93]&lt;&gt;0; 1; 0)" office:value-type="float" office:value="0" calcext:value-type="float">
            <text:p>0</text:p>
          </table:table-cell>
          <table:table-cell table:formula="of:=IF(AND([.K493]=1; [.J493]&gt;=[.E4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a <text:s/>&lt;sister_P9&gt; <text:s/>?f <text:s text:c="2"/>=&gt; ?a <text:s/>&lt;from_narrative_or_fictional_universe_P1080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025641026" calcext:value-type="float">
            <text:p>0.025641026</text:p>
          </table:table-cell>
          <table:table-cell office:value-type="float" office:value="0.04516129" calcext:value-type="float">
            <text:p>0.04516129</text:p>
          </table:table-cell>
          <table:table-cell office:value-type="float" office:value="0.777777778" calcext:value-type="float">
            <text:p>0.777777778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94]&lt;&gt;0; 1; 0)" office:value-type="float" office:value="0" calcext:value-type="float">
            <text:p>0</text:p>
          </table:table-cell>
          <table:table-cell table:formula="of:=IF(AND([.K494]=1; [.J494]&gt;=[.E4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belongs_to_jurisdiction_P1001&gt; <text:s/>?a <text:s/>?b <text:s/>&lt;consists_of_P527&gt; <text:s/>?f <text:s text:c="2"/>=&gt; ?a <text:s/>&lt;legislative_body_P194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14925373" calcext:value-type="float">
            <text:p>0.014925373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77777778" calcext:value-type="float">
            <text:p>0.77777777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95]&lt;&gt;0; 1; 0)" office:value-type="float" office:value="0" calcext:value-type="float">
            <text:p>0</text:p>
          </table:table-cell>
          <table:table-cell table:formula="of:=IF(AND([.K495]=1; [.J495]&gt;=[.E4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riginal_language_P364&gt; <text:s/>?b <text:s text:c="2"/>=&gt; ?a <text:s/>&lt;language_P407&gt; <text:s/>?b</text:p>
          </table:table-cell>
          <table:table-cell office:value-type="float" office:value="0.000013751" calcext:value-type="float">
            <text:p>0.000013751</text:p>
          </table:table-cell>
          <table:table-cell office:value-type="float" office:value="0.064935065" calcext:value-type="float">
            <text:p>0.064935065</text:p>
          </table:table-cell>
          <table:table-cell office:value-type="float" office:value="0.002173598" calcext:value-type="float">
            <text:p>0.002173598</text:p>
          </table:table-cell>
          <table:table-cell office:value-type="float" office:value="0.781990521" calcext:value-type="float">
            <text:p>0.781990521</text:p>
          </table:table-cell>
          <table:table-cell office:value-type="float" office:value="165" calcext:value-type="float">
            <text:p>165</text:p>
          </table:table-cell>
          <table:table-cell office:value-type="float" office:value="75911" calcext:value-type="float">
            <text:p>759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96]&lt;&gt;0; 1; 0)" office:value-type="float" office:value="0" calcext:value-type="float">
            <text:p>0</text:p>
          </table:table-cell>
          <table:table-cell table:formula="of:=IF(AND([.K496]=1; [.J496]&gt;=[.E4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outh_of_the_watercourse_P403&gt; <text:s/>?a <text:s text:c="2"/>=&gt; ?a <text:s/>&lt;lake_inflows_P200&gt; <text:s/>?b</text:p>
          </table:table-cell>
          <table:table-cell office:value-type="float" office:value="0.000008334" calcext:value-type="float">
            <text:p>0.000008334</text:p>
          </table:table-cell>
          <table:table-cell office:value-type="float" office:value="0.4784689" calcext:value-type="float">
            <text:p>0.4784689</text:p>
          </table:table-cell>
          <table:table-cell office:value-type="float" office:value="0.027662517" calcext:value-type="float">
            <text:p>0.027662517</text:p>
          </table:table-cell>
          <table:table-cell office:value-type="float" office:value="0.793650794" calcext:value-type="float">
            <text:p>0.793650794</text:p>
          </table:table-cell>
          <table:table-cell office:value-type="float" office:value="100" calcext:value-type="float">
            <text:p>100</text:p>
          </table:table-cell>
          <table:table-cell office:value-type="float" office:value="3615" calcext:value-type="float">
            <text:p>36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97]&lt;&gt;0; 1; 0)" office:value-type="float" office:value="0" calcext:value-type="float">
            <text:p>0</text:p>
          </table:table-cell>
          <table:table-cell table:formula="of:=IF(AND([.K497]=1; [.J497]&gt;=[.E4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tudent_of_P1066&gt; <text:s/>?a <text:s text:c="2"/>=&gt; ?a <text:s/>&lt;student_P802&gt; <text:s/>?b</text:p>
          </table:table-cell>
          <table:table-cell office:value-type="float" office:value="0.00000675" calcext:value-type="float">
            <text:p>0.00000675</text:p>
          </table:table-cell>
          <table:table-cell office:value-type="float" office:value="0.296703297" calcext:value-type="float">
            <text:p>0.296703297</text:p>
          </table:table-cell>
          <table:table-cell office:value-type="float" office:value="0.172340426" calcext:value-type="float">
            <text:p>0.172340426</text:p>
          </table:table-cell>
          <table:table-cell office:value-type="float" office:value="0.794117647" calcext:value-type="float">
            <text:p>0.794117647</text:p>
          </table:table-cell>
          <table:table-cell office:value-type="float" office:value="81" calcext:value-type="float">
            <text:p>81</text:p>
          </table:table-cell>
          <table:table-cell office:value-type="float" office:value="470" calcext:value-type="float">
            <text:p>47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98]&lt;&gt;0; 1; 0)" office:value-type="float" office:value="0" calcext:value-type="float">
            <text:p>0</text:p>
          </table:table-cell>
          <table:table-cell table:formula="of:=IF(AND([.K498]=1; [.J498]&gt;=[.E4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lakes_on_river_P469&gt; <text:s/>?a <text:s text:c="2"/>=&gt; ?a <text:s/>&lt;lake_inflows_P200&gt; <text:s/>?b</text:p>
          </table:table-cell>
          <table:table-cell office:value-type="float" office:value="0.000001667" calcext:value-type="float">
            <text:p>0.000001667</text:p>
          </table:table-cell>
          <table:table-cell office:value-type="float" office:value="0.09569378" calcext:value-type="float">
            <text:p>0.09569378</text:p>
          </table:table-cell>
          <table:table-cell office:value-type="float" office:value="0.384615385" calcext:value-type="float">
            <text:p>0.38461538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99]&lt;&gt;0; 1; 0)" office:value-type="float" office:value="0" calcext:value-type="float">
            <text:p>0</text:p>
          </table:table-cell>
          <table:table-cell table:formula="of:=IF(AND([.K499]=1; [.J499]&gt;=[.E4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ditor_P98&gt; <text:s/>?b <text:s text:c="2"/>=&gt; ?a <text:s/>&lt;translator_P655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013888889" calcext:value-type="float">
            <text:p>0.01388888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0]&lt;&gt;0; 1; 0)" office:value-type="float" office:value="0" calcext:value-type="float">
            <text:p>0</text:p>
          </table:table-cell>
          <table:table-cell table:formula="of:=IF(AND([.K500]=1; [.J500]&gt;=[.E5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ngine_configuration_P1002&gt; <text:s/>?b <text:s/>?e <text:s/>&lt;subclass_of_P279&gt; <text:s/>?a <text:s text:c="2"/>=&gt; ?a <text:s/>&lt;engine_configuration_P1002&gt; <text:s/>?b</text:p>
          </table:table-cell>
          <table:table-cell office:value-type="float" office:value="0.000002333" calcext:value-type="float">
            <text:p>0.000002333</text:p>
          </table:table-cell>
          <table:table-cell office:value-type="float" office:value="0.107692308" calcext:value-type="float">
            <text:p>0.107692308</text:p>
          </table:table-cell>
          <table:table-cell office:value-type="float" office:value="0.363636364" calcext:value-type="float">
            <text:p>0.363636364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1]&lt;&gt;0; 1; 0)" office:value-type="float" office:value="0" calcext:value-type="float">
            <text:p>0</text:p>
          </table:table-cell>
          <table:table-cell table:formula="of:=IF(AND([.K501]=1; [.J501]&gt;=[.E5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apital_P36&gt; <text:s/>?b <text:s text:c="2"/>=&gt; ?a <text:s/>&lt;contains_administrative_territorial_entity_P150&gt; <text:s/>?b</text:p>
          </table:table-cell>
          <table:table-cell office:value-type="float" office:value="0.000355939" calcext:value-type="float">
            <text:p>0.000355939</text:p>
          </table:table-cell>
          <table:table-cell office:value-type="float" office:value="0.047814162" calcext:value-type="float">
            <text:p>0.047814162</text:p>
          </table:table-cell>
          <table:table-cell office:value-type="float" office:value="0.381645966" calcext:value-type="float">
            <text:p>0.381645966</text:p>
          </table:table-cell>
          <table:table-cell office:value-type="float" office:value="0.809514784" calcext:value-type="float">
            <text:p>0.809514784</text:p>
          </table:table-cell>
          <table:table-cell office:value-type="float" office:value="4271" calcext:value-type="float">
            <text:p>4271</text:p>
          </table:table-cell>
          <table:table-cell office:value-type="float" office:value="11191" calcext:value-type="float">
            <text:p>11191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02]&lt;&gt;0; 1; 0)" office:value-type="float" office:value="0" calcext:value-type="float">
            <text:p>0</text:p>
          </table:table-cell>
          <table:table-cell table:formula="of:=IF(AND([.K502]=1; [.J502]&gt;=[.E5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_in_the_administrative_territorial_entity_P131&gt; <text:s/>?a <text:s text:c="2"/>=&gt; ?a <text:s/>&lt;contains_administrative_territorial_entity_P150&gt; <text:s/>?b</text:p>
          </table:table-cell>
          <table:table-cell office:value-type="float" office:value="0.007262281" calcext:value-type="float">
            <text:p>0.007262281</text:p>
          </table:table-cell>
          <table:table-cell office:value-type="float" office:value="0.975561153" calcext:value-type="float">
            <text:p>0.975561153</text:p>
          </table:table-cell>
          <table:table-cell office:value-type="float" office:value="0.131672431" calcext:value-type="float">
            <text:p>0.131672431</text:p>
          </table:table-cell>
          <table:table-cell office:value-type="float" office:value="0.815875215" calcext:value-type="float">
            <text:p>0.815875215</text:p>
          </table:table-cell>
          <table:table-cell office:value-type="float" office:value="87142" calcext:value-type="float">
            <text:p>87142</text:p>
          </table:table-cell>
          <table:table-cell office:value-type="float" office:value="661809" calcext:value-type="float">
            <text:p>661809</text:p>
          </table:table-cell>
          <table:table-cell office:value-type="float" office:value="106808" calcext:value-type="float">
            <text:p>10680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03]&lt;&gt;0; 1; 0)" office:value-type="float" office:value="0" calcext:value-type="float">
            <text:p>0</text:p>
          </table:table-cell>
          <table:table-cell table:formula="of:=IF(AND([.K503]=1; [.J503]&gt;=[.E5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llustrator_P110&gt; <text:s/>?b <text:s text:c="2"/>=&gt; ?a <text:s/>&lt;cover_artist_P736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52023121" calcext:value-type="float">
            <text:p>0.052023121</text:p>
          </table:table-cell>
          <table:table-cell office:value-type="float" office:value="0.006008011" calcext:value-type="float">
            <text:p>0.006008011</text:p>
          </table:table-cell>
          <table:table-cell office:value-type="float" office:value="0.818181818" calcext:value-type="float">
            <text:p>0.818181818</text:p>
          </table:table-cell>
          <table:table-cell office:value-type="float" office:value="9" calcext:value-type="float">
            <text:p>9</text:p>
          </table:table-cell>
          <table:table-cell office:value-type="float" office:value="1498" calcext:value-type="float">
            <text:p>14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4]&lt;&gt;0; 1; 0)" office:value-type="float" office:value="0" calcext:value-type="float">
            <text:p>0</text:p>
          </table:table-cell>
          <table:table-cell table:formula="of:=IF(AND([.K504]=1; [.J504]&gt;=[.E5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eadquarters_location_P159&gt; <text:s/>?b <text:s text:c="2"/>=&gt; ?a <text:s/>&lt;airline_hub_P113&gt; <text:s/>?b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85106383" calcext:value-type="float">
            <text:p>0.085106383</text:p>
          </table:table-cell>
          <table:table-cell office:value-type="float" office:value="0.004630225" calcext:value-type="float">
            <text:p>0.004630225</text:p>
          </table:table-cell>
          <table:table-cell office:value-type="float" office:value="0.818181818" calcext:value-type="float">
            <text:p>0.818181818</text:p>
          </table:table-cell>
          <table:table-cell office:value-type="float" office:value="36" calcext:value-type="float">
            <text:p>36</text:p>
          </table:table-cell>
          <table:table-cell office:value-type="float" office:value="7775" calcext:value-type="float">
            <text:p>77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05]&lt;&gt;0; 1; 0)" office:value-type="float" office:value="0" calcext:value-type="float">
            <text:p>0</text:p>
          </table:table-cell>
          <table:table-cell table:formula="of:=IF(AND([.K505]=1; [.J505]&gt;=[.E5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untry_P17&gt; <text:s/>?a <text:s text:c="2"/>=&gt; ?a <text:s/>&lt;public_holiday_P832&gt; <text:s/>?b</text:p>
          </table:table-cell>
          <table:table-cell office:value-type="float" office:value="0.000004584" calcext:value-type="float">
            <text:p>0.000004584</text:p>
          </table:table-cell>
          <table:table-cell office:value-type="float" office:value="0.193661972" calcext:value-type="float">
            <text:p>0.193661972</text:p>
          </table:table-cell>
          <table:table-cell office:value-type="float" office:value="0.000065611" calcext:value-type="float">
            <text:p>0.000065611</text:p>
          </table:table-cell>
          <table:table-cell office:value-type="float" office:value="0.820895522" calcext:value-type="float">
            <text:p>0.820895522</text:p>
          </table:table-cell>
          <table:table-cell office:value-type="float" office:value="55" calcext:value-type="float">
            <text:p>55</text:p>
          </table:table-cell>
          <table:table-cell office:value-type="float" office:value="838275" calcext:value-type="float">
            <text:p>83827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06]&lt;&gt;0; 1; 0)" office:value-type="float" office:value="0" calcext:value-type="float">
            <text:p>0</text:p>
          </table:table-cell>
          <table:table-cell table:formula="of:=IF(AND([.K506]=1; [.J506]&gt;=[.E5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located_in_place_P1134&gt; <text:s/>?b <text:s/>?a <text:s/>&lt;terminus_P559&gt; <text:s/>?f <text:s text:c="2"/>=&gt; ?a <text:s/>&lt;located_in_place_P1134&gt; <text:s/>?b</text:p>
          </table:table-cell>
          <table:table-cell office:value-type="float" office:value="0.00000625" calcext:value-type="float">
            <text:p>0.00000625</text:p>
          </table:table-cell>
          <table:table-cell office:value-type="float" office:value="0.035444234" calcext:value-type="float">
            <text:p>0.035444234</text:p>
          </table:table-cell>
          <table:table-cell office:value-type="float" office:value="0.789473684" calcext:value-type="float">
            <text:p>0.789473684</text:p>
          </table:table-cell>
          <table:table-cell office:value-type="float" office:value="0.824175824" calcext:value-type="float">
            <text:p>0.824175824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7]&lt;&gt;0; 1; 0)" office:value-type="float" office:value="0" calcext:value-type="float">
            <text:p>0</text:p>
          </table:table-cell>
          <table:table-cell table:formula="of:=IF(AND([.K507]=1; [.J507]&gt;=[.E5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ollection_P195&gt; <text:s/>?b <text:s text:c="2"/>=&gt; ?a <text:s/>&lt;moveable_object_location_P276&gt; <text:s/>?b</text:p>
          </table:table-cell>
          <table:table-cell office:value-type="float" office:value="0.000019668" calcext:value-type="float">
            <text:p>0.000019668</text:p>
          </table:table-cell>
          <table:table-cell office:value-type="float" office:value="0.595959596" calcext:value-type="float">
            <text:p>0.595959596</text:p>
          </table:table-cell>
          <table:table-cell office:value-type="float" office:value="0.121649485" calcext:value-type="float">
            <text:p>0.121649485</text:p>
          </table:table-cell>
          <table:table-cell office:value-type="float" office:value="0.825174825" calcext:value-type="float">
            <text:p>0.825174825</text:p>
          </table:table-cell>
          <table:table-cell office:value-type="float" office:value="236" calcext:value-type="float">
            <text:p>236</text:p>
          </table:table-cell>
          <table:table-cell office:value-type="float" office:value="1940" calcext:value-type="float">
            <text:p>194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8]&lt;&gt;0; 1; 0)" office:value-type="float" office:value="0" calcext:value-type="float">
            <text:p>0</text:p>
          </table:table-cell>
          <table:table-cell table:formula="of:=IF(AND([.K508]=1; [.J508]&gt;=[.E5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lake_outflow_P201&gt; <text:s/>?a <text:s text:c="2"/>=&gt; ?a <text:s/>&lt;lake_inflows_P200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846153846" calcext:value-type="float">
            <text:p>0.846153846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09]&lt;&gt;0; 1; 0)" office:value-type="float" office:value="0" calcext:value-type="float">
            <text:p>0</text:p>
          </table:table-cell>
          <table:table-cell table:formula="of:=IF(AND([.K509]=1; [.J509]&gt;=[.E5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engine_configuration_P1002&gt; <text:s/>?b <text:s/>?a <text:s/>&lt;subclass_of_P279&gt; <text:s/>?f <text:s text:c="2"/>=&gt; ?a <text:s/>&lt;engine_configuration_P1002&gt; <text:s/>?b</text:p>
          </table:table-cell>
          <table:table-cell office:value-type="float" office:value="0.000007584" calcext:value-type="float">
            <text:p>0.000007584</text:p>
          </table:table-cell>
          <table:table-cell office:value-type="float" office:value="0.35" calcext:value-type="float">
            <text:p>0.35</text:p>
          </table:table-cell>
          <table:table-cell office:value-type="float" office:value="0.561728395" calcext:value-type="float">
            <text:p>0.561728395</text:p>
          </table:table-cell>
          <table:table-cell office:value-type="float" office:value="0.85046729" calcext:value-type="float">
            <text:p>0.85046729</text:p>
          </table:table-cell>
          <table:table-cell office:value-type="float" office:value="91" calcext:value-type="float">
            <text:p>91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0]&lt;&gt;0; 1; 0)" office:value-type="float" office:value="0" calcext:value-type="float">
            <text:p>0</text:p>
          </table:table-cell>
          <table:table-cell table:formula="of:=IF(AND([.K510]=1; [.J510]&gt;=[.E5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art_of_P361&gt; <text:s/>?a <text:s text:c="2"/>=&gt; ?a <text:s/>&lt;consists_of_P527&gt; <text:s/>?b</text:p>
          </table:table-cell>
          <table:table-cell office:value-type="float" office:value="0.00021018" calcext:value-type="float">
            <text:p>0.00021018</text:p>
          </table:table-cell>
          <table:table-cell office:value-type="float" office:value="0.345953361" calcext:value-type="float">
            <text:p>0.345953361</text:p>
          </table:table-cell>
          <table:table-cell office:value-type="float" office:value="0.059124156" calcext:value-type="float">
            <text:p>0.059124156</text:p>
          </table:table-cell>
          <table:table-cell office:value-type="float" office:value="0.854625551" calcext:value-type="float">
            <text:p>0.854625551</text:p>
          </table:table-cell>
          <table:table-cell office:value-type="float" office:value="2522" calcext:value-type="float">
            <text:p>2522</text:p>
          </table:table-cell>
          <table:table-cell office:value-type="float" office:value="42656" calcext:value-type="float">
            <text:p>42656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11]&lt;&gt;0; 1; 0)" office:value-type="float" office:value="0" calcext:value-type="float">
            <text:p>0</text:p>
          </table:table-cell>
          <table:table-cell table:formula="of:=IF(AND([.K511]=1; [.J511]&gt;=[.E5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_in_the_administrative_territorial_entity_P131&gt; <text:s/>?b <text:s text:c="2"/>=&gt; ?a <text:s/>&lt;belongs_to_jurisdiction_P1001&gt; <text:s/>?b</text:p>
          </table:table-cell>
          <table:table-cell office:value-type="float" office:value="0.000003084" calcext:value-type="float">
            <text:p>0.000003084</text:p>
          </table:table-cell>
          <table:table-cell office:value-type="float" office:value="0.024326101" calcext:value-type="float">
            <text:p>0.024326101</text:p>
          </table:table-cell>
          <table:table-cell office:value-type="float" office:value="0.000055907" calcext:value-type="float">
            <text:p>0.000055907</text:p>
          </table:table-cell>
          <table:table-cell office:value-type="float" office:value="0.860465116" calcext:value-type="float">
            <text:p>0.860465116</text:p>
          </table:table-cell>
          <table:table-cell office:value-type="float" office:value="37" calcext:value-type="float">
            <text:p>37</text:p>
          </table:table-cell>
          <table:table-cell office:value-type="float" office:value="661809" calcext:value-type="float">
            <text:p>6618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2]&lt;&gt;0; 1; 0)" office:value-type="float" office:value="0" calcext:value-type="float">
            <text:p>0</text:p>
          </table:table-cell>
          <table:table-cell table:formula="of:=IF(AND([.K512]=1; [.J512]&gt;=[.E5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sists_of_P527&gt; <text:s/>?a <text:s text:c="2"/>=&gt; ?a <text:s/>&lt;member_of_P463&gt; <text:s/>?b</text:p>
          </table:table-cell>
          <table:table-cell office:value-type="float" office:value="0.000051503" calcext:value-type="float">
            <text:p>0.000051503</text:p>
          </table:table-cell>
          <table:table-cell office:value-type="float" office:value="0.052865697" calcext:value-type="float">
            <text:p>0.052865697</text:p>
          </table:table-cell>
          <table:table-cell office:value-type="float" office:value="0.084773663" calcext:value-type="float">
            <text:p>0.084773663</text:p>
          </table:table-cell>
          <table:table-cell office:value-type="float" office:value="0.871650212" calcext:value-type="float">
            <text:p>0.871650212</text:p>
          </table:table-cell>
          <table:table-cell office:value-type="float" office:value="618" calcext:value-type="float">
            <text:p>618</text:p>
          </table:table-cell>
          <table:table-cell office:value-type="float" office:value="7290" calcext:value-type="float">
            <text:p>729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3]&lt;&gt;0; 1; 0)" office:value-type="float" office:value="0" calcext:value-type="float">
            <text:p>0</text:p>
          </table:table-cell>
          <table:table-cell table:formula="of:=IF(AND([.K513]=1; [.J513]&gt;=[.E5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arent_company_P749&gt; <text:s/>?a <text:s text:c="2"/>=&gt; ?a <text:s/>&lt;subsidiaries_P355&gt; <text:s/>?b</text:p>
          </table:table-cell>
          <table:table-cell office:value-type="float" office:value="0.000002917" calcext:value-type="float">
            <text:p>0.000002917</text:p>
          </table:table-cell>
          <table:table-cell office:value-type="float" office:value="0.12195122" calcext:value-type="float">
            <text:p>0.12195122</text:p>
          </table:table-cell>
          <table:table-cell office:value-type="float" office:value="0.289256198" calcext:value-type="float">
            <text:p>0.289256198</text:p>
          </table:table-cell>
          <table:table-cell office:value-type="float" office:value="0.875" calcext:value-type="float">
            <text:p>0.875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14]&lt;&gt;0; 1; 0)" office:value-type="float" office:value="0" calcext:value-type="float">
            <text:p>0</text:p>
          </table:table-cell>
          <table:table-cell table:formula="of:=IF(AND([.K514]=1; [.J514]&gt;=[.E5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oveable_object_location_P276&gt; <text:s/>?b <text:s text:c="2"/>=&gt; ?a <text:s/>&lt;collection_P195&gt; <text:s/>?b</text:p>
          </table:table-cell>
          <table:table-cell office:value-type="float" office:value="0.000019668" calcext:value-type="float">
            <text:p>0.000019668</text:p>
          </table:table-cell>
          <table:table-cell office:value-type="float" office:value="0.121649485" calcext:value-type="float">
            <text:p>0.121649485</text:p>
          </table:table-cell>
          <table:table-cell office:value-type="float" office:value="0.595959596" calcext:value-type="float">
            <text:p>0.595959596</text:p>
          </table:table-cell>
          <table:table-cell office:value-type="float" office:value="0.880597015" calcext:value-type="float">
            <text:p>0.880597015</text:p>
          </table:table-cell>
          <table:table-cell office:value-type="float" office:value="236" calcext:value-type="float">
            <text:p>236</text:p>
          </table:table-cell>
          <table:table-cell office:value-type="float" office:value="396" calcext:value-type="float">
            <text:p>39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5]&lt;&gt;0; 1; 0)" office:value-type="float" office:value="0" calcext:value-type="float">
            <text:p>0</text:p>
          </table:table-cell>
          <table:table-cell table:formula="of:=IF(AND([.K515]=1; [.J515]&gt;=[.E5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relative_P1038&gt; <text:s/>?a <text:s text:c="2"/>=&gt; ?a <text:s/>&lt;relative_P1038&gt; <text:s/>?b</text:p>
          </table:table-cell>
          <table:table-cell office:value-type="float" office:value="0.000006834" calcext:value-type="float">
            <text:p>0.000006834</text:p>
          </table:table-cell>
          <table:table-cell table:number-columns-repeated="2" office:value-type="float" office:value="0.561643836" calcext:value-type="float">
            <text:p>0.561643836</text:p>
          </table:table-cell>
          <table:table-cell office:value-type="float" office:value="0.88172043" calcext:value-type="float">
            <text:p>0.88172043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6]&lt;&gt;0; 1; 0)" office:value-type="float" office:value="0" calcext:value-type="float">
            <text:p>0</text:p>
          </table:table-cell>
          <table:table-cell table:formula="of:=IF(AND([.K516]=1; [.J516]&gt;=[.E5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type_of_administrative_entity_P132&gt; <text:s/>?b</text:p>
          </table:table-cell>
          <table:table-cell office:value-type="float" office:value="0.010172127" calcext:value-type="float">
            <text:p>0.010172127</text:p>
          </table:table-cell>
          <table:table-cell office:value-type="float" office:value="0.898595324" calcext:value-type="float">
            <text:p>0.898595324</text:p>
          </table:table-cell>
          <table:table-cell office:value-type="float" office:value="0.033887134" calcext:value-type="float">
            <text:p>0.033887134</text:p>
          </table:table-cell>
          <table:table-cell office:value-type="float" office:value="0.887100994" calcext:value-type="float">
            <text:p>0.887100994</text:p>
          </table:table-cell>
          <table:table-cell office:value-type="float" office:value="122058" calcext:value-type="float">
            <text:p>122058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137592" calcext:value-type="float">
            <text:p>13759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7]&lt;&gt;0; 1; 0)" office:value-type="float" office:value="0" calcext:value-type="float">
            <text:p>0</text:p>
          </table:table-cell>
          <table:table-cell table:formula="of:=IF(AND([.K517]=1; [.J517]&gt;=[.E5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ocated_in_place_P1134&gt; <text:s/>?b <text:s/>?e <text:s/>&lt;named_after_P138&gt; <text:s/>?a <text:s text:c="2"/>=&gt; ?a <text:s/>&lt;located_in_place_P1134&gt; <text:s/>?b</text:p>
          </table:table-cell>
          <table:table-cell office:value-type="float" office:value="0.000005917" calcext:value-type="float">
            <text:p>0.000005917</text:p>
          </table:table-cell>
          <table:table-cell office:value-type="float" office:value="0.033553875" calcext:value-type="float">
            <text:p>0.033553875</text:p>
          </table:table-cell>
          <table:table-cell office:value-type="float" office:value="0.094289509" calcext:value-type="float">
            <text:p>0.094289509</text:p>
          </table:table-cell>
          <table:table-cell office:value-type="float" office:value="0.8875" calcext:value-type="float">
            <text:p>0.8875</text:p>
          </table:table-cell>
          <table:table-cell office:value-type="float" office:value="71" calcext:value-type="float">
            <text:p>71</text:p>
          </table:table-cell>
          <table:table-cell office:value-type="float" office:value="753" calcext:value-type="float">
            <text:p>7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8]&lt;&gt;0; 1; 0)" office:value-type="float" office:value="0" calcext:value-type="float">
            <text:p>0</text:p>
          </table:table-cell>
          <table:table-cell table:formula="of:=IF(AND([.K518]=1; [.J518]&gt;=[.E5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rother_P7&gt; <text:s/>?a <text:s text:c="2"/>=&gt; ?a <text:s/>&lt;brother_P7&gt; <text:s/>?b</text:p>
          </table:table-cell>
          <table:table-cell office:value-type="float" office:value="0.000293435" calcext:value-type="float">
            <text:p>0.000293435</text:p>
          </table:table-cell>
          <table:table-cell table:number-columns-repeated="2" office:value-type="float" office:value="0.691748527" calcext:value-type="float">
            <text:p>0.691748527</text:p>
          </table:table-cell>
          <table:table-cell office:value-type="float" office:value="0.888244198" calcext:value-type="float">
            <text:p>0.888244198</text:p>
          </table:table-cell>
          <table:table-cell office:value-type="float" office:value="3521" calcext:value-type="float">
            <text:p>3521</text:p>
          </table:table-cell>
          <table:table-cell office:value-type="float" office:value="5090" calcext:value-type="float">
            <text:p>5090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9]&lt;&gt;0; 1; 0)" office:value-type="float" office:value="0" calcext:value-type="float">
            <text:p>0</text:p>
          </table:table-cell>
          <table:table-cell table:formula="of:=IF(AND([.K519]=1; [.J519]&gt;=[.E5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haracters_P674&gt; <text:s/>?a <text:s/>?b <text:s/>&lt;consists_of_P527&gt; <text:s/>?f <text:s text:c="2"/>=&gt; ?a <text:s/>&lt;from_narrative_or_fictional_universe_P1080&gt; <text:s/>?b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98765432" calcext:value-type="float">
            <text:p>0.098765432</text:p>
          </table:table-cell>
          <table:table-cell office:value-type="float" office:value="0.888888889" calcext:value-type="float">
            <text:p>0.888888889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0]&lt;&gt;0; 1; 0)" office:value-type="float" office:value="0" calcext:value-type="float">
            <text:p>0</text:p>
          </table:table-cell>
          <table:table-cell table:formula="of:=IF(AND([.K520]=1; [.J520]&gt;=[.E5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tributary_P974&gt; <text:s/>?a <text:s text:c="2"/>=&gt; ?a <text:s/>&lt;mouth_of_the_watercourse_P403&gt; <text:s/>?b</text:p>
          </table:table-cell>
          <table:table-cell office:value-type="float" office:value="0.000005834" calcext:value-type="float">
            <text:p>0.000005834</text:p>
          </table:table-cell>
          <table:table-cell office:value-type="float" office:value="0.019363762" calcext:value-type="float">
            <text:p>0.019363762</text:p>
          </table:table-cell>
          <table:table-cell office:value-type="float" office:value="0.843373494" calcext:value-type="float">
            <text:p>0.843373494</text:p>
          </table:table-cell>
          <table:table-cell office:value-type="float" office:value="0.897435897" calcext:value-type="float">
            <text:p>0.89743589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1]&lt;&gt;0; 1; 0)" office:value-type="float" office:value="0" calcext:value-type="float">
            <text:p>0</text:p>
          </table:table-cell>
          <table:table-cell table:formula="of:=IF(AND([.K521]=1; [.J521]&gt;=[.E5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rom_narrative_or_fictional_universe_P1080&gt; <text:s/>?b <text:s/>?e <text:s/>&lt;instance_of_P31&gt; <text:s/>?a <text:s text:c="2"/>=&gt; ?a <text:s/>&lt;from_narrative_or_fictional_universe_P1080&gt; <text:s/>?b</text:p>
          </table:table-cell>
          <table:table-cell office:value-type="float" office:value="0.00000225" calcext:value-type="float">
            <text:p>0.00000225</text:p>
          </table:table-cell>
          <table:table-cell office:value-type="float" office:value="0.049450549" calcext:value-type="float">
            <text:p>0.049450549</text:p>
          </table:table-cell>
          <table:table-cell office:value-type="float" office:value="0.126168224" calcext:value-type="float">
            <text:p>0.126168224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2]&lt;&gt;0; 1; 0)" office:value-type="float" office:value="0" calcext:value-type="float">
            <text:p>0</text:p>
          </table:table-cell>
          <table:table-cell table:formula="of:=IF(AND([.K522]=1; [.J522]&gt;=[.E5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haracters_P674&gt; <text:s/>?a <text:s/>?e <text:s/>&lt;part_of_P361&gt; <text:s/>?b <text:s text:c="2"/>=&gt; ?a <text:s/>&lt;from_narrative_or_fictional_universe_P1080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16483516" calcext:value-type="float">
            <text:p>0.016483516</text:p>
          </table:table-cell>
          <table:table-cell office:value-type="float" office:value="0.049450549" calcext:value-type="float">
            <text:p>0.049450549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3]&lt;&gt;0; 1; 0)" office:value-type="float" office:value="0" calcext:value-type="float">
            <text:p>0</text:p>
          </table:table-cell>
          <table:table-cell table:formula="of:=IF(AND([.K523]=1; [.J523]&gt;=[.E5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ake_outflow_P201&gt; <text:s/>?b <text:s/>?b <text:s/>&lt;lakes_on_river_P469&gt; <text:s/>?a <text:s text:c="2"/>=&gt; ?a <text:s/>&lt;lake_inflows_P200&gt; <text:s/>?b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86124402" calcext:value-type="float">
            <text:p>0.086124402</text:p>
          </table:table-cell>
          <table:table-cell office:value-type="float" office:value="0.782608696" calcext:value-type="float">
            <text:p>0.782608696</text:p>
          </table:table-cell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24]&lt;&gt;0; 1; 0)" office:value-type="float" office:value="0" calcext:value-type="float">
            <text:p>0</text:p>
          </table:table-cell>
          <table:table-cell table:formula="of:=IF(AND([.K524]=1; [.J524]&gt;=[.E5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terminus_P559&gt; <text:s/>?a <text:s text:c="2"/>=&gt; ?a <text:s/>&lt;connecting_line_P81&gt; <text:s/>?b</text:p>
          </table:table-cell>
          <table:table-cell office:value-type="float" office:value="0.000009917" calcext:value-type="float">
            <text:p>0.000009917</text:p>
          </table:table-cell>
          <table:table-cell office:value-type="float" office:value="0.021743103" calcext:value-type="float">
            <text:p>0.021743103</text:p>
          </table:table-cell>
          <table:table-cell office:value-type="float" office:value="0.264444444" calcext:value-type="float">
            <text:p>0.264444444</text:p>
          </table:table-cell>
          <table:table-cell office:value-type="float" office:value="0.901515152" calcext:value-type="float">
            <text:p>0.901515152</text:p>
          </table:table-cell>
          <table:table-cell office:value-type="float" office:value="119" calcext:value-type="float">
            <text:p>119</text:p>
          </table:table-cell>
          <table:table-cell office:value-type="float" office:value="450" calcext:value-type="float">
            <text:p>45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5]&lt;&gt;0; 1; 0)" office:value-type="float" office:value="0" calcext:value-type="float">
            <text:p>0</text:p>
          </table:table-cell>
          <table:table-cell table:formula="of:=IF(AND([.K525]=1; [.J525]&gt;=[.E5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sists_of_P527&gt; <text:s/>?a <text:s text:c="2"/>=&gt; ?a <text:s/>&lt;series_P179&gt; <text:s/>?b</text:p>
          </table:table-cell>
          <table:table-cell office:value-type="float" office:value="0.000013334" calcext:value-type="float">
            <text:p>0.000013334</text:p>
          </table:table-cell>
          <table:table-cell office:value-type="float" office:value="0.013861215" calcext:value-type="float">
            <text:p>0.013861215</text:p>
          </table:table-cell>
          <table:table-cell office:value-type="float" office:value="0.021947874" calcext:value-type="float">
            <text:p>0.021947874</text:p>
          </table:table-cell>
          <table:table-cell office:value-type="float" office:value="0.909090909" calcext:value-type="float">
            <text:p>0.909090909</text:p>
          </table:table-cell>
          <table:table-cell office:value-type="float" office:value="160" calcext:value-type="float">
            <text:p>160</text:p>
          </table:table-cell>
          <table:table-cell office:value-type="float" office:value="7290" calcext:value-type="float">
            <text:p>729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6]&lt;&gt;0; 1; 0)" office:value-type="float" office:value="0" calcext:value-type="float">
            <text:p>0</text:p>
          </table:table-cell>
          <table:table-cell table:formula="of:=IF(AND([.K526]=1; [.J526]&gt;=[.E5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yrics_by_P676&gt; <text:s/>?b <text:s text:c="2"/>=&gt; ?a <text:s/>&lt;librettist_P87&gt; <text:s/>?b</text:p>
          </table:table-cell>
          <table:table-cell office:value-type="float" office:value="0.000002583" calcext:value-type="float">
            <text:p>0.000002583</text:p>
          </table:table-cell>
          <table:table-cell office:value-type="float" office:value="0.101973684" calcext:value-type="float">
            <text:p>0.101973684</text:p>
          </table:table-cell>
          <table:table-cell office:value-type="float" office:value="0.008041505" calcext:value-type="float">
            <text:p>0.008041505</text:p>
          </table:table-cell>
          <table:table-cell office:value-type="float" office:value="0.911764706" calcext:value-type="float">
            <text:p>0.911764706</text:p>
          </table:table-cell>
          <table:table-cell office:value-type="float" office:value="31" calcext:value-type="float">
            <text:p>31</text:p>
          </table:table-cell>
          <table:table-cell office:value-type="float" office:value="3855" calcext:value-type="float">
            <text:p>38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7]&lt;&gt;0; 1; 0)" office:value-type="float" office:value="0" calcext:value-type="float">
            <text:p>0</text:p>
          </table:table-cell>
          <table:table-cell table:formula="of:=IF(AND([.K527]=1; [.J527]&gt;=[.E5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octoral_advisor_P184&gt; <text:s/>?a <text:s text:c="2"/>=&gt; ?a <text:s/>&lt;doctoral_student_P185&gt; <text:s/>?b</text:p>
          </table:table-cell>
          <table:table-cell office:value-type="float" office:value="0.000006334" calcext:value-type="float">
            <text:p>0.000006334</text:p>
          </table:table-cell>
          <table:table-cell office:value-type="float" office:value="0.404255319" calcext:value-type="float">
            <text:p>0.404255319</text:p>
          </table:table-cell>
          <table:table-cell office:value-type="float" office:value="0.531468531" calcext:value-type="float">
            <text:p>0.531468531</text:p>
          </table:table-cell>
          <table:table-cell office:value-type="float" office:value="0.915662651" calcext:value-type="float">
            <text:p>0.915662651</text:p>
          </table:table-cell>
          <table:table-cell office:value-type="float" office:value="76" calcext:value-type="float">
            <text:p>76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28]&lt;&gt;0; 1; 0)" office:value-type="float" office:value="0" calcext:value-type="float">
            <text:p>0</text:p>
          </table:table-cell>
          <table:table-cell table:formula="of:=IF(AND([.K528]=1; [.J528]&gt;=[.E5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lake_inflows_P200&gt; <text:s/>?a <text:s text:c="2"/>=&gt; ?a <text:s/>&lt;lake_outflow_P201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0.916666667" calcext:value-type="float">
            <text:p>0.916666667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9]&lt;&gt;0; 1; 0)" office:value-type="float" office:value="0" calcext:value-type="float">
            <text:p>0</text:p>
          </table:table-cell>
          <table:table-cell table:formula="of:=IF(AND([.K529]=1; [.J529]&gt;=[.E5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located_in_place_P1134&gt; <text:s/>?b <text:s/>?a <text:s/>&lt;named_after_P138&gt; <text:s/>?f <text:s text:c="2"/>=&gt; ?a <text:s/>&lt;located_in_place_P1134&gt; <text:s/>?b</text:p>
          </table:table-cell>
          <table:table-cell office:value-type="float" office:value="0.000007417" calcext:value-type="float">
            <text:p>0.000007417</text:p>
          </table:table-cell>
          <table:table-cell office:value-type="float" office:value="0.042060491" calcext:value-type="float">
            <text:p>0.042060491</text:p>
          </table:table-cell>
          <table:table-cell office:value-type="float" office:value="0.794642857" calcext:value-type="float">
            <text:p>0.794642857</text:p>
          </table:table-cell>
          <table:table-cell office:value-type="float" office:value="0.917525773" calcext:value-type="float">
            <text:p>0.917525773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30]&lt;&gt;0; 1; 0)" office:value-type="float" office:value="0" calcext:value-type="float">
            <text:p>0</text:p>
          </table:table-cell>
          <table:table-cell table:formula="of:=IF(AND([.K530]=1; [.J530]&gt;=[.E5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hares_border_with_P47&gt; <text:s/>?a <text:s text:c="2"/>=&gt; ?a <text:s/>&lt;shares_border_with_P47&gt; <text:s/>?b</text:p>
          </table:table-cell>
          <table:table-cell office:value-type="float" office:value="0.006602407" calcext:value-type="float">
            <text:p>0.006602407</text:p>
          </table:table-cell>
          <table:table-cell table:number-columns-repeated="2" office:value-type="float" office:value="0.893964185" calcext:value-type="float">
            <text:p>0.893964185</text:p>
          </table:table-cell>
          <table:table-cell office:value-type="float" office:value="0.919103913" calcext:value-type="float">
            <text:p>0.919103913</text:p>
          </table:table-cell>
          <table:table-cell office:value-type="float" office:value="79224" calcext:value-type="float">
            <text:p>79224</text:p>
          </table:table-cell>
          <table:table-cell office:value-type="float" office:value="88621" calcext:value-type="float">
            <text:p>88621</text:p>
          </table:table-cell>
          <table:table-cell office:value-type="float" office:value="86197" calcext:value-type="float">
            <text:p>8619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31]&lt;&gt;0; 1; 0)" office:value-type="float" office:value="0" calcext:value-type="float">
            <text:p>0</text:p>
          </table:table-cell>
          <table:table-cell table:formula="of:=IF(AND([.K531]=1; [.J531]&gt;=[.E5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eries_P179&gt; <text:s/>?a <text:s text:c="2"/>=&gt; ?a <text:s/>&lt;consists_of_P527&gt; <text:s/>?b</text:p>
          </table:table-cell>
          <table:table-cell office:value-type="float" office:value="0.000013334" calcext:value-type="float">
            <text:p>0.000013334</text:p>
          </table:table-cell>
          <table:table-cell office:value-type="float" office:value="0.021947874" calcext:value-type="float">
            <text:p>0.021947874</text:p>
          </table:table-cell>
          <table:table-cell office:value-type="float" office:value="0.013861215" calcext:value-type="float">
            <text:p>0.013861215</text:p>
          </table:table-cell>
          <table:table-cell office:value-type="float" office:value="0.91954023" calcext:value-type="float">
            <text:p>0.91954023</text:p>
          </table:table-cell>
          <table:table-cell office:value-type="float" office:value="160" calcext:value-type="float">
            <text:p>160</text:p>
          </table:table-cell>
          <table:table-cell office:value-type="float" office:value="11543" calcext:value-type="float">
            <text:p>1154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32]&lt;&gt;0; 1; 0)" office:value-type="float" office:value="0" calcext:value-type="float">
            <text:p>0</text:p>
          </table:table-cell>
          <table:table-cell table:formula="of:=IF(AND([.K532]=1; [.J532]&gt;=[.E5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lakes_on_river_P469&gt; <text:s/>?a <text:s text:c="2"/>=&gt; ?a <text:s/>&lt;lake_outflow_P201&gt; <text:s/>?b</text:p>
          </table:table-cell>
          <table:table-cell office:value-type="float" office:value="0.000001917" calcext:value-type="float">
            <text:p>0.000001917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.442307692" calcext:value-type="float">
            <text:p>0.442307692</text:p>
          </table:table-cell>
          <table:table-cell office:value-type="float" office:value="0.92" calcext:value-type="float">
            <text:p>0.9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33]&lt;&gt;0; 1; 0)" office:value-type="float" office:value="0" calcext:value-type="float">
            <text:p>0</text:p>
          </table:table-cell>
          <table:table-cell table:formula="of:=IF(AND([.K533]=1; [.J533]&gt;=[.E5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ather_P22&gt; <text:s/>?a <text:s/>?e <text:s/>&lt;from_narrative_or_fictional_universe_P1080&gt; <text:s/>?b <text:s text:c="2"/>=&gt; ?a <text:s/>&lt;from_narrative_or_fictional_universe_P1080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21978022" calcext:value-type="float">
            <text:p>0.02197802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923076923" calcext:value-type="float">
            <text:p>0.92307692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34]&lt;&gt;0; 1; 0)" office:value-type="float" office:value="0" calcext:value-type="float">
            <text:p>0</text:p>
          </table:table-cell>
          <table:table-cell table:formula="of:=IF(AND([.K534]=1; [.J534]&gt;=[.E5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ocated_in_place_P1134&gt; <text:s/>?b <text:s/>?e <text:s/>&lt;located_on_terrain_feature_P706&gt; <text:s/>?a <text:s text:c="2"/>=&gt; ?a <text:s/>&lt;located_in_place_P1134&gt; <text:s/>?b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11342155" calcext:value-type="float">
            <text:p>0.0113421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923076923" calcext:value-type="float">
            <text:p>0.92307692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35]&lt;&gt;0; 1; 0)" office:value-type="float" office:value="0" calcext:value-type="float">
            <text:p>0</text:p>
          </table:table-cell>
          <table:table-cell table:formula="of:=IF(AND([.K535]=1; [.J535]&gt;=[.E5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nsists_of_P527&gt; <text:s/>?a <text:s text:c="2"/>=&gt; ?a <text:s/>&lt;part_of_P361&gt; <text:s/>?b</text:p>
          </table:table-cell>
          <table:table-cell office:value-type="float" office:value="0.00021018" calcext:value-type="float">
            <text:p>0.00021018</text:p>
          </table:table-cell>
          <table:table-cell office:value-type="float" office:value="0.059124156" calcext:value-type="float">
            <text:p>0.059124156</text:p>
          </table:table-cell>
          <table:table-cell office:value-type="float" office:value="0.345953361" calcext:value-type="float">
            <text:p>0.345953361</text:p>
          </table:table-cell>
          <table:table-cell office:value-type="float" office:value="0.927205882" calcext:value-type="float">
            <text:p>0.927205882</text:p>
          </table:table-cell>
          <table:table-cell office:value-type="float" office:value="2522" calcext:value-type="float">
            <text:p>2522</text:p>
          </table:table-cell>
          <table:table-cell office:value-type="float" office:value="7290" calcext:value-type="float">
            <text:p>7290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36]&lt;&gt;0; 1; 0)" office:value-type="float" office:value="0" calcext:value-type="float">
            <text:p>0</text:p>
          </table:table-cell>
          <table:table-cell table:formula="of:=IF(AND([.K536]=1; [.J536]&gt;=[.E5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named_after_P138&gt; <text:s/>?b <text:s text:c="2"/>=&gt; ?a <text:s/>&lt;patron_saint_P417&gt; <text:s/>?b</text:p>
          </table:table-cell>
          <table:table-cell office:value-type="float" office:value="0.00000675" calcext:value-type="float">
            <text:p>0.00000675</text:p>
          </table:table-cell>
          <table:table-cell office:value-type="float" office:value="0.082066869" calcext:value-type="float">
            <text:p>0.082066869</text:p>
          </table:table-cell>
          <table:table-cell office:value-type="float" office:value="0.005739389" calcext:value-type="float">
            <text:p>0.005739389</text:p>
          </table:table-cell>
          <table:table-cell office:value-type="float" office:value="0.931034483" calcext:value-type="float">
            <text:p>0.931034483</text:p>
          </table:table-cell>
          <table:table-cell office:value-type="float" office:value="81" calcext:value-type="float">
            <text:p>81</text:p>
          </table:table-cell>
          <table:table-cell office:value-type="float" office:value="14113" calcext:value-type="float">
            <text:p>141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37]&lt;&gt;0; 1; 0)" office:value-type="float" office:value="0" calcext:value-type="float">
            <text:p>0</text:p>
          </table:table-cell>
          <table:table-cell table:formula="of:=IF(AND([.K537]=1; [.J537]&gt;=[.E5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dition_or_translation_of_P629&gt; <text:s/>?a <text:s/>?e <text:s/>&lt;translator_P655&gt; <text:s/>?b <text:s text:c="2"/>=&gt; ?a <text:s/>&lt;translator_P655&gt; <text:s/>?b</text:p>
          </table:table-cell>
          <table:table-cell office:value-type="float" office:value="0.000001167" calcext:value-type="float">
            <text:p>0.000001167</text:p>
          </table:table-cell>
          <table:table-cell office:value-type="float" office:value="0.102941176" calcext:value-type="float">
            <text:p>0.102941176</text:p>
          </table:table-cell>
          <table:table-cell office:value-type="float" office:value="0.229508197" calcext:value-type="float">
            <text:p>0.229508197</text:p>
          </table:table-cell>
          <table:table-cell office:value-type="float" office:value="0.933333333" calcext:value-type="float">
            <text:p>0.93333333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38]&lt;&gt;0; 1; 0)" office:value-type="float" office:value="0" calcext:value-type="float">
            <text:p>0</text:p>
          </table:table-cell>
          <table:table-cell table:formula="of:=IF(AND([.K538]=1; [.J538]&gt;=[.E5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djacent_station_P197&gt; <text:s/>?a <text:s text:c="2"/>=&gt; ?a <text:s/>&lt;adjacent_station_P197&gt; <text:s/>?b</text:p>
          </table:table-cell>
          <table:table-cell office:value-type="float" office:value="0.000855136" calcext:value-type="float">
            <text:p>0.000855136</text:p>
          </table:table-cell>
          <table:table-cell table:number-columns-repeated="2" office:value-type="float" office:value="0.917717557" calcext:value-type="float">
            <text:p>0.917717557</text:p>
          </table:table-cell>
          <table:table-cell office:value-type="float" office:value="0.933582022" calcext:value-type="float">
            <text:p>0.933582022</text:p>
          </table:table-cell>
          <table:table-cell office:value-type="float" office:value="10261" calcext:value-type="float">
            <text:p>10261</text:p>
          </table:table-cell>
          <table:table-cell office:value-type="float" office:value="11181" calcext:value-type="float">
            <text:p>11181</text:p>
          </table:table-cell>
          <table:table-cell office:value-type="float" office:value="10991" calcext:value-type="float">
            <text:p>1099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39]&lt;&gt;0; 1; 0)" office:value-type="float" office:value="0" calcext:value-type="float">
            <text:p>0</text:p>
          </table:table-cell>
          <table:table-cell table:formula="of:=IF(AND([.K539]=1; [.J539]&gt;=[.E5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owned_by_P127&gt; <text:s/>?a <text:s text:c="2"/>=&gt; ?a <text:s/>&lt;subsidiaries_P355&gt; <text:s/>?b</text:p>
          </table:table-cell>
          <table:table-cell office:value-type="float" office:value="0.000003667" calcext:value-type="float">
            <text:p>0.000003667</text:p>
          </table:table-cell>
          <table:table-cell office:value-type="float" office:value="0.153310105" calcext:value-type="float">
            <text:p>0.153310105</text:p>
          </table:table-cell>
          <table:table-cell office:value-type="float" office:value="0.002771304" calcext:value-type="float">
            <text:p>0.002771304</text:p>
          </table:table-cell>
          <table:table-cell office:value-type="float" office:value="0.936170213" calcext:value-type="float">
            <text:p>0.936170213</text:p>
          </table:table-cell>
          <table:table-cell office:value-type="float" office:value="44" calcext:value-type="float">
            <text:p>44</text:p>
          </table:table-cell>
          <table:table-cell office:value-type="float" office:value="15877" calcext:value-type="float">
            <text:p>158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40]&lt;&gt;0; 1; 0)" office:value-type="float" office:value="0" calcext:value-type="float">
            <text:p>0</text:p>
          </table:table-cell>
          <table:table-cell table:formula="of:=IF(AND([.K540]=1; [.J540]&gt;=[.E5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ategory_s_main_topic_P301&gt; <text:s/>?a <text:s text:c="2"/>=&gt; ?a <text:s/>&lt;topic_s_main_category_P910&gt; <text:s/>?b</text:p>
          </table:table-cell>
          <table:table-cell office:value-type="float" office:value="0.00977677" calcext:value-type="float">
            <text:p>0.00977677</text:p>
          </table:table-cell>
          <table:table-cell office:value-type="float" office:value="0.99361385" calcext:value-type="float">
            <text:p>0.99361385</text:p>
          </table:table-cell>
          <table:table-cell office:value-type="float" office:value="0.814380818" calcext:value-type="float">
            <text:p>0.814380818</text:p>
          </table:table-cell>
          <table:table-cell office:value-type="float" office:value="0.936489183" calcext:value-type="float">
            <text:p>0.936489183</text:p>
          </table:table-cell>
          <table:table-cell office:value-type="float" office:value="117314" calcext:value-type="float">
            <text:p>117314</text:p>
          </table:table-cell>
          <table:table-cell office:value-type="float" office:value="144053" calcext:value-type="float">
            <text:p>144053</text:p>
          </table:table-cell>
          <table:table-cell office:value-type="float" office:value="125270" calcext:value-type="float">
            <text:p>1252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1]&lt;&gt;0; 1; 0)" office:value-type="float" office:value="0" calcext:value-type="float">
            <text:p>0</text:p>
          </table:table-cell>
          <table:table-cell table:formula="of:=IF(AND([.K541]=1; [.J541]&gt;=[.E5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rom_narrative_or_fictional_universe_P1080&gt; <text:s/>?b <text:s/>?e <text:s/>&lt;subclass_of_P279&gt; <text:s/>?a <text:s text:c="2"/>=&gt; ?a <text:s/>&lt;from_narrative_or_fictional_universe_P1080&gt; <text:s/>?b</text:p>
          </table:table-cell>
          <table:table-cell office:value-type="float" office:value="0.000001333" calcext:value-type="float">
            <text:p>0.000001333</text:p>
          </table:table-cell>
          <table:table-cell office:value-type="float" office:value="0.029304029" calcext:value-type="float">
            <text:p>0.029304029</text:p>
          </table:table-cell>
          <table:table-cell office:value-type="float" office:value="0.179775281" calcext:value-type="float">
            <text:p>0.179775281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2]&lt;&gt;0; 1; 0)" office:value-type="float" office:value="0" calcext:value-type="float">
            <text:p>0</text:p>
          </table:table-cell>
          <table:table-cell table:formula="of:=IF(AND([.K542]=1; [.J542]&gt;=[.E5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or_P170&gt; <text:s/>?a <text:s text:c="2"/>=&gt; ?a <text:s/>&lt;work_P800&gt; <text:s/>?b</text:p>
          </table:table-cell>
          <table:table-cell office:value-type="float" office:value="0.000001417" calcext:value-type="float">
            <text:p>0.000001417</text:p>
          </table:table-cell>
          <table:table-cell office:value-type="float" office:value="0.049418605" calcext:value-type="float">
            <text:p>0.049418605</text:p>
          </table:table-cell>
          <table:table-cell office:value-type="float" office:value="0.003878622" calcext:value-type="float">
            <text:p>0.003878622</text:p>
          </table:table-cell>
          <table:table-cell office:value-type="float" office:value="0.944444444" calcext:value-type="float">
            <text:p>0.944444444</text:p>
          </table:table-cell>
          <table:table-cell office:value-type="float" office:value="17" calcext:value-type="float">
            <text:p>17</text:p>
          </table:table-cell>
          <table:table-cell office:value-type="float" office:value="4383" calcext:value-type="float">
            <text:p>43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43]&lt;&gt;0; 1; 0)" office:value-type="float" office:value="0" calcext:value-type="float">
            <text:p>0</text:p>
          </table:table-cell>
          <table:table-cell table:formula="of:=IF(AND([.K543]=1; [.J543]&gt;=[.E5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father_P22&gt; <text:s/>?f <text:s/>?f <text:s/>&lt;from_narrative_or_fictional_universe_P1080&gt; <text:s/>?b <text:s text:c="2"/>=&gt; ?a <text:s/>&lt;from_narrative_or_fictional_universe_P1080&gt; <text:s/>?b</text:p>
          </table:table-cell>
          <table:table-cell office:value-type="float" office:value="0.000001417" calcext:value-type="float">
            <text:p>0.000001417</text:p>
          </table:table-cell>
          <table:table-cell office:value-type="float" office:value="0.031135531" calcext:value-type="float">
            <text:p>0.031135531</text:p>
          </table:table-cell>
          <table:table-cell office:value-type="float" office:value="0.607142857" calcext:value-type="float">
            <text:p>0.607142857</text:p>
          </table:table-cell>
          <table:table-cell office:value-type="float" office:value="0.944444444" calcext:value-type="float">
            <text:p>0.94444444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4]&lt;&gt;0; 1; 0)" office:value-type="float" office:value="0" calcext:value-type="float">
            <text:p>0</text:p>
          </table:table-cell>
          <table:table-cell table:formula="of:=IF(AND([.K544]=1; [.J544]&gt;=[.E5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aid_to_be_the_same_as_P460&gt; <text:s/>?a <text:s text:c="2"/>=&gt; ?a <text:s/>&lt;said_to_be_the_same_as_P460&gt; <text:s/>?b</text:p>
          </table:table-cell>
          <table:table-cell office:value-type="float" office:value="0.000087172" calcext:value-type="float">
            <text:p>0.000087172</text:p>
          </table:table-cell>
          <table:table-cell table:number-columns-repeated="2" office:value-type="float" office:value="0.738700565" calcext:value-type="float">
            <text:p>0.738700565</text:p>
          </table:table-cell>
          <table:table-cell office:value-type="float" office:value="0.947463768" calcext:value-type="float">
            <text:p>0.947463768</text:p>
          </table:table-cell>
          <table:table-cell office:value-type="float" office:value="1046" calcext:value-type="float">
            <text:p>1046</text:p>
          </table:table-cell>
          <table:table-cell office:value-type="float" office:value="1416" calcext:value-type="float">
            <text:p>1416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45]&lt;&gt;0; 1; 0)" office:value-type="float" office:value="0" calcext:value-type="float">
            <text:p>0</text:p>
          </table:table-cell>
          <table:table-cell table:formula="of:=IF(AND([.K545]=1; [.J545]&gt;=[.E5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flag_P163&gt; <text:s/>?a <text:s text:c="2"/>=&gt; ?a <text:s/>&lt;belongs_to_jurisdiction_P1001&gt; <text:s/>?b</text:p>
          </table:table-cell>
          <table:table-cell office:value-type="float" office:value="0.000037086" calcext:value-type="float">
            <text:p>0.000037086</text:p>
          </table:table-cell>
          <table:table-cell office:value-type="float" office:value="0.292570677" calcext:value-type="float">
            <text:p>0.292570677</text:p>
          </table:table-cell>
          <table:table-cell office:value-type="float" office:value="0.631205674" calcext:value-type="float">
            <text:p>0.631205674</text:p>
          </table:table-cell>
          <table:table-cell office:value-type="float" office:value="0.952890792" calcext:value-type="float">
            <text:p>0.952890792</text:p>
          </table:table-cell>
          <table:table-cell office:value-type="float" office:value="445" calcext:value-type="float">
            <text:p>445</text:p>
          </table:table-cell>
          <table:table-cell office:value-type="float" office:value="705" calcext:value-type="float">
            <text:p>70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6]&lt;&gt;0; 1; 0)" office:value-type="float" office:value="0" calcext:value-type="float">
            <text:p>0</text:p>
          </table:table-cell>
          <table:table-cell table:formula="of:=IF(AND([.K546]=1; [.J546]&gt;=[.E5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art_of_P361&gt; <text:s/>?a <text:s text:c="2"/>=&gt; ?a <text:s/>&lt;tracklist_P658&gt; <text:s/>?b</text:p>
          </table:table-cell>
          <table:table-cell office:value-type="float" office:value="0.000001917" calcext:value-type="float">
            <text:p>0.000001917</text:p>
          </table:table-cell>
          <table:table-cell office:value-type="float" office:value="0.04893617" calcext:value-type="float">
            <text:p>0.04893617</text:p>
          </table:table-cell>
          <table:table-cell office:value-type="float" office:value="0.000539197" calcext:value-type="float">
            <text:p>0.000539197</text:p>
          </table:table-cell>
          <table:table-cell office:value-type="float" office:value="0.958333333" calcext:value-type="float">
            <text:p>0.958333333</text:p>
          </table:table-cell>
          <table:table-cell office:value-type="float" office:value="23" calcext:value-type="float">
            <text:p>23</text:p>
          </table:table-cell>
          <table:table-cell office:value-type="float" office:value="42656" calcext:value-type="float">
            <text:p>426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47]&lt;&gt;0; 1; 0)" office:value-type="float" office:value="0" calcext:value-type="float">
            <text:p>0</text:p>
          </table:table-cell>
          <table:table-cell table:formula="of:=IF(AND([.K547]=1; [.J547]&gt;=[.E5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hild_P40&gt; <text:s/>?f <text:s/>?f <text:s/>&lt;from_narrative_or_fictional_universe_P1080&gt; <text:s/>?b <text:s text:c="2"/>=&gt; ?a <text:s/>&lt;from_narrative_or_fictional_universe_P1080&gt; <text:s/>?b</text:p>
          </table:table-cell>
          <table:table-cell office:value-type="float" office:value="0.000001917" calcext:value-type="float">
            <text:p>0.000001917</text:p>
          </table:table-cell>
          <table:table-cell office:value-type="float" office:value="0.042124542" calcext:value-type="float">
            <text:p>0.042124542</text:p>
          </table:table-cell>
          <table:table-cell office:value-type="float" office:value="0.46" calcext:value-type="float">
            <text:p>0.46</text:p>
          </table:table-cell>
          <table:table-cell office:value-type="float" office:value="0.958333333" calcext:value-type="float">
            <text:p>0.95833333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8]&lt;&gt;0; 1; 0)" office:value-type="float" office:value="0" calcext:value-type="float">
            <text:p>0</text:p>
          </table:table-cell>
          <table:table-cell table:formula="of:=IF(AND([.K548]=1; [.J548]&gt;=[.E5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legislative_body_P194&gt; <text:s/>?a <text:s text:c="2"/>=&gt; ?a <text:s/>&lt;belongs_to_jurisdiction_P1001&gt; <text:s/>?b</text:p>
          </table:table-cell>
          <table:table-cell office:value-type="float" office:value="0.000011667" calcext:value-type="float">
            <text:p>0.000011667</text:p>
          </table:table-cell>
          <table:table-cell office:value-type="float" office:value="0.092044707" calcext:value-type="float">
            <text:p>0.092044707</text:p>
          </table:table-cell>
          <table:table-cell office:value-type="float" office:value="0.298507463" calcext:value-type="float">
            <text:p>0.298507463</text:p>
          </table:table-cell>
          <table:table-cell office:value-type="float" office:value="0.95890411" calcext:value-type="float">
            <text:p>0.95890411</text:p>
          </table:table-cell>
          <table:table-cell office:value-type="float" office:value="140" calcext:value-type="float">
            <text:p>140</text:p>
          </table:table-cell>
          <table:table-cell office:value-type="float" office:value="469" calcext:value-type="float">
            <text:p>46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9]&lt;&gt;0; 1; 0)" office:value-type="float" office:value="0" calcext:value-type="float">
            <text:p>0</text:p>
          </table:table-cell>
          <table:table-cell table:formula="of:=IF(AND([.K549]=1; [.J549]&gt;=[.E5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from_narrative_or_fictional_universe_P1080&gt; <text:s/>?b <text:s/>?a <text:s/>&lt;spouse_P26&gt; <text:s/>?f <text:s text:c="2"/>=&gt; ?a <text:s/>&lt;from_narrative_or_fictional_universe_P1080&gt; <text:s/>?b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43956044" calcext:value-type="float">
            <text:p>0.043956044</text:p>
          </table:table-cell>
          <table:table-cell office:value-type="float" office:value="0.685714286" calcext:value-type="float">
            <text:p>0.685714286</text:p>
          </table:table-cell>
          <table:table-cell office:value-type="float" office:value="0.96" calcext:value-type="float">
            <text:p>0.9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0]&lt;&gt;0; 1; 0)" office:value-type="float" office:value="0" calcext:value-type="float">
            <text:p>0</text:p>
          </table:table-cell>
          <table:table-cell table:formula="of:=IF(AND([.K550]=1; [.J550]&gt;=[.E5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rom_narrative_or_fictional_universe_P1080&gt; <text:s/>?b <text:s/>?e <text:s/>&lt;spouse_P26&gt; <text:s/>?a <text:s text:c="2"/>=&gt; ?a <text:s/>&lt;from_narrative_or_fictional_universe_P1080&gt; <text:s/>?b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43956044" calcext:value-type="float">
            <text:p>0.043956044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1]&lt;&gt;0; 1; 0)" office:value-type="float" office:value="0" calcext:value-type="float">
            <text:p>0</text:p>
          </table:table-cell>
          <table:table-cell table:formula="of:=IF(AND([.K551]=1; [.J551]&gt;=[.E5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from_narrative_or_fictional_universe_P1080&gt; <text:s/>?b <text:s/>?a <text:s/>&lt;instance_of_P31&gt; <text:s/>?f <text:s text:c="2"/>=&gt; ?a <text:s/>&lt;from_narrative_or_fictional_universe_P1080&gt; <text:s/>?b</text:p>
          </table:table-cell>
          <table:table-cell office:value-type="float" office:value="0.000006084" calcext:value-type="float">
            <text:p>0.000006084</text:p>
          </table:table-cell>
          <table:table-cell office:value-type="float" office:value="0.133699634" calcext:value-type="float">
            <text:p>0.133699634</text:p>
          </table:table-cell>
          <table:table-cell office:value-type="float" office:value="0.091823899" calcext:value-type="float">
            <text:p>0.091823899</text:p>
          </table:table-cell>
          <table:table-cell office:value-type="float" office:value="0.960526316" calcext:value-type="float">
            <text:p>0.960526316</text:p>
          </table:table-cell>
          <table:table-cell office:value-type="float" office:value="73" calcext:value-type="float">
            <text:p>73</text:p>
          </table:table-cell>
          <table:table-cell office:value-type="float" office:value="795" calcext:value-type="float">
            <text:p>79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2]&lt;&gt;0; 1; 0)" office:value-type="float" office:value="0" calcext:value-type="float">
            <text:p>0</text:p>
          </table:table-cell>
          <table:table-cell table:formula="of:=IF(AND([.K552]=1; [.J552]&gt;=[.E5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hild_P40&gt; <text:s/>?a <text:s/>?e <text:s/>&lt;from_narrative_or_fictional_universe_P1080&gt; <text:s/>?b <text:s text:c="2"/>=&gt; ?a <text:s/>&lt;from_narrative_or_fictional_universe_P1080&gt; <text:s/>?b</text:p>
          </table:table-cell>
          <table:table-cell office:value-type="float" office:value="0.000002083" calcext:value-type="float">
            <text:p>0.000002083</text:p>
          </table:table-cell>
          <table:table-cell office:value-type="float" office:value="0.045787546" calcext:value-type="float">
            <text:p>0.045787546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1538462" calcext:value-type="float">
            <text:p>0.96153846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3]&lt;&gt;0; 1; 0)" office:value-type="float" office:value="0" calcext:value-type="float">
            <text:p>0</text:p>
          </table:table-cell>
          <table:table-cell table:formula="of:=IF(AND([.K553]=1; [.J553]&gt;=[.E5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located_in_place_P1134&gt; <text:s/>?b <text:s/>?a <text:s/>&lt;located_on_terrain_feature_P706&gt; <text:s/>?f <text:s text:c="2"/>=&gt; ?a <text:s/>&lt;located_in_place_P1134&gt; <text:s/>?b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28355388" calcext:value-type="float">
            <text:p>0.028355388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967741935" calcext:value-type="float">
            <text:p>0.96774193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4]&lt;&gt;0; 1; 0)" office:value-type="float" office:value="0" calcext:value-type="float">
            <text:p>0</text:p>
          </table:table-cell>
          <table:table-cell table:formula="of:=IF(AND([.K554]=1; [.J554]&gt;=[.E5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ngingwall_P567&gt; <text:s/>?a <text:s text:c="2"/>=&gt; ?a <text:s/>&lt;footwall_P568&gt; <text:s/>?b</text:p>
          </table:table-cell>
          <table:table-cell office:value-type="float" office:value="0.000008167" calcext:value-type="float">
            <text:p>0.000008167</text:p>
          </table:table-cell>
          <table:table-cell office:value-type="float" office:value="0.951456311" calcext:value-type="float">
            <text:p>0.951456311</text:p>
          </table:table-cell>
          <table:table-cell office:value-type="float" office:value="0.942307692" calcext:value-type="float">
            <text:p>0.942307692</text:p>
          </table:table-cell>
          <table:table-cell office:value-type="float" office:value="0.97029703" calcext:value-type="float">
            <text:p>0.9702970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5]&lt;&gt;0; 1; 0)" office:value-type="float" office:value="0" calcext:value-type="float">
            <text:p>0</text:p>
          </table:table-cell>
          <table:table-cell table:formula="of:=IF(AND([.K555]=1; [.J555]&gt;=[.E5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habitant_P451&gt; <text:s/>?a <text:s text:c="2"/>=&gt; ?a <text:s/>&lt;cohabitant_P451&gt; <text:s/>?b</text:p>
          </table:table-cell>
          <table:table-cell office:value-type="float" office:value="0.000030002" calcext:value-type="float">
            <text:p>0.000030002</text:p>
          </table:table-cell>
          <table:table-cell table:number-columns-repeated="2" office:value-type="float" office:value="0.814479638" calcext:value-type="float">
            <text:p>0.814479638</text:p>
          </table:table-cell>
          <table:table-cell office:value-type="float" office:value="0.970350404" calcext:value-type="float">
            <text:p>0.970350404</text:p>
          </table:table-cell>
          <table:table-cell office:value-type="float" office:value="360" calcext:value-type="float">
            <text:p>360</text:p>
          </table:table-cell>
          <table:table-cell office:value-type="float" office:value="442" calcext:value-type="float">
            <text:p>44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56]&lt;&gt;0; 1; 0)" office:value-type="float" office:value="0" calcext:value-type="float">
            <text:p>0</text:p>
          </table:table-cell>
          <table:table-cell table:formula="of:=IF(AND([.K556]=1; [.J556]&gt;=[.E5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uthor_P50&gt; <text:s/>?b <text:s text:c="2"/>=&gt; ?a <text:s/>&lt;creator_P170&gt; <text:s/>?b</text:p>
          </table:table-cell>
          <table:table-cell office:value-type="float" office:value="0.000008251" calcext:value-type="float">
            <text:p>0.000008251</text:p>
          </table:table-cell>
          <table:table-cell office:value-type="float" office:value="0.022587269" calcext:value-type="float">
            <text:p>0.022587269</text:p>
          </table:table-cell>
          <table:table-cell office:value-type="float" office:value="0.00261324" calcext:value-type="float">
            <text:p>0.00261324</text:p>
          </table:table-cell>
          <table:table-cell office:value-type="float" office:value="0.970588235" calcext:value-type="float">
            <text:p>0.970588235</text:p>
          </table:table-cell>
          <table:table-cell office:value-type="float" office:value="99" calcext:value-type="float">
            <text:p>99</text:p>
          </table:table-cell>
          <table:table-cell office:value-type="float" office:value="37884" calcext:value-type="float">
            <text:p>3788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7]&lt;&gt;0; 1; 0)" office:value-type="float" office:value="0" calcext:value-type="float">
            <text:p>0</text:p>
          </table:table-cell>
          <table:table-cell table:formula="of:=IF(AND([.K557]=1; [.J557]&gt;=[.E5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ocated_in_place_P1134&gt; <text:s/>?b <text:s/>?e <text:s/>&lt;terminus_P559&gt; <text:s/>?a <text:s text:c="2"/>=&gt; ?a <text:s/>&lt;located_in_place_P1134&gt; <text:s/>?b</text:p>
          </table:table-cell>
          <table:table-cell office:value-type="float" office:value="0.000005667" calcext:value-type="float">
            <text:p>0.000005667</text:p>
          </table:table-cell>
          <table:table-cell office:value-type="float" office:value="0.032136106" calcext:value-type="float">
            <text:p>0.032136106</text:p>
          </table:table-cell>
          <table:table-cell office:value-type="float" office:value="0.755555556" calcext:value-type="float">
            <text:p>0.755555556</text:p>
          </table:table-cell>
          <table:table-cell office:value-type="float" office:value="0.971428571" calcext:value-type="float">
            <text:p>0.97142857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8]&lt;&gt;0; 1; 0)" office:value-type="float" office:value="0" calcext:value-type="float">
            <text:p>0</text:p>
          </table:table-cell>
          <table:table-cell table:formula="of:=IF(AND([.K558]=1; [.J558]&gt;=[.E5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receded_by_P155&gt; <text:s/>?a <text:s text:c="2"/>=&gt; ?a <text:s/>&lt;succeeded_by_P156&gt; <text:s/>?b</text:p>
          </table:table-cell>
          <table:table-cell office:value-type="float" office:value="0.007310784" calcext:value-type="float">
            <text:p>0.007310784</text:p>
          </table:table-cell>
          <table:table-cell office:value-type="float" office:value="0.831404661" calcext:value-type="float">
            <text:p>0.831404661</text:p>
          </table:table-cell>
          <table:table-cell office:value-type="float" office:value="0.779748096" calcext:value-type="float">
            <text:p>0.779748096</text:p>
          </table:table-cell>
          <table:table-cell office:value-type="float" office:value="0.972549889" calcext:value-type="float">
            <text:p>0.972549889</text:p>
          </table:table-cell>
          <table:table-cell office:value-type="float" office:value="87724" calcext:value-type="float">
            <text:p>87724</text:p>
          </table:table-cell>
          <table:table-cell office:value-type="float" office:value="112503" calcext:value-type="float">
            <text:p>112503</text:p>
          </table:table-cell>
          <table:table-cell office:value-type="float" office:value="90200" calcext:value-type="float">
            <text:p>9020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9]&lt;&gt;0; 1; 0)" office:value-type="float" office:value="0" calcext:value-type="float">
            <text:p>0</text:p>
          </table:table-cell>
          <table:table-cell table:formula="of:=IF(AND([.K559]=1; [.J559]&gt;=[.E5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ucceeded_by_P156&gt; <text:s/>?a <text:s text:c="2"/>=&gt; ?a <text:s/>&lt;preceded_by_P155&gt; <text:s/>?b</text:p>
          </table:table-cell>
          <table:table-cell office:value-type="float" office:value="0.007310784" calcext:value-type="float">
            <text:p>0.007310784</text:p>
          </table:table-cell>
          <table:table-cell office:value-type="float" office:value="0.779748096" calcext:value-type="float">
            <text:p>0.779748096</text:p>
          </table:table-cell>
          <table:table-cell office:value-type="float" office:value="0.831404661" calcext:value-type="float">
            <text:p>0.831404661</text:p>
          </table:table-cell>
          <table:table-cell office:value-type="float" office:value="0.973996847" calcext:value-type="float">
            <text:p>0.973996847</text:p>
          </table:table-cell>
          <table:table-cell office:value-type="float" office:value="87724" calcext:value-type="float">
            <text:p>87724</text:p>
          </table:table-cell>
          <table:table-cell office:value-type="float" office:value="105513" calcext:value-type="float">
            <text:p>105513</text:p>
          </table:table-cell>
          <table:table-cell office:value-type="float" office:value="90066" calcext:value-type="float">
            <text:p>900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60]&lt;&gt;0; 1; 0)" office:value-type="float" office:value="0" calcext:value-type="float">
            <text:p>0</text:p>
          </table:table-cell>
          <table:table-cell table:formula="of:=IF(AND([.K560]=1; [.J560]&gt;=[.E5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maintained_by_P126&gt; <text:s/>?b <text:s text:c="2"/>=&gt; ?a <text:s/>&lt;owned_by_P127&gt; <text:s/>?b</text:p>
          </table:table-cell>
          <table:table-cell office:value-type="float" office:value="0.001035314" calcext:value-type="float">
            <text:p>0.001035314</text:p>
          </table:table-cell>
          <table:table-cell office:value-type="float" office:value="0.782452604" calcext:value-type="float">
            <text:p>0.782452604</text:p>
          </table:table-cell>
          <table:table-cell office:value-type="float" office:value="0.95967555" calcext:value-type="float">
            <text:p>0.95967555</text:p>
          </table:table-cell>
          <table:table-cell office:value-type="float" office:value="0.975500589" calcext:value-type="float">
            <text:p>0.975500589</text:p>
          </table:table-cell>
          <table:table-cell office:value-type="float" office:value="12423" calcext:value-type="float">
            <text:p>12423</text:p>
          </table:table-cell>
          <table:table-cell office:value-type="float" office:value="12945" calcext:value-type="float">
            <text:p>12945</text:p>
          </table:table-cell>
          <table:table-cell office:value-type="float" office:value="12735" calcext:value-type="float">
            <text:p>127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61]&lt;&gt;0; 1; 0)" office:value-type="float" office:value="0" calcext:value-type="float">
            <text:p>0</text:p>
          </table:table-cell>
          <table:table-cell table:formula="of:=IF(AND([.K561]=1; [.J561]&gt;=[.E5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wned_by_P127&gt; <text:s/>?b <text:s text:c="2"/>=&gt; ?a <text:s/>&lt;maintained_by_P126&gt; <text:s/>?b</text:p>
          </table:table-cell>
          <table:table-cell office:value-type="float" office:value="0.001035314" calcext:value-type="float">
            <text:p>0.001035314</text:p>
          </table:table-cell>
          <table:table-cell office:value-type="float" office:value="0.95967555" calcext:value-type="float">
            <text:p>0.95967555</text:p>
          </table:table-cell>
          <table:table-cell office:value-type="float" office:value="0.782452604" calcext:value-type="float">
            <text:p>0.782452604</text:p>
          </table:table-cell>
          <table:table-cell office:value-type="float" office:value="0.975653813" calcext:value-type="float">
            <text:p>0.975653813</text:p>
          </table:table-cell>
          <table:table-cell office:value-type="float" office:value="12423" calcext:value-type="float">
            <text:p>12423</text:p>
          </table:table-cell>
          <table:table-cell office:value-type="float" office:value="15877" calcext:value-type="float">
            <text:p>15877</text:p>
          </table:table-cell>
          <table:table-cell office:value-type="float" office:value="12733" calcext:value-type="float">
            <text:p>127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62]&lt;&gt;0; 1; 0)" office:value-type="float" office:value="0" calcext:value-type="float">
            <text:p>0</text:p>
          </table:table-cell>
          <table:table-cell table:formula="of:=IF(AND([.K562]=1; [.J562]&gt;=[.E5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uthor_P50&gt; <text:s/>?a <text:s text:c="2"/>=&gt; ?a <text:s/>&lt;work_P800&gt; <text:s/>?b</text:p>
          </table:table-cell>
          <table:table-cell office:value-type="float" office:value="0.000017334" calcext:value-type="float">
            <text:p>0.000017334</text:p>
          </table:table-cell>
          <table:table-cell office:value-type="float" office:value="0.604651163" calcext:value-type="float">
            <text:p>0.604651163</text:p>
          </table:table-cell>
          <table:table-cell office:value-type="float" office:value="0.005490445" calcext:value-type="float">
            <text:p>0.005490445</text:p>
          </table:table-cell>
          <table:table-cell office:value-type="float" office:value="0.976525822" calcext:value-type="float">
            <text:p>0.976525822</text:p>
          </table:table-cell>
          <table:table-cell office:value-type="float" office:value="208" calcext:value-type="float">
            <text:p>208</text:p>
          </table:table-cell>
          <table:table-cell office:value-type="float" office:value="37884" calcext:value-type="float">
            <text:p>3788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63]&lt;&gt;0; 1; 0)" office:value-type="float" office:value="0" calcext:value-type="float">
            <text:p>0</text:p>
          </table:table-cell>
          <table:table-cell table:formula="of:=IF(AND([.K563]=1; [.J563]&gt;=[.E5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from_narrative_or_fictional_universe_P1080&gt; <text:s/>?b <text:s/>?a <text:s/>&lt;subclass_of_P279&gt; <text:s/>?f <text:s text:c="2"/>=&gt; ?a <text:s/>&lt;from_narrative_or_fictional_universe_P1080&gt; <text:s/>?b</text:p>
          </table:table-cell>
          <table:table-cell office:value-type="float" office:value="0.000004334" calcext:value-type="float">
            <text:p>0.000004334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0.348993289" calcext:value-type="float">
            <text:p>0.348993289</text:p>
          </table:table-cell>
          <table:table-cell office:value-type="float" office:value="0.981132075" calcext:value-type="float">
            <text:p>0.981132075</text:p>
          </table:table-cell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64]&lt;&gt;0; 1; 0)" office:value-type="float" office:value="0" calcext:value-type="float">
            <text:p>0</text:p>
          </table:table-cell>
          <table:table-cell table:formula="of:=IF(AND([.K564]=1; [.J564]&gt;=[.E5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other_P25&gt; <text:s/>?a <text:s text:c="2"/>=&gt; ?a <text:s/>&lt;child_P40&gt; <text:s/>?b</text:p>
          </table:table-cell>
          <table:table-cell office:value-type="float" office:value="0.000917223" calcext:value-type="float">
            <text:p>0.000917223</text:p>
          </table:table-cell>
          <table:table-cell office:value-type="float" office:value="0.330034785" calcext:value-type="float">
            <text:p>0.330034785</text:p>
          </table:table-cell>
          <table:table-cell office:value-type="float" office:value="0.965099965" calcext:value-type="float">
            <text:p>0.965099965</text:p>
          </table:table-cell>
          <table:table-cell office:value-type="float" office:value="0.985406035" calcext:value-type="float">
            <text:p>0.985406035</text:p>
          </table:table-cell>
          <table:table-cell office:value-type="float" office:value="11006" calcext:value-type="float">
            <text:p>11006</text:p>
          </table:table-cell>
          <table:table-cell office:value-type="float" office:value="11404" calcext:value-type="float">
            <text:p>11404</text:p>
          </table:table-cell>
          <table:table-cell office:value-type="float" office:value="11169" calcext:value-type="float">
            <text:p>111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65]&lt;&gt;0; 1; 0)" office:value-type="float" office:value="0" calcext:value-type="float">
            <text:p>0</text:p>
          </table:table-cell>
          <table:table-cell table:formula="of:=IF(AND([.K565]=1; [.J565]&gt;=[.E5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b <text:s text:c="2"/>=&gt; ?a <text:s/>&lt;type_of_astronomical_object_P60&gt; <text:s/>?b</text:p>
          </table:table-cell>
          <table:table-cell office:value-type="float" office:value="0.002231388" calcext:value-type="float">
            <text:p>0.002231388</text:p>
          </table:table-cell>
          <table:table-cell office:value-type="float" office:value="0.978725737" calcext:value-type="float">
            <text:p>0.978725737</text:p>
          </table:table-cell>
          <table:table-cell office:value-type="float" office:value="0.007433581" calcext:value-type="float">
            <text:p>0.007433581</text:p>
          </table:table-cell>
          <table:table-cell office:value-type="float" office:value="0.985498178" calcext:value-type="float">
            <text:p>0.985498178</text:p>
          </table:table-cell>
          <table:table-cell office:value-type="float" office:value="26775" calcext:value-type="float">
            <text:p>26775</text:p>
          </table:table-cell>
          <table:table-cell office:value-type="float" office:value="3601898" calcext:value-type="float">
            <text:p>3601898</text:p>
          </table:table-cell>
          <table:table-cell office:value-type="float" office:value="27169" calcext:value-type="float">
            <text:p>271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66]&lt;&gt;0; 1; 0)" office:value-type="float" office:value="0" calcext:value-type="float">
            <text:p>0</text:p>
          </table:table-cell>
          <table:table-cell table:formula="of:=IF(AND([.K566]=1; [.J566]&gt;=[.E5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footwall_P568&gt; <text:s/>?a <text:s text:c="2"/>=&gt; ?a <text:s/>&lt;hangingwall_P567&gt; <text:s/>?b</text:p>
          </table:table-cell>
          <table:table-cell office:value-type="float" office:value="0.000008167" calcext:value-type="float">
            <text:p>0.000008167</text:p>
          </table:table-cell>
          <table:table-cell office:value-type="float" office:value="0.942307692" calcext:value-type="float">
            <text:p>0.942307692</text:p>
          </table:table-cell>
          <table:table-cell office:value-type="float" office:value="0.951456311" calcext:value-type="float">
            <text:p>0.951456311</text:p>
          </table:table-cell>
          <table:table-cell office:value-type="float" office:value="0.98989899" calcext:value-type="float">
            <text:p>0.9898989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67]&lt;&gt;0; 1; 0)" office:value-type="float" office:value="0" calcext:value-type="float">
            <text:p>0</text:p>
          </table:table-cell>
          <table:table-cell table:formula="of:=IF(AND([.K567]=1; [.J567]&gt;=[.E5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pouse_P26&gt; <text:s/>?a <text:s text:c="2"/>=&gt; ?a <text:s/>&lt;spouse_P26&gt; <text:s/>?b</text:p>
          </table:table-cell>
          <table:table-cell office:value-type="float" office:value="0.001246994" calcext:value-type="float">
            <text:p>0.001246994</text:p>
          </table:table-cell>
          <table:table-cell table:number-columns-repeated="2" office:value-type="float" office:value="0.948706569" calcext:value-type="float">
            <text:p>0.948706569</text:p>
          </table:table-cell>
          <table:table-cell office:value-type="float" office:value="0.99322934" calcext:value-type="float">
            <text:p>0.99322934</text:p>
          </table:table-cell>
          <table:table-cell office:value-type="float" office:value="14963" calcext:value-type="float">
            <text:p>14963</text:p>
          </table:table-cell>
          <table:table-cell office:value-type="float" office:value="15772" calcext:value-type="float">
            <text:p>15772</text:p>
          </table:table-cell>
          <table:table-cell office:value-type="float" office:value="15065" calcext:value-type="float">
            <text:p>150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68]&lt;&gt;0; 1; 0)" office:value-type="float" office:value="0" calcext:value-type="float">
            <text:p>0</text:p>
          </table:table-cell>
          <table:table-cell table:formula="of:=IF(AND([.K568]=1; [.J568]&gt;=[.E5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ndedness_P552&gt; <text:s/>?b <text:s text:c="2"/>=&gt; ?a <text:s/>&lt;_OBSOLETE__playing_hand_P741&gt; <text:s/>?b</text:p>
          </table:table-cell>
          <table:table-cell office:value-type="float" office:value="0.000013251" calcext:value-type="float">
            <text:p>0.000013251</text:p>
          </table:table-cell>
          <table:table-cell office:value-type="float" office:value="0.064818589" calcext:value-type="float">
            <text:p>0.064818589</text:p>
          </table:table-cell>
          <table:table-cell office:value-type="float" office:value="0.418421053" calcext:value-type="float">
            <text:p>0.418421053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59" calcext:value-type="float">
            <text:p>159</text:p>
          </table:table-cell>
          <table:table-cell office:value-type="float" office:value="380" calcext:value-type="float">
            <text:p>3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69]&lt;&gt;0; 1; 0)" office:value-type="float" office:value="0" calcext:value-type="float">
            <text:p>0</text:p>
          </table:table-cell>
          <table:table-cell table:formula="of:=IF(AND([.K569]=1; [.J569]&gt;=[.E5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opposite_of_P461&gt; <text:s/>?a <text:s text:c="2"/>=&gt; ?a <text:s/>&lt;opposite_of_P461&gt; <text:s/>?b</text:p>
          </table:table-cell>
          <table:table-cell office:value-type="float" office:value="0.000030085" calcext:value-type="float">
            <text:p>0.000030085</text:p>
          </table:table-cell>
          <table:table-cell table:number-columns-repeated="2" office:value-type="float" office:value="0.940104167" calcext:value-type="float">
            <text:p>0.940104167</text:p>
          </table:table-cell>
          <table:table-cell office:value-type="float" office:value="0.994490358" calcext:value-type="float">
            <text:p>0.994490358</text:p>
          </table:table-cell>
          <table:table-cell office:value-type="float" office:value="361" calcext:value-type="float">
            <text:p>361</text:p>
          </table:table-cell>
          <table:table-cell office:value-type="float" office:value="384" calcext:value-type="float">
            <text:p>38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70]&lt;&gt;0; 1; 0)" office:value-type="float" office:value="0" calcext:value-type="float">
            <text:p>0</text:p>
          </table:table-cell>
          <table:table-cell table:formula="of:=IF(AND([.K570]=1; [.J570]&gt;=[.E5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dition_P747&gt; <text:s/>?a <text:s text:c="2"/>=&gt; ?a <text:s/>&lt;edition_or_translation_of_P629&gt; <text:s/>?b</text:p>
          </table:table-cell>
          <table:table-cell office:value-type="float" office:value="0.000017668" calcext:value-type="float">
            <text:p>0.000017668</text:p>
          </table:table-cell>
          <table:table-cell office:value-type="float" office:value="0.754448399" calcext:value-type="float">
            <text:p>0.754448399</text:p>
          </table:table-cell>
          <table:table-cell office:value-type="float" office:value="0.959276018" calcext:value-type="float">
            <text:p>0.959276018</text:p>
          </table:table-cell>
          <table:table-cell office:value-type="float" office:value="0.995305164" calcext:value-type="float">
            <text:p>0.995305164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1]&lt;&gt;0; 1; 0)" office:value-type="float" office:value="0" calcext:value-type="float">
            <text:p>0</text:p>
          </table:table-cell>
          <table:table-cell table:formula="of:=IF(AND([.K571]=1; [.J571]&gt;=[.E5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father_P22&gt; <text:s/>?a <text:s text:c="2"/>=&gt; ?a <text:s/>&lt;child_P40&gt; <text:s/>?b</text:p>
          </table:table-cell>
          <table:table-cell office:value-type="float" office:value="0.001704105" calcext:value-type="float">
            <text:p>0.001704105</text:p>
          </table:table-cell>
          <table:table-cell office:value-type="float" office:value="0.613170205" calcext:value-type="float">
            <text:p>0.613170205</text:p>
          </table:table-cell>
          <table:table-cell office:value-type="float" office:value="0.953597911" calcext:value-type="float">
            <text:p>0.953597911</text:p>
          </table:table-cell>
          <table:table-cell office:value-type="float" office:value="0.996248477" calcext:value-type="float">
            <text:p>0.996248477</text:p>
          </table:table-cell>
          <table:table-cell office:value-type="float" office:value="20448" calcext:value-type="float">
            <text:p>20448</text:p>
          </table:table-cell>
          <table:table-cell office:value-type="float" office:value="21443" calcext:value-type="float">
            <text:p>21443</text:p>
          </table:table-cell>
          <table:table-cell office:value-type="float" office:value="20525" calcext:value-type="float">
            <text:p>2052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72]&lt;&gt;0; 1; 0)" office:value-type="float" office:value="0" calcext:value-type="float">
            <text:p>0</text:p>
          </table:table-cell>
          <table:table-cell table:formula="of:=IF(AND([.K572]=1; [.J572]&gt;=[.E5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ortholog_P684&gt; <text:s/>?a <text:s text:c="2"/>=&gt; ?a <text:s/>&lt;ortholog_P684&gt; <text:s/>?b</text:p>
          </table:table-cell>
          <table:table-cell office:value-type="float" office:value="0.00015426" calcext:value-type="float">
            <text:p>0.00015426</text:p>
          </table:table-cell>
          <table:table-cell table:number-columns-repeated="2" office:value-type="float" office:value="0.99516129" calcext:value-type="float">
            <text:p>0.99516129</text:p>
          </table:table-cell>
          <table:table-cell office:value-type="float" office:value="0.999460043" calcext:value-type="float">
            <text:p>0.999460043</text:p>
          </table:table-cell>
          <table:table-cell office:value-type="float" office:value="1851" calcext:value-type="float">
            <text:p>1851</text:p>
          </table:table-cell>
          <table:table-cell office:value-type="float" office:value="1860" calcext:value-type="float">
            <text:p>1860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3]&lt;&gt;0; 1; 0)" office:value-type="float" office:value="0" calcext:value-type="float">
            <text:p>0</text:p>
          </table:table-cell>
          <table:table-cell table:formula="of:=IF(AND([.K573]=1; [.J573]&gt;=[.E5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art_of_P361&gt; <text:s/>?a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3443" calcext:value-type="float">
            <text:p>0.000023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56" calcext:value-type="float">
            <text:p>42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74]&lt;&gt;0; 1; 0)" office:value-type="float" office:value="0" calcext:value-type="float">
            <text:p>0</text:p>
          </table:table-cell>
          <table:table-cell table:formula="of:=IF(AND([.K574]=1; [.J574]&gt;=[.E5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at_of_arms_P237&gt; <text:s/>?a <text:s text:c="2"/>=&gt; ?a <text:s/>&lt;coat_of_arms_P237&gt; <text:s/>?b</text:p>
          </table:table-cell>
          <table:table-cell office:value-type="float" office:value="0.000000417" calcext:value-type="float">
            <text:p>0.000000417</text:p>
          </table:table-cell>
          <table:table-cell table:number-columns-repeated="2" office:value-type="float" office:value="0.010570825" calcext:value-type="float">
            <text:p>0.0105708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5]&lt;&gt;0; 1; 0)" office:value-type="float" office:value="0" calcext:value-type="float">
            <text:p>0</text:p>
          </table:table-cell>
          <table:table-cell table:formula="of:=IF(AND([.K575]=1; [.J575]&gt;=[.E5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stepfather_P43&gt; <text:s/>?b <text:s text:c="2"/>=&gt; ?a <text:s/>&lt;killed_by_P15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6]&lt;&gt;0; 1; 0)" office:value-type="float" office:value="0" calcext:value-type="float">
            <text:p>0</text:p>
          </table:table-cell>
          <table:table-cell table:formula="of:=IF(AND([.K576]=1; [.J576]&gt;=[.E5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tudent_of_P1066&gt; <text:s/>?a <text:s text:c="2"/>=&gt; ?a <text:s/>&lt;doctoral_student_P185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0638298" calcext:value-type="float">
            <text:p>0.010638298</text:p>
          </table:table-cell>
          <table:table-cell office:value-type="float" office:value="0.004255319" calcext:value-type="float">
            <text:p>0.004255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77]&lt;&gt;0; 1; 0)" office:value-type="float" office:value="0" calcext:value-type="float">
            <text:p>0</text:p>
          </table:table-cell>
          <table:table-cell table:formula="of:=IF(AND([.K577]=1; [.J577]&gt;=[.E5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topic_s_main_portal_P1151&gt; <text:s/>?a <text:s text:c="2"/>=&gt; ?a <text:s/>&lt;portal_s_main_topic_P1204&gt; <text:s/>?b</text:p>
          </table:table-cell>
          <table:table-cell office:value-type="float" office:value="0.00005042" calcext:value-type="float">
            <text:p>0.00005042</text:p>
          </table:table-cell>
          <table:table-cell office:value-type="float" office:value="0.991803279" calcext:value-type="float">
            <text:p>0.991803279</text:p>
          </table:table-cell>
          <table:table-cell office:value-type="float" office:value="0.996705107" calcext:value-type="float">
            <text:p>0.996705107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607" calcext:value-type="float">
            <text:p>607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78]&lt;&gt;0; 1; 0)" office:value-type="float" office:value="0" calcext:value-type="float">
            <text:p>0</text:p>
          </table:table-cell>
          <table:table-cell table:formula="of:=IF(AND([.K578]=1; [.J578]&gt;=[.E578]); 1; 0)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?b <text:s/>&lt;edition_or_translation_of_P629&gt; <text:s/>?a <text:s text:c="2"/>=&gt; ?a <text:s/>&lt;edition_P747&gt; <text:s/>?b</text:p>
          </table:table-cell>
          <table:table-cell office:value-type="float" office:value="0.000017668" calcext:value-type="float">
            <text:p>0.000017668</text:p>
          </table:table-cell>
          <table:table-cell office:value-type="float" office:value="0.959276018" calcext:value-type="float">
            <text:p>0.959276018</text:p>
          </table:table-cell>
          <table:table-cell office:value-type="float" office:value="0.754448399" calcext:value-type="float">
            <text:p>0.754448399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81" calcext:value-type="float">
            <text:p>2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79]&lt;&gt;0; 1; 0)" office:value-type="float" office:value="0" calcext:value-type="float">
            <text:p>0</text:p>
          </table:table-cell>
          <table:table-cell table:formula="of:=IF(AND([.K579]=1; [.J579]&gt;=[.E579]); 1; 0)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?b <text:s/>&lt;encoded_by_P702&gt; <text:s/>?a <text:s text:c="2"/>=&gt; ?a <text:s/>&lt;encodes_P688&gt; <text:s/>?b</text:p>
          </table:table-cell>
          <table:table-cell office:value-type="float" office:value="0.000159176" calcext:value-type="float">
            <text:p>0.000159176</text:p>
          </table:table-cell>
          <table:table-cell office:value-type="float" office:value="0.999476714" calcext:value-type="float">
            <text:p>0.999476714</text:p>
          </table:table-cell>
          <table:table-cell office:value-type="float" office:value="0.996348461" calcext:value-type="float">
            <text:p>0.996348461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1917" calcext:value-type="float">
            <text:p>1917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80]&lt;&gt;0; 1; 0)" office:value-type="float" office:value="0" calcext:value-type="float">
            <text:p>0</text:p>
          </table:table-cell>
          <table:table-cell table:formula="of:=IF(AND([.K580]=1; [.J580]&gt;=[.E580]); 1; 0)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?b <text:s/>&lt;architect_P84&gt; <text:s/>?a <text:s text:c="2"/>=&gt; ?a <text:s/>&lt;work_P800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31976744" calcext:value-type="float">
            <text:p>0.031976744</text:p>
          </table:table-cell>
          <table:table-cell office:value-type="float" office:value="0.006482027" calcext:value-type="float">
            <text:p>0.0064820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97" calcext:value-type="float">
            <text:p>16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81]&lt;&gt;0; 1; 0)" office:value-type="float" office:value="0" calcext:value-type="float">
            <text:p>0</text:p>
          </table:table-cell>
          <table:table-cell table:formula="of:=IF(AND([.K581]=1; [.J581]&gt;=[.E581]); 1; 0)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?b <text:s/>&lt;astronomical_body_P397&gt; <text:s/>?a <text:s text:c="2"/>=&gt; ?a <text:s/>&lt;child_astronomical_body_P398&gt; <text:s/>?b</text:p>
          </table:table-cell>
          <table:table-cell office:value-type="float" office:value="0.000036752" calcext:value-type="float">
            <text:p>0.000036752</text:p>
          </table:table-cell>
          <table:table-cell office:value-type="float" office:value="1" calcext:value-type="float">
            <text:p>1</text:p>
          </table:table-cell>
          <table:table-cell office:value-type="float" office:value="0.883767535" calcext:value-type="float">
            <text:p>0.883767535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499" calcext:value-type="float">
            <text:p>49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82]&lt;&gt;0; 1; 0)" office:value-type="float" office:value="0" calcext:value-type="float">
            <text:p>0</text:p>
          </table:table-cell>
          <table:table-cell table:formula="of:=IF(AND([.K582]=1; [.J582]&gt;=[.E5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stronaut_mission_P450&gt; <text:s/>?a <text:s text:c="2"/>=&gt; ?a <text:s/>&lt;crew_member_P1029&gt; <text:s/>?b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37151703" calcext:value-type="float">
            <text:p>0.0371517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3" calcext:value-type="float">
            <text:p>3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3]&lt;&gt;0; 1; 0)" office:value-type="float" office:value="0" calcext:value-type="float">
            <text:p>0</text:p>
          </table:table-cell>
          <table:table-cell table:formula="of:=IF(AND([.K583]=1; [.J583]&gt;=[.E5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uthor_P50&gt; <text:s/>?a <text:s text:c="2"/>=&gt; ?a <text:s/>&lt;editor_P98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13888889" calcext:value-type="float">
            <text:p>0.013888889</text:p>
          </table:table-cell>
          <table:table-cell office:value-type="float" office:value="0.000105585" calcext:value-type="float">
            <text:p>0.0001055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884" calcext:value-type="float">
            <text:p>37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84]&lt;&gt;0; 1; 0)" office:value-type="float" office:value="0" calcext:value-type="float">
            <text:p>0</text:p>
          </table:table-cell>
          <table:table-cell table:formula="of:=IF(AND([.K584]=1; [.J584]&gt;=[.E5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perator_P137&gt; <text:s/>?b <text:s text:c="2"/>=&gt; ?a <text:s/>&lt;manager_director_P103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986014" calcext:value-type="float">
            <text:p>0.013986014</text:p>
          </table:table-cell>
          <table:table-cell office:value-type="float" office:value="0.000301568" calcext:value-type="float">
            <text:p>0.000301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32" calcext:value-type="float">
            <text:p>6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5]&lt;&gt;0; 1; 0)" office:value-type="float" office:value="0" calcext:value-type="float">
            <text:p>0</text:p>
          </table:table-cell>
          <table:table-cell table:formula="of:=IF(AND([.K585]=1; [.J585]&gt;=[.E585]); 1; 0)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?b <text:s/>&lt;child_astronomical_body_P398&gt; <text:s/>?a <text:s text:c="2"/>=&gt; ?a <text:s/>&lt;astronomical_body_P397&gt; <text:s/>?b</text:p>
          </table:table-cell>
          <table:table-cell office:value-type="float" office:value="0.000036752" calcext:value-type="float">
            <text:p>0.000036752</text:p>
          </table:table-cell>
          <table:table-cell office:value-type="float" office:value="0.883767535" calcext:value-type="float">
            <text:p>0.8837675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41" calcext:value-type="float">
            <text:p>4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6]&lt;&gt;0; 1; 0)" office:value-type="float" office:value="0" calcext:value-type="float">
            <text:p>0</text:p>
          </table:table-cell>
          <table:table-cell table:formula="of:=IF(AND([.K586]=1; [.J586]&gt;=[.E5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erformer_musical_artist_P175&gt; <text:s/>?a <text:s text:c="2"/>=&gt; ?a <text:s/>&lt;discography_P358&gt; <text:s/>?b</text:p>
          </table:table-cell>
          <table:table-cell office:value-type="float" office:value="0.000039502" calcext:value-type="float">
            <text:p>0.000039502</text:p>
          </table:table-cell>
          <table:table-cell office:value-type="float" office:value="0.1521181" calcext:value-type="float">
            <text:p>0.1521181</text:p>
          </table:table-cell>
          <table:table-cell office:value-type="float" office:value="0.004113048" calcext:value-type="float">
            <text:p>0.004113048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15243" calcext:value-type="float">
            <text:p>11524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87]&lt;&gt;0; 1; 0)" office:value-type="float" office:value="0" calcext:value-type="float">
            <text:p>0</text:p>
          </table:table-cell>
          <table:table-cell table:formula="of:=IF(AND([.K587]=1; [.J587]&gt;=[.E5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subsidiaries_P355&gt; <text:s/>?a <text:s text:c="2"/>=&gt; ?a <text:s/>&lt;parent_company_P749&gt; <text:s/>?b</text:p>
          </table:table-cell>
          <table:table-cell office:value-type="float" office:value="0.000002917" calcext:value-type="float">
            <text:p>0.000002917</text:p>
          </table:table-cell>
          <table:table-cell office:value-type="float" office:value="0.289256198" calcext:value-type="float">
            <text:p>0.289256198</text:p>
          </table:table-cell>
          <table:table-cell office:value-type="float" office:value="0.12195122" calcext:value-type="float">
            <text:p>0.1219512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87" calcext:value-type="float">
            <text:p>28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8]&lt;&gt;0; 1; 0)" office:value-type="float" office:value="0" calcext:value-type="float">
            <text:p>0</text:p>
          </table:table-cell>
          <table:table-cell table:formula="of:=IF(AND([.K588]=1; [.J588]&gt;=[.E5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business_division_P199&gt; <text:s/>?a <text:s text:c="2"/>=&gt; ?a <text:s/>&lt;parent_company_P749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6528926" calcext:value-type="float">
            <text:p>0.016528926</text:p>
          </table:table-cell>
          <table:table-cell office:value-type="float" office:value="0.004901961" calcext:value-type="float">
            <text:p>0.0049019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9]&lt;&gt;0; 1; 0)" office:value-type="float" office:value="0" calcext:value-type="float">
            <text:p>0</text:p>
          </table:table-cell>
          <table:table-cell table:formula="of:=IF(AND([.K589]=1; [.J589]&gt;=[.E5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owned_by_P127&gt; <text:s/>?b <text:s text:c="2"/>=&gt; ?a <text:s/>&lt;parent_company_P749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49586777" calcext:value-type="float">
            <text:p>0.049586777</text:p>
          </table:table-cell>
          <table:table-cell office:value-type="float" office:value="0.000377905" calcext:value-type="float">
            <text:p>0.0003779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877" calcext:value-type="float">
            <text:p>15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0]&lt;&gt;0; 1; 0)" office:value-type="float" office:value="0" calcext:value-type="float">
            <text:p>0</text:p>
          </table:table-cell>
          <table:table-cell table:formula="of:=IF(AND([.K590]=1; [.J590]&gt;=[.E5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moveable_object_location_P276&gt; <text:s/>?a <text:s text:c="2"/>=&gt; ?a <text:s/>&lt;occupant_P466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2345679" calcext:value-type="float">
            <text:p>0.012345679</text:p>
          </table:table-cell>
          <table:table-cell office:value-type="float" office:value="0.005050505" calcext:value-type="float">
            <text:p>0.005050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91]&lt;&gt;0; 1; 0)" office:value-type="float" office:value="0" calcext:value-type="float">
            <text:p>0</text:p>
          </table:table-cell>
          <table:table-cell table:formula="of:=IF(AND([.K591]=1; [.J591]&gt;=[.E5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ome_venue_P115&gt; <text:s/>?a <text:s text:c="2"/>=&gt; ?a <text:s/>&lt;occupant_P466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43209877" calcext:value-type="float">
            <text:p>0.043209877</text:p>
          </table:table-cell>
          <table:table-cell office:value-type="float" office:value="0.001553484" calcext:value-type="float">
            <text:p>0.0015534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506" calcext:value-type="float">
            <text:p>4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92]&lt;&gt;0; 1; 0)" office:value-type="float" office:value="0" calcext:value-type="float">
            <text:p>0</text:p>
          </table:table-cell>
          <table:table-cell table:formula="of:=IF(AND([.K592]=1; [.J592]&gt;=[.E5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ncodes_P688&gt; <text:s/>?a <text:s text:c="2"/>=&gt; ?a <text:s/>&lt;encoded_by_P702&gt; <text:s/>?b</text:p>
          </table:table-cell>
          <table:table-cell office:value-type="float" office:value="0.000159176" calcext:value-type="float">
            <text:p>0.000159176</text:p>
          </table:table-cell>
          <table:table-cell office:value-type="float" office:value="0.996348461" calcext:value-type="float">
            <text:p>0.996348461</text:p>
          </table:table-cell>
          <table:table-cell office:value-type="float" office:value="0.999476714" calcext:value-type="float">
            <text:p>0.999476714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3]&lt;&gt;0; 1; 0)" office:value-type="float" office:value="0" calcext:value-type="float">
            <text:p>0</text:p>
          </table:table-cell>
          <table:table-cell table:formula="of:=IF(AND([.K593]=1; [.J593]&gt;=[.E5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octoral_student_P185&gt; <text:s/>?a <text:s text:c="2"/>=&gt; ?a <text:s/>&lt;doctoral_advisor_P184&gt; <text:s/>?b</text:p>
          </table:table-cell>
          <table:table-cell office:value-type="float" office:value="0.000006334" calcext:value-type="float">
            <text:p>0.000006334</text:p>
          </table:table-cell>
          <table:table-cell office:value-type="float" office:value="0.531468531" calcext:value-type="float">
            <text:p>0.531468531</text:p>
          </table:table-cell>
          <table:table-cell office:value-type="float" office:value="0.404255319" calcext:value-type="float">
            <text:p>0.40425531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4]&lt;&gt;0; 1; 0)" office:value-type="float" office:value="0" calcext:value-type="float">
            <text:p>0</text:p>
          </table:table-cell>
          <table:table-cell table:formula="of:=IF(AND([.K594]=1; [.J594]&gt;=[.E5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origin_of_the_watercourse_P885&gt; <text:s/>?a <text:s text:c="2"/>=&gt; ?a <text:s/>&lt;lake_outflow_P201&gt; <text:s/>?b</text:p>
          </table:table-cell>
          <table:table-cell office:value-type="float" office:value="0.00000225" calcext:value-type="float">
            <text:p>0.000002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627906977" calcext:value-type="float">
            <text:p>0.62790697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5]&lt;&gt;0; 1; 0)" office:value-type="float" office:value="0" calcext:value-type="float">
            <text:p>0</text:p>
          </table:table-cell>
          <table:table-cell table:formula="of:=IF(AND([.K595]=1; [.J595]&gt;=[.E5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ortal_s_main_topic_P1204&gt; <text:s/>?a <text:s text:c="2"/>=&gt; ?a <text:s/>&lt;topic_s_main_portal_P1151&gt; <text:s/>?b</text:p>
          </table:table-cell>
          <table:table-cell office:value-type="float" office:value="0.00005042" calcext:value-type="float">
            <text:p>0.00005042</text:p>
          </table:table-cell>
          <table:table-cell office:value-type="float" office:value="0.996705107" calcext:value-type="float">
            <text:p>0.996705107</text:p>
          </table:table-cell>
          <table:table-cell office:value-type="float" office:value="0.991803279" calcext:value-type="float">
            <text:p>0.991803279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6]&lt;&gt;0; 1; 0)" office:value-type="float" office:value="0" calcext:value-type="float">
            <text:p>0</text:p>
          </table:table-cell>
          <table:table-cell table:formula="of:=IF(AND([.K596]=1; [.J596]&gt;=[.E5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omposer_P86&gt; <text:s/>?f <text:s/>?a <text:s/>&lt;producer_P162&gt; <text:s/>?f <text:s text:c="2"/>=&gt; ?a <text:s/>&lt;soundtrack_album_P406&gt; <text:s/>?b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80662" calcext:value-type="float">
            <text:p>0.000280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3" calcext:value-type="float">
            <text:p>3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97]&lt;&gt;0; 1; 0)" office:value-type="float" office:value="0" calcext:value-type="float">
            <text:p>0</text:p>
          </table:table-cell>
          <table:table-cell table:formula="of:=IF(AND([.K597]=1; [.J597]&gt;=[.E5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warded_by_P1027&gt; <text:s/>?b <text:s/>?a <text:s/>&lt;instance_of_P31&gt; <text:s/>?f <text:s text:c="2"/>=&gt; ?a <text:s/>&lt;awarded_by_P1027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6315789" calcext:value-type="float">
            <text:p>0.026315789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8]&lt;&gt;0; 1; 0)" office:value-type="float" office:value="0" calcext:value-type="float">
            <text:p>0</text:p>
          </table:table-cell>
          <table:table-cell table:formula="of:=IF(AND([.K598]=1; [.J598]&gt;=[.E5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f <text:s/>?f <text:s/>&lt;legislated_by_P467&gt; <text:s/>?b <text:s text:c="2"/>=&gt; ?a <text:s/>&lt;legislated_by_P467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11627907" calcext:value-type="float">
            <text:p>0.11627907</text:p>
          </table:table-cell>
          <table:table-cell office:value-type="float" office:value="0.441176471" calcext:value-type="float">
            <text:p>0.44117647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9]&lt;&gt;0; 1; 0)" office:value-type="float" office:value="0" calcext:value-type="float">
            <text:p>0</text:p>
          </table:table-cell>
          <table:table-cell table:formula="of:=IF(AND([.K599]=1; [.J599]&gt;=[.E5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legislated_by_P467&gt; <text:s/>?b <text:s/>?a <text:s/>&lt;part_of_P361&gt; <text:s/>?f <text:s text:c="2"/>=&gt; ?a <text:s/>&lt;legislated_by_P46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5503876" calcext:value-type="float">
            <text:p>0.01550387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0]&lt;&gt;0; 1; 0)" office:value-type="float" office:value="0" calcext:value-type="float">
            <text:p>0</text:p>
          </table:table-cell>
          <table:table-cell table:formula="of:=IF(AND([.K600]=1; [.J600]&gt;=[.E6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egislated_by_P467&gt; <text:s/>?b <text:s/>?e <text:s/>&lt;part_of_P361&gt; <text:s/>?a <text:s text:c="2"/>=&gt; ?a <text:s/>&lt;legislated_by_P467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5503876" calcext:value-type="float">
            <text:p>0.015503876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1]&lt;&gt;0; 1; 0)" office:value-type="float" office:value="0" calcext:value-type="float">
            <text:p>0</text:p>
          </table:table-cell>
          <table:table-cell table:formula="of:=IF(AND([.K601]=1; [.J601]&gt;=[.E6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stance_of_P31&gt; <text:s/>?a <text:s/>?e <text:s/>&lt;legislated_by_P467&gt; <text:s/>?b <text:s text:c="2"/>=&gt; ?a <text:s/>&lt;legislated_by_P467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1007752" calcext:value-type="float">
            <text:p>0.031007752</text:p>
          </table:table-cell>
          <table:table-cell office:value-type="float" office:value="0.093023256" calcext:value-type="float">
            <text:p>0.093023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2]&lt;&gt;0; 1; 0)" office:value-type="float" office:value="0" calcext:value-type="float">
            <text:p>0</text:p>
          </table:table-cell>
          <table:table-cell table:formula="of:=IF(AND([.K602]=1; [.J602]&gt;=[.E6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stance_of_P31&gt; <text:s/>?f <text:s/>?f <text:s/>&lt;place_made_P1071&gt; <text:s/>?b <text:s text:c="2"/>=&gt; ?a <text:s/>&lt;place_made_P107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5748031" calcext:value-type="float">
            <text:p>0.015748031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3]&lt;&gt;0; 1; 0)" office:value-type="float" office:value="0" calcext:value-type="float">
            <text:p>0</text:p>
          </table:table-cell>
          <table:table-cell table:formula="of:=IF(AND([.K603]=1; [.J603]&gt;=[.E6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event_location_P766&gt; <text:s/>?b <text:s/>?a <text:s/>&lt;manufacturer_P176&gt; <text:s/>?f <text:s text:c="2"/>=&gt; ?a <text:s/>&lt;place_made_P1071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3622047" calcext:value-type="float">
            <text:p>0.02362204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4]&lt;&gt;0; 1; 0)" office:value-type="float" office:value="0" calcext:value-type="float">
            <text:p>0</text:p>
          </table:table-cell>
          <table:table-cell table:formula="of:=IF(AND([.K604]=1; [.J604]&gt;=[.E6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place_made_P1071&gt; <text:s/>?b <text:s/>?a <text:s/>&lt;preceded_by_P155&gt; <text:s/>?f <text:s text:c="2"/>=&gt; ?a <text:s/>&lt;place_made_P107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5748031" calcext:value-type="float">
            <text:p>0.015748031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5]&lt;&gt;0; 1; 0)" office:value-type="float" office:value="0" calcext:value-type="float">
            <text:p>0</text:p>
          </table:table-cell>
          <table:table-cell table:formula="of:=IF(AND([.K605]=1; [.J605]&gt;=[.E6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eadquarters_location_P159&gt; <text:s/>?b <text:s/>?a <text:s/>&lt;manufacturer_P176&gt; <text:s/>?f <text:s text:c="2"/>=&gt; ?a <text:s/>&lt;place_made_P1071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1496063" calcext:value-type="float">
            <text:p>0.031496063</text:p>
          </table:table-cell>
          <table:table-cell office:value-type="float" office:value="0.000678887" calcext:value-type="float">
            <text:p>0.0006788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92" calcext:value-type="float">
            <text:p>5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6]&lt;&gt;0; 1; 0)" office:value-type="float" office:value="0" calcext:value-type="float">
            <text:p>0</text:p>
          </table:table-cell>
          <table:table-cell table:formula="of:=IF(AND([.K606]=1; [.J606]&gt;=[.E6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haracters_P674&gt; <text:s/>?f <text:s/>?a <text:s/>&lt;instance_of_P31&gt; <text:s/>?f <text:s text:c="2"/>=&gt; ?a <text:s/>&lt;from_narrative_or_fictional_universe_P108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0989011" calcext:value-type="float">
            <text:p>0.010989011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7]&lt;&gt;0; 1; 0)" office:value-type="float" office:value="0" calcext:value-type="float">
            <text:p>0</text:p>
          </table:table-cell>
          <table:table-cell table:formula="of:=IF(AND([.K607]=1; [.J607]&gt;=[.E6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from_narrative_or_fictional_universe_P1080&gt; <text:s/>?b <text:s/>?a <text:s/>&lt;mother_P25&gt; <text:s/>?f <text:s text:c="2"/>=&gt; ?a <text:s/>&lt;from_narrative_or_fictional_universe_P1080&gt; <text:s/>?b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8]&lt;&gt;0; 1; 0)" office:value-type="float" office:value="0" calcext:value-type="float">
            <text:p>0</text:p>
          </table:table-cell>
          <table:table-cell table:formula="of:=IF(AND([.K608]=1; [.J608]&gt;=[.E608]); 1; 0)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?f <text:s/>&lt;from_narrative_or_fictional_universe_P1080&gt; <text:s/>?b <text:s/>?a <text:s/>&lt;sister_P9&gt; <text:s/>?f <text:s text:c="2"/>=&gt; ?a <text:s/>&lt;from_narrative_or_fictional_universe_P1080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27472527" calcext:value-type="float">
            <text:p>0.027472527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9]&lt;&gt;0; 1; 0)" office:value-type="float" office:value="0" calcext:value-type="float">
            <text:p>0</text:p>
          </table:table-cell>
          <table:table-cell table:formula="of:=IF(AND([.K609]=1; [.J609]&gt;=[.E609]); 1; 0)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?a <text:s/>&lt;brother_P7&gt; <text:s/>?f <text:s/>?f <text:s/>&lt;from_narrative_or_fictional_universe_P1080&gt; <text:s/>?b <text:s text:c="2"/>=&gt; ?a <text:s/>&lt;from_narrative_or_fictional_universe_P1080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2014652" calcext:value-type="float">
            <text:p>0.02014652</text:p>
          </table:table-cell>
          <table:table-cell office:value-type="float" office:value="0.392857143" calcext:value-type="float">
            <text:p>0.3928571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0]&lt;&gt;0; 1; 0)" office:value-type="float" office:value="0" calcext:value-type="float">
            <text:p>0</text:p>
          </table:table-cell>
          <table:table-cell table:formula="of:=IF(AND([.K610]=1; [.J610]&gt;=[.E610]); 1; 0)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?e <text:s/>&lt;from_narrative_or_fictional_universe_P1080&gt; <text:s/>?b <text:s/>?e <text:s/>&lt;tributary_P974&gt; <text:s/>?a <text:s text:c="2"/>=&gt; ?a <text:s/>&lt;from_narrative_or_fictional_universe_P1080&gt; <text:s/>?b</text:p>
          </table:table-cell>
          <table:table-cell office:value-type="float" office:value="0.000001333" calcext:value-type="float">
            <text:p>0.000001333</text:p>
          </table:table-cell>
          <table:table-cell office:value-type="float" office:value="0.029304029" calcext:value-type="float">
            <text:p>0.0293040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1]&lt;&gt;0; 1; 0)" office:value-type="float" office:value="0" calcext:value-type="float">
            <text:p>0</text:p>
          </table:table-cell>
          <table:table-cell table:formula="of:=IF(AND([.K611]=1; [.J611]&gt;=[.E6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rom_narrative_or_fictional_universe_P1080&gt; <text:s/>?b <text:s/>?e <text:s/>&lt;sister_P9&gt; <text:s/>?a <text:s text:c="2"/>=&gt; ?a <text:s/>&lt;from_narrative_or_fictional_universe_P1080&gt; <text:s/>?b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27472527" calcext:value-type="float">
            <text:p>0.027472527</text:p>
          </table:table-cell>
          <table:table-cell office:value-type="float" office:value="0.576923077" calcext:value-type="float">
            <text:p>0.57692307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2]&lt;&gt;0; 1; 0)" office:value-type="float" office:value="0" calcext:value-type="float">
            <text:p>0</text:p>
          </table:table-cell>
          <table:table-cell table:formula="of:=IF(AND([.K612]=1; [.J612]&gt;=[.E6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brother_P7&gt; <text:s/>?a <text:s/>?e <text:s/>&lt;from_narrative_or_fictional_universe_P1080&gt; <text:s/>?b <text:s text:c="2"/>=&gt; ?a <text:s/>&lt;from_narrative_or_fictional_universe_P1080&gt; <text:s/>?b</text:p>
          </table:table-cell>
          <table:table-cell office:value-type="float" office:value="0.000000917" calcext:value-type="float">
            <text:p>0.000000917</text:p>
          </table:table-cell>
          <table:table-cell office:value-type="float" office:value="0.02014652" calcext:value-type="float">
            <text:p>0.02014652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3]&lt;&gt;0; 1; 0)" office:value-type="float" office:value="0" calcext:value-type="float">
            <text:p>0</text:p>
          </table:table-cell>
          <table:table-cell table:formula="of:=IF(AND([.K613]=1; [.J613]&gt;=[.E6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rom_narrative_or_fictional_universe_P1080&gt; <text:s/>?b <text:s/>?e <text:s/>&lt;mother_P25&gt; <text:s/>?a <text:s text:c="2"/>=&gt; ?a <text:s/>&lt;from_narrative_or_fictional_universe_P1080&gt; <text:s/>?b</text:p>
          </table:table-cell>
          <table:table-cell office:value-type="float" office:value="0.000000833" calcext:value-type="float">
            <text:p>0.000000833</text:p>
          </table:table-cell>
          <table:table-cell office:value-type="float" office:value="0.018315018" calcext:value-type="float">
            <text:p>0.018315018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4]&lt;&gt;0; 1; 0)" office:value-type="float" office:value="0" calcext:value-type="float">
            <text:p>0</text:p>
          </table:table-cell>
          <table:table-cell table:formula="of:=IF(AND([.K614]=1; [.J614]&gt;=[.E6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onsists_of_P527&gt; <text:s/>?a <text:s/>?e <text:s/>&lt;from_narrative_or_fictional_universe_P1080&gt; <text:s/>?b <text:s text:c="2"/>=&gt; ?a <text:s/>&lt;from_narrative_or_fictional_universe_P1080&gt; <text:s/>?b</text:p>
          </table:table-cell>
          <table:table-cell office:value-type="float" office:value="0.00000075" calcext:value-type="float">
            <text:p>0.00000075</text:p>
          </table:table-cell>
          <table:table-cell office:value-type="float" office:value="0.016483516" calcext:value-type="float">
            <text:p>0.016483516</text:p>
          </table:table-cell>
          <table:table-cell office:value-type="float" office:value="0.310344828" calcext:value-type="float">
            <text:p>0.3103448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5]&lt;&gt;0; 1; 0)" office:value-type="float" office:value="0" calcext:value-type="float">
            <text:p>0</text:p>
          </table:table-cell>
          <table:table-cell table:formula="of:=IF(AND([.K615]=1; [.J615]&gt;=[.E6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from_narrative_or_fictional_universe_P1080&gt; <text:s/>?b <text:s/>?a <text:s/>&lt;mouth_of_the_watercourse_P403&gt; <text:s/>?f <text:s text:c="2"/>=&gt; ?a <text:s/>&lt;from_narrative_or_fictional_universe_P1080&gt; <text:s/>?b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32967033" calcext:value-type="float">
            <text:p>0.032967033</text:p>
          </table:table-cell>
          <table:table-cell office:value-type="float" office:value="0.947368421" calcext:value-type="float">
            <text:p>0.9473684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6]&lt;&gt;0; 1; 0)" office:value-type="float" office:value="0" calcext:value-type="float">
            <text:p>0</text:p>
          </table:table-cell>
          <table:table-cell table:formula="of:=IF(AND([.K616]=1; [.J616]&gt;=[.E6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from_narrative_or_fictional_universe_P1080&gt; <text:s/>?b <text:s/>?e <text:s/>&lt;mouth_of_the_watercourse_P403&gt; <text:s/>?a <text:s text:c="2"/>=&gt; ?a <text:s/>&lt;from_narrative_or_fictional_universe_P1080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10989011" calcext:value-type="float">
            <text:p>0.01098901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7]&lt;&gt;0; 1; 0)" office:value-type="float" office:value="0" calcext:value-type="float">
            <text:p>0</text:p>
          </table:table-cell>
          <table:table-cell table:formula="of:=IF(AND([.K617]=1; [.J617]&gt;=[.E6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dition_P747&gt; <text:s/>?f <text:s/>?f <text:s/>&lt;preceded_by_P155&gt; <text:s/>?a <text:s text:c="2"/>=&gt; ?a <text:s/>&lt;edition_or_translation_of_P629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24911032" calcext:value-type="float">
            <text:p>0.024911032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8]&lt;&gt;0; 1; 0)" office:value-type="float" office:value="0" calcext:value-type="float">
            <text:p>0</text:p>
          </table:table-cell>
          <table:table-cell table:formula="of:=IF(AND([.K618]=1; [.J618]&gt;=[.E6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dition_P747&gt; <text:s/>?f <text:s/>?f <text:s/>&lt;succeeded_by_P156&gt; <text:s/>?a <text:s text:c="2"/>=&gt; ?a <text:s/>&lt;edition_or_translation_of_P629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21352313" calcext:value-type="float">
            <text:p>0.02135231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9]&lt;&gt;0; 1; 0)" office:value-type="float" office:value="0" calcext:value-type="float">
            <text:p>0</text:p>
          </table:table-cell>
          <table:table-cell table:formula="of:=IF(AND([.K619]=1; [.J619]&gt;=[.E6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dition_P747&gt; <text:s/>?f <text:s/>?a <text:s/>&lt;succeeded_by_P156&gt; <text:s/>?f <text:s text:c="2"/>=&gt; ?a <text:s/>&lt;edition_or_translation_of_P629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24911032" calcext:value-type="float">
            <text:p>0.024911032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0]&lt;&gt;0; 1; 0)" office:value-type="float" office:value="0" calcext:value-type="float">
            <text:p>0</text:p>
          </table:table-cell>
          <table:table-cell table:formula="of:=IF(AND([.K620]=1; [.J620]&gt;=[.E6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dition_P747&gt; <text:s/>?f <text:s/>?a <text:s/>&lt;preceded_by_P155&gt; <text:s/>?f <text:s text:c="2"/>=&gt; ?a <text:s/>&lt;edition_or_translation_of_P629&gt; <text:s/>?b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21352313" calcext:value-type="float">
            <text:p>0.02135231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1]&lt;&gt;0; 1; 0)" office:value-type="float" office:value="0" calcext:value-type="float">
            <text:p>0</text:p>
          </table:table-cell>
          <table:table-cell table:formula="of:=IF(AND([.K621]=1; [.J621]&gt;=[.E6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edition_or_translation_of_P629&gt; <text:s/>?b <text:s/>?a <text:s/>&lt;succeeded_by_P156&gt; <text:s/>?f <text:s text:c="2"/>=&gt; ?a <text:s/>&lt;edition_or_translation_of_P629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24911032" calcext:value-type="float">
            <text:p>0.0249110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2]&lt;&gt;0; 1; 0)" office:value-type="float" office:value="0" calcext:value-type="float">
            <text:p>0</text:p>
          </table:table-cell>
          <table:table-cell table:formula="of:=IF(AND([.K622]=1; [.J622]&gt;=[.E6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edition_or_translation_of_P629&gt; <text:s/>?b <text:s/>?a <text:s/>&lt;preceded_by_P155&gt; <text:s/>?f <text:s text:c="2"/>=&gt; ?a <text:s/>&lt;edition_or_translation_of_P629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24911032" calcext:value-type="float">
            <text:p>0.024911032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3]&lt;&gt;0; 1; 0)" office:value-type="float" office:value="0" calcext:value-type="float">
            <text:p>0</text:p>
          </table:table-cell>
          <table:table-cell table:formula="of:=IF(AND([.K623]=1; [.J623]&gt;=[.E6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dition_or_translation_of_P629&gt; <text:s/>?b <text:s/>?e <text:s/>&lt;preceded_by_P155&gt; <text:s/>?a <text:s text:c="2"/>=&gt; ?a <text:s/>&lt;edition_or_translation_of_P629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24911032" calcext:value-type="float">
            <text:p>0.024911032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4]&lt;&gt;0; 1; 0)" office:value-type="float" office:value="0" calcext:value-type="float">
            <text:p>0</text:p>
          </table:table-cell>
          <table:table-cell table:formula="of:=IF(AND([.K624]=1; [.J624]&gt;=[.E6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dition_or_translation_of_P629&gt; <text:s/>?b <text:s/>?e <text:s/>&lt;succeeded_by_P156&gt; <text:s/>?a <text:s text:c="2"/>=&gt; ?a <text:s/>&lt;edition_or_translation_of_P629&gt; <text:s/>?b</text:p>
          </table:table-cell>
          <table:table-cell office:value-type="float" office:value="0.000000583" calcext:value-type="float">
            <text:p>0.000000583</text:p>
          </table:table-cell>
          <table:table-cell office:value-type="float" office:value="0.024911032" calcext:value-type="float">
            <text:p>0.024911032</text:p>
          </table:table-cell>
          <table:table-cell office:value-type="float" office:value="0.777777778" calcext:value-type="float">
            <text:p>0.7777777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5]&lt;&gt;0; 1; 0)" office:value-type="float" office:value="0" calcext:value-type="float">
            <text:p>0</text:p>
          </table:table-cell>
          <table:table-cell table:formula="of:=IF(AND([.K625]=1; [.J625]&gt;=[.E6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apital_P36&gt; <text:s/>?f <text:s/>?a <text:s/>&lt;exclave_of_P500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26]&lt;&gt;0; 1; 0)" office:value-type="float" office:value="0" calcext:value-type="float">
            <text:p>0</text:p>
          </table:table-cell>
          <table:table-cell table:formula="of:=IF(AND([.K626]=1; [.J626]&gt;=[.E6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clave_of_P500&gt; <text:s/>?f <text:s/>?b <text:s/>&lt;named_after_P138&gt; <text:s/>?f <text:s text:c="2"/>=&gt; ?a <text:s/>&lt;enclave_within_P501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32258065" calcext:value-type="float">
            <text:p>0.032258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27]&lt;&gt;0; 1; 0)" office:value-type="float" office:value="0" calcext:value-type="float">
            <text:p>0</text:p>
          </table:table-cell>
          <table:table-cell table:formula="of:=IF(AND([.K627]=1; [.J627]&gt;=[.E6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hairperson_P488&gt; <text:s/>?b <text:s/>?b <text:s/>&lt;employer_P108&gt; <text:s/>?a <text:s text:c="2"/>=&gt; ?a <text:s/>&lt;chief_executive_officer_P169&gt; <text:s/>?b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0.013605442" calcext:value-type="float">
            <text:p>0.013605442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8]&lt;&gt;0; 1; 0)" office:value-type="float" office:value="0" calcext:value-type="float">
            <text:p>0</text:p>
          </table:table-cell>
          <table:table-cell table:formula="of:=IF(AND([.K628]=1; [.J628]&gt;=[.E6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llegiance_P945&gt; <text:s/>?b <text:s/>?a <text:s/>&lt;part_of_P361&gt; <text:s/>?f <text:s text:c="2"/>=&gt; ?a <text:s/>&lt;allegiance_P945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4193548" calcext:value-type="float">
            <text:p>0.024193548</text:p>
          </table:table-cell>
          <table:table-cell office:value-type="float" office:value="0.073170732" calcext:value-type="float">
            <text:p>0.0731707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9]&lt;&gt;0; 1; 0)" office:value-type="float" office:value="0" calcext:value-type="float">
            <text:p>0</text:p>
          </table:table-cell>
          <table:table-cell table:formula="of:=IF(AND([.K629]=1; [.J629]&gt;=[.E6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ountry_P17&gt; <text:s/>?b <text:s/>?a <text:s/>&lt;military_rank_P410&gt; <text:s/>?f <text:s text:c="2"/>=&gt; ?a <text:s/>&lt;allegiance_P945&gt; <text:s/>?b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32258065" calcext:value-type="float">
            <text:p>0.032258065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0]&lt;&gt;0; 1; 0)" office:value-type="float" office:value="0" calcext:value-type="float">
            <text:p>0</text:p>
          </table:table-cell>
          <table:table-cell table:formula="of:=IF(AND([.K630]=1; [.J630]&gt;=[.E6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allegiance_P945&gt; <text:s/>?b <text:s/>?e <text:s/>&lt;part_of_P361&gt; <text:s/>?a <text:s text:c="2"/>=&gt; ?a <text:s/>&lt;allegiance_P945&gt; <text:s/>?b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24193548" calcext:value-type="float">
            <text:p>0.024193548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1]&lt;&gt;0; 1; 0)" office:value-type="float" office:value="0" calcext:value-type="float">
            <text:p>0</text:p>
          </table:table-cell>
          <table:table-cell table:formula="of:=IF(AND([.K631]=1; [.J631]&gt;=[.E631]); 1; 0)" office:value-type="float" office:value="0" calcext:value-type="float">
            <text:p>0</text:p>
          </table:table-cell>
          <table:table-cell table:number-columns-repeated="3"/>
        </table:table-row>
      </table:table>
      <table:table table:name="summary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Number of subjects: 40002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mber of relations: 4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mber of objects: 6991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mber of facts: 1129683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Triples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Inverse functionality</text:p>
          </table:table-cell>
          <table:table-cell table:style-name="ce1" office:value-type="string" calcext:value-type="string">
            <text:p>Number of subjects</text:p>
          </table:table-cell>
          <table:table-cell table:style-name="ce1" office:value-type="string" calcext:value-type="string">
            <text:p>Number of objects</text:p>
          </table:table-cell>
        </table:table-row>
        <table:table-row table:style-name="ro2">
          <table:table-cell office:value-type="string" calcext:value-type="string">
            <text:p>&lt;team_manager_or_head_coach&gt;</text:p>
          </table:table-cell>
          <table:table-cell office:value-type="float" office:value="1926" calcext:value-type="float">
            <text:p>1926</text:p>
          </table:table-cell>
          <table:table-cell office:value-type="float" office:value="0.988577362409138" calcext:value-type="float">
            <text:p>0.9885773624</text:p>
          </table:table-cell>
          <table:table-cell office:value-type="float" office:value="0.96417445482866" calcext:value-type="float">
            <text:p>0.9641744548</text:p>
          </table:table-cell>
          <table:table-cell office:value-type="float" office:value="1904" calcext:value-type="float">
            <text:p>1904</text:p>
          </table:table-cell>
          <table:table-cell office:value-type="float" office:value="1857" calcext:value-type="float">
            <text:p>1857</text:p>
          </table:table-cell>
        </table:table-row>
        <table:table-row table:style-name="ro2">
          <table:table-cell office:value-type="string" calcext:value-type="string">
            <text:p>&lt;is_a_list_of&gt;</text:p>
          </table:table-cell>
          <table:table-cell office:value-type="float" office:value="65626" calcext:value-type="float">
            <text:p>65626</text:p>
          </table:table-cell>
          <table:table-cell office:value-type="float" office:value="0.994971505196111" calcext:value-type="float">
            <text:p>0.9949715052</text:p>
          </table:table-cell>
          <table:table-cell office:value-type="float" office:value="0.0111236400207235" calcext:value-type="float">
            <text:p>0.01112364</text:p>
          </table:table-cell>
          <table:table-cell office:value-type="float" office:value="65296" calcext:value-type="float">
            <text:p>65296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&lt;contains_administrative_territorial_entity&gt;</text:p>
          </table:table-cell>
          <table:table-cell office:value-type="float" office:value="88735" calcext:value-type="float">
            <text:p>88735</text:p>
          </table:table-cell>
          <table:table-cell office:value-type="float" office:value="0.0933002761030033" calcext:value-type="float">
            <text:p>0.0933002761</text:p>
          </table:table-cell>
          <table:table-cell office:value-type="float" office:value="0.939144644165211" calcext:value-type="float">
            <text:p>0.9391446442</text:p>
          </table:table-cell>
          <table:table-cell office:value-type="float" office:value="8279" calcext:value-type="float">
            <text:p>8279</text:p>
          </table:table-cell>
          <table:table-cell office:value-type="float" office:value="83335" calcext:value-type="float">
            <text:p>83335</text:p>
          </table:table-cell>
        </table:table-row>
        <table:table-row table:style-name="ro2">
          <table:table-cell office:value-type="string" calcext:value-type="string">
            <text:p>&lt;separated_from&gt;</text:p>
          </table:table-cell>
          <table:table-cell office:value-type="float" office:value="7" calcext:value-type="float">
            <text:p>7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&lt;temporal_range_end&gt;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&lt;GHS_signal_word&gt;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enclave_within&gt;</text:p>
          </table:table-cell>
          <table:table-cell office:value-type="float" office:value="149" calcext:value-type="float">
            <text:p>149</text:p>
          </table:table-cell>
          <table:table-cell office:value-type="float" office:value="0.885906040268456" calcext:value-type="float">
            <text:p>0.8859060403</text:p>
          </table:table-cell>
          <table:table-cell office:value-type="float" office:value="0.912751677852349" calcext:value-type="float">
            <text:p>0.912751677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&lt;diplomatic_relation&gt;</text:p>
          </table:table-cell>
          <table:table-cell office:value-type="float" office:value="76" calcext:value-type="float">
            <text:p>76</text:p>
          </table:table-cell>
          <table:table-cell office:value-type="float" office:value="0.157894736842105" calcext:value-type="float">
            <text:p>0.1578947368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&lt;subject_heading&gt;</text:p>
          </table:table-cell>
          <table:table-cell office:value-type="float" office:value="7894" calcext:value-type="float">
            <text:p>7894</text:p>
          </table:table-cell>
          <table:table-cell office:value-type="float" office:value="0.88016214846719" calcext:value-type="float">
            <text:p>0.8801621485</text:p>
          </table:table-cell>
          <table:table-cell office:value-type="float" office:value="0.0725867747656448" calcext:value-type="float">
            <text:p>0.0725867748</text:p>
          </table:table-cell>
          <table:table-cell office:value-type="float" office:value="6948" calcext:value-type="float">
            <text:p>6948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string" calcext:value-type="string">
            <text:p>&lt;organizer&gt;</text:p>
          </table:table-cell>
          <table:table-cell office:value-type="float" office:value="98" calcext:value-type="float">
            <text:p>98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642857142857143" calcext:value-type="float">
            <text:p>0.6428571429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&lt;footwall&gt;</text:p>
          </table:table-cell>
          <table:table-cell office:value-type="float" office:value="103" calcext:value-type="float">
            <text:p>103</text:p>
          </table:table-cell>
          <table:table-cell office:value-type="float" office:value="0.883495145631068" calcext:value-type="float">
            <text:p>0.8834951456</text:p>
          </table:table-cell>
          <table:table-cell office:value-type="float" office:value="0.87378640776699" calcext:value-type="float">
            <text:p>0.873786407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&lt;use&gt;</text:p>
          </table:table-cell>
          <table:table-cell office:value-type="float" office:value="1298" calcext:value-type="float">
            <text:p>1298</text:p>
          </table:table-cell>
          <table:table-cell office:value-type="float" office:value="0.853620955315871" calcext:value-type="float">
            <text:p>0.8536209553</text:p>
          </table:table-cell>
          <table:table-cell office:value-type="float" office:value="0.149460708782743" calcext:value-type="float">
            <text:p>0.1494607088</text:p>
          </table:table-cell>
          <table:table-cell office:value-type="float" office:value="1108" calcext:value-type="float">
            <text:p>1108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&lt;professorship&gt;</text:p>
          </table:table-cell>
          <table:table-cell office:value-type="float" office:value="15" calcext:value-type="float">
            <text:p>15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&lt;ancestral_home&gt;</text:p>
          </table:table-cell>
          <table:table-cell office:value-type="float" office:value="78" calcext:value-type="float">
            <text:p>7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&lt;dan_kyu_rank&gt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succeeded_by&gt;</text:p>
          </table:table-cell>
          <table:table-cell office:value-type="float" office:value="91530" calcext:value-type="float">
            <text:p>91530</text:p>
          </table:table-cell>
          <table:table-cell office:value-type="float" office:value="0.883087512291052" calcext:value-type="float">
            <text:p>0.8830875123</text:p>
          </table:table-cell>
          <table:table-cell office:value-type="float" office:value="0.874762372992461" calcext:value-type="float">
            <text:p>0.874762373</text:p>
          </table:table-cell>
          <table:table-cell office:value-type="float" office:value="80829" calcext:value-type="float">
            <text:p>80829</text:p>
          </table:table-cell>
          <table:table-cell office:value-type="float" office:value="80067" calcext:value-type="float">
            <text:p>80067</text:p>
          </table:table-cell>
        </table:table-row>
        <table:table-row table:style-name="ro2">
          <table:table-cell office:value-type="string" calcext:value-type="string">
            <text:p>&lt;residence&gt;</text:p>
          </table:table-cell>
          <table:table-cell office:value-type="float" office:value="865" calcext:value-type="float">
            <text:p>865</text:p>
          </table:table-cell>
          <table:table-cell office:value-type="float" office:value="0.928323699421965" calcext:value-type="float">
            <text:p>0.9283236994</text:p>
          </table:table-cell>
          <table:table-cell office:value-type="float" office:value="0.583815028901734" calcext:value-type="float">
            <text:p>0.5838150289</text:p>
          </table:table-cell>
          <table:table-cell office:value-type="float" office:value="803" calcext:value-type="float">
            <text:p>803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&lt;type_of_kinship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academic_degree&gt;</text:p>
          </table:table-cell>
          <table:table-cell office:value-type="float" office:value="300" calcext:value-type="float">
            <text:p>300</text:p>
          </table:table-cell>
          <table:table-cell office:value-type="float" office:value="0.86" calcext:value-type="float">
            <text:p>0.86</text:p>
          </table:table-cell>
          <table:table-cell office:value-type="float" office:value="0.26" calcext:value-type="float">
            <text:p>0.26</text:p>
          </table:table-cell>
          <table:table-cell office:value-type="float" office:value="258" calcext:value-type="float">
            <text:p>25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&lt;astronomical_body&gt;</text:p>
          </table:table-cell>
          <table:table-cell office:value-type="float" office:value="345" calcext:value-type="float">
            <text:p>345</text:p>
          </table:table-cell>
          <table:table-cell office:value-type="float" office:value="0.979710144927536" calcext:value-type="float">
            <text:p>0.9797101449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338" calcext:value-type="float">
            <text:p>33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&lt;IUCN_protected_areas_category&gt;</text:p>
          </table:table-cell>
          <table:table-cell office:value-type="float" office:value="5632" calcext:value-type="float">
            <text:p>5632</text:p>
          </table:table-cell>
          <table:table-cell office:value-type="float" office:value="0.981001420454545" calcext:value-type="float">
            <text:p>0.9810014205</text:p>
          </table:table-cell>
          <table:table-cell office:value-type="float" office:value="0.00124289772727273" calcext:value-type="float">
            <text:p>0.0012428977</text:p>
          </table:table-cell>
          <table:table-cell office:value-type="float" office:value="5525" calcext:value-type="float">
            <text:p>55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&lt;home_port&gt;</text:p>
          </table:table-cell>
          <table:table-cell office:value-type="float" office:value="35" calcext:value-type="float">
            <text:p>35</text:p>
          </table:table-cell>
          <table:table-cell office:value-type="float" office:value="0.971428571428571" calcext:value-type="float">
            <text:p>0.9714285714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&lt;constellation&gt;</text:p>
          </table:table-cell>
          <table:table-cell office:value-type="float" office:value="3579" calcext:value-type="float">
            <text:p>3579</text:p>
          </table:table-cell>
          <table:table-cell office:value-type="float" office:value="0.721430567197541" calcext:value-type="float">
            <text:p>0.7214305672</text:p>
          </table:table-cell>
          <table:table-cell office:value-type="float" office:value="0.0245878737077396" calcext:value-type="float">
            <text:p>0.0245878737</text:p>
          </table:table-cell>
          <table:table-cell office:value-type="float" office:value="2582" calcext:value-type="float">
            <text:p>2582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&lt;removed_feature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catalog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illustrator&gt;</text:p>
          </table:table-cell>
          <table:table-cell office:value-type="float" office:value="1497" calcext:value-type="float">
            <text:p>1497</text:p>
          </table:table-cell>
          <table:table-cell office:value-type="float" office:value="0.945891783567134" calcext:value-type="float">
            <text:p>0.9458917836</text:p>
          </table:table-cell>
          <table:table-cell office:value-type="float" office:value="0.464261857047428" calcext:value-type="float">
            <text:p>0.464261857</text:p>
          </table:table-cell>
          <table:table-cell office:value-type="float" office:value="1416" calcext:value-type="float">
            <text:p>1416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office:value-type="string" calcext:value-type="string">
            <text:p>&lt;taxon_author&gt;</text:p>
          </table:table-cell>
          <table:table-cell office:value-type="float" office:value="5032" calcext:value-type="float">
            <text:p>5032</text:p>
          </table:table-cell>
          <table:table-cell office:value-type="float" office:value="0.968998410174881" calcext:value-type="float">
            <text:p>0.9689984102</text:p>
          </table:table-cell>
          <table:table-cell office:value-type="float" office:value="0.160373608903021" calcext:value-type="float">
            <text:p>0.1603736089</text:p>
          </table:table-cell>
          <table:table-cell office:value-type="float" office:value="4876" calcext:value-type="float">
            <text:p>4876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office:value-type="string" calcext:value-type="string">
            <text:p>&lt;academic_major&gt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chivalric_order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mascot&gt;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&lt;characters&gt;</text:p>
          </table:table-cell>
          <table:table-cell office:value-type="float" office:value="1729" calcext:value-type="float">
            <text:p>1729</text:p>
          </table:table-cell>
          <table:table-cell office:value-type="float" office:value="0.500289184499711" calcext:value-type="float">
            <text:p>0.5002891845</text:p>
          </table:table-cell>
          <table:table-cell office:value-type="float" office:value="0.37941006362059" calcext:value-type="float">
            <text:p>0.3794100636</text:p>
          </table:table-cell>
          <table:table-cell office:value-type="float" office:value="865" calcext:value-type="float">
            <text:p>865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string" calcext:value-type="string">
            <text:p>&lt;launch_site&gt;</text:p>
          </table:table-cell>
          <table:table-cell office:value-type="float" office:value="857" calcext:value-type="float">
            <text:p>857</text:p>
          </table:table-cell>
          <table:table-cell office:value-type="float" office:value="0.864644107351225" calcext:value-type="float">
            <text:p>0.8646441074</text:p>
          </table:table-cell>
          <table:table-cell office:value-type="float" office:value="0.0455075845974329" calcext:value-type="float">
            <text:p>0.0455075846</text:p>
          </table:table-cell>
          <table:table-cell office:value-type="float" office:value="741" calcext:value-type="float">
            <text:p>74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&lt;IUCN_conservation_status&gt;</text:p>
          </table:table-cell>
          <table:table-cell office:value-type="float" office:value="57069" calcext:value-type="float">
            <text:p>57069</text:p>
          </table:table-cell>
          <table:table-cell office:value-type="float" office:value="0.999964954703955" calcext:value-type="float">
            <text:p>0.9999649547</text:p>
          </table:table-cell>
          <table:table-cell table:style-name="ce2" office:value-type="float" office:value="0.000140181184180553" calcext:value-type="float">
            <text:p>1.40E-004</text:p>
          </table:table-cell>
          <table:table-cell office:value-type="float" office:value="57067" calcext:value-type="float">
            <text:p>5706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&lt;main_building_contractor&gt;</text:p>
          </table:table-cell>
          <table:table-cell office:value-type="float" office:value="42" calcext:value-type="float">
            <text:p>42</text:p>
          </table:table-cell>
          <table:table-cell office:value-type="float" office:value="0.976190476190476" calcext:value-type="float">
            <text:p>0.9761904762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&lt;ship_builder&gt;</text:p>
          </table:table-cell>
          <table:table-cell office:value-type="float" office:value="4934" calcext:value-type="float">
            <text:p>4934</text:p>
          </table:table-cell>
          <table:table-cell office:value-type="float" office:value="0.921361978111066" calcext:value-type="float">
            <text:p>0.9213619781</text:p>
          </table:table-cell>
          <table:table-cell office:value-type="float" office:value="0.0950547223348196" calcext:value-type="float">
            <text:p>0.0950547223</text:p>
          </table:table-cell>
          <table:table-cell office:value-type="float" office:value="4546" calcext:value-type="float">
            <text:p>4546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&lt;influenced&gt;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9" calcext:value-type="float">
            <text:p>0.89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&lt;chief_executive_officer&gt;</text:p>
          </table:table-cell>
          <table:table-cell office:value-type="float" office:value="147" calcext:value-type="float">
            <text:p>147</text:p>
          </table:table-cell>
          <table:table-cell office:value-type="float" office:value="0.986394557823129" calcext:value-type="float">
            <text:p>0.9863945578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&lt;discography&gt;</text:p>
          </table:table-cell>
          <table:table-cell office:value-type="float" office:value="3111" calcext:value-type="float">
            <text:p>3111</text:p>
          </table:table-cell>
          <table:table-cell office:value-type="float" office:value="0.994856959177114" calcext:value-type="float">
            <text:p>0.9948569592</text:p>
          </table:table-cell>
          <table:table-cell office:value-type="float" office:value="0.99967855994857" calcext:value-type="float">
            <text:p>0.9996785599</text:p>
          </table:table-cell>
          <table:table-cell office:value-type="float" office:value="3095" calcext:value-type="float">
            <text:p>3095</text:p>
          </table:table-cell>
          <table:table-cell office:value-type="float" office:value="3110" calcext:value-type="float">
            <text:p>3110</text:p>
          </table:table-cell>
        </table:table-row>
        <table:table-row table:style-name="ro2">
          <table:table-cell office:value-type="string" calcext:value-type="string">
            <text:p>&lt;appointed_by&gt;</text:p>
          </table:table-cell>
          <table:table-cell office:value-type="float" office:value="314" calcext:value-type="float">
            <text:p>314</text:p>
          </table:table-cell>
          <table:table-cell office:value-type="float" office:value="0.987261146496815" calcext:value-type="float">
            <text:p>0.9872611465</text:p>
          </table:table-cell>
          <table:table-cell office:value-type="float" office:value="0.522292993630573" calcext:value-type="float">
            <text:p>0.5222929936</text:p>
          </table:table-cell>
          <table:table-cell office:value-type="float" office:value="310" calcext:value-type="float">
            <text:p>310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&lt;scheduled_service_destination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space_tug&gt;</text:p>
          </table:table-cell>
          <table:table-cell office:value-type="float" office:value="48" calcext:value-type="float">
            <text:p>48</text:p>
          </table:table-cell>
          <table:table-cell office:value-type="float" office:value="0.979166666666667" calcext:value-type="float">
            <text:p>0.9791666667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printed_by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taxonomic_type&gt;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&lt;genre&gt;</text:p>
          </table:table-cell>
          <table:table-cell office:value-type="float" office:value="95381" calcext:value-type="float">
            <text:p>95381</text:p>
          </table:table-cell>
          <table:table-cell office:value-type="float" office:value="0.724546817500341" calcext:value-type="float">
            <text:p>0.7245468175</text:p>
          </table:table-cell>
          <table:table-cell office:value-type="float" office:value="0.0189974942598631" calcext:value-type="float">
            <text:p>0.0189974943</text:p>
          </table:table-cell>
          <table:table-cell office:value-type="float" office:value="69108" calcext:value-type="float">
            <text:p>69108</text:p>
          </table:table-cell>
          <table:table-cell office:value-type="float" office:value="1812" calcext:value-type="float">
            <text:p>1812</text:p>
          </table:table-cell>
        </table:table-row>
        <table:table-row table:style-name="ro2">
          <table:table-cell office:value-type="string" calcext:value-type="string">
            <text:p>&lt;theme_music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editor&gt;</text:p>
          </table:table-cell>
          <table:table-cell office:value-type="float" office:value="280" calcext:value-type="float">
            <text:p>280</text:p>
          </table:table-cell>
          <table:table-cell office:value-type="float" office:value="0.642857142857143" calcext:value-type="float">
            <text:p>0.6428571429</text:p>
          </table:table-cell>
          <table:table-cell office:value-type="float" office:value="0.760714285714286" calcext:value-type="float">
            <text:p>0.7607142857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&lt;criterion_used&g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endemic_to&gt;</text:p>
          </table:table-cell>
          <table:table-cell office:value-type="float" office:value="211" calcext:value-type="float">
            <text:p>211</text:p>
          </table:table-cell>
          <table:table-cell office:value-type="float" office:value="0.947867298578199" calcext:value-type="float">
            <text:p>0.9478672986</text:p>
          </table:table-cell>
          <table:table-cell office:value-type="float" office:value="0.402843601895735" calcext:value-type="float">
            <text:p>0.4028436019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&lt;ESRB_rating&gt;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coat_of_arms&gt;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.964059196617336" calcext:value-type="float">
            <text:p>0.9640591966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&lt;child&gt;</text:p>
          </table:table-cell>
          <table:table-cell office:value-type="float" office:value="33296" calcext:value-type="float">
            <text:p>33296</text:p>
          </table:table-cell>
          <table:table-cell office:value-type="float" office:value="0.499609562710235" calcext:value-type="float">
            <text:p>0.4996095627</text:p>
          </table:table-cell>
          <table:table-cell office:value-type="float" office:value="0.663292888034599" calcext:value-type="float">
            <text:p>0.663292888</text:p>
          </table:table-cell>
          <table:table-cell office:value-type="float" office:value="16635" calcext:value-type="float">
            <text:p>16635</text:p>
          </table:table-cell>
          <table:table-cell office:value-type="float" office:value="22085" calcext:value-type="float">
            <text:p>22085</text:p>
          </table:table-cell>
        </table:table-row>
        <table:table-row table:style-name="ro2">
          <table:table-cell office:value-type="string" calcext:value-type="string">
            <text:p>&lt;spore_print_color&gt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fuel_system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armament&gt;</text:p>
          </table:table-cell>
          <table:table-cell office:value-type="float" office:value="1895" calcext:value-type="float">
            <text:p>1895</text:p>
          </table:table-cell>
          <table:table-cell office:value-type="float" office:value="0.393667546174142" calcext:value-type="float">
            <text:p>0.3936675462</text:p>
          </table:table-cell>
          <table:table-cell office:value-type="float" office:value="0.153562005277045" calcext:value-type="float">
            <text:p>0.1535620053</text:p>
          </table:table-cell>
          <table:table-cell office:value-type="float" office:value="746" calcext:value-type="float">
            <text:p>746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&lt;surface_played_on&gt;</text:p>
          </table:table-cell>
          <table:table-cell office:value-type="float" office:value="839" calcext:value-type="float">
            <text:p>839</text:p>
          </table:table-cell>
          <table:table-cell office:value-type="float" office:value="0.973778307508939" calcext:value-type="float">
            <text:p>0.9737783075</text:p>
          </table:table-cell>
          <table:table-cell office:value-type="float" office:value="0.00476758045292014" calcext:value-type="float">
            <text:p>0.0047675805</text:p>
          </table:table-cell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student&gt;</text:p>
          </table:table-cell>
          <table:table-cell office:value-type="float" office:value="273" calcext:value-type="float">
            <text:p>273</text:p>
          </table:table-cell>
          <table:table-cell office:value-type="float" office:value="0.853479853479853" calcext:value-type="float">
            <text:p>0.8534798535</text:p>
          </table:table-cell>
          <table:table-cell office:value-type="float" office:value="0.912087912087912" calcext:value-type="float">
            <text:p>0.9120879121</text:p>
          </table:table-cell>
          <table:table-cell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&lt;moveable_object_location&gt;</text:p>
          </table:table-cell>
          <table:table-cell office:value-type="float" office:value="394" calcext:value-type="float">
            <text:p>394</text:p>
          </table:table-cell>
          <table:table-cell office:value-type="float" office:value="0.954314720812183" calcext:value-type="float">
            <text:p>0.9543147208</text:p>
          </table:table-cell>
          <table:table-cell office:value-type="float" office:value="0.32741116751269" calcext:value-type="float">
            <text:p>0.3274111675</text:p>
          </table:table-cell>
          <table:table-cell office:value-type="float" office:value="376" calcext:value-type="float">
            <text:p>376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&lt;voice_type&gt;</text:p>
          </table:table-cell>
          <table:table-cell office:value-type="float" office:value="483" calcext:value-type="float">
            <text:p>483</text:p>
          </table:table-cell>
          <table:table-cell office:value-type="float" office:value="0.98343685300207" calcext:value-type="float">
            <text:p>0.983436853</text:p>
          </table:table-cell>
          <table:table-cell office:value-type="float" office:value="0.0144927536231884" calcext:value-type="float">
            <text:p>0.0144927536</text:p>
          </table:table-cell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&lt;participant&gt;</text:p>
          </table:table-cell>
          <table:table-cell office:value-type="float" office:value="2061" calcext:value-type="float">
            <text:p>2061</text:p>
          </table:table-cell>
          <table:table-cell office:value-type="float" office:value="0.0684133915574964" calcext:value-type="float">
            <text:p>0.0684133916</text:p>
          </table:table-cell>
          <table:table-cell office:value-type="float" office:value="0.967976710334789" calcext:value-type="float">
            <text:p>0.9679767103</text:p>
          </table:table-cell>
          <table:table-cell office:value-type="float" office:value="141" calcext:value-type="float">
            <text:p>141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string" calcext:value-type="string">
            <text:p>&lt;direction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designer&gt;</text:p>
          </table:table-cell>
          <table:table-cell office:value-type="float" office:value="3275" calcext:value-type="float">
            <text:p>3275</text:p>
          </table:table-cell>
          <table:table-cell office:value-type="float" office:value="0.952977099236641" calcext:value-type="float">
            <text:p>0.9529770992</text:p>
          </table:table-cell>
          <table:table-cell office:value-type="float" office:value="0.442137404580153" calcext:value-type="float">
            <text:p>0.4421374046</text:p>
          </table:table-cell>
          <table:table-cell office:value-type="float" office:value="3121" calcext:value-type="float">
            <text:p>3121</text:p>
          </table:table-cell>
          <table:table-cell office:value-type="float" office:value="1448" calcext:value-type="float">
            <text:p>1448</text:p>
          </table:table-cell>
        </table:table-row>
        <table:table-row table:style-name="ro2">
          <table:table-cell office:value-type="string" calcext:value-type="string">
            <text:p>&lt;located_in_place&gt;</text:p>
          </table:table-cell>
          <table:table-cell office:value-type="float" office:value="2108" calcext:value-type="float">
            <text:p>2108</text:p>
          </table:table-cell>
          <table:table-cell office:value-type="float" office:value="0.963946869070209" calcext:value-type="float">
            <text:p>0.9639468691</text:p>
          </table:table-cell>
          <table:table-cell office:value-type="float" office:value="0.290322580645161" calcext:value-type="float">
            <text:p>0.2903225806</text:p>
          </table:table-cell>
          <table:table-cell office:value-type="float" office:value="2032" calcext:value-type="float">
            <text:p>2032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&lt;founder&gt;</text:p>
          </table:table-cell>
          <table:table-cell office:value-type="float" office:value="4364" calcext:value-type="float">
            <text:p>4364</text:p>
          </table:table-cell>
          <table:table-cell office:value-type="float" office:value="0.824931255728689" calcext:value-type="float">
            <text:p>0.8249312557</text:p>
          </table:table-cell>
          <table:table-cell office:value-type="float" office:value="0.895508707607699" calcext:value-type="float">
            <text:p>0.8955087076</text:p>
          </table:table-cell>
          <table:table-cell office:value-type="float" office:value="3600" calcext:value-type="float">
            <text:p>3600</text:p>
          </table:table-cell>
          <table:table-cell office:value-type="float" office:value="3908" calcext:value-type="float">
            <text:p>3908</text:p>
          </table:table-cell>
        </table:table-row>
        <table:table-row table:style-name="ro2">
          <table:table-cell office:value-type="string" calcext:value-type="string">
            <text:p>&lt;USK_rating&gt;</text:p>
          </table:table-cell>
          <table:table-cell office:value-type="float" office:value="1087" calcext:value-type="float">
            <text:p>1087</text:p>
          </table:table-cell>
          <table:table-cell office:value-type="float" office:value="0.993560257589696" calcext:value-type="float">
            <text:p>0.9935602576</text:p>
          </table:table-cell>
          <table:table-cell office:value-type="float" office:value="0.00183992640294388" calcext:value-type="float">
            <text:p>0.0018399264</text:p>
          </table:table-cell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terminus&gt;</text:p>
          </table:table-cell>
          <table:table-cell office:value-type="float" office:value="434" calcext:value-type="float">
            <text:p>434</text:p>
          </table:table-cell>
          <table:table-cell office:value-type="float" office:value="0.525345622119816" calcext:value-type="float">
            <text:p>0.5253456221</text:p>
          </table:table-cell>
          <table:table-cell office:value-type="float" office:value="0.67741935483871" calcext:value-type="float">
            <text:p>0.6774193548</text:p>
          </table:table-cell>
          <table:table-cell office:value-type="float" office:value="228" calcext:value-type="float">
            <text:p>228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&lt;Eight_Banner_register&gt;</text:p>
          </table:table-cell>
          <table:table-cell office:value-type="float" office:value="156" calcext:value-type="float">
            <text:p>156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0.102564102564103" calcext:value-type="float">
            <text:p>0.1025641026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&lt;developer&gt;</text:p>
          </table:table-cell>
          <table:table-cell office:value-type="float" office:value="12869" calcext:value-type="float">
            <text:p>12869</text:p>
          </table:table-cell>
          <table:table-cell office:value-type="float" office:value="0.963633537959437" calcext:value-type="float">
            <text:p>0.963633538</text:p>
          </table:table-cell>
          <table:table-cell office:value-type="float" office:value="0.168311446110809" calcext:value-type="float">
            <text:p>0.1683114461</text:p>
          </table:table-cell>
          <table:table-cell office:value-type="float" office:value="12401" calcext:value-type="float">
            <text:p>12401</text:p>
          </table:table-cell>
          <table:table-cell office:value-type="float" office:value="2166" calcext:value-type="float">
            <text:p>2166</text:p>
          </table:table-cell>
        </table:table-row>
        <table:table-row table:style-name="ro2">
          <table:table-cell office:value-type="string" calcext:value-type="string">
            <text:p>&lt;site_of_astronomical_discovery&gt;</text:p>
          </table:table-cell>
          <table:table-cell office:value-type="float" office:value="17174" calcext:value-type="float">
            <text:p>17174</text:p>
          </table:table-cell>
          <table:table-cell office:value-type="float" office:value="0.933445906603004" calcext:value-type="float">
            <text:p>0.9334459066</text:p>
          </table:table-cell>
          <table:table-cell office:value-type="float" office:value="0.0100151391638523" calcext:value-type="float">
            <text:p>0.0100151392</text:p>
          </table:table-cell>
          <table:table-cell office:value-type="float" office:value="16031" calcext:value-type="float">
            <text:p>16031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&lt;portal_s_main_topic&gt;</text:p>
          </table:table-cell>
          <table:table-cell office:value-type="float" office:value="606" calcext:value-type="float">
            <text:p>606</text:p>
          </table:table-cell>
          <table:table-cell office:value-type="float" office:value="0.932343234323432" calcext:value-type="float">
            <text:p>0.9323432343</text:p>
          </table:table-cell>
          <table:table-cell office:value-type="float" office:value="0.998349834983498" calcext:value-type="float">
            <text:p>0.998349835</text:p>
          </table:table-cell>
          <table:table-cell office:value-type="float" office:value="565" calcext:value-type="float">
            <text:p>565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table-cell office:value-type="string" calcext:value-type="string">
            <text:p>&lt;medical_treatment&gt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fictional_analog_of&gt;</text:p>
          </table:table-cell>
          <table:table-cell office:value-type="float" office:value="108" calcext:value-type="float">
            <text:p>108</text:p>
          </table:table-cell>
          <table:table-cell office:value-type="float" office:value="0.962962962962963" calcext:value-type="float">
            <text:p>0.962962963</text:p>
          </table:table-cell>
          <table:table-cell office:value-type="float" office:value="0.981481481481482" calcext:value-type="float">
            <text:p>0.981481481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&lt;basic_form_of_government&gt;</text:p>
          </table:table-cell>
          <table:table-cell office:value-type="float" office:value="530" calcext:value-type="float">
            <text:p>530</text:p>
          </table:table-cell>
          <table:table-cell office:value-type="float" office:value="0.909433962264151" calcext:value-type="float">
            <text:p>0.9094339623</text:p>
          </table:table-cell>
          <table:table-cell office:value-type="float" office:value="0.215094339622642" calcext:value-type="float">
            <text:p>0.2150943396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&lt;cover_artist&gt;</text:p>
          </table:table-cell>
          <table:table-cell office:value-type="float" office:value="173" calcext:value-type="float">
            <text:p>173</text:p>
          </table:table-cell>
          <table:table-cell office:value-type="float" office:value="0.982658959537572" calcext:value-type="float">
            <text:p>0.9826589595</text:p>
          </table:table-cell>
          <table:table-cell office:value-type="float" office:value="0.601156069364162" calcext:value-type="float">
            <text:p>0.6011560694</text:p>
          </table:table-cell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&lt;sockets_supported&gt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mushroom_ecological_type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666666666666667" calcext:value-type="float">
            <text:p>0.666666666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subsidiaries&gt;</text:p>
          </table:table-cell>
          <table:table-cell office:value-type="float" office:value="287" calcext:value-type="float">
            <text:p>287</text:p>
          </table:table-cell>
          <table:table-cell office:value-type="float" office:value="0.289198606271777" calcext:value-type="float">
            <text:p>0.2891986063</text:p>
          </table:table-cell>
          <table:table-cell office:value-type="float" office:value="0.993031358885017" calcext:value-type="float">
            <text:p>0.9930313589</text:p>
          </table:table-cell>
          <table:table-cell office:value-type="float" office:value="83" calcext:value-type="float">
            <text:p>83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&lt;readable_file_format&gt;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&lt;anthem&gt;</text:p>
          </table:table-cell>
          <table:table-cell office:value-type="float" office:value="502" calcext:value-type="float">
            <text:p>502</text:p>
          </table:table-cell>
          <table:table-cell office:value-type="float" office:value="0.98605577689243" calcext:value-type="float">
            <text:p>0.9860557769</text:p>
          </table:table-cell>
          <table:table-cell office:value-type="float" office:value="0.637450199203187" calcext:value-type="float">
            <text:p>0.6374501992</text:p>
          </table:table-cell>
          <table:table-cell office:value-type="float" office:value="495" calcext:value-type="float">
            <text:p>495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&lt;stepfather&gt;</text:p>
          </table:table-cell>
          <table:table-cell office:value-type="float" office:value="38" calcext:value-type="float">
            <text:p>38</text:p>
          </table:table-cell>
          <table:table-cell office:value-type="float" office:value="0.973684210526316" calcext:value-type="float">
            <text:p>0.9736842105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&lt;neurological_function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composer&gt;</text:p>
          </table:table-cell>
          <table:table-cell office:value-type="float" office:value="4324" calcext:value-type="float">
            <text:p>4324</text:p>
          </table:table-cell>
          <table:table-cell office:value-type="float" office:value="0.932469935245143" calcext:value-type="float">
            <text:p>0.9324699352</text:p>
          </table:table-cell>
          <table:table-cell office:value-type="float" office:value="0.264801110083256" calcext:value-type="float">
            <text:p>0.2648011101</text:p>
          </table:table-cell>
          <table:table-cell office:value-type="float" office:value="4032" calcext:value-type="float">
            <text:p>4032</text:p>
          </table:table-cell>
          <table:table-cell office:value-type="float" office:value="1145" calcext:value-type="float">
            <text:p>1145</text:p>
          </table:table-cell>
        </table:table-row>
        <table:table-row table:style-name="ro2">
          <table:table-cell office:value-type="string" calcext:value-type="string">
            <text:p>&lt;connecting_line&gt;</text:p>
          </table:table-cell>
          <table:table-cell office:value-type="float" office:value="5148" calcext:value-type="float">
            <text:p>5148</text:p>
          </table:table-cell>
          <table:table-cell office:value-type="float" office:value="0.862470862470862" calcext:value-type="float">
            <text:p>0.8624708625</text:p>
          </table:table-cell>
          <table:table-cell office:value-type="float" office:value="0.0905205905205905" calcext:value-type="float">
            <text:p>0.0905205905</text:p>
          </table:table-cell>
          <table:table-cell office:value-type="float" office:value="4440" calcext:value-type="float">
            <text:p>4440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&lt;sister&gt;</text:p>
          </table:table-cell>
          <table:table-cell office:value-type="float" office:value="1754" calcext:value-type="float">
            <text:p>1754</text:p>
          </table:table-cell>
          <table:table-cell office:value-type="float" office:value="0.772519954389966" calcext:value-type="float">
            <text:p>0.7725199544</text:p>
          </table:table-cell>
          <table:table-cell office:value-type="float" office:value="0.656784492588369" calcext:value-type="float">
            <text:p>0.6567844926</text:p>
          </table:table-cell>
          <table:table-cell office:value-type="float" office:value="1355" calcext:value-type="float">
            <text:p>1355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office:value-type="string" calcext:value-type="string">
            <text:p>&lt;cause_of_death&gt;</text:p>
          </table:table-cell>
          <table:table-cell office:value-type="float" office:value="8386" calcext:value-type="float">
            <text:p>8386</text:p>
          </table:table-cell>
          <table:table-cell office:value-type="float" office:value="0.987121392797519" calcext:value-type="float">
            <text:p>0.9871213928</text:p>
          </table:table-cell>
          <table:table-cell office:value-type="float" office:value="0.0269496780348199" calcext:value-type="float">
            <text:p>0.026949678</text:p>
          </table:table-cell>
          <table:table-cell office:value-type="float" office:value="8278" calcext:value-type="float">
            <text:p>8278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&lt;operator&gt;</text:p>
          </table:table-cell>
          <table:table-cell office:value-type="float" office:value="5427" calcext:value-type="float">
            <text:p>5427</text:p>
          </table:table-cell>
          <table:table-cell office:value-type="float" office:value="0.84024322830293" calcext:value-type="float">
            <text:p>0.8402432283</text:p>
          </table:table-cell>
          <table:table-cell office:value-type="float" office:value="0.154781647318961" calcext:value-type="float">
            <text:p>0.1547816473</text:p>
          </table:table-cell>
          <table:table-cell office:value-type="float" office:value="4560" calcext:value-type="float">
            <text:p>4560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&lt;surname&gt;</text:p>
          </table:table-cell>
          <table:table-cell office:value-type="float" office:value="3167" calcext:value-type="float">
            <text:p>3167</text:p>
          </table:table-cell>
          <table:table-cell office:value-type="float" office:value="0.996210925165772" calcext:value-type="float">
            <text:p>0.9962109252</text:p>
          </table:table-cell>
          <table:table-cell office:value-type="float" office:value="0.0770445216293022" calcext:value-type="float">
            <text:p>0.0770445216</text:p>
          </table:table-cell>
          <table:table-cell office:value-type="float" office:value="3155" calcext:value-type="float">
            <text:p>3155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&lt;formation_location&gt;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588815789473684" calcext:value-type="float">
            <text:p>0.5888157895</text:p>
          </table:table-cell>
          <table:table-cell office:value-type="float" office:value="304" calcext:value-type="float">
            <text:p>304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&lt;member_of_sports_team&gt;</text:p>
          </table:table-cell>
          <table:table-cell office:value-type="float" office:value="247035" calcext:value-type="float">
            <text:p>247035</text:p>
          </table:table-cell>
          <table:table-cell office:value-type="float" office:value="0.242471714534378" calcext:value-type="float">
            <text:p>0.2424717145</text:p>
          </table:table-cell>
          <table:table-cell office:value-type="float" office:value="0.0454793855121744" calcext:value-type="float">
            <text:p>0.0454793855</text:p>
          </table:table-cell>
          <table:table-cell office:value-type="float" office:value="59899" calcext:value-type="float">
            <text:p>59899</text:p>
          </table:table-cell>
          <table:table-cell office:value-type="float" office:value="11235" calcext:value-type="float">
            <text:p>11235</text:p>
          </table:table-cell>
        </table:table-row>
        <table:table-row table:style-name="ro2">
          <table:table-cell office:value-type="string" calcext:value-type="string">
            <text:p>&lt;day_in_year_for_periodic_occurrence&gt;</text:p>
          </table:table-cell>
          <table:table-cell office:value-type="float" office:value="229" calcext:value-type="float">
            <text:p>229</text:p>
          </table:table-cell>
          <table:table-cell office:value-type="float" office:value="0.908296943231441" calcext:value-type="float">
            <text:p>0.9082969432</text:p>
          </table:table-cell>
          <table:table-cell office:value-type="float" office:value="0.270742358078603" calcext:value-type="float">
            <text:p>0.2707423581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&lt;mother_house&gt;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&lt;_OBSOLETE__grandparent&gt;</text:p>
          </table:table-cell>
          <table:table-cell office:value-type="float" office:value="745" calcext:value-type="float">
            <text:p>745</text:p>
          </table:table-cell>
          <table:table-cell office:value-type="float" office:value="0.696644295302013" calcext:value-type="float">
            <text:p>0.6966442953</text:p>
          </table:table-cell>
          <table:table-cell office:value-type="float" office:value="0.65503355704698" calcext:value-type="float">
            <text:p>0.655033557</text:p>
          </table:table-cell>
          <table:table-cell office:value-type="float" office:value="519" calcext:value-type="float">
            <text:p>51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&lt;discovery_place&gt;</text:p>
          </table:table-cell>
          <table:table-cell office:value-type="float" office:value="113" calcext:value-type="float">
            <text:p>113</text:p>
          </table:table-cell>
          <table:table-cell office:value-type="float" office:value="0.964601769911504" calcext:value-type="float">
            <text:p>0.9646017699</text:p>
          </table:table-cell>
          <table:table-cell office:value-type="float" office:value="0.849557522123894" calcext:value-type="float">
            <text:p>0.8495575221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&lt;tributary&gt;</text:p>
          </table:table-cell>
          <table:table-cell office:value-type="float" office:value="83" calcext:value-type="float">
            <text:p>83</text:p>
          </table:table-cell>
          <table:table-cell office:value-type="float" office:value="0.409638554216867" calcext:value-type="float">
            <text:p>0.4096385542</text:p>
          </table:table-cell>
          <table:table-cell office:value-type="float" office:value="0.987951807228916" calcext:value-type="float">
            <text:p>0.9879518072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&lt;donated_by&gt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score_by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determination_method&g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topic_s_main_category&gt;</text:p>
          </table:table-cell>
          <table:table-cell office:value-type="float" office:value="100198" calcext:value-type="float">
            <text:p>100198</text:p>
          </table:table-cell>
          <table:table-cell office:value-type="float" office:value="0.974919659075031" calcext:value-type="float">
            <text:p>0.9749196591</text:p>
          </table:table-cell>
          <table:table-cell office:value-type="float" office:value="0.997544861174874" calcext:value-type="float">
            <text:p>0.9975448612</text:p>
          </table:table-cell>
          <table:table-cell office:value-type="float" office:value="97685" calcext:value-type="float">
            <text:p>97685</text:p>
          </table:table-cell>
          <table:table-cell office:value-type="float" office:value="99952" calcext:value-type="float">
            <text:p>99952</text:p>
          </table:table-cell>
        </table:table-row>
        <table:table-row table:style-name="ro2">
          <table:table-cell office:value-type="string" calcext:value-type="string">
            <text:p>&lt;lake_inflows&gt;</text:p>
          </table:table-cell>
          <table:table-cell office:value-type="float" office:value="209" calcext:value-type="float">
            <text:p>209</text:p>
          </table:table-cell>
          <table:table-cell office:value-type="float" office:value="0.559808612440191" calcext:value-type="float">
            <text:p>0.5598086124</text:p>
          </table:table-cell>
          <table:table-cell office:value-type="float" office:value="0.889952153110048" calcext:value-type="float">
            <text:p>0.8899521531</text:p>
          </table:table-cell>
          <table:table-cell office:value-type="float" office:value="117" calcext:value-type="float">
            <text:p>117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&lt;of&gt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captain&g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&lt;executive_body&gt;</text:p>
          </table:table-cell>
          <table:table-cell office:value-type="float" office:value="30" calcext:value-type="float">
            <text:p>30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&lt;lake_outflow&gt;</text:p>
          </table:table-cell>
          <table:table-cell office:value-type="float" office:value="160" calcext:value-type="float">
            <text:p>160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&lt;foods_traditionally_associated&gt;</text:p>
          </table:table-cell>
          <table:table-cell office:value-type="float" office:value="9" calcext:value-type="float">
            <text:p>9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awarded_by&gt;</text:p>
          </table:table-cell>
          <table:table-cell office:value-type="float" office:value="114" calcext:value-type="float">
            <text:p>114</text:p>
          </table:table-cell>
          <table:table-cell office:value-type="float" office:value="0.973684210526316" calcext:value-type="float">
            <text:p>0.9736842105</text:p>
          </table:table-cell>
          <table:table-cell office:value-type="float" office:value="0.798245614035088" calcext:value-type="float">
            <text:p>0.798245614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&lt;place_served&gt;</text:p>
          </table:table-cell>
          <table:table-cell office:value-type="float" office:value="73" calcext:value-type="float">
            <text:p>73</text:p>
          </table:table-cell>
          <table:table-cell office:value-type="float" office:value="0.972602739726027" calcext:value-type="float">
            <text:p>0.9726027397</text:p>
          </table:table-cell>
          <table:table-cell office:value-type="float" office:value="0.917808219178082" calcext:value-type="float">
            <text:p>0.917808219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&lt;edibility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architect&gt;</text:p>
          </table:table-cell>
          <table:table-cell office:value-type="float" office:value="1690" calcext:value-type="float">
            <text:p>1690</text:p>
          </table:table-cell>
          <table:table-cell office:value-type="float" office:value="0.908284023668639" calcext:value-type="float">
            <text:p>0.9082840237</text:p>
          </table:table-cell>
          <table:table-cell office:value-type="float" office:value="0.605325443786982" calcext:value-type="float">
            <text:p>0.6053254438</text:p>
          </table:table-cell>
          <table:table-cell office:value-type="float" office:value="1535" calcext:value-type="float">
            <text:p>1535</text:p>
          </table:table-cell>
          <table:table-cell office:value-type="float" office:value="1023" calcext:value-type="float">
            <text:p>1023</text:p>
          </table:table-cell>
        </table:table-row>
        <table:table-row table:style-name="ro2">
          <table:table-cell office:value-type="string" calcext:value-type="string">
            <text:p>&lt;origin_of_the_watercourse&gt;</text:p>
          </table:table-cell>
          <table:table-cell office:value-type="float" office:value="43" calcext:value-type="float">
            <text:p>43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&lt;collaborator&gt;</text:p>
          </table:table-cell>
          <table:table-cell office:value-type="float" office:value="23" calcext:value-type="float">
            <text:p>23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&lt;imported_from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geo_datum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language_regulatory_body&gt;</text:p>
          </table:table-cell>
          <table:table-cell office:value-type="float" office:value="8" calcext:value-type="float">
            <text:p>8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&lt;_OBSOLETE__phylum&gt;</text:p>
          </table:table-cell>
          <table:table-cell office:value-type="float" office:value="4049" calcext:value-type="float">
            <text:p>4049</text:p>
          </table:table-cell>
          <table:table-cell office:value-type="float" office:value="1" calcext:value-type="float">
            <text:p>1</text:p>
          </table:table-cell>
          <table:table-cell office:value-type="float" office:value="0.0103729315880464" calcext:value-type="float">
            <text:p>0.0103729316</text:p>
          </table:table-cell>
          <table:table-cell office:value-type="float" office:value="4049" calcext:value-type="float">
            <text:p>4049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&lt;category_s_main_topic&gt;</text:p>
          </table:table-cell>
          <table:table-cell office:value-type="float" office:value="125085" calcext:value-type="float">
            <text:p>125085</text:p>
          </table:table-cell>
          <table:table-cell office:value-type="float" office:value="0.996178598552984" calcext:value-type="float">
            <text:p>0.9961785986</text:p>
          </table:table-cell>
          <table:table-cell office:value-type="float" office:value="0.905296398449055" calcext:value-type="float">
            <text:p>0.9052963984</text:p>
          </table:table-cell>
          <table:table-cell office:value-type="float" office:value="124607" calcext:value-type="float">
            <text:p>124607</text:p>
          </table:table-cell>
          <table:table-cell office:value-type="float" office:value="113239" calcext:value-type="float">
            <text:p>113239</text:p>
          </table:table-cell>
        </table:table-row>
        <table:table-row table:style-name="ro2">
          <table:table-cell office:value-type="string" calcext:value-type="string">
            <text:p>&lt;student_of&gt;</text:p>
          </table:table-cell>
          <table:table-cell office:value-type="float" office:value="470" calcext:value-type="float">
            <text:p>470</text:p>
          </table:table-cell>
          <table:table-cell office:value-type="float" office:value="0.9" calcext:value-type="float">
            <text:p>0.9</text:p>
          </table:table-cell>
          <table:table-cell office:value-type="float" office:value="0.563829787234043" calcext:value-type="float">
            <text:p>0.5638297872</text:p>
          </table:table-cell>
          <table:table-cell office:value-type="float" office:value="423" calcext:value-type="float">
            <text:p>423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&lt;drug_action_altered_by&gt;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launch_contractor&gt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medical_condition&gt;</text:p>
          </table:table-cell>
          <table:table-cell office:value-type="float" office:value="62" calcext:value-type="float">
            <text:p>62</text:p>
          </table:table-cell>
          <table:table-cell office:value-type="float" office:value="0.887096774193548" calcext:value-type="float">
            <text:p>0.8870967742</text:p>
          </table:table-cell>
          <table:table-cell office:value-type="float" office:value="0.516129032258065" calcext:value-type="float">
            <text:p>0.516129032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&lt;discovery_method&gt;</text:p>
          </table:table-cell>
          <table:table-cell office:value-type="float" office:value="16" calcext:value-type="float">
            <text:p>1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party_chief_representative&gt;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voice_actor&gt;</text:p>
          </table:table-cell>
          <table:table-cell office:value-type="float" office:value="568" calcext:value-type="float">
            <text:p>568</text:p>
          </table:table-cell>
          <table:table-cell office:value-type="float" office:value="0.734154929577465" calcext:value-type="float">
            <text:p>0.7341549296</text:p>
          </table:table-cell>
          <table:table-cell office:value-type="float" office:value="0.198943661971831" calcext:value-type="float">
            <text:p>0.198943662</text:p>
          </table:table-cell>
          <table:table-cell office:value-type="float" office:value="417" calcext:value-type="float">
            <text:p>417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&lt;biological_process&gt;</text:p>
          </table:table-cell>
          <table:table-cell office:value-type="float" office:value="23594" calcext:value-type="float">
            <text:p>23594</text:p>
          </table:table-cell>
          <table:table-cell office:value-type="float" office:value="0.045859116724591" calcext:value-type="float">
            <text:p>0.0458591167</text:p>
          </table:table-cell>
          <table:table-cell office:value-type="float" office:value="0.20704416377045" calcext:value-type="float">
            <text:p>0.2070441638</text:p>
          </table:table-cell>
          <table:table-cell office:value-type="float" office:value="1082" calcext:value-type="float">
            <text:p>1082</text:p>
          </table:table-cell>
          <table:table-cell office:value-type="float" office:value="4885" calcext:value-type="float">
            <text:p>4885</text:p>
          </table:table-cell>
        </table:table-row>
        <table:table-row table:style-name="ro2">
          <table:table-cell office:value-type="string" calcext:value-type="string">
            <text:p>&lt;manufacturer&gt;</text:p>
          </table:table-cell>
          <table:table-cell office:value-type="float" office:value="8260" calcext:value-type="float">
            <text:p>8260</text:p>
          </table:table-cell>
          <table:table-cell office:value-type="float" office:value="0.887772397094431" calcext:value-type="float">
            <text:p>0.8877723971</text:p>
          </table:table-cell>
          <table:table-cell office:value-type="float" office:value="0.152784503631961" calcext:value-type="float">
            <text:p>0.1527845036</text:p>
          </table:table-cell>
          <table:table-cell office:value-type="float" office:value="7333" calcext:value-type="float">
            <text:p>7333</text:p>
          </table:table-cell>
          <table:table-cell office:value-type="float" office:value="1262" calcext:value-type="float">
            <text:p>1262</text:p>
          </table:table-cell>
        </table:table-row>
        <table:table-row table:style-name="ro2">
          <table:table-cell office:value-type="string" calcext:value-type="string">
            <text:p>&lt;distributor&gt;</text:p>
          </table:table-cell>
          <table:table-cell office:value-type="float" office:value="1009" calcext:value-type="float">
            <text:p>1009</text:p>
          </table:table-cell>
          <table:table-cell office:value-type="float" office:value="0.989098116947473" calcext:value-type="float">
            <text:p>0.9890981169</text:p>
          </table:table-cell>
          <table:table-cell office:value-type="float" office:value="0.275520317145689" calcext:value-type="float">
            <text:p>0.2755203171</text:p>
          </table:table-cell>
          <table:table-cell office:value-type="float" office:value="998" calcext:value-type="float">
            <text:p>998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string" calcext:value-type="string">
            <text:p>&lt;production_company&gt;</text:p>
          </table:table-cell>
          <table:table-cell office:value-type="float" office:value="15682" calcext:value-type="float">
            <text:p>15682</text:p>
          </table:table-cell>
          <table:table-cell office:value-type="float" office:value="0.74741742124729" calcext:value-type="float">
            <text:p>0.7474174212</text:p>
          </table:table-cell>
          <table:table-cell office:value-type="float" office:value="0.139778089529397" calcext:value-type="float">
            <text:p>0.1397780895</text:p>
          </table:table-cell>
          <table:table-cell office:value-type="float" office:value="11721" calcext:value-type="float">
            <text:p>11721</text:p>
          </table:table-cell>
          <table:table-cell office:value-type="float" office:value="2192" calcext:value-type="float">
            <text:p>2192</text:p>
          </table:table-cell>
        </table:table-row>
        <table:table-row table:style-name="ro2">
          <table:table-cell office:value-type="string" calcext:value-type="string">
            <text:p>&lt;target&gt;</text:p>
          </table:table-cell>
          <table:table-cell office:value-type="float" office:value="13" calcext:value-type="float">
            <text:p>13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&lt;including&gt;</text:p>
          </table:table-cell>
          <table:table-cell office:value-type="float" office:value="14" calcext:value-type="float">
            <text:p>14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&lt;connecting_service&gt;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applies_to_part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diocese&gt;</text:p>
          </table:table-cell>
          <table:table-cell office:value-type="float" office:value="631" calcext:value-type="float">
            <text:p>631</text:p>
          </table:table-cell>
          <table:table-cell office:value-type="float" office:value="0.96513470681458" calcext:value-type="float">
            <text:p>0.9651347068</text:p>
          </table:table-cell>
          <table:table-cell office:value-type="float" office:value="0.290015847860539" calcext:value-type="float">
            <text:p>0.2900158479</text:p>
          </table:table-cell>
          <table:table-cell office:value-type="float" office:value="609" calcext:value-type="float">
            <text:p>609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&lt;type_of_electrification&g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cell_component&gt;</text:p>
          </table:table-cell>
          <table:table-cell office:value-type="float" office:value="7517" calcext:value-type="float">
            <text:p>7517</text:p>
          </table:table-cell>
          <table:table-cell office:value-type="float" office:value="0.143541306372223" calcext:value-type="float">
            <text:p>0.1435413064</text:p>
          </table:table-cell>
          <table:table-cell office:value-type="float" office:value="0.079020885991752" calcext:value-type="float">
            <text:p>0.079020886</text:p>
          </table:table-cell>
          <table:table-cell office:value-type="float" office:value="1079" calcext:value-type="float">
            <text:p>1079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string" calcext:value-type="string">
            <text:p>&lt;from_narrative_or_fictional_universe&gt;</text:p>
          </table:table-cell>
          <table:table-cell office:value-type="float" office:value="544" calcext:value-type="float">
            <text:p>544</text:p>
          </table:table-cell>
          <table:table-cell office:value-type="float" office:value="0.987132352941176" calcext:value-type="float">
            <text:p>0.9871323529</text:p>
          </table:table-cell>
          <table:table-cell office:value-type="float" office:value="0.181985294117647" calcext:value-type="float">
            <text:p>0.1819852941</text:p>
          </table:table-cell>
          <table:table-cell office:value-type="float" office:value="537" calcext:value-type="float">
            <text:p>537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&lt;industry&gt;</text:p>
          </table:table-cell>
          <table:table-cell office:value-type="float" office:value="3489" calcext:value-type="float">
            <text:p>3489</text:p>
          </table:table-cell>
          <table:table-cell office:value-type="float" office:value="0.956147893379192" calcext:value-type="float">
            <text:p>0.9561478934</text:p>
          </table:table-cell>
          <table:table-cell office:value-type="float" office:value="0.0776726855832617" calcext:value-type="float">
            <text:p>0.0776726856</text:p>
          </table:table-cell>
          <table:table-cell office:value-type="float" office:value="3336" calcext:value-type="float">
            <text:p>3336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&lt;collection&gt;</text:p>
          </table:table-cell>
          <table:table-cell office:value-type="float" office:value="1923" calcext:value-type="float">
            <text:p>1923</text:p>
          </table:table-cell>
          <table:table-cell office:value-type="float" office:value="0.890275611024441" calcext:value-type="float">
            <text:p>0.890275611</text:p>
          </table:table-cell>
          <table:table-cell office:value-type="float" office:value="0.180967238689548" calcext:value-type="float">
            <text:p>0.1809672387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&lt;noble_title&gt;</text:p>
          </table:table-cell>
          <table:table-cell office:value-type="float" office:value="270" calcext:value-type="float">
            <text:p>270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314814814814815" calcext:value-type="float">
            <text:p>0.3148148148</text:p>
          </table:table-cell>
          <table:table-cell office:value-type="float" office:value="256" calcext:value-type="float">
            <text:p>25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&lt;writable_file_format&gt;</text:p>
          </table:table-cell>
          <table:table-cell office:value-type="float" office:value="17" calcext:value-type="float">
            <text:p>17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&lt;stock_exchange&gt;</text:p>
          </table:table-cell>
          <table:table-cell office:value-type="float" office:value="1566" calcext:value-type="float">
            <text:p>1566</text:p>
          </table:table-cell>
          <table:table-cell office:value-type="float" office:value="0.959770114942529" calcext:value-type="float">
            <text:p>0.9597701149</text:p>
          </table:table-cell>
          <table:table-cell office:value-type="float" office:value="0.0127713920817369" calcext:value-type="float">
            <text:p>0.0127713921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&lt;manager_director&gt;</text:p>
          </table:table-cell>
          <table:table-cell office:value-type="float" office:value="143" calcext:value-type="float">
            <text:p>143</text:p>
          </table:table-cell>
          <table:table-cell office:value-type="float" office:value="0.972027972027972" calcext:value-type="float">
            <text:p>0.972027972</text:p>
          </table:table-cell>
          <table:table-cell office:value-type="float" office:value="0.965034965034965" calcext:value-type="float">
            <text:p>0.965034965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&lt;twinning&gt;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place_of_birth&gt;</text:p>
          </table:table-cell>
          <table:table-cell office:value-type="float" office:value="302712" calcext:value-type="float">
            <text:p>302712</text:p>
          </table:table-cell>
          <table:table-cell office:value-type="float" office:value="0.980288194719734" calcext:value-type="float">
            <text:p>0.9802881947</text:p>
          </table:table-cell>
          <table:table-cell office:value-type="float" office:value="0.143258278495732" calcext:value-type="float">
            <text:p>0.1432582785</text:p>
          </table:table-cell>
          <table:table-cell office:value-type="float" office:value="296745" calcext:value-type="float">
            <text:p>296745</text:p>
          </table:table-cell>
          <table:table-cell office:value-type="float" office:value="43366" calcext:value-type="float">
            <text:p>43366</text:p>
          </table:table-cell>
        </table:table-row>
        <table:table-row table:style-name="ro2">
          <table:table-cell office:value-type="string" calcext:value-type="string">
            <text:p>&lt;discoverer_or_inventor&gt;</text:p>
          </table:table-cell>
          <table:table-cell office:value-type="float" office:value="23397" calcext:value-type="float">
            <text:p>23397</text:p>
          </table:table-cell>
          <table:table-cell office:value-type="float" office:value="0.741633542761893" calcext:value-type="float">
            <text:p>0.7416335428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17352" calcext:value-type="float">
            <text:p>17352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office:value-type="string" calcext:value-type="string">
            <text:p>&lt;approximation_algorithm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home_venue&gt;</text:p>
          </table:table-cell>
          <table:table-cell office:value-type="float" office:value="4474" calcext:value-type="float">
            <text:p>4474</text:p>
          </table:table-cell>
          <table:table-cell office:value-type="float" office:value="0.983907018328118" calcext:value-type="float">
            <text:p>0.9839070183</text:p>
          </table:table-cell>
          <table:table-cell office:value-type="float" office:value="0.690433616450604" calcext:value-type="float">
            <text:p>0.6904336165</text:p>
          </table:table-cell>
          <table:table-cell office:value-type="float" office:value="4402" calcext:value-type="float">
            <text:p>4402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string" calcext:value-type="string">
            <text:p>&lt;work&gt;</text:p>
          </table:table-cell>
          <table:table-cell office:value-type="float" office:value="344" calcext:value-type="float">
            <text:p>344</text:p>
          </table:table-cell>
          <table:table-cell office:value-type="float" office:value="0.479651162790698" calcext:value-type="float">
            <text:p>0.4796511628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165" calcext:value-type="float">
            <text:p>165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string" calcext:value-type="string">
            <text:p>&lt;inspired_by&gt;</text:p>
          </table:table-cell>
          <table:table-cell office:value-type="float" office:value="69" calcext:value-type="float">
            <text:p>69</text:p>
          </table:table-cell>
          <table:table-cell office:value-type="float" office:value="0.797101449275362" calcext:value-type="float">
            <text:p>0.797101449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&lt;religion&gt;</text:p>
          </table:table-cell>
          <table:table-cell office:value-type="float" office:value="7440" calcext:value-type="float">
            <text:p>7440</text:p>
          </table:table-cell>
          <table:table-cell office:value-type="float" office:value="0.995698924731183" calcext:value-type="float">
            <text:p>0.9956989247</text:p>
          </table:table-cell>
          <table:table-cell office:value-type="float" office:value="0.0412634408602151" calcext:value-type="float">
            <text:p>0.0412634409</text:p>
          </table:table-cell>
          <table:table-cell office:value-type="float" office:value="7408" calcext:value-type="float">
            <text:p>7408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&lt;dialect&gt;</text:p>
          </table:table-cell>
          <table:table-cell office:value-type="float" office:value="99" calcext:value-type="float">
            <text:p>99</text:p>
          </table:table-cell>
          <table:table-cell office:value-type="float" office:value="0.313131313131313" calcext:value-type="float">
            <text:p>0.3131313131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&lt;_OBSOLETE__class&gt;</text:p>
          </table:table-cell>
          <table:table-cell office:value-type="float" office:value="4133" calcext:value-type="float">
            <text:p>4133</text:p>
          </table:table-cell>
          <table:table-cell office:value-type="float" office:value="0.999032180014517" calcext:value-type="float">
            <text:p>0.99903218</text:p>
          </table:table-cell>
          <table:table-cell office:value-type="float" office:value="0.0251633196225502" calcext:value-type="float">
            <text:p>0.0251633196</text:p>
          </table:table-cell>
          <table:table-cell office:value-type="float" office:value="4129" calcext:value-type="float">
            <text:p>412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&lt;track_gauge&gt;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field_of_this_profession&gt;</text:p>
          </table:table-cell>
          <table:table-cell office:value-type="float" office:value="666" calcext:value-type="float">
            <text:p>666</text:p>
          </table:table-cell>
          <table:table-cell office:value-type="float" office:value="0.911411411411411" calcext:value-type="float">
            <text:p>0.9114114114</text:p>
          </table:table-cell>
          <table:table-cell office:value-type="float" office:value="0.839339339339339" calcext:value-type="float">
            <text:p>0.8393393393</text:p>
          </table:table-cell>
          <table:table-cell office:value-type="float" office:value="607" calcext:value-type="float">
            <text:p>607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table-cell office:value-type="string" calcext:value-type="string">
            <text:p>&lt;interaction&gt;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_OBSOLETE__type_of_election&gt;</text:p>
          </table:table-cell>
          <table:table-cell office:value-type="float" office:value="65" calcext:value-type="float">
            <text:p>65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184615384615385" calcext:value-type="float">
            <text:p>0.184615384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&lt;highest_point&gt;</text:p>
          </table:table-cell>
          <table:table-cell office:value-type="float" office:value="81" calcext:value-type="float">
            <text:p>81</text:p>
          </table:table-cell>
          <table:table-cell office:value-type="float" office:value="0.987654320987654" calcext:value-type="float">
            <text:p>0.987654321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&lt;fracturing&gt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basionym&gt;</text:p>
          </table:table-cell>
          <table:table-cell office:value-type="float" office:value="1171" calcext:value-type="float">
            <text:p>1171</text:p>
          </table:table-cell>
          <table:table-cell office:value-type="float" office:value="0.999146029035013" calcext:value-type="float">
            <text:p>0.999146029</text:p>
          </table:table-cell>
          <table:table-cell office:value-type="float" office:value="0.976942783945346" calcext:value-type="float">
            <text:p>0.9769427839</text:p>
          </table:table-cell>
          <table:table-cell office:value-type="float" office:value="1170" calcext:value-type="float">
            <text:p>1170</text:p>
          </table:table-cell>
          <table:table-cell office:value-type="float" office:value="1144" calcext:value-type="float">
            <text:p>1144</text:p>
          </table:table-cell>
        </table:table-row>
        <table:table-row table:style-name="ro2">
          <table:table-cell office:value-type="string" calcext:value-type="string">
            <text:p>&lt;_OBSOLETE__structure_type&gt;</text:p>
          </table:table-cell>
          <table:table-cell office:value-type="float" office:value="1006" calcext:value-type="float">
            <text:p>1006</text:p>
          </table:table-cell>
          <table:table-cell office:value-type="float" office:value="0.860834990059642" calcext:value-type="float">
            <text:p>0.8608349901</text:p>
          </table:table-cell>
          <table:table-cell office:value-type="float" office:value="0.0884691848906561" calcext:value-type="float">
            <text:p>0.0884691849</text:p>
          </table:table-cell>
          <table:table-cell office:value-type="float" office:value="866" calcext:value-type="float">
            <text:p>86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&lt;ortholog&gt;</text:p>
          </table:table-cell>
          <table:table-cell office:value-type="float" office:value="1416" calcext:value-type="float">
            <text:p>1416</text:p>
          </table:table-cell>
          <table:table-cell table:number-columns-repeated="2" office:value-type="float" office:value="0.99364406779661" calcext:value-type="float">
            <text:p>0.9936440678</text:p>
          </table:table-cell>
          <table:table-cell table:number-columns-repeated="2" office:value-type="float" office:value="1407" calcext:value-type="float">
            <text:p>1407</text:p>
          </table:table-cell>
        </table:table-row>
        <table:table-row table:style-name="ro2">
          <table:table-cell office:value-type="string" calcext:value-type="string">
            <text:p>&lt;currency_symbol_description&gt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interleaves_with&gt;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&lt;river_basin_category&gt;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&lt;position_held&gt;</text:p>
          </table:table-cell>
          <table:table-cell office:value-type="float" office:value="28800" calcext:value-type="float">
            <text:p>28800</text:p>
          </table:table-cell>
          <table:table-cell office:value-type="float" office:value="0.890833333333333" calcext:value-type="float">
            <text:p>0.8908333333</text:p>
          </table:table-cell>
          <table:table-cell office:value-type="float" office:value="0.106284722222222" calcext:value-type="float">
            <text:p>0.1062847222</text:p>
          </table:table-cell>
          <table:table-cell office:value-type="float" office:value="25656" calcext:value-type="float">
            <text:p>25656</text:p>
          </table:table-cell>
          <table:table-cell office:value-type="float" office:value="3061" calcext:value-type="float">
            <text:p>3061</text:p>
          </table:table-cell>
        </table:table-row>
        <table:table-row table:style-name="ro2">
          <table:table-cell office:value-type="string" calcext:value-type="string">
            <text:p>&lt;position_played_on_team&gt;</text:p>
          </table:table-cell>
          <table:table-cell office:value-type="float" office:value="8155" calcext:value-type="float">
            <text:p>8155</text:p>
          </table:table-cell>
          <table:table-cell office:value-type="float" office:value="0.772041692213366" calcext:value-type="float">
            <text:p>0.7720416922</text:p>
          </table:table-cell>
          <table:table-cell office:value-type="float" office:value="0.00600858369098713" calcext:value-type="float">
            <text:p>0.0060085837</text:p>
          </table:table-cell>
          <table:table-cell office:value-type="float" office:value="6296" calcext:value-type="float">
            <text:p>629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&lt;brother&gt;</text:p>
          </table:table-cell>
          <table:table-cell office:value-type="float" office:value="5085" calcext:value-type="float">
            <text:p>5085</text:p>
          </table:table-cell>
          <table:table-cell office:value-type="float" office:value="0.722320550639135" calcext:value-type="float">
            <text:p>0.7223205506</text:p>
          </table:table-cell>
          <table:table-cell office:value-type="float" office:value="0.713077679449361" calcext:value-type="float">
            <text:p>0.7130776794</text:p>
          </table:table-cell>
          <table:table-cell office:value-type="float" office:value="3673" calcext:value-type="float">
            <text:p>3673</text:p>
          </table:table-cell>
          <table:table-cell office:value-type="float" office:value="3626" calcext:value-type="float">
            <text:p>3626</text:p>
          </table:table-cell>
        </table:table-row>
        <table:table-row table:style-name="ro2">
          <table:table-cell office:value-type="string" calcext:value-type="string">
            <text:p>&lt;field_of_work&gt;</text:p>
          </table:table-cell>
          <table:table-cell office:value-type="float" office:value="14050" calcext:value-type="float">
            <text:p>14050</text:p>
          </table:table-cell>
          <table:table-cell office:value-type="float" office:value="0.922064056939502" calcext:value-type="float">
            <text:p>0.9220640569</text:p>
          </table:table-cell>
          <table:table-cell office:value-type="float" office:value="0.0816370106761566" calcext:value-type="float">
            <text:p>0.0816370107</text:p>
          </table:table-cell>
          <table:table-cell office:value-type="float" office:value="12955" calcext:value-type="float">
            <text:p>12955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table-cell office:value-type="string" calcext:value-type="string">
            <text:p>&lt;temporal_range_start&gt;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&lt;_OBSOLETE__playing_hand&gt;</text:p>
          </table:table-cell>
          <table:table-cell office:value-type="float" office:value="2453" calcext:value-type="float">
            <text:p>2453</text:p>
          </table:table-cell>
          <table:table-cell office:value-type="float" office:value="0.658377496942519" calcext:value-type="float">
            <text:p>0.6583774969</text:p>
          </table:table-cell>
          <table:table-cell office:value-type="float" office:value="0.00285364859355891" calcext:value-type="float">
            <text:p>0.0028536486</text:p>
          </table:table-cell>
          <table:table-cell office:value-type="float" office:value="1615" calcext:value-type="float">
            <text:p>161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&lt;_OBSOLETE__family&gt;</text:p>
          </table:table-cell>
          <table:table-cell office:value-type="float" office:value="286346" calcext:value-type="float">
            <text:p>286346</text:p>
          </table:table-cell>
          <table:table-cell office:value-type="float" office:value="0.999797447842819" calcext:value-type="float">
            <text:p>0.9997974478</text:p>
          </table:table-cell>
          <table:table-cell office:value-type="float" office:value="0.0150866434313732" calcext:value-type="float">
            <text:p>0.0150866434</text:p>
          </table:table-cell>
          <table:table-cell office:value-type="float" office:value="286288" calcext:value-type="float">
            <text:p>286288</text:p>
          </table:table-cell>
          <table:table-cell office:value-type="float" office:value="4320" calcext:value-type="float">
            <text:p>4320</text:p>
          </table:table-cell>
        </table:table-row>
        <table:table-row table:style-name="ro2">
          <table:table-cell office:value-type="string" calcext:value-type="string">
            <text:p>&lt;lakes_on_river&gt;</text:p>
          </table:table-cell>
          <table:table-cell office:value-type="float" office:value="52" calcext:value-type="float">
            <text:p>52</text:p>
          </table:table-cell>
          <table:table-cell office:value-type="float" office:value="0.346153846153846" calcext:value-type="float">
            <text:p>0.3461538462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&lt;encodes&gt;</text:p>
          </table:table-cell>
          <table:table-cell office:value-type="float" office:value="1546" calcext:value-type="float">
            <text:p>1546</text:p>
          </table:table-cell>
          <table:table-cell office:value-type="float" office:value="0.929495472186287" calcext:value-type="float">
            <text:p>0.9294954722</text:p>
          </table:table-cell>
          <table:table-cell office:value-type="float" office:value="0.702457956015524" calcext:value-type="float">
            <text:p>0.702457956</text:p>
          </table:table-cell>
          <table:table-cell office:value-type="float" office:value="1437" calcext:value-type="float">
            <text:p>1437</text:p>
          </table:table-cell>
          <table:table-cell office:value-type="float" office:value="1086" calcext:value-type="float">
            <text:p>1086</text:p>
          </table:table-cell>
        </table:table-row>
        <table:table-row table:style-name="ro2">
          <table:table-cell office:value-type="string" calcext:value-type="string">
            <text:p>&lt;radio_forma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place_of_burial&gt;</text:p>
          </table:table-cell>
          <table:table-cell office:value-type="float" office:value="12611" calcext:value-type="float">
            <text:p>12611</text:p>
          </table:table-cell>
          <table:table-cell office:value-type="float" office:value="0.990167314249465" calcext:value-type="float">
            <text:p>0.9901673142</text:p>
          </table:table-cell>
          <table:table-cell office:value-type="float" office:value="0.0793751486797241" calcext:value-type="float">
            <text:p>0.0793751487</text:p>
          </table:table-cell>
          <table:table-cell office:value-type="float" office:value="12487" calcext:value-type="float">
            <text:p>12487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&lt;adjacent_station&gt;</text:p>
          </table:table-cell>
          <table:table-cell office:value-type="float" office:value="11096" calcext:value-type="float">
            <text:p>11096</text:p>
          </table:table-cell>
          <table:table-cell office:value-type="float" office:value="0.484228550829128" calcext:value-type="float">
            <text:p>0.4842285508</text:p>
          </table:table-cell>
          <table:table-cell office:value-type="float" office:value="0.533435472242249" calcext:value-type="float">
            <text:p>0.5334354722</text:p>
          </table:table-cell>
          <table:table-cell office:value-type="float" office:value="5373" calcext:value-type="float">
            <text:p>5373</text:p>
          </table:table-cell>
          <table:table-cell office:value-type="float" office:value="5919" calcext:value-type="float">
            <text:p>5919</text:p>
          </table:table-cell>
        </table:table-row>
        <table:table-row table:style-name="ro2">
          <table:table-cell office:value-type="string" calcext:value-type="string">
            <text:p>&lt;programmer&gt;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&lt;tonality&gt;</text:p>
          </table:table-cell>
          <table:table-cell office:value-type="float" office:value="23" calcext:value-type="float">
            <text:p>23</text:p>
          </table:table-cell>
          <table:table-cell office:value-type="float" office:value="0.782608695652174" calcext:value-type="float">
            <text:p>0.7826086957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&lt;pathogen_transmission_process&gt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business_division&gt;</text:p>
          </table:table-cell>
          <table:table-cell office:value-type="float" office:value="408" calcext:value-type="float">
            <text:p>408</text:p>
          </table:table-cell>
          <table:table-cell office:value-type="float" office:value="0.303921568627451" calcext:value-type="float">
            <text:p>0.3039215686</text:p>
          </table:table-cell>
          <table:table-cell office:value-type="float" office:value="0.936274509803921" calcext:value-type="float">
            <text:p>0.9362745098</text:p>
          </table:table-cell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&lt;PEGI_rating&gt;</text:p>
          </table:table-cell>
          <table:table-cell office:value-type="float" office:value="1033" calcext:value-type="float">
            <text:p>1033</text:p>
          </table:table-cell>
          <table:table-cell office:value-type="float" office:value="0.994191674733785" calcext:value-type="float">
            <text:p>0.9941916747</text:p>
          </table:table-cell>
          <table:table-cell office:value-type="float" office:value="0.00193610842207164" calcext:value-type="float">
            <text:p>0.0019361084</text:p>
          </table:table-cell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located_on_terrain_feature&gt;</text:p>
          </table:table-cell>
          <table:table-cell office:value-type="float" office:value="2581" calcext:value-type="float">
            <text:p>2581</text:p>
          </table:table-cell>
          <table:table-cell office:value-type="float" office:value="0.969391708640062" calcext:value-type="float">
            <text:p>0.9693917086</text:p>
          </table:table-cell>
          <table:table-cell office:value-type="float" office:value="0.251452925222782" calcext:value-type="float">
            <text:p>0.2514529252</text:p>
          </table:table-cell>
          <table:table-cell office:value-type="float" office:value="2502" calcext:value-type="float">
            <text:p>2502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string" calcext:value-type="string">
            <text:p>&lt;measured_physical_quantity&gt;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.252212389380531" calcext:value-type="float">
            <text:p>0.2522123894</text:p>
          </table:table-cell>
          <table:table-cell office:value-type="float" office:value="226" calcext:value-type="float">
            <text:p>226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&lt;architectural_style&gt;</text:p>
          </table:table-cell>
          <table:table-cell office:value-type="float" office:value="571" calcext:value-type="float">
            <text:p>571</text:p>
          </table:table-cell>
          <table:table-cell office:value-type="float" office:value="0.900175131348511" calcext:value-type="float">
            <text:p>0.9001751313</text:p>
          </table:table-cell>
          <table:table-cell office:value-type="float" office:value="0.189141856392294" calcext:value-type="float">
            <text:p>0.1891418564</text:p>
          </table:table-cell>
          <table:table-cell office:value-type="float" office:value="514" calcext:value-type="float">
            <text:p>514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&lt;instruction_set&gt;</text:p>
          </table:table-cell>
          <table:table-cell office:value-type="float" office:value="28" calcext:value-type="float">
            <text:p>28</text:p>
          </table:table-cell>
          <table:table-cell office:value-type="float" office:value="0.464285714285714" calcext:value-type="float">
            <text:p>0.4642857143</text:p>
          </table:table-cell>
          <table:table-cell office:value-type="float" office:value="0.535714285714286" calcext:value-type="float">
            <text:p>0.535714285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&lt;_DEPRECATED__mountain_range&gt;</text:p>
          </table:table-cell>
          <table:table-cell office:value-type="float" office:value="792" calcext:value-type="float">
            <text:p>792</text:p>
          </table:table-cell>
          <table:table-cell office:value-type="float" office:value="0.984848484848485" calcext:value-type="float">
            <text:p>0.9848484848</text:p>
          </table:table-cell>
          <table:table-cell office:value-type="float" office:value="0.323232323232323" calcext:value-type="float">
            <text:p>0.3232323232</text:p>
          </table:table-cell>
          <table:table-cell office:value-type="float" office:value="780" calcext:value-type="float">
            <text:p>780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&lt;topic_s_main_portal&gt;</text:p>
          </table:table-cell>
          <table:table-cell office:value-type="float" office:value="603" calcext:value-type="float">
            <text:p>603</text:p>
          </table:table-cell>
          <table:table-cell office:value-type="float" office:value="0.998341625207297" calcext:value-type="float">
            <text:p>0.9983416252</text:p>
          </table:table-cell>
          <table:table-cell office:value-type="float" office:value="0.935323383084577" calcext:value-type="float">
            <text:p>0.9353233831</text:p>
          </table:table-cell>
          <table:table-cell office:value-type="float" office:value="602" calcext:value-type="float">
            <text:p>602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string" calcext:value-type="string">
            <text:p>&lt;software_engine&gt;</text:p>
          </table:table-cell>
          <table:table-cell office:value-type="float" office:value="1818" calcext:value-type="float">
            <text:p>1818</text:p>
          </table:table-cell>
          <table:table-cell office:value-type="float" office:value="0.981848184818482" calcext:value-type="float">
            <text:p>0.9818481848</text:p>
          </table:table-cell>
          <table:table-cell office:value-type="float" office:value="0.208470847084708" calcext:value-type="float">
            <text:p>0.2084708471</text:p>
          </table:table-cell>
          <table:table-cell office:value-type="float" office:value="1785" calcext:value-type="float">
            <text:p>1785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&lt;notation&gt;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793103448275862" calcext:value-type="float">
            <text:p>0.793103448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&lt;chairperson&gt;</text:p>
          </table:table-cell>
          <table:table-cell office:value-type="float" office:value="1452" calcext:value-type="float">
            <text:p>1452</text:p>
          </table:table-cell>
          <table:table-cell office:value-type="float" office:value="0.940082644628099" calcext:value-type="float">
            <text:p>0.9400826446</text:p>
          </table:table-cell>
          <table:table-cell office:value-type="float" office:value="0.939393939393939" calcext:value-type="float">
            <text:p>0.9393939394</text:p>
          </table:table-cell>
          <table:table-cell office:value-type="float" office:value="1365" calcext:value-type="float">
            <text:p>1365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string" calcext:value-type="string">
            <text:p>&lt;facility&gt;</text:p>
          </table:table-cell>
          <table:table-cell office:value-type="float" office:value="13" calcext:value-type="float">
            <text:p>13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692307692307692" calcext:value-type="float">
            <text:p>0.69230769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record_label&gt;</text:p>
          </table:table-cell>
          <table:table-cell office:value-type="float" office:value="94772" calcext:value-type="float">
            <text:p>94772</text:p>
          </table:table-cell>
          <table:table-cell office:value-type="float" office:value="0.756615878107458" calcext:value-type="float">
            <text:p>0.7566158781</text:p>
          </table:table-cell>
          <table:table-cell office:value-type="float" office:value="0.0409298104925505" calcext:value-type="float">
            <text:p>0.0409298105</text:p>
          </table:table-cell>
          <table:table-cell office:value-type="float" office:value="71706" calcext:value-type="float">
            <text:p>71706</text:p>
          </table:table-cell>
          <table:table-cell office:value-type="float" office:value="3879" calcext:value-type="float">
            <text:p>3879</text:p>
          </table:table-cell>
        </table:table-row>
        <table:table-row table:style-name="ro2">
          <table:table-cell office:value-type="string" calcext:value-type="string">
            <text:p>&lt;doctoral_student&gt;</text:p>
          </table:table-cell>
          <table:table-cell office:value-type="float" office:value="188" calcext:value-type="float">
            <text:p>188</text:p>
          </table:table-cell>
          <table:table-cell office:value-type="float" office:value="0.420212765957447" calcext:value-type="float">
            <text:p>0.420212766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79" calcext:value-type="float">
            <text:p>79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&lt;decay_mode&gt;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movement&gt;</text:p>
          </table:table-cell>
          <table:table-cell office:value-type="float" office:value="1488" calcext:value-type="float">
            <text:p>1488</text:p>
          </table:table-cell>
          <table:table-cell office:value-type="float" office:value="0.961693548387097" calcext:value-type="float">
            <text:p>0.9616935484</text:p>
          </table:table-cell>
          <table:table-cell office:value-type="float" office:value="0.084005376344086" calcext:value-type="float">
            <text:p>0.0840053763</text:p>
          </table:table-cell>
          <table:table-cell office:value-type="float" office:value="1431" calcext:value-type="float">
            <text:p>1431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&lt;spouse&gt;</text:p>
          </table:table-cell>
          <table:table-cell office:value-type="float" office:value="15768" calcext:value-type="float">
            <text:p>15768</text:p>
          </table:table-cell>
          <table:table-cell office:value-type="float" office:value="0.879122272957889" calcext:value-type="float">
            <text:p>0.879122273</text:p>
          </table:table-cell>
          <table:table-cell office:value-type="float" office:value="0.873224251648909" calcext:value-type="float">
            <text:p>0.8732242516</text:p>
          </table:table-cell>
          <table:table-cell office:value-type="float" office:value="13862" calcext:value-type="float">
            <text:p>13862</text:p>
          </table:table-cell>
          <table:table-cell office:value-type="float" office:value="13769" calcext:value-type="float">
            <text:p>13769</text:p>
          </table:table-cell>
        </table:table-row>
        <table:table-row table:style-name="ro2">
          <table:table-cell office:value-type="string" calcext:value-type="string">
            <text:p>&lt;type_of_orbit&gt;</text:p>
          </table:table-cell>
          <table:table-cell office:value-type="float" office:value="41" calcext:value-type="float">
            <text:p>41</text:p>
          </table:table-cell>
          <table:table-cell office:value-type="float" office:value="0.975609756097561" calcext:value-type="float">
            <text:p>0.9756097561</text:p>
          </table:table-cell>
          <table:table-cell office:value-type="float" office:value="0.219512195121951" calcext:value-type="float">
            <text:p>0.219512195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official_residence&gt;</text:p>
          </table:table-cell>
          <table:table-cell office:value-type="float" office:value="272" calcext:value-type="float">
            <text:p>272</text:p>
          </table:table-cell>
          <table:table-cell office:value-type="float" office:value="0.985294117647059" calcext:value-type="float">
            <text:p>0.9852941176</text:p>
          </table:table-cell>
          <table:table-cell office:value-type="float" office:value="0.772058823529412" calcext:value-type="float">
            <text:p>0.7720588235</text:p>
          </table:table-cell>
          <table:table-cell office:value-type="float" office:value="268" calcext:value-type="float">
            <text:p>26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&lt;ship_class&gt;</text:p>
          </table:table-cell>
          <table:table-cell office:value-type="float" office:value="861" calcext:value-type="float">
            <text:p>861</text:p>
          </table:table-cell>
          <table:table-cell office:value-type="float" office:value="0.907084785133566" calcext:value-type="float">
            <text:p>0.9070847851</text:p>
          </table:table-cell>
          <table:table-cell office:value-type="float" office:value="0.207897793263647" calcext:value-type="float">
            <text:p>0.2078977933</text:p>
          </table:table-cell>
          <table:table-cell office:value-type="float" office:value="781" calcext:value-type="float">
            <text:p>781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&lt;received_signal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narrative_set_in&gt;</text:p>
          </table:table-cell>
          <table:table-cell office:value-type="float" office:value="11353" calcext:value-type="float">
            <text:p>11353</text:p>
          </table:table-cell>
          <table:table-cell office:value-type="float" office:value="0.893508323791068" calcext:value-type="float">
            <text:p>0.8935083238</text:p>
          </table:table-cell>
          <table:table-cell office:value-type="float" office:value="0.0197304677177838" calcext:value-type="float">
            <text:p>0.0197304677</text:p>
          </table:table-cell>
          <table:table-cell office:value-type="float" office:value="10144" calcext:value-type="float">
            <text:p>10144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&lt;language&gt;</text:p>
          </table:table-cell>
          <table:table-cell office:value-type="float" office:value="2521" calcext:value-type="float">
            <text:p>2521</text:p>
          </table:table-cell>
          <table:table-cell office:value-type="float" office:value="0.881792939309798" calcext:value-type="float">
            <text:p>0.8817929393</text:p>
          </table:table-cell>
          <table:table-cell office:value-type="float" office:value="0.118603728679096" calcext:value-type="float">
            <text:p>0.1186037287</text:p>
          </table:table-cell>
          <table:table-cell office:value-type="float" office:value="2223" calcext:value-type="float">
            <text:p>2223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&lt;space_launch_vehicle&gt;</text:p>
          </table:table-cell>
          <table:table-cell office:value-type="float" office:value="831" calcext:value-type="float">
            <text:p>831</text:p>
          </table:table-cell>
          <table:table-cell office:value-type="float" office:value="0.860409145607701" calcext:value-type="float">
            <text:p>0.8604091456</text:p>
          </table:table-cell>
          <table:table-cell office:value-type="float" office:value="0.117930204572804" calcext:value-type="float">
            <text:p>0.1179302046</text:p>
          </table:table-cell>
          <table:table-cell office:value-type="float" office:value="715" calcext:value-type="float">
            <text:p>71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&lt;legislated_by&gt;</text:p>
          </table:table-cell>
          <table:table-cell office:value-type="float" office:value="111" calcext:value-type="float">
            <text:p>111</text:p>
          </table:table-cell>
          <table:table-cell office:value-type="float" office:value="0.981981981981982" calcext:value-type="float">
            <text:p>0.981981982</text:p>
          </table:table-cell>
          <table:table-cell office:value-type="float" office:value="0.351351351351351" calcext:value-type="float">
            <text:p>0.3513513514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&lt;doctoral_advisor&gt;</text:p>
          </table:table-cell>
          <table:table-cell office:value-type="float" office:value="143" calcext:value-type="float">
            <text:p>143</text:p>
          </table:table-cell>
          <table:table-cell office:value-type="float" office:value="0.902097902097902" calcext:value-type="float">
            <text:p>0.9020979021</text:p>
          </table:table-cell>
          <table:table-cell office:value-type="float" office:value="0.832167832167832" calcext:value-type="float">
            <text:p>0.8321678322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&lt;medical_causes&gt;</text:p>
          </table:table-cell>
          <table:table-cell office:value-type="float" office:value="32" calcext:value-type="float">
            <text:p>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&lt;edition_or_translation_of&gt;</text:p>
          </table:table-cell>
          <table:table-cell office:value-type="float" office:value="272" calcext:value-type="float">
            <text:p>272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632352941176471" calcext:value-type="float">
            <text:p>0.6323529412</text:p>
          </table:table-cell>
          <table:table-cell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&lt;parent_company&gt;</text:p>
          </table:table-cell>
          <table:table-cell office:value-type="float" office:value="121" calcext:value-type="float">
            <text:p>121</text:p>
          </table:table-cell>
          <table:table-cell office:value-type="float" office:value="0.933884297520661" calcext:value-type="float">
            <text:p>0.9338842975</text:p>
          </table:table-cell>
          <table:table-cell office:value-type="float" office:value="0.710743801652893" calcext:value-type="float">
            <text:p>0.7107438017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&lt;category_combines_topics&gt;</text:p>
          </table:table-cell>
          <table:table-cell office:value-type="float" office:value="528" calcext:value-type="float">
            <text:p>528</text:p>
          </table:table-cell>
          <table:table-cell office:value-type="float" office:value="0.496212121212121" calcext:value-type="float">
            <text:p>0.4962121212</text:p>
          </table:table-cell>
          <table:table-cell office:value-type="float" office:value="0.492424242424242" calcext:value-type="float">
            <text:p>0.4924242424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&lt;highest_judicial_authority&gt;</text:p>
          </table:table-cell>
          <table:table-cell office:value-type="float" office:value="36" calcext:value-type="float">
            <text:p>36</text:p>
          </table:table-cell>
          <table:table-cell office:value-type="float" office:value="0.805555555555556" calcext:value-type="float">
            <text:p>0.8055555556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&lt;cause_of_destruction&gt;</text:p>
          </table:table-cell>
          <table:table-cell office:value-type="float" office:value="21" calcext:value-type="float">
            <text:p>21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&lt;minor_planet_group&gt;</text:p>
          </table:table-cell>
          <table:table-cell office:value-type="float" office:value="17841" calcext:value-type="float">
            <text:p>17841</text:p>
          </table:table-cell>
          <table:table-cell office:value-type="float" office:value="0.989518524746371" calcext:value-type="float">
            <text:p>0.9895185247</text:p>
          </table:table-cell>
          <table:table-cell table:style-name="ce2" office:value-type="float" office:value="0.000560506698055042" calcext:value-type="float">
            <text:p>5.61E-004</text:p>
          </table:table-cell>
          <table:table-cell office:value-type="float" office:value="17654" calcext:value-type="float">
            <text:p>1765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&lt;compressor_type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sex_or_gender&gt;</text:p>
          </table:table-cell>
          <table:table-cell office:value-type="float" office:value="549379" calcext:value-type="float">
            <text:p>549379</text:p>
          </table:table-cell>
          <table:table-cell office:value-type="float" office:value="0.999503075290464" calcext:value-type="float">
            <text:p>0.9995030753</text:p>
          </table:table-cell>
          <table:table-cell table:style-name="ce2" office:value-type="float" office:value="0.0000218428443751945" calcext:value-type="float">
            <text:p>2.18E-005</text:p>
          </table:table-cell>
          <table:table-cell office:value-type="float" office:value="549106" calcext:value-type="float">
            <text:p>54910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&lt;stepmother&gt;</text:p>
          </table:table-cell>
          <table:table-cell office:value-type="float" office:value="19" calcext:value-type="float">
            <text:p>19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789473684210526" calcext:value-type="float">
            <text:p>0.789473684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&lt;writing_system&gt;</text:p>
          </table:table-cell>
          <table:table-cell office:value-type="float" office:value="134" calcext:value-type="float">
            <text:p>134</text:p>
          </table:table-cell>
          <table:table-cell office:value-type="float" office:value="0.835820895522388" calcext:value-type="float">
            <text:p>0.8358208955</text:p>
          </table:table-cell>
          <table:table-cell office:value-type="float" office:value="0.350746268656716" calcext:value-type="float">
            <text:p>0.3507462687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&lt;lake_type&gt;</text:p>
          </table:table-cell>
          <table:table-cell office:value-type="float" office:value="915" calcext:value-type="float">
            <text:p>915</text:p>
          </table:table-cell>
          <table:table-cell office:value-type="float" office:value="0.987978142076503" calcext:value-type="float">
            <text:p>0.9879781421</text:p>
          </table:table-cell>
          <table:table-cell office:value-type="float" office:value="0.0502732240437159" calcext:value-type="float">
            <text:p>0.050273224</text:p>
          </table:table-cell>
          <table:table-cell office:value-type="float" office:value="904" calcext:value-type="float">
            <text:p>90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&lt;capital&gt;</text:p>
          </table:table-cell>
          <table:table-cell office:value-type="float" office:value="10898" calcext:value-type="float">
            <text:p>10898</text:p>
          </table:table-cell>
          <table:table-cell office:value-type="float" office:value="0.992567443567627" calcext:value-type="float">
            <text:p>0.9925674436</text:p>
          </table:table-cell>
          <table:table-cell office:value-type="float" office:value="0.820701046063498" calcext:value-type="float">
            <text:p>0.8207010461</text:p>
          </table:table-cell>
          <table:table-cell office:value-type="float" office:value="10817" calcext:value-type="float">
            <text:p>10817</text:p>
          </table:table-cell>
          <table:table-cell office:value-type="float" office:value="8944" calcext:value-type="float">
            <text:p>8944</text:p>
          </table:table-cell>
        </table:table-row>
        <table:table-row table:style-name="ro2">
          <table:table-cell office:value-type="string" calcext:value-type="string">
            <text:p>&lt;conflict&gt;</text:p>
          </table:table-cell>
          <table:table-cell office:value-type="float" office:value="22255" calcext:value-type="float">
            <text:p>22255</text:p>
          </table:table-cell>
          <table:table-cell office:value-type="float" office:value="0.656526623230735" calcext:value-type="float">
            <text:p>0.6565266232</text:p>
          </table:table-cell>
          <table:table-cell office:value-type="float" office:value="0.0706807458997978" calcext:value-type="float">
            <text:p>0.0706807459</text:p>
          </table:table-cell>
          <table:table-cell office:value-type="float" office:value="14611" calcext:value-type="float">
            <text:p>14611</text:p>
          </table:table-cell>
          <table:table-cell office:value-type="float" office:value="1573" calcext:value-type="float">
            <text:p>1573</text:p>
          </table:table-cell>
        </table:table-row>
        <table:table-row table:style-name="ro2">
          <table:table-cell office:value-type="string" calcext:value-type="string">
            <text:p>&lt;owned_by&gt;</text:p>
          </table:table-cell>
          <table:table-cell office:value-type="float" office:value="4192" calcext:value-type="float">
            <text:p>4192</text:p>
          </table:table-cell>
          <table:table-cell office:value-type="float" office:value="0.905534351145038" calcext:value-type="float">
            <text:p>0.9055343511</text:p>
          </table:table-cell>
          <table:table-cell office:value-type="float" office:value="0.404818702290076" calcext:value-type="float">
            <text:p>0.4048187023</text:p>
          </table:table-cell>
          <table:table-cell office:value-type="float" office:value="3796" calcext:value-type="float">
            <text:p>3796</text:p>
          </table:table-cell>
          <table:table-cell office:value-type="float" office:value="1697" calcext:value-type="float">
            <text:p>1697</text:p>
          </table:table-cell>
        </table:table-row>
        <table:table-row table:style-name="ro2">
          <table:table-cell office:value-type="string" calcext:value-type="string">
            <text:p>&lt;presenter&gt;</text:p>
          </table:table-cell>
          <table:table-cell office:value-type="float" office:value="491" calcext:value-type="float">
            <text:p>491</text:p>
          </table:table-cell>
          <table:table-cell office:value-type="float" office:value="0.735234215885947" calcext:value-type="float">
            <text:p>0.7352342159</text:p>
          </table:table-cell>
          <table:table-cell office:value-type="float" office:value="0.924643584521385" calcext:value-type="float">
            <text:p>0.9246435845</text:p>
          </table:table-cell>
          <table:table-cell office:value-type="float" office:value="361" calcext:value-type="float">
            <text:p>361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&lt;soundtrack_album&gt;</text:p>
          </table:table-cell>
          <table:table-cell office:value-type="float" office:value="96" calcext:value-type="float">
            <text:p>96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&lt;place_of_publication&gt;</text:p>
          </table:table-cell>
          <table:table-cell office:value-type="float" office:value="342" calcext:value-type="float">
            <text:p>342</text:p>
          </table:table-cell>
          <table:table-cell office:value-type="float" office:value="0.961988304093567" calcext:value-type="float">
            <text:p>0.9619883041</text:p>
          </table:table-cell>
          <table:table-cell office:value-type="float" office:value="0.391812865497076" calcext:value-type="float">
            <text:p>0.3918128655</text:p>
          </table:table-cell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&lt;public_holiday&gt;</text:p>
          </table:table-cell>
          <table:table-cell office:value-type="float" office:value="284" calcext:value-type="float">
            <text:p>284</text:p>
          </table:table-cell>
          <table:table-cell office:value-type="float" office:value="0.147887323943662" calcext:value-type="float">
            <text:p>0.1478873239</text:p>
          </table:table-cell>
          <table:table-cell office:value-type="float" office:value="0.440140845070423" calcext:value-type="float">
            <text:p>0.440140845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&lt;belongs_to_jurisdiction&gt;</text:p>
          </table:table-cell>
          <table:table-cell office:value-type="float" office:value="1433" calcext:value-type="float">
            <text:p>1433</text:p>
          </table:table-cell>
          <table:table-cell office:value-type="float" office:value="0.953942777390091" calcext:value-type="float">
            <text:p>0.9539427774</text:p>
          </table:table-cell>
          <table:table-cell office:value-type="float" office:value="0.51430565247732" calcext:value-type="float">
            <text:p>0.5143056525</text:p>
          </table:table-cell>
          <table:table-cell office:value-type="float" office:value="1367" calcext:value-type="float">
            <text:p>1367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string" calcext:value-type="string">
            <text:p>&lt;place_of_death&gt;</text:p>
          </table:table-cell>
          <table:table-cell office:value-type="float" office:value="145139" calcext:value-type="float">
            <text:p>145139</text:p>
          </table:table-cell>
          <table:table-cell office:value-type="float" office:value="0.984332260798269" calcext:value-type="float">
            <text:p>0.9843322608</text:p>
          </table:table-cell>
          <table:table-cell office:value-type="float" office:value="0.147079696015544" calcext:value-type="float">
            <text:p>0.147079696</text:p>
          </table:table-cell>
          <table:table-cell office:value-type="float" office:value="142865" calcext:value-type="float">
            <text:p>142865</text:p>
          </table:table-cell>
          <table:table-cell office:value-type="float" office:value="21347" calcext:value-type="float">
            <text:p>21347</text:p>
          </table:table-cell>
        </table:table-row>
        <table:table-row table:style-name="ro2">
          <table:table-cell office:value-type="string" calcext:value-type="string">
            <text:p>&lt;distribution&gt;</text:p>
          </table:table-cell>
          <table:table-cell office:value-type="float" office:value="8758" calcext:value-type="float">
            <text:p>8758</text:p>
          </table:table-cell>
          <table:table-cell office:value-type="float" office:value="0.964032884220141" calcext:value-type="float">
            <text:p>0.9640328842</text:p>
          </table:table-cell>
          <table:table-cell office:value-type="float" office:value="0.0129024891527746" calcext:value-type="float">
            <text:p>0.0129024892</text:p>
          </table:table-cell>
          <table:table-cell office:value-type="float" office:value="8443" calcext:value-type="float">
            <text:p>8443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&lt;member_of&gt;</text:p>
          </table:table-cell>
          <table:table-cell office:value-type="float" office:value="11662" calcext:value-type="float">
            <text:p>11662</text:p>
          </table:table-cell>
          <table:table-cell office:value-type="float" office:value="0.843851826444864" calcext:value-type="float">
            <text:p>0.8438518264</text:p>
          </table:table-cell>
          <table:table-cell office:value-type="float" office:value="0.122448979591837" calcext:value-type="float">
            <text:p>0.1224489796</text:p>
          </table:table-cell>
          <table:table-cell office:value-type="float" office:value="9841" calcext:value-type="float">
            <text:p>9841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table-cell office:value-type="string" calcext:value-type="string">
            <text:p>&lt;consists_of&gt;</text:p>
          </table:table-cell>
          <table:table-cell office:value-type="float" office:value="6540" calcext:value-type="float">
            <text:p>6540</text:p>
          </table:table-cell>
          <table:table-cell office:value-type="float" office:value="0.33302752293578" calcext:value-type="float">
            <text:p>0.3330275229</text:p>
          </table:table-cell>
          <table:table-cell office:value-type="float" office:value="0.958715596330275" calcext:value-type="float">
            <text:p>0.9587155963</text:p>
          </table:table-cell>
          <table:table-cell office:value-type="float" office:value="2178" calcext:value-type="float">
            <text:p>2178</text:p>
          </table:table-cell>
          <table:table-cell office:value-type="float" office:value="6270" calcext:value-type="float">
            <text:p>6270</text:p>
          </table:table-cell>
        </table:table-row>
        <table:table-row table:style-name="ro2">
          <table:table-cell office:value-type="string" calcext:value-type="string">
            <text:p>&lt;carries_scientific_instrument&gt;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commands&gt;</text:p>
          </table:table-cell>
          <table:table-cell office:value-type="float" office:value="38" calcext:value-type="float">
            <text:p>38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&lt;supercharger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shooting_handedness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on_astronomical_body&gt;</text:p>
          </table:table-cell>
          <table:table-cell office:value-type="float" office:value="2354" calcext:value-type="float">
            <text:p>2354</text:p>
          </table:table-cell>
          <table:table-cell office:value-type="float" office:value="0.970263381478335" calcext:value-type="float">
            <text:p>0.9702633815</text:p>
          </table:table-cell>
          <table:table-cell office:value-type="float" office:value="0.00892098555649958" calcext:value-type="float">
            <text:p>0.0089209856</text:p>
          </table:table-cell>
          <table:table-cell office:value-type="float" office:value="2284" calcext:value-type="float">
            <text:p>228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&lt;drafted_by&gt;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413793103448276" calcext:value-type="float">
            <text:p>0.41379310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&lt;manner_of_death&gt;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&lt;type_of_astronomical_object&gt;</text:p>
          </table:table-cell>
          <table:table-cell office:value-type="float" office:value="20435" calcext:value-type="float">
            <text:p>20435</text:p>
          </table:table-cell>
          <table:table-cell office:value-type="float" office:value="0.988108637142158" calcext:value-type="float">
            <text:p>0.9881086371</text:p>
          </table:table-cell>
          <table:table-cell office:value-type="float" office:value="0.00303401027648642" calcext:value-type="float">
            <text:p>0.0030340103</text:p>
          </table:table-cell>
          <table:table-cell office:value-type="float" office:value="20192" calcext:value-type="float">
            <text:p>20192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&lt;platform&gt;</text:p>
          </table:table-cell>
          <table:table-cell office:value-type="float" office:value="25218" calcext:value-type="float">
            <text:p>25218</text:p>
          </table:table-cell>
          <table:table-cell office:value-type="float" office:value="0.693591878816718" calcext:value-type="float">
            <text:p>0.6935918788</text:p>
          </table:table-cell>
          <table:table-cell office:value-type="float" office:value="0.00959632008882544" calcext:value-type="float">
            <text:p>0.0095963201</text:p>
          </table:table-cell>
          <table:table-cell office:value-type="float" office:value="17491" calcext:value-type="float">
            <text:p>17491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&lt;IMA_status&gt;</text:p>
          </table:table-cell>
          <table:table-cell office:value-type="float" office:value="3433" calcext:value-type="float">
            <text:p>3433</text:p>
          </table:table-cell>
          <table:table-cell office:value-type="float" office:value="0.998834838333819" calcext:value-type="float">
            <text:p>0.9988348383</text:p>
          </table:table-cell>
          <table:table-cell office:value-type="float" office:value="0.00233032333236236" calcext:value-type="float">
            <text:p>0.0023303233</text:p>
          </table:table-cell>
          <table:table-cell office:value-type="float" office:value="3429" calcext:value-type="float">
            <text:p>342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&lt;official_language&gt;</text:p>
          </table:table-cell>
          <table:table-cell office:value-type="float" office:value="2706" calcext:value-type="float">
            <text:p>2706</text:p>
          </table:table-cell>
          <table:table-cell office:value-type="float" office:value="0.882852919438285" calcext:value-type="float">
            <text:p>0.8828529194</text:p>
          </table:table-cell>
          <table:table-cell office:value-type="float" office:value="0.0790835181079084" calcext:value-type="float">
            <text:p>0.0790835181</text:p>
          </table:table-cell>
          <table:table-cell office:value-type="float" office:value="2389" calcext:value-type="float">
            <text:p>2389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&lt;country_of_origin&gt;</text:p>
          </table:table-cell>
          <table:table-cell office:value-type="float" office:value="17778" calcext:value-type="float">
            <text:p>17778</text:p>
          </table:table-cell>
          <table:table-cell office:value-type="float" office:value="0.957194285071437" calcext:value-type="float">
            <text:p>0.9571942851</text:p>
          </table:table-cell>
          <table:table-cell office:value-type="float" office:value="0.0106311171110361" calcext:value-type="float">
            <text:p>0.0106311171</text:p>
          </table:table-cell>
          <table:table-cell office:value-type="float" office:value="17017" calcext:value-type="float">
            <text:p>17017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&lt;DEPRECATED_main_type__GND_&gt;</text:p>
          </table:table-cell>
          <table:table-cell office:value-type="float" office:value="363536" calcext:value-type="float">
            <text:p>363536</text:p>
          </table:table-cell>
          <table:table-cell office:value-type="float" office:value="0.999128009330575" calcext:value-type="float">
            <text:p>0.9991280093</text:p>
          </table:table-cell>
          <table:table-cell table:style-name="ce2" office:value-type="float" office:value="0.0000137537960477092" calcext:value-type="float">
            <text:p>1.38E-005</text:p>
          </table:table-cell>
          <table:table-cell office:value-type="float" office:value="363219" calcext:value-type="float">
            <text:p>3632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mode_of_inheritance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recorded__at_&gt;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&lt;taxon_rank&gt;</text:p>
          </table:table-cell>
          <table:table-cell office:value-type="float" office:value="573978" calcext:value-type="float">
            <text:p>573978</text:p>
          </table:table-cell>
          <table:table-cell office:value-type="float" office:value="0.999257811274997" calcext:value-type="float">
            <text:p>0.9992578113</text:p>
          </table:table-cell>
          <table:table-cell table:style-name="ce2" office:value-type="float" office:value="0.0000958224879699222" calcext:value-type="float">
            <text:p>9.58E-005</text:p>
          </table:table-cell>
          <table:table-cell office:value-type="float" office:value="573552" calcext:value-type="float">
            <text:p>57355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&lt;exhibition_history&gt;</text:p>
          </table:table-cell>
          <table:table-cell office:value-type="float" office:value="56" calcext:value-type="float">
            <text:p>56</text:p>
          </table:table-cell>
          <table:table-cell office:value-type="float" office:value="0.553571428571429" calcext:value-type="float">
            <text:p>0.5535714286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&lt;award_received&gt;</text:p>
          </table:table-cell>
          <table:table-cell office:value-type="float" office:value="59120" calcext:value-type="float">
            <text:p>59120</text:p>
          </table:table-cell>
          <table:table-cell office:value-type="float" office:value="0.857493234100135" calcext:value-type="float">
            <text:p>0.8574932341</text:p>
          </table:table-cell>
          <table:table-cell office:value-type="float" office:value="0.0287212449255751" calcext:value-type="float">
            <text:p>0.0287212449</text:p>
          </table:table-cell>
          <table:table-cell office:value-type="float" office:value="50695" calcext:value-type="float">
            <text:p>50695</text:p>
          </table:table-cell>
          <table:table-cell office:value-type="float" office:value="1698" calcext:value-type="float">
            <text:p>1698</text:p>
          </table:table-cell>
        </table:table-row>
        <table:table-row table:style-name="ro2">
          <table:table-cell office:value-type="string" calcext:value-type="string">
            <text:p>&lt;street&gt;</text:p>
          </table:table-cell>
          <table:table-cell office:value-type="float" office:value="263" calcext:value-type="float">
            <text:p>263</text:p>
          </table:table-cell>
          <table:table-cell office:value-type="float" office:value="0.840304182509506" calcext:value-type="float">
            <text:p>0.8403041825</text:p>
          </table:table-cell>
          <table:table-cell office:value-type="float" office:value="0.688212927756654" calcext:value-type="float">
            <text:p>0.6882129278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&lt;fossil_found_in_this_unit&gt;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&lt;guidance_system&gt;</text:p>
          </table:table-cell>
          <table:table-cell office:value-type="float" office:value="153" calcext:value-type="float">
            <text:p>153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0849673202614379" calcext:value-type="float">
            <text:p>0.0849673203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&lt;rector&gt;</text:p>
          </table:table-cell>
          <table:table-cell office:value-type="float" office:value="12" calcext:value-type="float">
            <text:p>12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&lt;subclass_of&gt;</text:p>
          </table:table-cell>
          <table:table-cell office:value-type="float" office:value="34352" calcext:value-type="float">
            <text:p>34352</text:p>
          </table:table-cell>
          <table:table-cell office:value-type="float" office:value="0.847985561248253" calcext:value-type="float">
            <text:p>0.8479855612</text:p>
          </table:table-cell>
          <table:table-cell office:value-type="float" office:value="0.229215183977643" calcext:value-type="float">
            <text:p>0.229215184</text:p>
          </table:table-cell>
          <table:table-cell office:value-type="float" office:value="29130" calcext:value-type="float">
            <text:p>29130</text:p>
          </table:table-cell>
          <table:table-cell office:value-type="float" office:value="7874" calcext:value-type="float">
            <text:p>7874</text:p>
          </table:table-cell>
        </table:table-row>
        <table:table-row table:style-name="ro2">
          <table:table-cell office:value-type="string" calcext:value-type="string">
            <text:p>&lt;deity_of&gt;</text:p>
          </table:table-cell>
          <table:table-cell office:value-type="float" office:value="110" calcext:value-type="float">
            <text:p>110</text:p>
          </table:table-cell>
          <table:table-cell office:value-type="float" office:value="0.972727272727273" calcext:value-type="float">
            <text:p>0.9727272727</text:p>
          </table:table-cell>
          <table:table-cell office:value-type="float" office:value="0.0818181818181818" calcext:value-type="float">
            <text:p>0.0818181818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feast_day&gt;</text:p>
          </table:table-cell>
          <table:table-cell office:value-type="float" office:value="503" calcext:value-type="float">
            <text:p>503</text:p>
          </table:table-cell>
          <table:table-cell office:value-type="float" office:value="0.996023856858847" calcext:value-type="float">
            <text:p>0.9960238569</text:p>
          </table:table-cell>
          <table:table-cell office:value-type="float" office:value="0.0854870775347913" calcext:value-type="float">
            <text:p>0.0854870775</text:p>
          </table:table-cell>
          <table:table-cell office:value-type="float" office:value="501" calcext:value-type="float">
            <text:p>50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&lt;lyrics_by&gt;</text:p>
          </table:table-cell>
          <table:table-cell office:value-type="float" office:value="3842" calcext:value-type="float">
            <text:p>3842</text:p>
          </table:table-cell>
          <table:table-cell office:value-type="float" office:value="0.963560645497137" calcext:value-type="float">
            <text:p>0.9635606455</text:p>
          </table:table-cell>
          <table:table-cell office:value-type="float" office:value="0.264445601249349" calcext:value-type="float">
            <text:p>0.2644456012</text:p>
          </table:table-cell>
          <table:table-cell office:value-type="float" office:value="3702" calcext:value-type="float">
            <text:p>3702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table-cell office:value-type="string" calcext:value-type="string">
            <text:p>&lt;ethnic_group&gt;</text:p>
          </table:table-cell>
          <table:table-cell office:value-type="float" office:value="4957" calcext:value-type="float">
            <text:p>4957</text:p>
          </table:table-cell>
          <table:table-cell office:value-type="float" office:value="0.993342747629615" calcext:value-type="float">
            <text:p>0.9933427476</text:p>
          </table:table-cell>
          <table:table-cell office:value-type="float" office:value="0.134355456929595" calcext:value-type="float">
            <text:p>0.1343554569</text:p>
          </table:table-cell>
          <table:table-cell office:value-type="float" office:value="4924" calcext:value-type="float">
            <text:p>4924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office:value-type="string" calcext:value-type="string">
            <text:p>&lt;_OBSOLETE__genus&gt;</text:p>
          </table:table-cell>
          <table:table-cell office:value-type="float" office:value="168190" calcext:value-type="float">
            <text:p>168190</text:p>
          </table:table-cell>
          <table:table-cell office:value-type="float" office:value="0.999744336761995" calcext:value-type="float">
            <text:p>0.9997443368</text:p>
          </table:table-cell>
          <table:table-cell office:value-type="float" office:value="0.108977941613651" calcext:value-type="float">
            <text:p>0.1089779416</text:p>
          </table:table-cell>
          <table:table-cell office:value-type="float" office:value="168147" calcext:value-type="float">
            <text:p>168147</text:p>
          </table:table-cell>
          <table:table-cell office:value-type="float" office:value="18329" calcext:value-type="float">
            <text:p>18329</text:p>
          </table:table-cell>
        </table:table-row>
        <table:table-row table:style-name="ro2">
          <table:table-cell office:value-type="string" calcext:value-type="string">
            <text:p>&lt;parent_taxon&gt;</text:p>
          </table:table-cell>
          <table:table-cell office:value-type="float" office:value="278041" calcext:value-type="float">
            <text:p>278041</text:p>
          </table:table-cell>
          <table:table-cell office:value-type="float" office:value="0.99210188425448" calcext:value-type="float">
            <text:p>0.9921018843</text:p>
          </table:table-cell>
          <table:table-cell office:value-type="float" office:value="0.115130502335986" calcext:value-type="float">
            <text:p>0.1151305023</text:p>
          </table:table-cell>
          <table:table-cell office:value-type="float" office:value="275845" calcext:value-type="float">
            <text:p>275845</text:p>
          </table:table-cell>
          <table:table-cell office:value-type="float" office:value="32011" calcext:value-type="float">
            <text:p>32011</text:p>
          </table:table-cell>
        </table:table-row>
        <table:table-row table:style-name="ro2">
          <table:table-cell office:value-type="string" calcext:value-type="string">
            <text:p>&lt;home_world&gt;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&lt;main_food_source&gt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religious_order&gt;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.01417004048583" calcext:value-type="float">
            <text:p>0.0141700405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&lt;ex_taxon_author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maintained_by&gt;</text:p>
          </table:table-cell>
          <table:table-cell office:value-type="float" office:value="1226" calcext:value-type="float">
            <text:p>1226</text:p>
          </table:table-cell>
          <table:table-cell office:value-type="float" office:value="0.784665579119086" calcext:value-type="float">
            <text:p>0.7846655791</text:p>
          </table:table-cell>
          <table:table-cell office:value-type="float" office:value="0.115008156606852" calcext:value-type="float">
            <text:p>0.1150081566</text:p>
          </table:table-cell>
          <table:table-cell office:value-type="float" office:value="962" calcext:value-type="float">
            <text:p>962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&lt;terminus_location&gt;</text:p>
          </table:table-cell>
          <table:table-cell office:value-type="float" office:value="25" calcext:value-type="float">
            <text:p>25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&lt;significant_event&gt;</text:p>
          </table:table-cell>
          <table:table-cell office:value-type="float" office:value="88" calcext:value-type="float">
            <text:p>88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75" calcext:value-type="float">
            <text:p>0.7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&lt;commemorates&gt;</text:p>
          </table:table-cell>
          <table:table-cell office:value-type="float" office:value="30" calcext:value-type="float">
            <text:p>30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&lt;GSRR_rating&g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cohabitant&gt;</text:p>
          </table:table-cell>
          <table:table-cell office:value-type="float" office:value="442" calcext:value-type="float">
            <text:p>442</text:p>
          </table:table-cell>
          <table:table-cell office:value-type="float" office:value="0.855203619909502" calcext:value-type="float">
            <text:p>0.8552036199</text:p>
          </table:table-cell>
          <table:table-cell office:value-type="float" office:value="0.84841628959276" calcext:value-type="float">
            <text:p>0.8484162896</text:p>
          </table:table-cell>
          <table:table-cell office:value-type="float" office:value="378" calcext:value-type="float">
            <text:p>378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&lt;named_after&gt;</text:p>
          </table:table-cell>
          <table:table-cell office:value-type="float" office:value="13795" calcext:value-type="float">
            <text:p>13795</text:p>
          </table:table-cell>
          <table:table-cell office:value-type="float" office:value="0.951649148242117" calcext:value-type="float">
            <text:p>0.9516491482</text:p>
          </table:table-cell>
          <table:table-cell office:value-type="float" office:value="0.774918448713302" calcext:value-type="float">
            <text:p>0.7749184487</text:p>
          </table:table-cell>
          <table:table-cell office:value-type="float" office:value="13128" calcext:value-type="float">
            <text:p>13128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2">
          <table:table-cell office:value-type="string" calcext:value-type="string">
            <text:p>&lt;transmitted_signal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preceded_by&gt;</text:p>
          </table:table-cell>
          <table:table-cell office:value-type="float" office:value="97650" calcext:value-type="float">
            <text:p>97650</text:p>
          </table:table-cell>
          <table:table-cell office:value-type="float" office:value="0.874797747055812" calcext:value-type="float">
            <text:p>0.8747977471</text:p>
          </table:table-cell>
          <table:table-cell office:value-type="float" office:value="0.87163338453661" calcext:value-type="float">
            <text:p>0.8716333845</text:p>
          </table:table-cell>
          <table:table-cell office:value-type="float" office:value="85424" calcext:value-type="float">
            <text:p>85424</text:p>
          </table:table-cell>
          <table:table-cell office:value-type="float" office:value="85115" calcext:value-type="float">
            <text:p>85115</text:p>
          </table:table-cell>
        </table:table-row>
        <table:table-row table:style-name="ro2">
          <table:table-cell office:value-type="string" calcext:value-type="string">
            <text:p>&lt;handedness&gt;</text:p>
          </table:table-cell>
          <table:table-cell office:value-type="float" office:value="379" calcext:value-type="float">
            <text:p>379</text:p>
          </table:table-cell>
          <table:table-cell office:value-type="float" office:value="0.986807387862797" calcext:value-type="float">
            <text:p>0.9868073879</text:p>
          </table:table-cell>
          <table:table-cell office:value-type="float" office:value="0.0131926121372032" calcext:value-type="float">
            <text:p>0.0131926121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avionics&gt;</text:p>
          </table:table-cell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&lt;train_depo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programming_language&gt;</text:p>
          </table:table-cell>
          <table:table-cell office:value-type="float" office:value="798" calcext:value-type="float">
            <text:p>798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0664160401002506" calcext:value-type="float">
            <text:p>0.0664160401</text:p>
          </table:table-cell>
          <table:table-cell office:value-type="float" office:value="627" calcext:value-type="float">
            <text:p>62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&lt;CERO_rating&gt;</text:p>
          </table:table-cell>
          <table:table-cell office:value-type="float" office:value="11" calcext:value-type="float">
            <text:p>11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272727272727273" calcext:value-type="float">
            <text:p>0.27272727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afflicts&gt;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8125" calcext:value-type="float">
            <text:p>0.81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&lt;game_mode&gt;</text:p>
          </table:table-cell>
          <table:table-cell office:value-type="float" office:value="20860" calcext:value-type="float">
            <text:p>20860</text:p>
          </table:table-cell>
          <table:table-cell office:value-type="float" office:value="0.719942473633749" calcext:value-type="float">
            <text:p>0.7199424736</text:p>
          </table:table-cell>
          <table:table-cell office:value-type="float" office:value="0.00162991371045062" calcext:value-type="float">
            <text:p>0.0016299137</text:p>
          </table:table-cell>
          <table:table-cell office:value-type="float" office:value="15018" calcext:value-type="float">
            <text:p>1501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&lt;operating_system&gt;</text:p>
          </table:table-cell>
          <table:table-cell office:value-type="float" office:value="487" calcext:value-type="float">
            <text:p>487</text:p>
          </table:table-cell>
          <table:table-cell office:value-type="float" office:value="0.464065708418891" calcext:value-type="float">
            <text:p>0.4640657084</text:p>
          </table:table-cell>
          <table:table-cell office:value-type="float" office:value="0.172484599589322" calcext:value-type="float">
            <text:p>0.1724845996</text:p>
          </table:table-cell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&lt;cleavage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chromosome&g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crystal_hab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666666666666667" calcext:value-type="float">
            <text:p>0.666666666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depicts&gt;</text:p>
          </table:table-cell>
          <table:table-cell office:value-type="float" office:value="1649" calcext:value-type="float">
            <text:p>1649</text:p>
          </table:table-cell>
          <table:table-cell office:value-type="float" office:value="0.408732565191025" calcext:value-type="float">
            <text:p>0.4087325652</text:p>
          </table:table-cell>
          <table:table-cell office:value-type="float" office:value="0.628259551243178" calcext:value-type="float">
            <text:p>0.6282595512</text:p>
          </table:table-cell>
          <table:table-cell office:value-type="float" office:value="674" calcext:value-type="float">
            <text:p>674</text:p>
          </table:table-cell>
          <table:table-cell office:value-type="float" office:value="1036" calcext:value-type="float">
            <text:p>1036</text:p>
          </table:table-cell>
        </table:table-row>
        <table:table-row table:style-name="ro2">
          <table:table-cell office:value-type="string" calcext:value-type="string">
            <text:p>&lt;aircraft_operated&gt;</text:p>
          </table:table-cell>
          <table:table-cell office:value-type="float" office:value="940" calcext:value-type="float">
            <text:p>940</text:p>
          </table:table-cell>
          <table:table-cell office:value-type="float" office:value="0.298936170212766" calcext:value-type="float">
            <text:p>0.2989361702</text:p>
          </table:table-cell>
          <table:table-cell office:value-type="float" office:value="0.26063829787234" calcext:value-type="float">
            <text:p>0.2606382979</text:p>
          </table:table-cell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&lt;film_editor&gt;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971428571428571" calcext:value-type="float">
            <text:p>0.9714285714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&lt;patron_saint&gt;</text:p>
          </table:table-cell>
          <table:table-cell office:value-type="float" office:value="975" calcext:value-type="float">
            <text:p>975</text:p>
          </table:table-cell>
          <table:table-cell office:value-type="float" office:value="0.983589743589744" calcext:value-type="float">
            <text:p>0.9835897436</text:p>
          </table:table-cell>
          <table:table-cell office:value-type="float" office:value="0.313846153846154" calcext:value-type="float">
            <text:p>0.3138461538</text:p>
          </table:table-cell>
          <table:table-cell office:value-type="float" office:value="959" calcext:value-type="float">
            <text:p>959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string" calcext:value-type="string">
            <text:p>&lt;instrumentation&gt;</text:p>
          </table:table-cell>
          <table:table-cell office:value-type="float" office:value="13" calcext:value-type="float">
            <text:p>13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615384615384615" calcext:value-type="float">
            <text:p>0.61538461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&lt;employer&gt;</text:p>
          </table:table-cell>
          <table:table-cell office:value-type="float" office:value="5687" calcext:value-type="float">
            <text:p>5687</text:p>
          </table:table-cell>
          <table:table-cell office:value-type="float" office:value="0.787761561455952" calcext:value-type="float">
            <text:p>0.7877615615</text:p>
          </table:table-cell>
          <table:table-cell office:value-type="float" office:value="0.491120098470195" calcext:value-type="float">
            <text:p>0.4911200985</text:p>
          </table:table-cell>
          <table:table-cell office:value-type="float" office:value="4480" calcext:value-type="float">
            <text:p>4480</text:p>
          </table:table-cell>
          <table:table-cell office:value-type="float" office:value="2793" calcext:value-type="float">
            <text:p>2793</text:p>
          </table:table-cell>
        </table:table-row>
        <table:table-row table:style-name="ro2">
          <table:table-cell office:value-type="string" calcext:value-type="string">
            <text:p>&lt;companion_of&gt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92307692307692" calcext:value-type="float">
            <text:p>0.692307692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streak_color&gt;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molecular_function&gt;</text:p>
          </table:table-cell>
          <table:table-cell office:value-type="float" office:value="7745" calcext:value-type="float">
            <text:p>7745</text:p>
          </table:table-cell>
          <table:table-cell office:value-type="float" office:value="0.138670109748225" calcext:value-type="float">
            <text:p>0.1386701097</text:p>
          </table:table-cell>
          <table:table-cell office:value-type="float" office:value="0.165009683666882" calcext:value-type="float">
            <text:p>0.1650096837</text:p>
          </table:table-cell>
          <table:table-cell office:value-type="float" office:value="1074" calcext:value-type="float">
            <text:p>1074</text:p>
          </table:table-cell>
          <table:table-cell office:value-type="float" office:value="1278" calcext:value-type="float">
            <text:p>1278</text:p>
          </table:table-cell>
        </table:table-row>
        <table:table-row table:style-name="ro2">
          <table:table-cell office:value-type="string" calcext:value-type="string">
            <text:p>&lt;airline_hub&gt;</text:p>
          </table:table-cell>
          <table:table-cell office:value-type="float" office:value="423" calcext:value-type="float">
            <text:p>423</text:p>
          </table:table-cell>
          <table:table-cell office:value-type="float" office:value="0.456264775413712" calcext:value-type="float">
            <text:p>0.4562647754</text:p>
          </table:table-cell>
          <table:table-cell office:value-type="float" office:value="0.617021276595745" calcext:value-type="float">
            <text:p>0.6170212766</text:p>
          </table:table-cell>
          <table:table-cell office:value-type="float" office:value="193" calcext:value-type="float">
            <text:p>193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&lt;occupant&gt;</text:p>
          </table:table-cell>
          <table:table-cell office:value-type="float" office:value="162" calcext:value-type="float">
            <text:p>162</text:p>
          </table:table-cell>
          <table:table-cell office:value-type="float" office:value="0.734567901234568" calcext:value-type="float">
            <text:p>0.7345679012</text:p>
          </table:table-cell>
          <table:table-cell office:value-type="float" office:value="0.907407407407407" calcext:value-type="float">
            <text:p>0.9074074074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&lt;author&gt;</text:p>
          </table:table-cell>
          <table:table-cell office:value-type="float" office:value="37387" calcext:value-type="float">
            <text:p>37387</text:p>
          </table:table-cell>
          <table:table-cell office:value-type="float" office:value="0.916120576671035" calcext:value-type="float">
            <text:p>0.9161205767</text:p>
          </table:table-cell>
          <table:table-cell office:value-type="float" office:value="0.366838740738759" calcext:value-type="float">
            <text:p>0.3668387407</text:p>
          </table:table-cell>
          <table:table-cell office:value-type="float" office:value="34251" calcext:value-type="float">
            <text:p>34251</text:p>
          </table:table-cell>
          <table:table-cell office:value-type="float" office:value="13715" calcext:value-type="float">
            <text:p>13715</text:p>
          </table:table-cell>
        </table:table-row>
        <table:table-row table:style-name="ro2">
          <table:table-cell office:value-type="string" calcext:value-type="string">
            <text:p>&lt;flag&gt;</text:p>
          </table:table-cell>
          <table:table-cell office:value-type="float" office:value="703" calcext:value-type="float">
            <text:p>703</text:p>
          </table:table-cell>
          <table:table-cell office:value-type="float" office:value="0.997155049786629" calcext:value-type="float">
            <text:p>0.9971550498</text:p>
          </table:table-cell>
          <table:table-cell office:value-type="float" office:value="0.963015647226174" calcext:value-type="float">
            <text:p>0.9630156472</text:p>
          </table:table-cell>
          <table:table-cell office:value-type="float" office:value="701" calcext:value-type="float">
            <text:p>701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office:value-type="string" calcext:value-type="string">
            <text:p>&lt;part_of&gt;</text:p>
          </table:table-cell>
          <table:table-cell office:value-type="float" office:value="36269" calcext:value-type="float">
            <text:p>36269</text:p>
          </table:table-cell>
          <table:table-cell office:value-type="float" office:value="0.941768452397364" calcext:value-type="float">
            <text:p>0.9417684524</text:p>
          </table:table-cell>
          <table:table-cell office:value-type="float" office:value="0.16675397722573" calcext:value-type="float">
            <text:p>0.1667539772</text:p>
          </table:table-cell>
          <table:table-cell office:value-type="float" office:value="34157" calcext:value-type="float">
            <text:p>34157</text:p>
          </table:table-cell>
          <table:table-cell office:value-type="float" office:value="6048" calcext:value-type="float">
            <text:p>6048</text:p>
          </table:table-cell>
        </table:table-row>
        <table:table-row table:style-name="ro2">
          <table:table-cell office:value-type="string" calcext:value-type="string">
            <text:p>&lt;airline_alliance&gt;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051948051948052" calcext:value-type="float">
            <text:p>0.051948051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space_group&gt;</text:p>
          </table:table-cell>
          <table:table-cell office:value-type="float" office:value="510" calcext:value-type="float">
            <text:p>510</text:p>
          </table:table-cell>
          <table:table-cell office:value-type="float" office:value="0.98235294117647" calcext:value-type="float">
            <text:p>0.9823529412</text:p>
          </table:table-cell>
          <table:table-cell office:value-type="float" office:value="0.00588235294117647" calcext:value-type="float">
            <text:p>0.0058823529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electoral_district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asteroid_family&gt;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233766233766234" calcext:value-type="float">
            <text:p>0.233766233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&lt;director&gt;</text:p>
          </table:table-cell>
          <table:table-cell office:value-type="float" office:value="64017" calcext:value-type="float">
            <text:p>64017</text:p>
          </table:table-cell>
          <table:table-cell office:value-type="float" office:value="0.84733742599622" calcext:value-type="float">
            <text:p>0.847337426</text:p>
          </table:table-cell>
          <table:table-cell office:value-type="float" office:value="0.224565349828952" calcext:value-type="float">
            <text:p>0.2245653498</text:p>
          </table:table-cell>
          <table:table-cell office:value-type="float" office:value="54244" calcext:value-type="float">
            <text:p>54244</text:p>
          </table:table-cell>
          <table:table-cell office:value-type="float" office:value="14376" calcext:value-type="float">
            <text:p>14376</text:p>
          </table:table-cell>
        </table:table-row>
        <table:table-row table:style-name="ro2">
          <table:table-cell office:value-type="string" calcext:value-type="string">
            <text:p>&lt;character_role&gt;</text:p>
          </table:table-cell>
          <table:table-cell office:value-type="float" office:value="37" calcext:value-type="float">
            <text:p>37</text:p>
          </table:table-cell>
          <table:table-cell office:value-type="float" office:value="0.45945945945946" calcext:value-type="float">
            <text:p>0.4594594595</text:p>
          </table:table-cell>
          <table:table-cell office:value-type="float" office:value="0.945945945945946" calcext:value-type="float">
            <text:p>0.945945945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&lt;powerplant&gt;</text:p>
          </table:table-cell>
          <table:table-cell office:value-type="float" office:value="982" calcext:value-type="float">
            <text:p>982</text:p>
          </table:table-cell>
          <table:table-cell office:value-type="float" office:value="0.757637474541752" calcext:value-type="float">
            <text:p>0.7576374745</text:p>
          </table:table-cell>
          <table:table-cell office:value-type="float" office:value="0.390020366598778" calcext:value-type="float">
            <text:p>0.3900203666</text:p>
          </table:table-cell>
          <table:table-cell office:value-type="float" office:value="744" calcext:value-type="float">
            <text:p>744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string" calcext:value-type="string">
            <text:p>&lt;exclave_of&gt;</text:p>
          </table:table-cell>
          <table:table-cell office:value-type="float" office:value="91" calcext:value-type="float">
            <text:p>91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&lt;country&gt;</text:p>
          </table:table-cell>
          <table:table-cell office:value-type="float" office:value="779345" calcext:value-type="float">
            <text:p>779345</text:p>
          </table:table-cell>
          <table:table-cell office:value-type="float" office:value="0.985206808281313" calcext:value-type="float">
            <text:p>0.9852068083</text:p>
          </table:table-cell>
          <table:table-cell table:style-name="ce2" office:value-type="float" office:value="0.000737799049201573" calcext:value-type="float">
            <text:p>7.38E-004</text:p>
          </table:table-cell>
          <table:table-cell office:value-type="float" office:value="767816" calcext:value-type="float">
            <text:p>767816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string" calcext:value-type="string">
            <text:p>&lt;political_ideology&gt;</text:p>
          </table:table-cell>
          <table:table-cell office:value-type="float" office:value="4715" calcext:value-type="float">
            <text:p>4715</text:p>
          </table:table-cell>
          <table:table-cell office:value-type="float" office:value="0.919194061505832" calcext:value-type="float">
            <text:p>0.9191940615</text:p>
          </table:table-cell>
          <table:table-cell office:value-type="float" office:value="0.120890774125133" calcext:value-type="float">
            <text:p>0.1208907741</text:p>
          </table:table-cell>
          <table:table-cell office:value-type="float" office:value="4334" calcext:value-type="float">
            <text:p>4334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&lt;based_on&gt;</text:p>
          </table:table-cell>
          <table:table-cell office:value-type="float" office:value="3732" calcext:value-type="float">
            <text:p>3732</text:p>
          </table:table-cell>
          <table:table-cell office:value-type="float" office:value="0.942390139335477" calcext:value-type="float">
            <text:p>0.9423901393</text:p>
          </table:table-cell>
          <table:table-cell office:value-type="float" office:value="0.807609860664523" calcext:value-type="float">
            <text:p>0.8076098607</text:p>
          </table:table-cell>
          <table:table-cell office:value-type="float" office:value="3517" calcext:value-type="float">
            <text:p>3517</text:p>
          </table:table-cell>
          <table:table-cell office:value-type="float" office:value="3014" calcext:value-type="float">
            <text:p>3014</text:p>
          </table:table-cell>
        </table:table-row>
        <table:table-row table:style-name="ro2">
          <table:table-cell office:value-type="string" calcext:value-type="string">
            <text:p>&lt;basin_country&gt;</text:p>
          </table:table-cell>
          <table:table-cell office:value-type="float" office:value="126" calcext:value-type="float">
            <text:p>126</text:p>
          </table:table-cell>
          <table:table-cell office:value-type="float" office:value="0.396825396825397" calcext:value-type="float">
            <text:p>0.3968253968</text:p>
          </table:table-cell>
          <table:table-cell office:value-type="float" office:value="0.563492063492063" calcext:value-type="float">
            <text:p>0.563492063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&lt;interchange_station&gt;</text:p>
          </table:table-cell>
          <table:table-cell office:value-type="float" office:value="57" calcext:value-type="float">
            <text:p>5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89473684210526" calcext:value-type="float">
            <text:p>0.789473684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&lt;medical_examinations&gt;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influenced_by&gt;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.87" calcext:value-type="float">
            <text:p>0.87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&lt;head_of_state&gt;</text:p>
          </table:table-cell>
          <table:table-cell office:value-type="float" office:value="387" calcext:value-type="float">
            <text:p>387</text:p>
          </table:table-cell>
          <table:table-cell office:value-type="float" office:value="0.878552971576227" calcext:value-type="float">
            <text:p>0.8785529716</text:p>
          </table:table-cell>
          <table:table-cell office:value-type="float" office:value="0.661498708010336" calcext:value-type="float">
            <text:p>0.661498708</text:p>
          </table:table-cell>
          <table:table-cell office:value-type="float" office:value="340" calcext:value-type="float">
            <text:p>340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&lt;librettist&gt;</text:p>
          </table:table-cell>
          <table:table-cell office:value-type="float" office:value="303" calcext:value-type="float">
            <text:p>303</text:p>
          </table:table-cell>
          <table:table-cell office:value-type="float" office:value="0.867986798679868" calcext:value-type="float">
            <text:p>0.8679867987</text:p>
          </table:table-cell>
          <table:table-cell office:value-type="float" office:value="0.627062706270627" calcext:value-type="float">
            <text:p>0.6270627063</text:p>
          </table:table-cell>
          <table:table-cell office:value-type="float" office:value="263" calcext:value-type="float">
            <text:p>263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&lt;website_account_on&gt;</text:p>
          </table:table-cell>
          <table:table-cell office:value-type="float" office:value="74" calcext:value-type="float">
            <text:p>74</text:p>
          </table:table-cell>
          <table:table-cell office:value-type="float" office:value="0.675675675675676" calcext:value-type="float">
            <text:p>0.6756756757</text:p>
          </table:table-cell>
          <table:table-cell office:value-type="float" office:value="0.121621621621622" calcext:value-type="float">
            <text:p>0.12162162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currency&gt;</text:p>
          </table:table-cell>
          <table:table-cell office:value-type="float" office:value="779" calcext:value-type="float">
            <text:p>779</text:p>
          </table:table-cell>
          <table:table-cell office:value-type="float" office:value="0.937098844672657" calcext:value-type="float">
            <text:p>0.9370988447</text:p>
          </table:table-cell>
          <table:table-cell office:value-type="float" office:value="0.437740693196406" calcext:value-type="float">
            <text:p>0.4377406932</text:p>
          </table:table-cell>
          <table:table-cell office:value-type="float" office:value="730" calcext:value-type="float">
            <text:p>730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&lt;cartridge&gt;</text:p>
          </table:table-cell>
          <table:table-cell office:value-type="float" office:value="1499" calcext:value-type="float">
            <text:p>1499</text:p>
          </table:table-cell>
          <table:table-cell office:value-type="float" office:value="0.893262174783189" calcext:value-type="float">
            <text:p>0.8932621748</text:p>
          </table:table-cell>
          <table:table-cell office:value-type="float" office:value="0.115410273515677" calcext:value-type="float">
            <text:p>0.1154102735</text:p>
          </table:table-cell>
          <table:table-cell office:value-type="float" office:value="1339" calcext:value-type="float">
            <text:p>1339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&lt;headquarters_location&gt;</text:p>
          </table:table-cell>
          <table:table-cell office:value-type="float" office:value="7751" calcext:value-type="float">
            <text:p>7751</text:p>
          </table:table-cell>
          <table:table-cell office:value-type="float" office:value="0.956134692297768" calcext:value-type="float">
            <text:p>0.9561346923</text:p>
          </table:table-cell>
          <table:table-cell office:value-type="float" office:value="0.322797058444072" calcext:value-type="float">
            <text:p>0.3227970584</text:p>
          </table:table-cell>
          <table:table-cell office:value-type="float" office:value="7411" calcext:value-type="float">
            <text:p>7411</text:p>
          </table:table-cell>
          <table:table-cell office:value-type="float" office:value="2502" calcext:value-type="float">
            <text:p>2502</text:p>
          </table:table-cell>
        </table:table-row>
        <table:table-row table:style-name="ro2">
          <table:table-cell office:value-type="string" calcext:value-type="string">
            <text:p>&lt;crystal_system&gt;</text:p>
          </table:table-cell>
          <table:table-cell office:value-type="float" office:value="197" calcext:value-type="float">
            <text:p>197</text:p>
          </table:table-cell>
          <table:table-cell office:value-type="float" office:value="0.964467005076142" calcext:value-type="float">
            <text:p>0.9644670051</text:p>
          </table:table-cell>
          <table:table-cell office:value-type="float" office:value="0.0406091370558376" calcext:value-type="float">
            <text:p>0.0406091371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&lt;alma_mater&gt;</text:p>
          </table:table-cell>
          <table:table-cell office:value-type="float" office:value="75572" calcext:value-type="float">
            <text:p>75572</text:p>
          </table:table-cell>
          <table:table-cell office:value-type="float" office:value="0.878658762504631" calcext:value-type="float">
            <text:p>0.8786587625</text:p>
          </table:table-cell>
          <table:table-cell office:value-type="float" office:value="0.0771979039856031" calcext:value-type="float">
            <text:p>0.077197904</text:p>
          </table:table-cell>
          <table:table-cell office:value-type="float" office:value="66402" calcext:value-type="float">
            <text:p>66402</text:p>
          </table:table-cell>
          <table:table-cell office:value-type="float" office:value="5834" calcext:value-type="float">
            <text:p>5834</text:p>
          </table:table-cell>
        </table:table-row>
        <table:table-row table:style-name="ro2">
          <table:table-cell office:value-type="string" calcext:value-type="string">
            <text:p>&lt;found_in_taxon&gt;</text:p>
          </table:table-cell>
          <table:table-cell office:value-type="float" office:value="7718" calcext:value-type="float">
            <text:p>7718</text:p>
          </table:table-cell>
          <table:table-cell office:value-type="float" office:value="0.938325991189427" calcext:value-type="float">
            <text:p>0.9383259912</text:p>
          </table:table-cell>
          <table:table-cell table:style-name="ce2" office:value-type="float" office:value="0.000777403472402177" calcext:value-type="float">
            <text:p>7.77E-004</text:p>
          </table:table-cell>
          <table:table-cell office:value-type="float" office:value="7242" calcext:value-type="float">
            <text:p>724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dedicated_to&gt;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41176470588235" calcext:value-type="float">
            <text:p>0.9411764706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&lt;parent_club&gt;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&lt;mushroom_cap_shape&gt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coolant&gt;</text:p>
          </table:table-cell>
          <table:table-cell office:value-type="float" office:value="212" calcext:value-type="float">
            <text:p>212</text:p>
          </table:table-cell>
          <table:table-cell office:value-type="float" office:value="0.981132075471698" calcext:value-type="float">
            <text:p>0.9811320755</text:p>
          </table:table-cell>
          <table:table-cell office:value-type="float" office:value="0.0235849056603774" calcext:value-type="float">
            <text:p>0.0235849057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material_used&gt;</text:p>
          </table:table-cell>
          <table:table-cell office:value-type="float" office:value="1899" calcext:value-type="float">
            <text:p>1899</text:p>
          </table:table-cell>
          <table:table-cell office:value-type="float" office:value="0.809373354397051" calcext:value-type="float">
            <text:p>0.8093733544</text:p>
          </table:table-cell>
          <table:table-cell office:value-type="float" office:value="0.11795681937862" calcext:value-type="float">
            <text:p>0.1179568194</text:p>
          </table:table-cell>
          <table:table-cell office:value-type="float" office:value="1537" calcext:value-type="float">
            <text:p>1537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&lt;officially_opened_by&gt;</text:p>
          </table:table-cell>
          <table:table-cell office:value-type="float" office:value="78" calcext:value-type="float">
            <text:p>78</text:p>
          </table:table-cell>
          <table:table-cell office:value-type="float" office:value="0.294871794871795" calcext:value-type="float">
            <text:p>0.2948717949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&lt;nomenclatural_status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mother&gt;</text:p>
          </table:table-cell>
          <table:table-cell office:value-type="float" office:value="11397" calcext:value-type="float">
            <text:p>11397</text:p>
          </table:table-cell>
          <table:table-cell office:value-type="float" office:value="0.980170220233395" calcext:value-type="float">
            <text:p>0.9801702202</text:p>
          </table:table-cell>
          <table:table-cell office:value-type="float" office:value="0.45529525313679" calcext:value-type="float">
            <text:p>0.4552952531</text:p>
          </table:table-cell>
          <table:table-cell office:value-type="float" office:value="11171" calcext:value-type="float">
            <text:p>11171</text:p>
          </table:table-cell>
          <table:table-cell office:value-type="float" office:value="5189" calcext:value-type="float">
            <text:p>5189</text:p>
          </table:table-cell>
        </table:table-row>
        <table:table-row table:style-name="ro2">
          <table:table-cell office:value-type="string" calcext:value-type="string">
            <text:p>&lt;edition&gt;</text:p>
          </table:table-cell>
          <table:table-cell office:value-type="float" office:value="214" calcext:value-type="float">
            <text:p>214</text:p>
          </table:table-cell>
          <table:table-cell office:value-type="float" office:value="0.579439252336449" calcext:value-type="float">
            <text:p>0.5794392523</text:p>
          </table:table-cell>
          <table:table-cell office:value-type="float" office:value="0.995327102803738" calcext:value-type="float">
            <text:p>0.9953271028</text:p>
          </table:table-cell>
          <table:table-cell office:value-type="float" office:value="124" calcext:value-type="float">
            <text:p>124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&lt;successful_candidate&gt;</text:p>
          </table:table-cell>
          <table:table-cell office:value-type="float" office:value="2324" calcext:value-type="float">
            <text:p>2324</text:p>
          </table:table-cell>
          <table:table-cell office:value-type="float" office:value="0.493975903614458" calcext:value-type="float">
            <text:p>0.4939759036</text:p>
          </table:table-cell>
          <table:table-cell office:value-type="float" office:value="0.794320137693632" calcext:value-type="float">
            <text:p>0.7943201377</text:p>
          </table:table-cell>
          <table:table-cell office:value-type="float" office:value="1148" calcext:value-type="float">
            <text:p>1148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table-cell office:value-type="string" calcext:value-type="string">
            <text:p>&lt;approved_by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55555555555556" calcext:value-type="float">
            <text:p>0.555555555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occupation&gt;</text:p>
          </table:table-cell>
          <table:table-cell office:value-type="float" office:value="392253" calcext:value-type="float">
            <text:p>392253</text:p>
          </table:table-cell>
          <table:table-cell office:value-type="float" office:value="0.860625667617584" calcext:value-type="float">
            <text:p>0.8606256676</text:p>
          </table:table-cell>
          <table:table-cell office:value-type="float" office:value="0.00486420753952169" calcext:value-type="float">
            <text:p>0.0048642075</text:p>
          </table:table-cell>
          <table:table-cell office:value-type="float" office:value="337583" calcext:value-type="float">
            <text:p>337583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string" calcext:value-type="string">
            <text:p>&lt;given_name&gt;</text:p>
          </table:table-cell>
          <table:table-cell office:value-type="float" office:value="1402" calcext:value-type="float">
            <text:p>1402</text:p>
          </table:table-cell>
          <table:table-cell office:value-type="float" office:value="0.957917261055635" calcext:value-type="float">
            <text:p>0.9579172611</text:p>
          </table:table-cell>
          <table:table-cell office:value-type="float" office:value="0.270328102710414" calcext:value-type="float">
            <text:p>0.2703281027</text:p>
          </table:table-cell>
          <table:table-cell office:value-type="float" office:value="1343" calcext:value-type="float">
            <text:p>1343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&lt;said_to_be_the_same_as&gt;</text:p>
          </table:table-cell>
          <table:table-cell office:value-type="float" office:value="1236" calcext:value-type="float">
            <text:p>1236</text:p>
          </table:table-cell>
          <table:table-cell office:value-type="float" office:value="0.424757281553398" calcext:value-type="float">
            <text:p>0.4247572816</text:p>
          </table:table-cell>
          <table:table-cell office:value-type="float" office:value="0.436084142394822" calcext:value-type="float">
            <text:p>0.4360841424</text:p>
          </table:table-cell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office:value-type="string" calcext:value-type="string">
            <text:p>&lt;CPU&gt;</text:p>
          </table:table-cell>
          <table:table-cell office:value-type="float" office:value="502" calcext:value-type="float">
            <text:p>502</text:p>
          </table:table-cell>
          <table:table-cell office:value-type="float" office:value="0.98804780876494" calcext:value-type="float">
            <text:p>0.9880478088</text:p>
          </table:table-cell>
          <table:table-cell office:value-type="float" office:value="0.111553784860558" calcext:value-type="float">
            <text:p>0.1115537849</text:p>
          </table:table-cell>
          <table:table-cell office:value-type="float" office:value="496" calcext:value-type="float">
            <text:p>49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&lt;producer&gt;</text:p>
          </table:table-cell>
          <table:table-cell office:value-type="float" office:value="37349" calcext:value-type="float">
            <text:p>37349</text:p>
          </table:table-cell>
          <table:table-cell office:value-type="float" office:value="0.728372914937482" calcext:value-type="float">
            <text:p>0.7283729149</text:p>
          </table:table-cell>
          <table:table-cell office:value-type="float" office:value="0.263246673271038" calcext:value-type="float">
            <text:p>0.2632466733</text:p>
          </table:table-cell>
          <table:table-cell office:value-type="float" office:value="27204" calcext:value-type="float">
            <text:p>27204</text:p>
          </table:table-cell>
          <table:table-cell office:value-type="float" office:value="9832" calcext:value-type="float">
            <text:p>9832</text:p>
          </table:table-cell>
        </table:table-row>
        <table:table-row table:style-name="ro2">
          <table:table-cell office:value-type="string" calcext:value-type="string">
            <text:p>&lt;allegiance&gt;</text:p>
          </table:table-cell>
          <table:table-cell office:value-type="float" office:value="124" calcext:value-type="float">
            <text:p>124</text:p>
          </table:table-cell>
          <table:table-cell office:value-type="float" office:value="0.919354838709677" calcext:value-type="float">
            <text:p>0.9193548387</text:p>
          </table:table-cell>
          <table:table-cell office:value-type="float" office:value="0.459677419354839" calcext:value-type="float">
            <text:p>0.4596774194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&lt;filming_location&gt;</text:p>
          </table:table-cell>
          <table:table-cell office:value-type="float" office:value="38" calcext:value-type="float">
            <text:p>38</text:p>
          </table:table-cell>
          <table:table-cell office:value-type="float" office:value="0.657894736842105" calcext:value-type="float">
            <text:p>0.6578947368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&lt;head_of_government&gt;</text:p>
          </table:table-cell>
          <table:table-cell office:value-type="float" office:value="9045" calcext:value-type="float">
            <text:p>9045</text:p>
          </table:table-cell>
          <table:table-cell office:value-type="float" office:value="0.986180210060807" calcext:value-type="float">
            <text:p>0.9861802101</text:p>
          </table:table-cell>
          <table:table-cell office:value-type="float" office:value="0.991818684355998" calcext:value-type="float">
            <text:p>0.9918186844</text:p>
          </table:table-cell>
          <table:table-cell office:value-type="float" office:value="8920" calcext:value-type="float">
            <text:p>8920</text:p>
          </table:table-cell>
          <table:table-cell office:value-type="float" office:value="8971" calcext:value-type="float">
            <text:p>8971</text:p>
          </table:table-cell>
        </table:table-row>
        <table:table-row table:style-name="ro2">
          <table:table-cell office:value-type="string" calcext:value-type="string">
            <text:p>&lt;archives_at&gt;</text:p>
          </table:table-cell>
          <table:table-cell office:value-type="float" office:value="113" calcext:value-type="float">
            <text:p>113</text:p>
          </table:table-cell>
          <table:table-cell office:value-type="float" office:value="0.929203539823009" calcext:value-type="float">
            <text:p>0.9292035398</text:p>
          </table:table-cell>
          <table:table-cell office:value-type="float" office:value="0.380530973451327" calcext:value-type="float">
            <text:p>0.3805309735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&lt;central_bank_issuer&gt;</text:p>
          </table:table-cell>
          <table:table-cell office:value-type="float" office:value="253" calcext:value-type="float">
            <text:p>253</text:p>
          </table:table-cell>
          <table:table-cell office:value-type="float" office:value="0.960474308300395" calcext:value-type="float">
            <text:p>0.9604743083</text:p>
          </table:table-cell>
          <table:table-cell office:value-type="float" office:value="0.790513833992095" calcext:value-type="float">
            <text:p>0.790513834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&lt;stated_in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military_rank&gt;</text:p>
          </table:table-cell>
          <table:table-cell office:value-type="float" office:value="573" calcext:value-type="float">
            <text:p>573</text:p>
          </table:table-cell>
          <table:table-cell office:value-type="float" office:value="0.982547993019197" calcext:value-type="float">
            <text:p>0.982547993</text:p>
          </table:table-cell>
          <table:table-cell office:value-type="float" office:value="0.172774869109948" calcext:value-type="float">
            <text:p>0.1727748691</text:p>
          </table:table-cell>
          <table:table-cell office:value-type="float" office:value="563" calcext:value-type="float">
            <text:p>563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&lt;highway_system&gt;</text:p>
          </table:table-cell>
          <table:table-cell office:value-type="float" office:value="1601" calcext:value-type="float">
            <text:p>1601</text:p>
          </table:table-cell>
          <table:table-cell office:value-type="float" office:value="0.669581511555278" calcext:value-type="float">
            <text:p>0.6695815116</text:p>
          </table:table-cell>
          <table:table-cell office:value-type="float" office:value="0.0880699562773267" calcext:value-type="float">
            <text:p>0.0880699563</text:p>
          </table:table-cell>
          <table:table-cell office:value-type="float" office:value="1072" calcext:value-type="float">
            <text:p>1072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&lt;astronaut_mission&gt;</text:p>
          </table:table-cell>
          <table:table-cell office:value-type="float" office:value="269" calcext:value-type="float">
            <text:p>269</text:p>
          </table:table-cell>
          <table:table-cell office:value-type="float" office:value="0.553903345724907" calcext:value-type="float">
            <text:p>0.5539033457</text:p>
          </table:table-cell>
          <table:table-cell office:value-type="float" office:value="0.118959107806691" calcext:value-type="float">
            <text:p>0.1189591078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&lt;speaker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subject_of&gt;</text:p>
          </table:table-cell>
          <table:table-cell office:value-type="float" office:value="63" calcext:value-type="float">
            <text:p>6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&lt;instance_of&gt;</text:p>
          </table:table-cell>
          <table:table-cell office:value-type="float" office:value="3211509" calcext:value-type="float">
            <text:p>3211509</text:p>
          </table:table-cell>
          <table:table-cell office:value-type="float" office:value="0.931553671498352" calcext:value-type="float">
            <text:p>0.9315536715</text:p>
          </table:table-cell>
          <table:table-cell office:value-type="float" office:value="0.00298364413738215" calcext:value-type="float">
            <text:p>0.0029836441</text:p>
          </table:table-cell>
          <table:table-cell office:value-type="float" office:value="2991693" calcext:value-type="float">
            <text:p>2991693</text:p>
          </table:table-cell>
          <table:table-cell office:value-type="float" office:value="9582" calcext:value-type="float">
            <text:p>9582</text:p>
          </table:table-cell>
        </table:table-row>
        <table:table-row table:style-name="ro2">
          <table:table-cell office:value-type="string" calcext:value-type="string">
            <text:p>&lt;license&gt;</text:p>
          </table:table-cell>
          <table:table-cell office:value-type="float" office:value="521" calcext:value-type="float">
            <text:p>521</text:p>
          </table:table-cell>
          <table:table-cell office:value-type="float" office:value="0.90978886756238" calcext:value-type="float">
            <text:p>0.9097888676</text:p>
          </table:table-cell>
          <table:table-cell office:value-type="float" office:value="0.113243761996161" calcext:value-type="float">
            <text:p>0.113243762</text:p>
          </table:table-cell>
          <table:table-cell office:value-type="float" office:value="474" calcext:value-type="float">
            <text:p>47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&lt;member_of_political_party&gt;</text:p>
          </table:table-cell>
          <table:table-cell office:value-type="float" office:value="58825" calcext:value-type="float">
            <text:p>58825</text:p>
          </table:table-cell>
          <table:table-cell office:value-type="float" office:value="0.973786655333617" calcext:value-type="float">
            <text:p>0.9737866553</text:p>
          </table:table-cell>
          <table:table-cell office:value-type="float" office:value="0.0451338716532087" calcext:value-type="float">
            <text:p>0.0451338717</text:p>
          </table:table-cell>
          <table:table-cell office:value-type="float" office:value="57283" calcext:value-type="float">
            <text:p>57283</text:p>
          </table:table-cell>
          <table:table-cell office:value-type="float" office:value="2655" calcext:value-type="float">
            <text:p>2655</text:p>
          </table:table-cell>
        </table:table-row>
        <table:table-row table:style-name="ro2">
          <table:table-cell office:value-type="string" calcext:value-type="string">
            <text:p>&lt;event_location&gt;</text:p>
          </table:table-cell>
          <table:table-cell office:value-type="float" office:value="2604" calcext:value-type="float">
            <text:p>2604</text:p>
          </table:table-cell>
          <table:table-cell office:value-type="float" office:value="0.90284178187404" calcext:value-type="float">
            <text:p>0.9028417819</text:p>
          </table:table-cell>
          <table:table-cell office:value-type="float" office:value="0.740015360983103" calcext:value-type="float">
            <text:p>0.740015361</text:p>
          </table:table-cell>
          <table:table-cell office:value-type="float" office:value="2351" calcext:value-type="float">
            <text:p>2351</text:p>
          </table:table-cell>
          <table:table-cell office:value-type="float" office:value="1927" calcext:value-type="float">
            <text:p>1927</text:p>
          </table:table-cell>
        </table:table-row>
        <table:table-row table:style-name="ro2">
          <table:table-cell office:value-type="string" calcext:value-type="string">
            <text:p>&lt;decays_to&gt;</text:p>
          </table:table-cell>
          <table:table-cell office:value-type="float" office:value="6" calcext:value-type="float">
            <text:p>6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&lt;source_of_energy&gt;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&lt;is_in_the_administrative_territorial_entity&gt;</text:p>
          </table:table-cell>
          <table:table-cell office:value-type="float" office:value="651814" calcext:value-type="float">
            <text:p>651814</text:p>
          </table:table-cell>
          <table:table-cell office:value-type="float" office:value="0.882285437256641" calcext:value-type="float">
            <text:p>0.8822854373</text:p>
          </table:table-cell>
          <table:table-cell office:value-type="float" office:value="0.0604252133277285" calcext:value-type="float">
            <text:p>0.0604252133</text:p>
          </table:table-cell>
          <table:table-cell office:value-type="float" office:value="575086" calcext:value-type="float">
            <text:p>575086</text:p>
          </table:table-cell>
          <table:table-cell office:value-type="float" office:value="39386" calcext:value-type="float">
            <text:p>39386</text:p>
          </table:table-cell>
        </table:table-row>
        <table:table-row table:style-name="ro2">
          <table:table-cell office:value-type="string" calcext:value-type="string">
            <text:p>&lt;based_on_heuristic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tracklist&gt;</text:p>
          </table:table-cell>
          <table:table-cell office:value-type="float" office:value="470" calcext:value-type="float">
            <text:p>470</text:p>
          </table:table-cell>
          <table:table-cell office:value-type="float" office:value="0.0914893617021277" calcext:value-type="float">
            <text:p>0.0914893617</text:p>
          </table:table-cell>
          <table:table-cell office:value-type="float" office:value="0.95531914893617" calcext:value-type="float">
            <text:p>0.9553191489</text:p>
          </table:table-cell>
          <table:table-cell office:value-type="float" office:value="43" calcext:value-type="float">
            <text:p>43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&lt;produces&gt;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.703703703703704" calcext:value-type="float">
            <text:p>0.703703703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&lt;EC_classification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creator&gt;</text:p>
          </table:table-cell>
          <table:table-cell office:value-type="float" office:value="4327" calcext:value-type="float">
            <text:p>4327</text:p>
          </table:table-cell>
          <table:table-cell office:value-type="float" office:value="0.918188121100069" calcext:value-type="float">
            <text:p>0.9181881211</text:p>
          </table:table-cell>
          <table:table-cell office:value-type="float" office:value="0.35567367691241" calcext:value-type="float">
            <text:p>0.3556736769</text:p>
          </table:table-cell>
          <table:table-cell office:value-type="float" office:value="3973" calcext:value-type="float">
            <text:p>3973</text:p>
          </table:table-cell>
          <table:table-cell office:value-type="float" office:value="1539" calcext:value-type="float">
            <text:p>1539</text:p>
          </table:table-cell>
        </table:table-row>
        <table:table-row table:style-name="ro2">
          <table:table-cell office:value-type="string" calcext:value-type="string">
            <text:p>&lt;honorific_prefix&gt;</text:p>
          </table:table-cell>
          <table:table-cell office:value-type="float" office:value="94" calcext:value-type="float">
            <text:p>94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24468085106383" calcext:value-type="float">
            <text:p>0.2446808511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&lt;shares_border_with&gt;</text:p>
          </table:table-cell>
          <table:table-cell office:value-type="float" office:value="88319" calcext:value-type="float">
            <text:p>88319</text:p>
          </table:table-cell>
          <table:table-cell office:value-type="float" office:value="0.18152379442702" calcext:value-type="float">
            <text:p>0.1815237944</text:p>
          </table:table-cell>
          <table:table-cell office:value-type="float" office:value="0.226010258268323" calcext:value-type="float">
            <text:p>0.2260102583</text:p>
          </table:table-cell>
          <table:table-cell office:value-type="float" office:value="16032" calcext:value-type="float">
            <text:p>16032</text:p>
          </table:table-cell>
          <table:table-cell office:value-type="float" office:value="19961" calcext:value-type="float">
            <text:p>19961</text:p>
          </table:table-cell>
        </table:table-row>
        <table:table-row table:style-name="ro2">
          <table:table-cell office:value-type="string" calcext:value-type="string">
            <text:p>&lt;main_regulatory_text&gt;</text:p>
          </table:table-cell>
          <table:table-cell office:value-type="float" office:value="27" calcext:value-type="float">
            <text:p>27</text:p>
          </table:table-cell>
          <table:table-cell office:value-type="float" office:value="0.740740740740741" calcext:value-type="float">
            <text:p>0.7407407407</text:p>
          </table:table-cell>
          <table:table-cell office:value-type="float" office:value="0.592592592592593" calcext:value-type="float">
            <text:p>0.59259259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&lt;work_location&gt;</text:p>
          </table:table-cell>
          <table:table-cell office:value-type="float" office:value="39" calcext:value-type="float">
            <text:p>39</text:p>
          </table:table-cell>
          <table:table-cell office:value-type="float" office:value="0.692307692307692" calcext:value-type="float">
            <text:p>0.6923076923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&lt;crosses&gt;</text:p>
          </table:table-cell>
          <table:table-cell office:value-type="float" office:value="784" calcext:value-type="float">
            <text:p>784</text:p>
          </table:table-cell>
          <table:table-cell office:value-type="float" office:value="0.955357142857143" calcext:value-type="float">
            <text:p>0.9553571429</text:p>
          </table:table-cell>
          <table:table-cell office:value-type="float" office:value="0.303571428571429" calcext:value-type="float">
            <text:p>0.3035714286</text:p>
          </table:table-cell>
          <table:table-cell office:value-type="float" office:value="749" calcext:value-type="float">
            <text:p>749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&lt;native_language&gt;</text:p>
          </table:table-cell>
          <table:table-cell office:value-type="float" office:value="1018" calcext:value-type="float">
            <text:p>1018</text:p>
          </table:table-cell>
          <table:table-cell office:value-type="float" office:value="0.977406679764244" calcext:value-type="float">
            <text:p>0.9774066798</text:p>
          </table:table-cell>
          <table:table-cell office:value-type="float" office:value="0.0717092337917485" calcext:value-type="float">
            <text:p>0.0717092338</text:p>
          </table:table-cell>
          <table:table-cell office:value-type="float" office:value="995" calcext:value-type="float">
            <text:p>99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&lt;symptoms&gt;</text:p>
          </table:table-cell>
          <table:table-cell office:value-type="float" office:value="48" calcext:value-type="float">
            <text:p>4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&lt;hymenium_attachment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anatomical_location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structure_replaced_by&gt;</text:p>
          </table:table-cell>
          <table:table-cell office:value-type="float" office:value="31" calcext:value-type="float">
            <text:p>31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967741935483871" calcext:value-type="float">
            <text:p>0.967741935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&lt;hangingwall&gt;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.865384615384615" calcext:value-type="float">
            <text:p>0.865384615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&lt;satellite_bus&gt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variable_type&gt;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615384615384615" calcext:value-type="float">
            <text:p>0.615384615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&lt;continent&gt;</text:p>
          </table:table-cell>
          <table:table-cell office:value-type="float" office:value="17265" calcext:value-type="float">
            <text:p>17265</text:p>
          </table:table-cell>
          <table:table-cell office:value-type="float" office:value="0.997451491456704" calcext:value-type="float">
            <text:p>0.9974514915</text:p>
          </table:table-cell>
          <table:table-cell table:style-name="ce2" office:value-type="float" office:value="0.000810889081957718" calcext:value-type="float">
            <text:p>8.11E-004</text:p>
          </table:table-cell>
          <table:table-cell office:value-type="float" office:value="17221" calcext:value-type="float">
            <text:p>1722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&lt;regulates__molecular_biology_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father&gt;</text:p>
          </table:table-cell>
          <table:table-cell office:value-type="float" office:value="21398" calcext:value-type="float">
            <text:p>21398</text:p>
          </table:table-cell>
          <table:table-cell office:value-type="float" office:value="0.97812879708384" calcext:value-type="float">
            <text:p>0.9781287971</text:p>
          </table:table-cell>
          <table:table-cell office:value-type="float" office:value="0.527385736984765" calcext:value-type="float">
            <text:p>0.527385737</text:p>
          </table:table-cell>
          <table:table-cell office:value-type="float" office:value="20930" calcext:value-type="float">
            <text:p>20930</text:p>
          </table:table-cell>
          <table:table-cell office:value-type="float" office:value="11285" calcext:value-type="float">
            <text:p>11285</text:p>
          </table:table-cell>
        </table:table-row>
        <table:table-row table:style-name="ro2">
          <table:table-cell office:value-type="string" calcext:value-type="string">
            <text:p>&lt;introduced_feature&gt;</text:p>
          </table:table-cell>
          <table:table-cell office:value-type="float" office:value="19" calcext:value-type="float">
            <text:p>19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&lt;translator&gt;</text:p>
          </table:table-cell>
          <table:table-cell office:value-type="float" office:value="135" calcext:value-type="float">
            <text:p>135</text:p>
          </table:table-cell>
          <table:table-cell office:value-type="float" office:value="0.992592592592593" calcext:value-type="float">
            <text:p>0.9925925926</text:p>
          </table:table-cell>
          <table:table-cell office:value-type="float" office:value="0.762962962962963" calcext:value-type="float">
            <text:p>0.762962963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&lt;place_made&gt;</text:p>
          </table:table-cell>
          <table:table-cell office:value-type="float" office:value="127" calcext:value-type="float">
            <text:p>127</text:p>
          </table:table-cell>
          <table:table-cell office:value-type="float" office:value="0.881889763779527" calcext:value-type="float">
            <text:p>0.8818897638</text:p>
          </table:table-cell>
          <table:table-cell office:value-type="float" office:value="0.724409448818898" calcext:value-type="float">
            <text:p>0.7244094488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&lt;engine_configuration&gt;</text:p>
          </table:table-cell>
          <table:table-cell office:value-type="float" office:value="205" calcext:value-type="float">
            <text:p>205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102439024390244" calcext:value-type="float">
            <text:p>0.1024390244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&lt;replaced_synonym__for_nom__nov__&gt;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&lt;child_astronomical_body&gt;</text:p>
          </table:table-cell>
          <table:table-cell office:value-type="float" office:value="304" calcext:value-type="float">
            <text:p>304</text:p>
          </table:table-cell>
          <table:table-cell office:value-type="float" office:value="0.256578947368421" calcext:value-type="float">
            <text:p>0.2565789474</text:p>
          </table:table-cell>
          <table:table-cell office:value-type="float" office:value="0.990131578947368" calcext:value-type="float">
            <text:p>0.9901315789</text:p>
          </table:table-cell>
          <table:table-cell office:value-type="float" office:value="78" calcext:value-type="float">
            <text:p>78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string" calcext:value-type="string">
            <text:p>&lt;Lagrangian_poin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located_next_to_body_of_water&gt;</text:p>
          </table:table-cell>
          <table:table-cell office:value-type="float" office:value="213" calcext:value-type="float">
            <text:p>213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629107981220657" calcext:value-type="float">
            <text:p>0.6291079812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&lt;legislative_body&gt;</text:p>
          </table:table-cell>
          <table:table-cell office:value-type="float" office:value="468" calcext:value-type="float">
            <text:p>468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0.85042735042735" calcext:value-type="float">
            <text:p>0.8504273504</text:p>
          </table:table-cell>
          <table:table-cell office:value-type="float" office:value="463" calcext:value-type="float">
            <text:p>463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&lt;route_of_administration&gt;</text:p>
          </table:table-cell>
          <table:table-cell office:value-type="float" office:value="14" calcext:value-type="float">
            <text:p>14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0.642857142857143" calcext:value-type="float">
            <text:p>0.642857142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time_zone&gt;</text:p>
          </table:table-cell>
          <table:table-cell office:value-type="float" office:value="27829" calcext:value-type="float">
            <text:p>27829</text:p>
          </table:table-cell>
          <table:table-cell office:value-type="float" office:value="0.997161234683244" calcext:value-type="float">
            <text:p>0.9971612347</text:p>
          </table:table-cell>
          <table:table-cell office:value-type="float" office:value="0.00143734952747134" calcext:value-type="float">
            <text:p>0.0014373495</text:p>
          </table:table-cell>
          <table:table-cell office:value-type="float" office:value="27750" calcext:value-type="float">
            <text:p>2775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&lt;performer_musical_artist&gt;</text:p>
          </table:table-cell>
          <table:table-cell office:value-type="float" office:value="113089" calcext:value-type="float">
            <text:p>113089</text:p>
          </table:table-cell>
          <table:table-cell office:value-type="float" office:value="0.801271564873684" calcext:value-type="float">
            <text:p>0.8012715649</text:p>
          </table:table-cell>
          <table:table-cell office:value-type="float" office:value="0.201381213026908" calcext:value-type="float">
            <text:p>0.201381213</text:p>
          </table:table-cell>
          <table:table-cell office:value-type="float" office:value="90615" calcext:value-type="float">
            <text:p>90615</text:p>
          </table:table-cell>
          <table:table-cell office:value-type="float" office:value="22774" calcext:value-type="float">
            <text:p>22774</text:p>
          </table:table-cell>
        </table:table-row>
        <table:table-row table:style-name="ro2">
          <table:table-cell office:value-type="string" calcext:value-type="string">
            <text:p>&lt;screenwriter&gt;</text:p>
          </table:table-cell>
          <table:table-cell office:value-type="float" office:value="27984" calcext:value-type="float">
            <text:p>27984</text:p>
          </table:table-cell>
          <table:table-cell office:value-type="float" office:value="0.627501429388222" calcext:value-type="float">
            <text:p>0.6275014294</text:p>
          </table:table-cell>
          <table:table-cell office:value-type="float" office:value="0.298277587192682" calcext:value-type="float">
            <text:p>0.2982775872</text:p>
          </table:table-cell>
          <table:table-cell office:value-type="float" office:value="17560" calcext:value-type="float">
            <text:p>17560</text:p>
          </table:table-cell>
          <table:table-cell office:value-type="float" office:value="8347" calcext:value-type="float">
            <text:p>8347</text:p>
          </table:table-cell>
        </table:table-row>
        <table:table-row table:style-name="ro2">
          <table:table-cell office:value-type="string" calcext:value-type="string">
            <text:p>&lt;cast_member&gt;</text:p>
          </table:table-cell>
          <table:table-cell office:value-type="float" office:value="274663" calcext:value-type="float">
            <text:p>274663</text:p>
          </table:table-cell>
          <table:table-cell office:value-type="float" office:value="0.208153264181925" calcext:value-type="float">
            <text:p>0.2081532642</text:p>
          </table:table-cell>
          <table:table-cell office:value-type="float" office:value="0.170525334682866" calcext:value-type="float">
            <text:p>0.1705253347</text:p>
          </table:table-cell>
          <table:table-cell office:value-type="float" office:value="57172" calcext:value-type="float">
            <text:p>57172</text:p>
          </table:table-cell>
          <table:table-cell office:value-type="float" office:value="46837" calcext:value-type="float">
            <text:p>46837</text:p>
          </table:table-cell>
        </table:table-row>
        <table:table-row table:style-name="ro2">
          <table:table-cell office:value-type="string" calcext:value-type="string">
            <text:p>&lt;sponsor&gt;</text:p>
          </table:table-cell>
          <table:table-cell office:value-type="float" office:value="16" calcext:value-type="float">
            <text:p>16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&lt;port_of_registry&gt;</text:p>
          </table:table-cell>
          <table:table-cell office:value-type="float" office:value="26" calcext:value-type="float">
            <text:p>26</text:p>
          </table:table-cell>
          <table:table-cell office:value-type="float" office:value="0.961538461538462" calcext:value-type="float">
            <text:p>0.9615384615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&lt;seal_description&gt;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&lt;opposite_of&gt;</text:p>
          </table:table-cell>
          <table:table-cell office:value-type="float" office:value="384" calcext:value-type="float">
            <text:p>384</text:p>
          </table:table-cell>
          <table:table-cell office:value-type="float" office:value="0.979166666666667" calcext:value-type="float">
            <text:p>0.9791666667</text:p>
          </table:table-cell>
          <table:table-cell office:value-type="float" office:value="0.981770833333333" calcext:value-type="float">
            <text:p>0.9817708333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&lt;twin_city&gt;</text:p>
          </table:table-cell>
          <table:table-cell office:value-type="float" office:value="3433" calcext:value-type="float">
            <text:p>3433</text:p>
          </table:table-cell>
          <table:table-cell office:value-type="float" office:value="0.36964753859598" calcext:value-type="float">
            <text:p>0.3696475386</text:p>
          </table:table-cell>
          <table:table-cell office:value-type="float" office:value="0.683076026798718" calcext:value-type="float">
            <text:p>0.6830760268</text:p>
          </table:table-cell>
          <table:table-cell office:value-type="float" office:value="1269" calcext:value-type="float">
            <text:p>1269</text:p>
          </table:table-cell>
          <table:table-cell office:value-type="float" office:value="2345" calcext:value-type="float">
            <text:p>2345</text:p>
          </table:table-cell>
        </table:table-row>
        <table:table-row table:style-name="ro2">
          <table:table-cell office:value-type="string" calcext:value-type="string">
            <text:p>&lt;Code_of_nomenclature&gt;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0.00671140939597315" calcext:value-type="float">
            <text:p>0.0067114094</text:p>
          </table:table-cell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phase_point&gt;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league&gt;</text:p>
          </table:table-cell>
          <table:table-cell office:value-type="float" office:value="10206" calcext:value-type="float">
            <text:p>10206</text:p>
          </table:table-cell>
          <table:table-cell office:value-type="float" office:value="0.985694689398393" calcext:value-type="float">
            <text:p>0.9856946894</text:p>
          </table:table-cell>
          <table:table-cell office:value-type="float" office:value="0.0861258083480306" calcext:value-type="float">
            <text:p>0.0861258083</text:p>
          </table:table-cell>
          <table:table-cell office:value-type="float" office:value="10060" calcext:value-type="float">
            <text:p>10060</text:p>
          </table:table-cell>
          <table:table-cell office:value-type="float" office:value="879" calcext:value-type="float">
            <text:p>879</text:p>
          </table:table-cell>
        </table:table-row>
        <table:table-row table:style-name="ro2">
          <table:table-cell office:value-type="string" calcext:value-type="string">
            <text:p>&lt;valvetrain_configuration&g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&lt;landing_site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33333333333333" calcext:value-type="float">
            <text:p>0.833333333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director_of_photography&gt;</text:p>
          </table:table-cell>
          <table:table-cell office:value-type="float" office:value="22188" calcext:value-type="float">
            <text:p>22188</text:p>
          </table:table-cell>
          <table:table-cell office:value-type="float" office:value="0.897016405264107" calcext:value-type="float">
            <text:p>0.8970164053</text:p>
          </table:table-cell>
          <table:table-cell office:value-type="float" office:value="0.101406165494862" calcext:value-type="float">
            <text:p>0.1014061655</text:p>
          </table:table-cell>
          <table:table-cell office:value-type="float" office:value="19903" calcext:value-type="float">
            <text:p>19903</text:p>
          </table:table-cell>
          <table:table-cell office:value-type="float" office:value="2250" calcext:value-type="float">
            <text:p>2250</text:p>
          </table:table-cell>
        </table:table-row>
        <table:table-row table:style-name="ro2">
          <table:table-cell office:value-type="string" calcext:value-type="string">
            <text:p>&lt;super_language_family&gt;</text:p>
          </table:table-cell>
          <table:table-cell office:value-type="float" office:value="1954" calcext:value-type="float">
            <text:p>1954</text:p>
          </table:table-cell>
          <table:table-cell office:value-type="float" office:value="0.997952917093142" calcext:value-type="float">
            <text:p>0.9979529171</text:p>
          </table:table-cell>
          <table:table-cell office:value-type="float" office:value="0.015353121801433" calcext:value-type="float">
            <text:p>0.0153531218</text:p>
          </table:table-cell>
          <table:table-cell office:value-type="float" office:value="1950" calcext:value-type="float">
            <text:p>195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&lt;commissioned_by&gt;</text:p>
          </table:table-cell>
          <table:table-cell office:value-type="float" office:value="132" calcext:value-type="float">
            <text:p>132</text:p>
          </table:table-cell>
          <table:table-cell office:value-type="float" office:value="0.946969696969697" calcext:value-type="float">
            <text:p>0.946969697</text:p>
          </table:table-cell>
          <table:table-cell office:value-type="float" office:value="0.825757575757576" calcext:value-type="float">
            <text:p>0.825757575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&lt;office_contested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candidate&gt;</text:p>
          </table:table-cell>
          <table:table-cell office:value-type="float" office:value="38" calcext:value-type="float">
            <text:p>38</text:p>
          </table:table-cell>
          <table:table-cell office:value-type="float" office:value="0.184210526315789" calcext:value-type="float">
            <text:p>0.18421052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&lt;color&gt;</text:p>
          </table:table-cell>
          <table:table-cell office:value-type="float" office:value="224" calcext:value-type="float">
            <text:p>224</text:p>
          </table:table-cell>
          <table:table-cell office:value-type="float" office:value="0.607142857142857" calcext:value-type="float">
            <text:p>0.6071428571</text:p>
          </table:table-cell>
          <table:table-cell office:value-type="float" office:value="0.138392857142857" calcext:value-type="float">
            <text:p>0.138392857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&lt;honorific_suffix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structural_engineer&gt;</text:p>
          </table:table-cell>
          <table:table-cell office:value-type="float" office:value="36" calcext:value-type="float">
            <text:p>36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&lt;solved_by&gt;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top_level_domain&gt;</text:p>
          </table:table-cell>
          <table:table-cell office:value-type="float" office:value="288" calcext:value-type="float">
            <text:p>288</text:p>
          </table:table-cell>
          <table:table-cell office:value-type="float" office:value="0.934027777777778" calcext:value-type="float">
            <text:p>0.9340277778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&lt;encoded_by&gt;</text:p>
          </table:table-cell>
          <table:table-cell office:value-type="float" office:value="1550" calcext:value-type="float">
            <text:p>1550</text:p>
          </table:table-cell>
          <table:table-cell office:value-type="float" office:value="0.701935483870968" calcext:value-type="float">
            <text:p>0.7019354839</text:p>
          </table:table-cell>
          <table:table-cell office:value-type="float" office:value="0.928387096774194" calcext:value-type="float">
            <text:p>0.9283870968</text:p>
          </table:table-cell>
          <table:table-cell office:value-type="float" office:value="1088" calcext:value-type="float">
            <text:p>1088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 office:value-type="string" calcext:value-type="string">
            <text:p>&lt;publisher&gt;</text:p>
          </table:table-cell>
          <table:table-cell office:value-type="float" office:value="32313" calcext:value-type="float">
            <text:p>32313</text:p>
          </table:table-cell>
          <table:table-cell office:value-type="float" office:value="0.926128802649088" calcext:value-type="float">
            <text:p>0.9261288026</text:p>
          </table:table-cell>
          <table:table-cell office:value-type="float" office:value="0.0878593754835515" calcext:value-type="float">
            <text:p>0.0878593755</text:p>
          </table:table-cell>
          <table:table-cell office:value-type="float" office:value="29926" calcext:value-type="float">
            <text:p>29926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table-cell office:value-type="string" calcext:value-type="string">
            <text:p>&lt;killed_by&gt;</text:p>
          </table:table-cell>
          <table:table-cell office:value-type="float" office:value="137" calcext:value-type="float">
            <text:p>137</text:p>
          </table:table-cell>
          <table:table-cell office:value-type="float" office:value="0.912408759124088" calcext:value-type="float">
            <text:p>0.9124087591</text:p>
          </table:table-cell>
          <table:table-cell office:value-type="float" office:value="0.861313868613139" calcext:value-type="float">
            <text:p>0.8613138686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&lt;crew_member&gt;</text:p>
          </table:table-cell>
          <table:table-cell office:value-type="float" office:value="339" calcext:value-type="float">
            <text:p>339</text:p>
          </table:table-cell>
          <table:table-cell office:value-type="float" office:value="0.424778761061947" calcext:value-type="float">
            <text:p>0.4247787611</text:p>
          </table:table-cell>
          <table:table-cell office:value-type="float" office:value="0.368731563421829" calcext:value-type="float">
            <text:p>0.3687315634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&lt;country_of_citizenship&gt;</text:p>
          </table:table-cell>
          <table:table-cell office:value-type="float" office:value="240740" calcext:value-type="float">
            <text:p>240740</text:p>
          </table:table-cell>
          <table:table-cell office:value-type="float" office:value="0.968821134834261" calcext:value-type="float">
            <text:p>0.9688211348</text:p>
          </table:table-cell>
          <table:table-cell office:value-type="float" office:value="0.00208523718534519" calcext:value-type="float">
            <text:p>0.0020852372</text:p>
          </table:table-cell>
          <table:table-cell office:value-type="float" office:value="233234" calcext:value-type="float">
            <text:p>233234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&lt;torch_lit_by&gt;</text:p>
          </table:table-cell>
          <table:table-cell office:value-type="float" office:value="49" calcext:value-type="float">
            <text:p>49</text:p>
          </table:table-cell>
          <table:table-cell office:value-type="float" office:value="0.0612244897959184" calcext:value-type="float">
            <text:p>0.06122448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&lt;sport&gt;</text:p>
          </table:table-cell>
          <table:table-cell office:value-type="float" office:value="787" calcext:value-type="float">
            <text:p>787</text:p>
          </table:table-cell>
          <table:table-cell office:value-type="float" office:value="0.926302414231258" calcext:value-type="float">
            <text:p>0.9263024142</text:p>
          </table:table-cell>
          <table:table-cell office:value-type="float" office:value="0.104193138500635" calcext:value-type="float">
            <text:p>0.1041931385</text:p>
          </table:table-cell>
          <table:table-cell office:value-type="float" office:value="729" calcext:value-type="float">
            <text:p>729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&lt;noble_family&gt;</text:p>
          </table:table-cell>
          <table:table-cell office:value-type="float" office:value="5549" calcext:value-type="float">
            <text:p>5549</text:p>
          </table:table-cell>
          <table:table-cell office:value-type="float" office:value="0.993692557217517" calcext:value-type="float">
            <text:p>0.9936925572</text:p>
          </table:table-cell>
          <table:table-cell office:value-type="float" office:value="0.137682465309065" calcext:value-type="float">
            <text:p>0.1376824653</text:p>
          </table:table-cell>
          <table:table-cell office:value-type="float" office:value="5514" calcext:value-type="float">
            <text:p>5514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string" calcext:value-type="string">
            <text:p>&lt;type_of_administrative_entity&gt;</text:p>
          </table:table-cell>
          <table:table-cell office:value-type="float" office:value="130312" calcext:value-type="float">
            <text:p>130312</text:p>
          </table:table-cell>
          <table:table-cell office:value-type="float" office:value="0.967969181656332" calcext:value-type="float">
            <text:p>0.9679691817</text:p>
          </table:table-cell>
          <table:table-cell office:value-type="float" office:value="0.00533335379704095" calcext:value-type="float">
            <text:p>0.0053333538</text:p>
          </table:table-cell>
          <table:table-cell office:value-type="float" office:value="126138" calcext:value-type="float">
            <text:p>126138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office:value-type="string" calcext:value-type="string">
            <text:p>&lt;sexual_orientation&gt;</text:p>
          </table:table-cell>
          <table:table-cell office:value-type="float" office:value="2105" calcext:value-type="float">
            <text:p>2105</text:p>
          </table:table-cell>
          <table:table-cell office:value-type="float" office:value="0.999524940617577" calcext:value-type="float">
            <text:p>0.9995249406</text:p>
          </table:table-cell>
          <table:table-cell office:value-type="float" office:value="0.00475059382422803" calcext:value-type="float">
            <text:p>0.0047505938</text:p>
          </table:table-cell>
          <table:table-cell office:value-type="float" office:value="2104" calcext:value-type="float">
            <text:p>210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&lt;foundational_text&gt;</text:p>
          </table:table-cell>
          <table:table-cell office:value-type="float" office:value="23" calcext:value-type="float">
            <text:p>23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&lt;series&gt;</text:p>
          </table:table-cell>
          <table:table-cell office:value-type="float" office:value="10827" calcext:value-type="float">
            <text:p>10827</text:p>
          </table:table-cell>
          <table:table-cell office:value-type="float" office:value="0.954558049321142" calcext:value-type="float">
            <text:p>0.9545580493</text:p>
          </table:table-cell>
          <table:table-cell office:value-type="float" office:value="0.189433822850282" calcext:value-type="float">
            <text:p>0.1894338229</text:p>
          </table:table-cell>
          <table:table-cell office:value-type="float" office:value="10335" calcext:value-type="float">
            <text:p>103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2">
          <table:table-cell office:value-type="string" calcext:value-type="string">
            <text:p>&lt;original_language&gt;</text:p>
          </table:table-cell>
          <table:table-cell office:value-type="float" office:value="72043" calcext:value-type="float">
            <text:p>72043</text:p>
          </table:table-cell>
          <table:table-cell office:value-type="float" office:value="0.961273128548228" calcext:value-type="float">
            <text:p>0.9612731285</text:p>
          </table:table-cell>
          <table:table-cell office:value-type="float" office:value="0.00366447815887734" calcext:value-type="float">
            <text:p>0.0036644782</text:p>
          </table:table-cell>
          <table:table-cell office:value-type="float" office:value="69253" calcext:value-type="float">
            <text:p>69253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&lt;mouth_of_the_watercourse&gt;</text:p>
          </table:table-cell>
          <table:table-cell office:value-type="float" office:value="3605" calcext:value-type="float">
            <text:p>3605</text:p>
          </table:table-cell>
          <table:table-cell office:value-type="float" office:value="0.963661581137309" calcext:value-type="float">
            <text:p>0.9636615811</text:p>
          </table:table-cell>
          <table:table-cell office:value-type="float" office:value="0.354507628294036" calcext:value-type="float">
            <text:p>0.3545076283</text:p>
          </table:table-cell>
          <table:table-cell office:value-type="float" office:value="3474" calcext:value-type="float">
            <text:p>3474</text:p>
          </table:table-cell>
          <table:table-cell office:value-type="float" office:value="1278" calcext:value-type="float">
            <text:p>1278</text:p>
          </table:table-cell>
        </table:table-row>
        <table:table-row table:style-name="ro2">
          <table:table-cell office:value-type="string" calcext:value-type="string">
            <text:p>&lt;asteroid_spectral_type&gt;</text:p>
          </table:table-cell>
          <table:table-cell office:value-type="float" office:value="362" calcext:value-type="float">
            <text:p>362</text:p>
          </table:table-cell>
          <table:table-cell office:value-type="float" office:value="0.908839779005525" calcext:value-type="float">
            <text:p>0.908839779</text:p>
          </table:table-cell>
          <table:table-cell office:value-type="float" office:value="0.0469613259668508" calcext:value-type="float">
            <text:p>0.046961326</text:p>
          </table:table-cell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&lt;_OBSOLETE__order&gt;</text:p>
          </table:table-cell>
          <table:table-cell office:value-type="float" office:value="304312" calcext:value-type="float">
            <text:p>304312</text:p>
          </table:table-cell>
          <table:table-cell office:value-type="float" office:value="0.999812692236915" calcext:value-type="float">
            <text:p>0.9998126922</text:p>
          </table:table-cell>
          <table:table-cell office:value-type="float" office:value="0.00287862456952076" calcext:value-type="float">
            <text:p>0.0028786246</text:p>
          </table:table-cell>
          <table:table-cell office:value-type="float" office:value="304255" calcext:value-type="float">
            <text:p>304255</text:p>
          </table:table-cell>
          <table:table-cell office:value-type="float" office:value="876" calcext:value-type="float">
            <text:p>876</text:p>
          </table:table-cell>
        </table:table-row>
        <table:table-row table:style-name="ro2">
          <table:table-cell office:value-type="string" calcext:value-type="string">
            <text:p>&lt;stipe_character&gt;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physically_interacts_with&gt;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&lt;point_group&gt;</text:p>
          </table:table-cell>
          <table:table-cell office:value-type="float" office:value="49" calcext:value-type="float">
            <text:p>49</text:p>
          </table:table-cell>
          <table:table-cell office:value-type="float" office:value="0.36734693877551" calcext:value-type="float">
            <text:p>0.3673469388</text:p>
          </table:table-cell>
          <table:table-cell office:value-type="float" office:value="0.653061224489796" calcext:value-type="float">
            <text:p>0.653061224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&lt;relative&gt;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.849315068493151" calcext:value-type="float">
            <text:p>0.8493150685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&lt;military_branch&gt;</text:p>
          </table:table-cell>
          <table:table-cell office:value-type="float" office:value="10561" calcext:value-type="float">
            <text:p>10561</text:p>
          </table:table-cell>
          <table:table-cell office:value-type="float" office:value="0.973203295142505" calcext:value-type="float">
            <text:p>0.9732032951</text:p>
          </table:table-cell>
          <table:table-cell office:value-type="float" office:value="0.011646624372692" calcext:value-type="float">
            <text:p>0.0116466244</text:p>
          </table:table-cell>
          <table:table-cell office:value-type="float" office:value="10278" calcext:value-type="float">
            <text:p>1027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&lt;oath_made_by&gt;</text:p>
          </table:table-cell>
          <table:table-cell office:value-type="float" office:value="65" calcext:value-type="float">
            <text:p>65</text:p>
          </table:table-cell>
          <table:table-cell office:value-type="float" office:value="0.0461538461538462" calcext:value-type="float">
            <text:p>0.04615384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&lt;original_network&gt;</text:p>
          </table:table-cell>
          <table:table-cell office:value-type="float" office:value="5829" calcext:value-type="float">
            <text:p>5829</text:p>
          </table:table-cell>
          <table:table-cell office:value-type="float" office:value="0.875621890547264" calcext:value-type="float">
            <text:p>0.8756218905</text:p>
          </table:table-cell>
          <table:table-cell office:value-type="float" office:value="0.101904271744725" calcext:value-type="float">
            <text:p>0.1019042717</text:p>
          </table:table-cell>
          <table:table-cell office:value-type="float" office:value="5104" calcext:value-type="float">
            <text:p>5104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string" calcext:value-type="string">
            <text:p>&lt;canonization_status&gt;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319148936170213" calcext:value-type="float">
            <text:p>0.031914893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&lt;general_manager&gt;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Approximation.A1:Approximation.L63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1:20:46.037326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0:59:16.909213788</meta:creation-date>
    <dc:date>2015-04-09T11:51:23.585659417</dc:date>
    <meta:editing-duration>PT20M57S</meta:editing-duration>
    <meta:editing-cycles>5</meta:editing-cycles>
    <meta:generator>LibreOffice/4.2.7.2$Linux_X86_64 LibreOffice_project/420m0$Build-2</meta:generator>
    <meta:document-statistic meta:table-count="2" meta:cell-count="10180" meta:object-count="0"/>
  </office:meta>
</office:document-meta>
</file>